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12.226cm"/>
    </style:style>
    <style:style style:name="co4" style:family="table-column">
      <style:table-column-properties fo:break-before="auto" style:column-width="8.431cm"/>
    </style:style>
    <style:style style:name="co5" style:family="table-column">
      <style:table-column-properties fo:break-before="auto" style:column-width="3.778cm"/>
    </style:style>
    <style:style style:name="co6" style:family="table-column">
      <style:table-column-properties fo:break-before="auto" style:column-width="7.639cm"/>
    </style:style>
    <style:style style:name="co7" style:family="table-column">
      <style:table-column-properties fo:break-before="auto" style:column-width="11.241cm"/>
    </style:style>
    <style:style style:name="co8" style:family="table-column">
      <style:table-column-properties fo:break-before="auto" style:column-width="12.199cm"/>
    </style:style>
    <style:style style:name="co9" style:family="table-column">
      <style:table-column-properties fo:break-before="auto" style:column-width="6.209cm"/>
    </style:style>
    <style:style style:name="co10" style:family="table-column">
      <style:table-column-properties fo:break-before="auto" style:column-width="11.818cm"/>
    </style:style>
    <style:style style:name="co11" style:family="table-column">
      <style:table-column-properties fo:break-before="auto" style:column-width="1.438cm"/>
    </style:style>
    <style:style style:name="co12" style:family="table-column">
      <style:table-column-properties fo:break-before="auto" style:column-width="6.699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3.567cm"/>
    </style:style>
    <style:style style:name="co15" style:family="table-column">
      <style:table-column-properties fo:break-before="auto" style:column-width="2.238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6.653cm"/>
    </style:style>
    <style:style style:name="co19" style:family="table-column">
      <style:table-column-properties fo:break-before="auto" style:column-width="4.203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3.318cm"/>
    </style:style>
    <style:style style:name="co22" style:family="table-column">
      <style:table-column-properties fo:break-before="auto" style:column-width="0.697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" style:print-content="true" fo:border="0.06pt solid #000000"/>
      <style:text-properties style:use-window-font-color="true" style:font-name="Comic Sans MS" fo:font-size="14pt" style:font-size-asian="14pt" style:font-size-complex="14pt"/>
    </style:style>
    <style:style style:name="ce4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cell-protect="protected" style:print-content="true"/>
      <style:text-properties style:use-window-font-color="true" style:font-name="Comic Sans MS" fo:font-size="14pt" style:font-size-asian="14pt" style:font-size-complex="14pt"/>
    </style:style>
    <style:style style:name="ce12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style:use-window-font-color="true" style:font-name="Comic Sans MS" fo:font-size="14pt" style:font-size-asian="14pt" style:font-size-complex="14pt"/>
    </style:style>
    <style:style style:name="ce1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" style:print-content="true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" style:print-content="true"/>
      <style:text-properties style:use-window-font-color="true" style:font-name="Comic Sans MS" fo:font-size="14pt" style:font-size-asian="14pt" style:font-size-complex="14pt"/>
    </style:style>
    <style:style style:name="ce11" style:family="table-cell" style:parent-style-name="Default">
      <style:table-cell-properties fo:background-color="#000000" style:cell-protect="protected" style:print-content="true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start" fo:margin-left="0cm"/>
      <style:text-properties style:use-window-font-color="true" style:font-name="Comic Sans MS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7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start" fo:margin-left="0cm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cell-protect="protected" style:print-content="true" fo:border="0.06pt solid #000000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mic Sans MS" fo:font-size="14pt" style:font-size-asian="14pt" style:font-size-complex="14pt"/>
    </style:style>
    <style:style style:name="ce2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Comic Sans MS" fo:font-size="14pt" style:font-size-asian="14pt" style:font-size-complex="14pt"/>
    </style:style>
    <style:style style:name="ce3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use-window-font-color="true" style:font-name="Comic Sans MS" fo:font-size="14pt" style:font-size-asian="14pt" style:font-size-complex="14pt"/>
    </style:style>
    <style:style style:name="ce32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use-window-font-color="true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" style:print-content="true"/>
      <style:text-properties style:font-name="Comic Sans MS" fo:font-size="14pt" style:font-size-asian="14pt" style:font-size-complex="14pt"/>
    </style:style>
    <style:style style:name="ce73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/>
      <style:text-properties style:use-window-font-color="true" style:font-name="Times New Roman1" fo:font-size="28pt" style:font-size-asian="28pt" style:font-size-complex="28pt"/>
    </style:style>
    <style:style style:name="ce18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75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76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77" style:family="table-cell" style:parent-style-name="Default">
      <style:table-cell-properties style:cell-protect="protected" style:print-content="true"/>
      <style:text-properties style:use-window-font-color="true" style:font-name="Times New Roman1" fo:font-size="28pt" style:font-size-asian="28pt" style:font-size-complex="28pt"/>
    </style:style>
    <style:style style:name="ce7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8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Français en Anglais'.F3"/>
      <style:map style:condition="cell-content()=&quot;FAUX&quot;" style:apply-style-name="FAUX" style:base-cell-address="'Français en Anglais'.F3"/>
    </style:style>
    <style:style style:name="ce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Français en Anglais'.F3"/>
      <style:map style:condition="cell-content()=&quot;FAUX&quot;" style:apply-style-name="FAUX" style:base-cell-address="'Français en Anglais'.F3"/>
    </style:style>
    <style:style style:name="ce8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Français en Anglais'.F3"/>
      <style:map style:condition="cell-content()=&quot;FAUX&quot;" style:apply-style-name="FAUX" style:base-cell-address="'Français en Anglais'.F3"/>
    </style:style>
    <style:style style:name="ce8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Français en Anglais'.F3"/>
      <style:map style:condition="cell-content()=&quot;FAUX&quot;" style:apply-style-name="FAUX" style:base-cell-address="'Français en Anglais'.F3"/>
    </style:style>
    <style:style style:name="ce8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9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71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38" style:family="table-cell" style:parent-style-name="Default" style:data-style-name="N125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95" style:family="table-cell" style:parent-style-name="Default">
      <style:table-cell-properties style:cell-protect="protected" style:print-content="true"/>
      <style:text-properties style:use-window-font-color="true"/>
    </style:style>
    <style:style style:name="ce96" style:family="table-cell" style:parent-style-name="Default">
      <style:text-properties style:use-window-font-color="true"/>
    </style:style>
    <style:style style:name="ce3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Anglais en Français'.D3"/>
      <style:map style:condition="cell-content()=&quot;FAUX&quot;" style:apply-style-name="FAUX" style:base-cell-address="'Anglais en Français'.D3"/>
    </style:style>
    <style:style style:name="ce9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Anglais en Français'.D3"/>
      <style:map style:condition="cell-content()=&quot;FAUX&quot;" style:apply-style-name="FAUX" style:base-cell-address="'Anglais en Français'.D3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2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0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04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5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6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  <style:map style:condition="is-true-formula(MOD(ROW([.AA3]);2)=1)" style:apply-style-name="WHITE" style:base-cell-address="Données.A3"/>
      <style:map style:condition="is-true-formula(MOD(ROW([.AA3]);2)=0)" style:apply-style-name="GRAY" style:base-cell-address="Données.A3"/>
    </style:style>
    <style:style style:name="ce11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72" style:family="table-cell" style:parent-style-name="Default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  <style:map style:condition="is-true-formula(MOD(ROW([.AA3]);2)=1)" style:apply-style-name="WHITE" style:base-cell-address="Données.A3"/>
      <style:map style:condition="is-true-formula(MOD(ROW([.AA3]);2)=0)" style:apply-style-name="GRAY" style:base-cell-address="Données.A3"/>
    </style:style>
    <style:style style:name="ce74" style:family="table-cell" style:parent-style-name="Default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font-name="Times New Roman1" fo:font-size="12pt" style:font-size-asian="12pt" style:font-size-complex="12pt"/>
      <style:map style:condition="is-true-formula(MOD(ROW([.AA3]);2)=1)" style:apply-style-name="WHITE" style:base-cell-address="Données.A3"/>
      <style:map style:condition="is-true-formula(MOD(ROW([.AA3]);2)=0)" style:apply-style-name="GRAY" style:base-cell-address="Données.A3"/>
    </style:style>
    <style:style style:name="ce118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  <style:map style:condition="is-true-formula(MOD(ROW([.AA3]);2)=1)" style:apply-style-name="WHITE" style:base-cell-address="Données.A3"/>
      <style:map style:condition="is-true-formula(MOD(ROW([.AA3]);2)=0)" style:apply-style-name="GRAY" style:base-cell-address="Données.A3"/>
    </style:style>
    <style:style style:name="ce11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1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cell-protect="protected" style:print-content="true"/>
      <style:text-properties style:use-window-font-color="true" style:font-name="Times New Roman1" fo:font-size="12pt" style:font-size-asian="12pt" style:font-size-complex="12pt"/>
    </style:style>
    <style:style style:name="ce12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122" style:family="table-cell" style:parent-style-name="Default">
      <style:table-cell-properties fo:background-color="#cccccc" style:cell-protect="protected" style:print-content="true" fo:border="0.06pt solid #000000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12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imes New Roman1" fo:font-size="12pt" fo:font-weight="normal" style:font-size-asian="12pt" style:font-weight-asian="normal" style:font-size-complex="12pt" style:font-weight-complex="normal"/>
    </style:style>
    <style:style style:name="ce12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15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5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5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6" style:family="table-cell" style:parent-style-name="Default"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ext-properties style:use-window-font-color="true" style:font-name="Times New Roman1" fo:font-size="12pt" style:font-size-asian="12pt" style:font-size-complex="12pt"/>
    </style:style>
    <style:style style:name="ce128" style:family="table-cell" style:parent-style-name="Default">
      <style:table-cell-properties fo:background-color="transparent"/>
      <style:text-properties style:use-window-font-color="true" style:font-name="Times New Roman1" fo:font-size="12pt" style:font-size-asian="12pt" style:font-size-complex="12pt"/>
    </style:style>
    <style:style style:name="ce1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3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66" style:family="table-cell" style:parent-style-name="Default">
      <style:table-cell-properties style:cell-protect="protected formula-hidden" style:print-content="true" style:vertical-align="middle"/>
      <style:text-properties style:use-window-font-color="true" style:font-name="Times New Roman1"/>
    </style:style>
    <style:style style:name="ce13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vertical-align="middle"/>
      <style:text-properties style:use-window-font-color="true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/>
    </style:style>
    <style:style style:name="ce137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38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39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0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1" style:family="table-cell" style:parent-style-name="Default">
      <style:table-cell-properties style:cell-protect="protected formula-hidden" style:print-content="true" style:vertical-align="middle"/>
      <style:text-properties style:use-window-font-color="true" style:font-name="Times New Roman1" fo:font-size="6pt" style:font-size-asian="6pt" style:font-size-complex="6pt"/>
    </style:style>
    <style:style style:name="ce142" style:family="table-cell" style:parent-style-name="Default">
      <style:table-cell-properties style:cell-protect="protected formula-hidden" style:print-content="true" fo:border="0.06pt solid #000000" style:vertical-align="middle"/>
      <style:text-properties style:use-window-font-color="true" style:font-name="Times New Roman1"/>
    </style:style>
    <style:style style:name="ce14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7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9" style:family="table-cell" style:parent-style-name="Default">
      <style:table-cell-properties style:cell-protect="protected formula-hidden" style:print-content="true" fo:background-color="transparent" style:vertical-align="middle"/>
      <style:text-properties style:use-window-font-color="true" style:font-name="Times New Roman1"/>
    </style:style>
    <style:style style:name="ce1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textarea-vertical-align="middle" fo:background-color="#ff0000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 style:protect="position siz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6pt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a933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ZqhB1sCgzsRPB8wCIFMZPw0PpT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Niveaux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control draw:z-index="2" draw:style-name="gr2" draw:text-style-name="P2" svg:width="3.439cm" svg:height="0.945cm" svg:x="3.551cm" svg:y="13.906cm" draw:control="control3"/>
          <draw:control draw:z-index="3" draw:style-name="gr2" draw:text-style-name="P2" svg:width="3.488cm" svg:height="1.063cm" svg:x="9.2cm" svg:y="13.846cm" draw:control="control4"/>
          <draw:frame draw:z-index="4" draw:name="Image 1" draw:style-name="gr3" draw:text-style-name="P3" svg:width="22.714cm" svg:height="1.84cm" svg:x="0cm" svg:y="17.1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4" draw:text-style-name="P4" svg:x1="10.193cm" svg:y1="18.682cm" svg:x2="6.797cm" svg:y2="20.155cm">
            <text:p/>
          </draw:line>
        </table:shapes>
        <table:table-column table:style-name="co1" table:number-columns-repeated="64" table:default-cell-style-name="ce5"/>
        <table:table-column table:style-name="co1" table:number-columns-repeated="960" table:default-cell-style-name="ce3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0"/>
          <table:covered-table-cell table:style-name="ce19"/>
          <table:covered-table-cell table:number-columns-repeated="5" table:style-name="ce20"/>
          <table:table-cell table:style-name="ce32"/>
          <table:table-cell table:style-name="ce33" table:number-columns-repeated="1013"/>
          <table:table-cell table:style-name="ce5" table:number-columns-repeated="2"/>
        </table:table-row>
        <table:table-row table:style-name="ro2">
          <table:table-cell table:style-name="ce1"/>
          <table:table-cell table:style-name="ce10"/>
          <table:table-cell table:style-name="ce19"/>
          <table:table-cell table:style-name="ce20" table:number-columns-repeated="5"/>
          <table:table-cell table:style-name="ce32"/>
          <table:table-cell table:style-name="ce33" table:number-columns-repeated="1013"/>
          <table:table-cell table:style-name="ce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1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</text:p>
          </table:table-cell>
          <table:covered-table-cell table:number-columns-repeated="7" table:style-name="ce11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11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/>
          <table:table-cell table:style-name="ce11" table:number-columns-repeated="7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11"/>
          <table:table-cell table:style-name="ce17" table:number-columns-repeated="56"/>
          <table:table-cell table:number-columns-repeated="960"/>
        </table:table-row>
        <table:table-row table:style-name="ro2">
          <table:covered-table-cell table:style-name="ce2"/>
          <table:covered-table-cell table:number-columns-repeated="7" table:style-name="ce11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/>
          <table:table-cell table:style-name="ce11" table:number-columns-repeated="7"/>
          <table:table-cell table:style-name="ce17" table:number-columns-repeated="56"/>
          <table:table-cell table:number-columns-repeated="960"/>
        </table:table-row>
        <table:table-row table:style-name="ro1">
          <table:table-cell table:style-name="ce2"/>
          <table:table-cell table:style-name="ce25" office:value-type="string" calcext:value-type="string">
            <text:p><text:span text:style-name="T6">◊</text:span> TOUJOURS UTILISER LA DERNIÈRE</text:p>
          </table:table-cell>
          <table:table-cell table:style-name="ce11" table:number-columns-repeated="6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/>
          <table:table-cell table:style-name="ce27" office:value-type="string" calcext:value-type="string">
            <text:p>VERSION DE LIBREOFFICE STABLE</text:p>
          </table:table-cell>
          <table:table-cell table:style-name="ce11" table:number-columns-repeated="6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/>
          <table:table-cell table:style-name="ce11" table:number-columns-repeated="7"/>
          <table:table-cell table:style-name="ce17" table:number-columns-repeated="56"/>
          <table:table-cell table:number-columns-repeated="960"/>
        </table:table-row>
        <table:table-row table:style-name="ro1">
          <table:table-cell table:style-name="ce2"/>
          <table:table-cell table:style-name="ce25" office:value-type="string" calcext:value-type="string">
            <text:p><text:span text:style-name="T6">◊</text:span> ACTIVER LES MACROS :</text:p>
          </table:table-cell>
          <table:table-cell table:style-name="ce11" table:number-columns-repeated="6"/>
          <table:table-cell table:style-name="ce17" table:number-columns-repeated="56"/>
          <table:table-cell table:number-columns-repeated="960"/>
        </table:table-row>
        <table:table-row table:style-name="ro1">
          <table:table-cell table:style-name="ce2"/>
          <table:table-cell table:style-name="ce27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11" table:number-columns-repeated="6"/>
          <table:table-cell table:style-name="ce17" table:number-columns-repeated="56"/>
          <table:table-cell table:number-columns-repeated="960"/>
        </table:table-row>
        <table:table-row table:style-name="ro1">
          <table:table-cell table:style-name="ce2"/>
          <table:table-cell table:style-name="ce11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11" table:number-columns-repeated="6"/>
          <table:table-cell table:style-name="ce17" table:number-columns-repeated="56"/>
          <table:table-cell table:number-columns-repeated="960"/>
        </table:table-row>
        <table:table-row table:style-name="ro2" table:number-rows-repeated="2">
          <table:table-cell table:style-name="ce2"/>
          <table:table-cell table:style-name="ce11" table:number-columns-repeated="7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3" table:number-columns-repeated="8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2">
          <table:covered-table-cell table:number-columns-repeated="8" table:style-name="ce3"/>
          <table:table-cell table:number-columns-repeated="1016"/>
        </table:table-row>
        <table:table-row table:style-name="ro2">
          <table:table-cell table:style-name="ce3" table:number-columns-repeated="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1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6" table:number-rows-spanned="1">
            <text:p>Barème</text:p>
          </table:table-cell>
          <table:covered-table-cell table:number-columns-repeated="5" table:style-name="ce28"/>
          <table:table-cell table:number-columns-repeated="1018"/>
        </table:table-row>
        <table:table-row table:style-name="ro2">
          <table:table-cell table:style-name="ce13" office:value-type="string" calcext:value-type="string" table:number-columns-spanned="2" table:number-rows-spanned="1">
            <text:p>Bonne réponse</text:p>
          </table:table-cell>
          <table:covered-table-cell table:style-name="ce28"/>
          <table:table-cell table:style-name="ce13" office:value-type="string" calcext:value-type="string" table:number-columns-spanned="2" table:number-rows-spanned="1">
            <text:p>Mauvaise réponse</text:p>
          </table:table-cell>
          <table:covered-table-cell table:style-name="ce28"/>
          <table:table-cell table:style-name="ce13" office:value-type="string" calcext:value-type="string" table:number-columns-spanned="2" table:number-rows-spanned="1">
            <text:p>Absence de réponse</text:p>
          </table:table-cell>
          <table:covered-table-cell table:style-name="ce28"/>
          <table:table-cell table:number-columns-repeated="1018"/>
        </table:table-row>
        <table:table-row table:style-name="ro2">
          <table:table-cell table:style-name="ce13" office:value-type="string" calcext:value-type="string" table:number-columns-spanned="2" table:number-rows-spanned="1">
            <text:p>+ 1 point</text:p>
          </table:table-cell>
          <table:covered-table-cell table:style-name="ce28"/>
          <table:table-cell table:style-name="ce13" office:value-type="string" calcext:value-type="string" table:number-columns-spanned="2" table:number-rows-spanned="1">
            <text:p>0 point</text:p>
          </table:table-cell>
          <table:covered-table-cell table:style-name="ce28"/>
          <table:table-cell table:style-name="ce13" office:value-type="string" calcext:value-type="string" table:number-columns-spanned="2" table:number-rows-spanned="1">
            <text:p>0 point</text:p>
          </table:table-cell>
          <table:covered-table-cell table:style-name="ce2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Remplir préalablement les colonnes C à F de l’onglet <text:span text:style-name="T5">Données</text:span>.</text:p>
          </table:table-cell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nçais en Anglais" table:style-name="ta2" table:protected="true" table:protection-key="ZqhB1sCgzsRPB8wCIFMZPw0PpT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Français en Anglais'.L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visual-effect="flat" form:input-required="false" form:linked-cell="'Français en Anglais'.L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Niveaux?language=Basic&amp;location=document" xlink:type="simple"/>
              </office:event-listeners>
            </form:button>
          </form:form>
        </office:forms>
        <table:shapes>
          <draw:control draw:z-index="0" draw:style-name="gr2" draw:text-style-name="P5" svg:width="7.581cm" svg:height="2.388cm" svg:x="73.799cm" svg:y="0.232cm" draw:control="control5"/>
          <draw:control draw:z-index="1" draw:style-name="gr1" draw:text-style-name="P1" svg:width="4.247cm" svg:height="1.5cm" svg:x="74.23cm" svg:y="9.612cm" draw:control="control7"/>
          <draw:control draw:z-index="2" draw:style-name="gr1" draw:text-style-name="P1" svg:width="6.996cm" svg:height="1.5cm" svg:x="74.229cm" svg:y="11.955cm" draw:control="control8"/>
          <draw:control draw:z-index="3" draw:style-name="gr2" draw:text-style-name="P5" svg:width="7.581cm" svg:height="2.39cm" svg:x="73.84cm" svg:y="2.943cm" draw:control="control6"/>
        </table:shapes>
        <table:table-column table:style-name="co2" table:default-cell-style-name="ce78"/>
        <table:table-column table:style-name="co3" table:default-cell-style-name="ce78"/>
        <table:table-column table:style-name="co4" table:number-columns-repeated="3" table:default-cell-style-name="ce78"/>
        <table:table-column table:style-name="co5" table:number-columns-repeated="3" table:default-cell-style-name="ce78"/>
        <table:table-column table:style-name="co6" table:number-columns-repeated="4" table:default-cell-style-name="ce78"/>
        <table:table-column table:style-name="co1" table:number-columns-repeated="52" table:default-cell-style-name="ce78"/>
        <table:table-column table:style-name="co1" table:number-columns-repeated="3" table:default-cell-style-name="Default"/>
        <table:table-column table:style-name="co1" table:number-columns-repeated="957" table:default-cell-style-name="ce96"/>
        <table:table-row table:style-name="ro3">
          <table:table-cell table:style-name="ce73" office:value-type="string" calcext:value-type="string" table:number-columns-spanned="1" table:number-rows-spanned="2">
            <text:p>N°</text:p>
          </table:table-cell>
          <table:table-cell table:style-name="ce26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3" table:style-name="ce82"/>
          <table:table-cell table:style-name="ce84" office:value-type="string" calcext:value-type="string" table:number-columns-spanned="3" table:number-rows-spanned="1">
            <text:p>VRAI/FAUX</text:p>
          </table:table-cell>
          <table:covered-table-cell table:style-name="ce77"/>
          <table:covered-table-cell table:style-name="ce89"/>
          <table:table-cell table:style-name="ce84" office:value-type="string" calcext:value-type="string" table:number-columns-spanned="3" table:number-rows-spanned="1">
            <text:p>TRADUCTION</text:p>
          </table:table-cell>
          <table:covered-table-cell table:number-columns-repeated="2" table:style-name="ce89"/>
          <table:table-cell table:style-name="ce92" office:value-type="boolean" office:boolean-value="false" calcext:value-type="boolean">
            <text:p>FAUX</text:p>
          </table:table-cell>
          <table:table-cell table:number-columns-repeated="1012"/>
        </table:table-row>
        <table:table-row table:style-name="ro3">
          <table:covered-table-cell table:style-name="ce18"/>
          <table:table-cell table:style-name="ce80" office:value-type="string" calcext:value-type="string">
            <text:p>Verbe en Français</text:p>
          </table:table-cell>
          <table:table-cell table:style-name="ce80" office:value-type="string" calcext:value-type="string">
            <text:p>Infinitif</text:p>
          </table:table-cell>
          <table:table-cell table:style-name="ce80" office:value-type="string" calcext:value-type="string">
            <text:p>Prétérit</text:p>
          </table:table-cell>
          <table:table-cell table:style-name="ce80" office:value-type="string" calcext:value-type="string">
            <text:p>Participe Passé</text:p>
          </table:table-cell>
          <table:table-cell table:style-name="ce80" office:value-type="string" calcext:value-type="string">
            <text:p>Inf</text:p>
          </table:table-cell>
          <table:table-cell table:style-name="ce80" office:value-type="string" calcext:value-type="string">
            <text:p>Prét</text:p>
          </table:table-cell>
          <table:table-cell table:style-name="ce80" office:value-type="string" calcext:value-type="string">
            <text:p>PP</text:p>
          </table:table-cell>
          <table:table-cell table:style-name="ce80" office:value-type="string" calcext:value-type="string">
            <text:p>Inf</text:p>
          </table:table-cell>
          <table:table-cell table:style-name="ce80" office:value-type="string" calcext:value-type="string">
            <text:p>Prét</text:p>
          </table:table-cell>
          <table:table-cell table:style-name="ce80" office:value-type="string" calcext:value-type="string">
            <text:p>PP</text:p>
          </table:table-cell>
          <table:table-cell table:style-name="ce71" office:value-type="boolean" office:boolean-value="false" calcext:value-type="boolean">
            <text:p>FAUX</text:p>
          </table:table-cell>
          <table:table-cell table:number-columns-repeated="1012"/>
        </table:table-row>
        <table:table-row table:style-name="ro3">
          <table:table-cell table:style-name="ce75" office:value-type="float" office:value="1" calcext:value-type="float">
            <text:p>1</text:p>
          </table:table-cell>
          <table:table-cell table:style-name="ce81" table:formula="of:=VLOOKUP([Données.F3];[Données.$A$3]:INDIRECT(CONCATENATE(&quot;F&quot;&amp;(COUNTA([Données.B$1:.B$1048576])+1)));5)" office:value-type="string" office:string-value="coûter" calcext:value-type="string">
            <text:p>coûter</text:p>
          </table:table-cell>
          <table:table-cell table:style-name="ce83" table:number-columns-repeated="3"/>
          <table:table-cell table:style-name="ce85" table:formula="of:=IF(ISBLANK([.C3]);&quot;&quot;;IF(AND([.$L$2];[$Synthèse.$G$1]);IF([.C3]=VLOOKUP([Données.F3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3]);&quot;&quot;;IF(AND([.$L$2];[$Synthèse.$G$1]);IF([.D3]=VLOOKUP([Données.F3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3]);&quot;&quot;;IF(AND([.$L$2];[$Synthèse.$G$1]);IF([.E3]=VLOOKUP([Données.F3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3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3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3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" calcext:value-type="float">
            <text:p>2</text:p>
          </table:table-cell>
          <table:table-cell table:style-name="ce76" table:formula="of:=VLOOKUP([Données.F4];[Données.$A$3]:INDIRECT(CONCATENATE(&quot;F&quot;&amp;(COUNTA([Données.B$1:.B$1048576])+1)));5)" office:value-type="string" office:string-value="fermer" calcext:value-type="string">
            <text:p>fermer</text:p>
          </table:table-cell>
          <table:table-cell table:style-name="ce83" table:number-columns-repeated="3"/>
          <table:table-cell table:style-name="ce86" table:formula="of:=IF(ISBLANK([.C4]);&quot;&quot;;IF(AND([.$L$2];[$Synthèse.$G$1]);IF([.C4]=VLOOKUP([Données.F4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4]);&quot;&quot;;IF(AND([.$L$2];[$Synthèse.$G$1]);IF([.D4]=VLOOKUP([Données.F4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4]);&quot;&quot;;IF(AND([.$L$2];[$Synthèse.$G$1]);IF([.E4]=VLOOKUP([Données.F4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4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4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4];[Données.$A$3]:INDIRECT(CONCATENATE(&quot;F&quot;&amp;(COUNTA([Données.B$1:.B$1048576])+1)));4);&quot;&quot;)">
            <text:p/>
          </table:table-cell>
          <table:table-cell table:style-name="Default"/>
          <table:table-cell table:number-columns-repeated="1012"/>
        </table:table-row>
        <table:table-row table:style-name="ro3">
          <table:table-cell table:style-name="ce75" office:value-type="float" office:value="3" calcext:value-type="float">
            <text:p>3</text:p>
          </table:table-cell>
          <table:table-cell table:style-name="ce81" table:formula="of:=VLOOKUP([Données.F5];[Données.$A$3]:INDIRECT(CONCATENATE(&quot;F&quot;&amp;(COUNTA([Données.B$1:.B$1048576])+1)));5)" office:value-type="string" office:string-value="casser" calcext:value-type="string">
            <text:p>casser</text:p>
          </table:table-cell>
          <table:table-cell table:style-name="ce83" table:number-columns-repeated="3"/>
          <table:table-cell table:style-name="ce85" table:formula="of:=IF(ISBLANK([.C5]);&quot;&quot;;IF(AND([.$L$2];[$Synthèse.$G$1]);IF([.C5]=VLOOKUP([Données.F5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5]);&quot;&quot;;IF(AND([.$L$2];[$Synthèse.$G$1]);IF([.D5]=VLOOKUP([Données.F5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5]);&quot;&quot;;IF(AND([.$L$2];[$Synthèse.$G$1]);IF([.E5]=VLOOKUP([Données.F5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5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5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5];[Données.$A$3]:INDIRECT(CONCATENATE(&quot;F&quot;&amp;(COUNTA([Données.B$1:.B$1048576])+1)));4);&quot;&quot;)">
            <text:p/>
          </table:table-cell>
          <table:table-cell table:style-name="Default"/>
          <table:table-cell table:number-columns-repeated="1012"/>
        </table:table-row>
        <table:table-row table:style-name="ro3">
          <table:table-cell table:style-name="ce76" office:value-type="float" office:value="4" calcext:value-type="float">
            <text:p>4</text:p>
          </table:table-cell>
          <table:table-cell table:style-name="ce76" table:formula="of:=VLOOKUP([Données.F6];[Données.$A$3]:INDIRECT(CONCATENATE(&quot;F&quot;&amp;(COUNTA([Données.B$1:.B$1048576])+1)));5)" office:value-type="string" office:string-value="oublier" calcext:value-type="string">
            <text:p>oublier</text:p>
          </table:table-cell>
          <table:table-cell table:style-name="ce83" table:number-columns-repeated="3"/>
          <table:table-cell table:style-name="ce86" table:formula="of:=IF(ISBLANK([.C6]);&quot;&quot;;IF(AND([.$L$2];[$Synthèse.$G$1]);IF([.C6]=VLOOKUP([Données.F6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6]);&quot;&quot;;IF(AND([.$L$2];[$Synthèse.$G$1]);IF([.D6]=VLOOKUP([Données.F6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6]);&quot;&quot;;IF(AND([.$L$2];[$Synthèse.$G$1]);IF([.E6]=VLOOKUP([Données.F6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6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6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6];[Données.$A$3]:INDIRECT(CONCATENATE(&quot;F&quot;&amp;(COUNTA([Données.B$1:.B$1048576])+1)));4);&quot;&quot;)">
            <text:p/>
          </table:table-cell>
          <table:table-cell table:style-name="ce38" table:formula="of:=IF(AND([.$L$2];[$Synthèse.$G$1]);2/9*COUNTIF([.F$1:.H$1048576];&quot;VRAI&quot;);&quot;&quot;)" table:number-columns-spanned="1" table:number-rows-spanned="2">
            <text:p/>
          </table:table-cell>
          <table:table-cell table:number-columns-repeated="1012"/>
        </table:table-row>
        <table:table-row table:style-name="ro3">
          <table:table-cell table:style-name="ce75" office:value-type="float" office:value="5" calcext:value-type="float">
            <text:p>5</text:p>
          </table:table-cell>
          <table:table-cell table:style-name="ce81" table:formula="of:=VLOOKUP([Données.F7];[Données.$A$3]:INDIRECT(CONCATENATE(&quot;F&quot;&amp;(COUNTA([Données.B$1:.B$1048576])+1)));5)" office:value-type="string" office:string-value="payer" calcext:value-type="string">
            <text:p>payer</text:p>
          </table:table-cell>
          <table:table-cell table:style-name="ce83" table:number-columns-repeated="3"/>
          <table:table-cell table:style-name="ce85" table:formula="of:=IF(ISBLANK([.C7]);&quot;&quot;;IF(AND([.$L$2];[$Synthèse.$G$1]);IF([.C7]=VLOOKUP([Données.F7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7]);&quot;&quot;;IF(AND([.$L$2];[$Synthèse.$G$1]);IF([.D7]=VLOOKUP([Données.F7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7]);&quot;&quot;;IF(AND([.$L$2];[$Synthèse.$G$1]);IF([.E7]=VLOOKUP([Données.F7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7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7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7];[Données.$A$3]:INDIRECT(CONCATENATE(&quot;F&quot;&amp;(COUNTA([Données.B$1:.B$1048576])+1)));4);&quot;&quot;)">
            <text:p/>
          </table:table-cell>
          <table:covered-table-cell table:style-name="ce95"/>
          <table:table-cell table:number-columns-repeated="1012"/>
        </table:table-row>
        <table:table-row table:style-name="ro3">
          <table:table-cell table:style-name="ce76" office:value-type="float" office:value="6" calcext:value-type="float">
            <text:p>6</text:p>
          </table:table-cell>
          <table:table-cell table:style-name="ce76" table:formula="of:=VLOOKUP([Données.F8];[Données.$A$3]:INDIRECT(CONCATENATE(&quot;F&quot;&amp;(COUNTA([Données.B$1:.B$1048576])+1)));5)" office:value-type="string" office:string-value="parler" calcext:value-type="string">
            <text:p>parler</text:p>
          </table:table-cell>
          <table:table-cell table:style-name="ce83" table:number-columns-repeated="3"/>
          <table:table-cell table:style-name="ce86" table:formula="of:=IF(ISBLANK([.C8]);&quot;&quot;;IF(AND([.$L$2];[$Synthèse.$G$1]);IF([.C8]=VLOOKUP([Données.F8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8]);&quot;&quot;;IF(AND([.$L$2];[$Synthèse.$G$1]);IF([.D8]=VLOOKUP([Données.F8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8]);&quot;&quot;;IF(AND([.$L$2];[$Synthèse.$G$1]);IF([.E8]=VLOOKUP([Données.F8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8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8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8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7" calcext:value-type="float">
            <text:p>7</text:p>
          </table:table-cell>
          <table:table-cell table:style-name="ce81" table:formula="of:=VLOOKUP([Données.F9];[Données.$A$3]:INDIRECT(CONCATENATE(&quot;F&quot;&amp;(COUNTA([Données.B$1:.B$1048576])+1)));5)" office:value-type="string" office:string-value="penser" calcext:value-type="string">
            <text:p>penser</text:p>
          </table:table-cell>
          <table:table-cell table:style-name="ce83" table:number-columns-repeated="3"/>
          <table:table-cell table:style-name="ce85" table:formula="of:=IF(ISBLANK([.C9]);&quot;&quot;;IF(AND([.$L$2];[$Synthèse.$G$1]);IF([.C9]=VLOOKUP([Données.F9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9]);&quot;&quot;;IF(AND([.$L$2];[$Synthèse.$G$1]);IF([.D9]=VLOOKUP([Données.F9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9]);&quot;&quot;;IF(AND([.$L$2];[$Synthèse.$G$1]);IF([.E9]=VLOOKUP([Données.F9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9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9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9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8" calcext:value-type="float">
            <text:p>8</text:p>
          </table:table-cell>
          <table:table-cell table:style-name="ce76" table:formula="of:=VLOOKUP([Données.F10];[Données.$A$3]:INDIRECT(CONCATENATE(&quot;F&quot;&amp;(COUNTA([Données.B$1:.B$1048576])+1)));5)" office:value-type="string" office:string-value="dire" calcext:value-type="string">
            <text:p>dire</text:p>
          </table:table-cell>
          <table:table-cell table:style-name="ce83" table:number-columns-repeated="3"/>
          <table:table-cell table:style-name="ce86" table:formula="of:=IF(ISBLANK([.C10]);&quot;&quot;;IF(AND([.$L$2];[$Synthèse.$G$1]);IF([.C10]=VLOOKUP([Données.F10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10]);&quot;&quot;;IF(AND([.$L$2];[$Synthèse.$G$1]);IF([.D10]=VLOOKUP([Données.F10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10]);&quot;&quot;;IF(AND([.$L$2];[$Synthèse.$G$1]);IF([.E10]=VLOOKUP([Données.F10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10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10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10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9" calcext:value-type="float">
            <text:p>9</text:p>
          </table:table-cell>
          <table:table-cell table:style-name="ce81" table:formula="of:=VLOOKUP([Données.F11];[Données.$A$3]:INDIRECT(CONCATENATE(&quot;F&quot;&amp;(COUNTA([Données.B$1:.B$1048576])+1)));5)" office:value-type="string" office:string-value="sentir, éprouver" calcext:value-type="string">
            <text:p>sentir, éprouver</text:p>
          </table:table-cell>
          <table:table-cell table:style-name="ce83" table:number-columns-repeated="3"/>
          <table:table-cell table:style-name="ce85" table:formula="of:=IF(ISBLANK([.C11]);&quot;&quot;;IF(AND([.$L$2];[$Synthèse.$G$1]);IF([.C11]=VLOOKUP([Données.F11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11]);&quot;&quot;;IF(AND([.$L$2];[$Synthèse.$G$1]);IF([.D11]=VLOOKUP([Données.F11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11]);&quot;&quot;;IF(AND([.$L$2];[$Synthèse.$G$1]);IF([.E11]=VLOOKUP([Données.F11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11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11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11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10" calcext:value-type="float">
            <text:p>10</text:p>
          </table:table-cell>
          <table:table-cell table:style-name="ce76" table:formula="of:=VLOOKUP([Données.F12];[Données.$A$3]:INDIRECT(CONCATENATE(&quot;F&quot;&amp;(COUNTA([Données.B$1:.B$1048576])+1)));5)" office:value-type="string" office:string-value="écrire" calcext:value-type="string">
            <text:p>écrire</text:p>
          </table:table-cell>
          <table:table-cell table:style-name="ce83" table:number-columns-repeated="3"/>
          <table:table-cell table:style-name="ce86" table:formula="of:=IF(ISBLANK([.C12]);&quot;&quot;;IF(AND([.$L$2];[$Synthèse.$G$1]);IF([.C12]=VLOOKUP([Données.F12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12]);&quot;&quot;;IF(AND([.$L$2];[$Synthèse.$G$1]);IF([.D12]=VLOOKUP([Données.F12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12]);&quot;&quot;;IF(AND([.$L$2];[$Synthèse.$G$1]);IF([.E12]=VLOOKUP([Données.F12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12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12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12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11" calcext:value-type="float">
            <text:p>11</text:p>
          </table:table-cell>
          <table:table-cell table:style-name="ce81" table:formula="of:=VLOOKUP([Données.F13];[Données.$A$3]:INDIRECT(CONCATENATE(&quot;F&quot;&amp;(COUNTA([Données.B$1:.B$1048576])+1)));5)" office:value-type="string" office:string-value="être debout" calcext:value-type="string">
            <text:p>être debout</text:p>
          </table:table-cell>
          <table:table-cell table:style-name="ce83" table:number-columns-repeated="3"/>
          <table:table-cell table:style-name="ce85" table:formula="of:=IF(ISBLANK([.C13]);&quot;&quot;;IF(AND([.$L$2];[$Synthèse.$G$1]);IF([.C13]=VLOOKUP([Données.F13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13]);&quot;&quot;;IF(AND([.$L$2];[$Synthèse.$G$1]);IF([.D13]=VLOOKUP([Données.F13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13]);&quot;&quot;;IF(AND([.$L$2];[$Synthèse.$G$1]);IF([.E13]=VLOOKUP([Données.F13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13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13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13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12" calcext:value-type="float">
            <text:p>12</text:p>
          </table:table-cell>
          <table:table-cell table:style-name="ce76" table:formula="of:=VLOOKUP([Données.F14];[Données.$A$3]:INDIRECT(CONCATENATE(&quot;F&quot;&amp;(COUNTA([Données.B$1:.B$1048576])+1)));5)" office:value-type="string" office:string-value="se cacher" calcext:value-type="string">
            <text:p>se cacher</text:p>
          </table:table-cell>
          <table:table-cell table:style-name="ce83" table:number-columns-repeated="3"/>
          <table:table-cell table:style-name="ce86" table:formula="of:=IF(ISBLANK([.C14]);&quot;&quot;;IF(AND([.$L$2];[$Synthèse.$G$1]);IF([.C14]=VLOOKUP([Données.F14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14]);&quot;&quot;;IF(AND([.$L$2];[$Synthèse.$G$1]);IF([.D14]=VLOOKUP([Données.F14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14]);&quot;&quot;;IF(AND([.$L$2];[$Synthèse.$G$1]);IF([.E14]=VLOOKUP([Données.F14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14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14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14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13" calcext:value-type="float">
            <text:p>13</text:p>
          </table:table-cell>
          <table:table-cell table:style-name="ce81" table:formula="of:=VLOOKUP([Données.F15];[Données.$A$3]:INDIRECT(CONCATENATE(&quot;F&quot;&amp;(COUNTA([Données.B$1:.B$1048576])+1)));5)" office:value-type="string" office:string-value="connaître, savoir" calcext:value-type="string">
            <text:p>connaître, savoir</text:p>
          </table:table-cell>
          <table:table-cell table:style-name="ce83" table:number-columns-repeated="3"/>
          <table:table-cell table:style-name="ce85" table:formula="of:=IF(ISBLANK([.C15]);&quot;&quot;;IF(AND([.$L$2];[$Synthèse.$G$1]);IF([.C15]=VLOOKUP([Données.F15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15]);&quot;&quot;;IF(AND([.$L$2];[$Synthèse.$G$1]);IF([.D15]=VLOOKUP([Données.F15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15]);&quot;&quot;;IF(AND([.$L$2];[$Synthèse.$G$1]);IF([.E15]=VLOOKUP([Données.F15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15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15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15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14" calcext:value-type="float">
            <text:p>14</text:p>
          </table:table-cell>
          <table:table-cell table:style-name="ce76" table:formula="of:=VLOOKUP([Données.F16];[Données.$A$3]:INDIRECT(CONCATENATE(&quot;F&quot;&amp;(COUNTA([Données.B$1:.B$1048576])+1)));5)" office:value-type="string" office:string-value="fabriquer" calcext:value-type="string">
            <text:p>fabriquer</text:p>
          </table:table-cell>
          <table:table-cell table:style-name="ce83" table:number-columns-repeated="3"/>
          <table:table-cell table:style-name="ce86" table:formula="of:=IF(ISBLANK([.C16]);&quot;&quot;;IF(AND([.$L$2];[$Synthèse.$G$1]);IF([.C16]=VLOOKUP([Données.F16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16]);&quot;&quot;;IF(AND([.$L$2];[$Synthèse.$G$1]);IF([.D16]=VLOOKUP([Données.F16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16]);&quot;&quot;;IF(AND([.$L$2];[$Synthèse.$G$1]);IF([.E16]=VLOOKUP([Données.F16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16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16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16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15" calcext:value-type="float">
            <text:p>15</text:p>
          </table:table-cell>
          <table:table-cell table:style-name="ce81" table:formula="of:=VLOOKUP([Données.F17];[Données.$A$3]:INDIRECT(CONCATENATE(&quot;F&quot;&amp;(COUNTA([Données.B$1:.B$1048576])+1)));5)" office:value-type="string" office:string-value="jaillir, bondir" calcext:value-type="string">
            <text:p>jaillir, bondir</text:p>
          </table:table-cell>
          <table:table-cell table:style-name="ce83" table:number-columns-repeated="3"/>
          <table:table-cell table:style-name="ce85" table:formula="of:=IF(ISBLANK([.C17]);&quot;&quot;;IF(AND([.$L$2];[$Synthèse.$G$1]);IF([.C17]=VLOOKUP([Données.F17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17]);&quot;&quot;;IF(AND([.$L$2];[$Synthèse.$G$1]);IF([.D17]=VLOOKUP([Données.F17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17]);&quot;&quot;;IF(AND([.$L$2];[$Synthèse.$G$1]);IF([.E17]=VLOOKUP([Données.F17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17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17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17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16" calcext:value-type="float">
            <text:p>16</text:p>
          </table:table-cell>
          <table:table-cell table:style-name="ce76" table:formula="of:=VLOOKUP([Données.F18];[Données.$A$3]:INDIRECT(CONCATENATE(&quot;F&quot;&amp;(COUNTA([Données.B$1:.B$1048576])+1)));5)" office:value-type="string" office:string-value="dépenser" calcext:value-type="string">
            <text:p>dépenser</text:p>
          </table:table-cell>
          <table:table-cell table:style-name="ce83" table:number-columns-repeated="3"/>
          <table:table-cell table:style-name="ce86" table:formula="of:=IF(ISBLANK([.C18]);&quot;&quot;;IF(AND([.$L$2];[$Synthèse.$G$1]);IF([.C18]=VLOOKUP([Données.F18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18]);&quot;&quot;;IF(AND([.$L$2];[$Synthèse.$G$1]);IF([.D18]=VLOOKUP([Données.F18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18]);&quot;&quot;;IF(AND([.$L$2];[$Synthèse.$G$1]);IF([.E18]=VLOOKUP([Données.F18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18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18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18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17" calcext:value-type="float">
            <text:p>17</text:p>
          </table:table-cell>
          <table:table-cell table:style-name="ce81" table:formula="of:=VLOOKUP([Données.F19];[Données.$A$3]:INDIRECT(CONCATENATE(&quot;F&quot;&amp;(COUNTA([Données.B$1:.B$1048576])+1)));5)" office:value-type="string" office:string-value="choisir" calcext:value-type="string">
            <text:p>choisir</text:p>
          </table:table-cell>
          <table:table-cell table:style-name="ce83" table:number-columns-repeated="3"/>
          <table:table-cell table:style-name="ce85" table:formula="of:=IF(ISBLANK([.C19]);&quot;&quot;;IF(AND([.$L$2];[$Synthèse.$G$1]);IF([.C19]=VLOOKUP([Données.F19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19]);&quot;&quot;;IF(AND([.$L$2];[$Synthèse.$G$1]);IF([.D19]=VLOOKUP([Données.F19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19]);&quot;&quot;;IF(AND([.$L$2];[$Synthèse.$G$1]);IF([.E19]=VLOOKUP([Données.F19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19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19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19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18" calcext:value-type="float">
            <text:p>18</text:p>
          </table:table-cell>
          <table:table-cell table:style-name="ce76" table:formula="of:=VLOOKUP([Données.F20];[Données.$A$3]:INDIRECT(CONCATENATE(&quot;F&quot;&amp;(COUNTA([Données.B$1:.B$1048576])+1)));5)" office:value-type="string" office:string-value="monter, chevaucher" calcext:value-type="string">
            <text:p>monter, chevaucher</text:p>
          </table:table-cell>
          <table:table-cell table:style-name="ce83" table:number-columns-repeated="3"/>
          <table:table-cell table:style-name="ce86" table:formula="of:=IF(ISBLANK([.C20]);&quot;&quot;;IF(AND([.$L$2];[$Synthèse.$G$1]);IF([.C20]=VLOOKUP([Données.F20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20]);&quot;&quot;;IF(AND([.$L$2];[$Synthèse.$G$1]);IF([.D20]=VLOOKUP([Données.F20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20]);&quot;&quot;;IF(AND([.$L$2];[$Synthèse.$G$1]);IF([.E20]=VLOOKUP([Données.F20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20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20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20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19" calcext:value-type="float">
            <text:p>19</text:p>
          </table:table-cell>
          <table:table-cell table:style-name="ce81" table:formula="of:=VLOOKUP([Données.F21];[Données.$A$3]:INDIRECT(CONCATENATE(&quot;F&quot;&amp;(COUNTA([Données.B$1:.B$1048576])+1)));5)" office:value-type="string" office:string-value="soigner" calcext:value-type="string">
            <text:p>soigner</text:p>
          </table:table-cell>
          <table:table-cell table:style-name="ce83" table:number-columns-repeated="3"/>
          <table:table-cell table:style-name="ce85" table:formula="of:=IF(ISBLANK([.C21]);&quot;&quot;;IF(AND([.$L$2];[$Synthèse.$G$1]);IF([.C21]=VLOOKUP([Données.F21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21]);&quot;&quot;;IF(AND([.$L$2];[$Synthèse.$G$1]);IF([.D21]=VLOOKUP([Données.F21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21]);&quot;&quot;;IF(AND([.$L$2];[$Synthèse.$G$1]);IF([.E21]=VLOOKUP([Données.F21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21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21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21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0" calcext:value-type="float">
            <text:p>20</text:p>
          </table:table-cell>
          <table:table-cell table:style-name="ce76" table:formula="of:=VLOOKUP([Données.F22];[Données.$A$3]:INDIRECT(CONCATENATE(&quot;F&quot;&amp;(COUNTA([Données.B$1:.B$1048576])+1)));5)" office:value-type="string" office:string-value="manger" calcext:value-type="string">
            <text:p>manger</text:p>
          </table:table-cell>
          <table:table-cell table:style-name="ce83" table:number-columns-repeated="3"/>
          <table:table-cell table:style-name="ce86" table:formula="of:=IF(ISBLANK([.C22]);&quot;&quot;;IF(AND([.$L$2];[$Synthèse.$G$1]);IF([.C22]=VLOOKUP([Données.F22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22]);&quot;&quot;;IF(AND([.$L$2];[$Synthèse.$G$1]);IF([.D22]=VLOOKUP([Données.F22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22]);&quot;&quot;;IF(AND([.$L$2];[$Synthèse.$G$1]);IF([.E22]=VLOOKUP([Données.F22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22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22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22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21" calcext:value-type="float">
            <text:p>21</text:p>
          </table:table-cell>
          <table:table-cell table:style-name="ce81" table:formula="of:=VLOOKUP([Données.F23];[Données.$A$3]:INDIRECT(CONCATENATE(&quot;F&quot;&amp;(COUNTA([Données.B$1:.B$1048576])+1)));5)" office:value-type="string" office:string-value="élever, se lever" calcext:value-type="string">
            <text:p>élever, se lever</text:p>
          </table:table-cell>
          <table:table-cell table:style-name="ce83" table:number-columns-repeated="3"/>
          <table:table-cell table:style-name="ce85" table:formula="of:=IF(ISBLANK([.C23]);&quot;&quot;;IF(AND([.$L$2];[$Synthèse.$G$1]);IF([.C23]=VLOOKUP([Données.F23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23]);&quot;&quot;;IF(AND([.$L$2];[$Synthèse.$G$1]);IF([.D23]=VLOOKUP([Données.F23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23]);&quot;&quot;;IF(AND([.$L$2];[$Synthèse.$G$1]);IF([.E23]=VLOOKUP([Données.F23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23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23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23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2" calcext:value-type="float">
            <text:p>22</text:p>
          </table:table-cell>
          <table:table-cell table:style-name="ce76" table:formula="of:=VLOOKUP([Données.F24];[Données.$A$3]:INDIRECT(CONCATENATE(&quot;F&quot;&amp;(COUNTA([Données.B$1:.B$1048576])+1)));5)" office:value-type="string" office:string-value="lancer" calcext:value-type="string">
            <text:p>lancer</text:p>
          </table:table-cell>
          <table:table-cell table:style-name="ce83" table:number-columns-repeated="3"/>
          <table:table-cell table:style-name="ce86" table:formula="of:=IF(ISBLANK([.C24]);&quot;&quot;;IF(AND([.$L$2];[$Synthèse.$G$1]);IF([.C24]=VLOOKUP([Données.F24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24]);&quot;&quot;;IF(AND([.$L$2];[$Synthèse.$G$1]);IF([.D24]=VLOOKUP([Données.F24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24]);&quot;&quot;;IF(AND([.$L$2];[$Synthèse.$G$1]);IF([.E24]=VLOOKUP([Données.F24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24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24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24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23" calcext:value-type="float">
            <text:p>23</text:p>
          </table:table-cell>
          <table:table-cell table:style-name="ce81" table:formula="of:=VLOOKUP([Données.F25];[Données.$A$3]:INDIRECT(CONCATENATE(&quot;F&quot;&amp;(COUNTA([Données.B$1:.B$1048576])+1)));5)" office:value-type="string" office:string-value="souffler" calcext:value-type="string">
            <text:p>souffler</text:p>
          </table:table-cell>
          <table:table-cell table:style-name="ce83" table:number-columns-repeated="3"/>
          <table:table-cell table:style-name="ce85" table:formula="of:=IF(ISBLANK([.C25]);&quot;&quot;;IF(AND([.$L$2];[$Synthèse.$G$1]);IF([.C25]=VLOOKUP([Données.F25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25]);&quot;&quot;;IF(AND([.$L$2];[$Synthèse.$G$1]);IF([.D25]=VLOOKUP([Données.F25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25]);&quot;&quot;;IF(AND([.$L$2];[$Synthèse.$G$1]);IF([.E25]=VLOOKUP([Données.F25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25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25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25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4" calcext:value-type="float">
            <text:p>24</text:p>
          </table:table-cell>
          <table:table-cell table:style-name="ce76" table:formula="of:=VLOOKUP([Données.F26];[Données.$A$3]:INDIRECT(CONCATENATE(&quot;F&quot;&amp;(COUNTA([Données.B$1:.B$1048576])+1)));5)" office:value-type="string" office:string-value="tomber" calcext:value-type="string">
            <text:p>tomber</text:p>
          </table:table-cell>
          <table:table-cell table:style-name="ce83" table:number-columns-repeated="3"/>
          <table:table-cell table:style-name="ce86" table:formula="of:=IF(ISBLANK([.C26]);&quot;&quot;;IF(AND([.$L$2];[$Synthèse.$G$1]);IF([.C26]=VLOOKUP([Données.F26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26]);&quot;&quot;;IF(AND([.$L$2];[$Synthèse.$G$1]);IF([.D26]=VLOOKUP([Données.F26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26]);&quot;&quot;;IF(AND([.$L$2];[$Synthèse.$G$1]);IF([.E26]=VLOOKUP([Données.F26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26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26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26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25" calcext:value-type="float">
            <text:p>25</text:p>
          </table:table-cell>
          <table:table-cell table:style-name="ce81" table:formula="of:=VLOOKUP([Données.F27];[Données.$A$3]:INDIRECT(CONCATENATE(&quot;F&quot;&amp;(COUNTA([Données.B$1:.B$1048576])+1)));5)" office:value-type="string" office:string-value="frapper, atteindre" calcext:value-type="string">
            <text:p>frapper, atteindre</text:p>
          </table:table-cell>
          <table:table-cell table:style-name="ce83" table:number-columns-repeated="3"/>
          <table:table-cell table:style-name="ce85" table:formula="of:=IF(ISBLANK([.C27]);&quot;&quot;;IF(AND([.$L$2];[$Synthèse.$G$1]);IF([.C27]=VLOOKUP([Données.F27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27]);&quot;&quot;;IF(AND([.$L$2];[$Synthèse.$G$1]);IF([.D27]=VLOOKUP([Données.F27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27]);&quot;&quot;;IF(AND([.$L$2];[$Synthèse.$G$1]);IF([.E27]=VLOOKUP([Données.F27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27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27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27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6" calcext:value-type="float">
            <text:p>26</text:p>
          </table:table-cell>
          <table:table-cell table:style-name="ce76" table:formula="of:=VLOOKUP([Données.F28];[Données.$A$3]:INDIRECT(CONCATENATE(&quot;F&quot;&amp;(COUNTA([Données.B$1:.B$1048576])+1)));5)" office:value-type="string" office:string-value="voler, dérober" calcext:value-type="string">
            <text:p>voler, dérober</text:p>
          </table:table-cell>
          <table:table-cell table:style-name="ce83" table:number-columns-repeated="3"/>
          <table:table-cell table:style-name="ce86" table:formula="of:=IF(ISBLANK([.C28]);&quot;&quot;;IF(AND([.$L$2];[$Synthèse.$G$1]);IF([.C28]=VLOOKUP([Données.F28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28]);&quot;&quot;;IF(AND([.$L$2];[$Synthèse.$G$1]);IF([.D28]=VLOOKUP([Données.F28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28]);&quot;&quot;;IF(AND([.$L$2];[$Synthèse.$G$1]);IF([.E28]=VLOOKUP([Données.F28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28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28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28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27" calcext:value-type="float">
            <text:p>27</text:p>
          </table:table-cell>
          <table:table-cell table:style-name="ce81" table:formula="of:=VLOOKUP([Données.F29];[Données.$A$3]:INDIRECT(CONCATENATE(&quot;F&quot;&amp;(COUNTA([Données.B$1:.B$1048576])+1)));5)" office:value-type="string" office:string-value="supporter" calcext:value-type="string">
            <text:p>supporter</text:p>
          </table:table-cell>
          <table:table-cell table:style-name="ce83" table:number-columns-repeated="3"/>
          <table:table-cell table:style-name="ce85" table:formula="of:=IF(ISBLANK([.C29]);&quot;&quot;;IF(AND([.$L$2];[$Synthèse.$G$1]);IF([.C29]=VLOOKUP([Données.F29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29]);&quot;&quot;;IF(AND([.$L$2];[$Synthèse.$G$1]);IF([.D29]=VLOOKUP([Données.F29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29]);&quot;&quot;;IF(AND([.$L$2];[$Synthèse.$G$1]);IF([.E29]=VLOOKUP([Données.F29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29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29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29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8" calcext:value-type="float">
            <text:p>28</text:p>
          </table:table-cell>
          <table:table-cell table:style-name="ce76" table:formula="of:=VLOOKUP([Données.F30];[Données.$A$3]:INDIRECT(CONCATENATE(&quot;F&quot;&amp;(COUNTA([Données.B$1:.B$1048576])+1)));5)" office:value-type="string" office:string-value="s’adapter" calcext:value-type="string">
            <text:p>s’adapter</text:p>
          </table:table-cell>
          <table:table-cell table:style-name="ce83" table:number-columns-repeated="3"/>
          <table:table-cell table:style-name="ce86" table:formula="of:=IF(ISBLANK([.C30]);&quot;&quot;;IF(AND([.$L$2];[$Synthèse.$G$1]);IF([.C30]=VLOOKUP([Données.F30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30]);&quot;&quot;;IF(AND([.$L$2];[$Synthèse.$G$1]);IF([.D30]=VLOOKUP([Données.F30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30]);&quot;&quot;;IF(AND([.$L$2];[$Synthèse.$G$1]);IF([.E30]=VLOOKUP([Données.F30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30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30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30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29" calcext:value-type="float">
            <text:p>29</text:p>
          </table:table-cell>
          <table:table-cell table:style-name="ce81" table:formula="of:=VLOOKUP([Données.F31];[Données.$A$3]:INDIRECT(CONCATENATE(&quot;F&quot;&amp;(COUNTA([Données.B$1:.B$1048576])+1)));5)" office:value-type="string" office:string-value="étendre, coucher" calcext:value-type="string">
            <text:p>étendre, coucher</text:p>
          </table:table-cell>
          <table:table-cell table:style-name="ce83" table:number-columns-repeated="3"/>
          <table:table-cell table:style-name="ce85" table:formula="of:=IF(ISBLANK([.C31]);&quot;&quot;;IF(AND([.$L$2];[$Synthèse.$G$1]);IF([.C31]=VLOOKUP([Données.F31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31]);&quot;&quot;;IF(AND([.$L$2];[$Synthèse.$G$1]);IF([.D31]=VLOOKUP([Données.F31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31]);&quot;&quot;;IF(AND([.$L$2];[$Synthèse.$G$1]);IF([.E31]=VLOOKUP([Données.F31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31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31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31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30" calcext:value-type="float">
            <text:p>30</text:p>
          </table:table-cell>
          <table:table-cell table:style-name="ce76" table:formula="of:=VLOOKUP([Données.F32];[Données.$A$3]:INDIRECT(CONCATENATE(&quot;F&quot;&amp;(COUNTA([Données.B$1:.B$1048576])+1)));5)" office:value-type="string" office:string-value="vendre" calcext:value-type="string">
            <text:p>vendre</text:p>
          </table:table-cell>
          <table:table-cell table:style-name="ce83" table:number-columns-repeated="3"/>
          <table:table-cell table:style-name="ce86" table:formula="of:=IF(ISBLANK([.C32]);&quot;&quot;;IF(AND([.$L$2];[$Synthèse.$G$1]);IF([.C32]=VLOOKUP([Données.F32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32]);&quot;&quot;;IF(AND([.$L$2];[$Synthèse.$G$1]);IF([.D32]=VLOOKUP([Données.F32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32]);&quot;&quot;;IF(AND([.$L$2];[$Synthèse.$G$1]);IF([.E32]=VLOOKUP([Données.F32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32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32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32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 table:number-rows-repeated="54">
          <table:table-cell table:style-name="ce77" table:number-columns-repeated="2"/>
          <table:table-cell table:number-columns-repeated="1022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rançais en Anglais'.F3:'Français en Anglais'.H32">
            <calcext:condition calcext:apply-style-name="VRAI" calcext:value="=&quot;VRAI&quot;" calcext:base-cell-address="'Français en Anglais'.F3"/>
            <calcext:condition calcext:apply-style-name="FAUX" calcext:value="=&quot;FAUX&quot;" calcext:base-cell-address="'Français en Anglais'.F3"/>
          </calcext:conditional-format>
        </calcext:conditional-formats>
      </table:table>
      <table:table table:name="Anglais en Français" table:style-name="ta2" table:protected="true" table:protection-key="ZqhB1sCgzsRPB8wCIFMZPw0PpT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visual-effect="flat" form:input-required="false" form:linked-cell="'Anglais en Français'.F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visual-effect="flat" form:input-required="false" form:linked-cell="'Anglais en Français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Niveaux?language=Basic&amp;location=document" xlink:type="simple"/>
              </office:event-listeners>
            </form:button>
          </form:form>
        </office:forms>
        <table:shapes>
          <draw:control draw:z-index="0" draw:style-name="gr2" draw:text-style-name="P5" svg:width="7.581cm" svg:height="2.39cm" svg:x="43.39cm" svg:y="0.008cm" draw:control="control9"/>
          <draw:control draw:z-index="1" draw:style-name="gr1" draw:text-style-name="P1" svg:width="4.247cm" svg:height="1.5cm" svg:x="43.544cm" svg:y="10.868cm" draw:control="control11"/>
          <draw:control draw:z-index="2" draw:style-name="gr1" draw:text-style-name="P1" svg:width="6.996cm" svg:height="1.5cm" svg:x="43.459cm" svg:y="13.685cm" draw:control="control12"/>
          <draw:control draw:z-index="3" draw:style-name="gr2" draw:text-style-name="P5" svg:width="7.581cm" svg:height="2.39cm" svg:x="43.456cm" svg:y="2.776cm" draw:control="control10"/>
        </table:shapes>
        <table:table-column table:style-name="co2" table:default-cell-style-name="ce78"/>
        <table:table-column table:style-name="co7" table:default-cell-style-name="ce78"/>
        <table:table-column table:style-name="co8" table:default-cell-style-name="ce78"/>
        <table:table-column table:style-name="co9" table:default-cell-style-name="ce78"/>
        <table:table-column table:style-name="co10" table:default-cell-style-name="ce78"/>
        <table:table-column table:style-name="co6" table:default-cell-style-name="ce78"/>
        <table:table-column table:style-name="co1" table:number-columns-repeated="58" table:default-cell-style-name="ce78"/>
        <table:table-row table:style-name="ro4">
          <table:table-cell table:style-name="ce73" office:value-type="string" calcext:value-type="string" table:number-columns-spanned="1" table:number-rows-spanned="2">
            <text:p>N°</text:p>
          </table:table-cell>
          <table:table-cell table:style-name="ce26" office:value-type="string" calcext:value-type="string" table:number-columns-spanned="2" table:number-rows-spanned="1">
            <text:p>KELLER Stéphane - Lycée agricole Louis Pasteur</text:p>
          </table:table-cell>
          <table:covered-table-cell table:style-name="ce82"/>
          <table:table-cell table:style-name="ce34" office:value-type="string" calcext:value-type="string" table:number-columns-spanned="1" table:number-rows-spanned="2">
            <text:p>VRAI</text:p>
            <text:p>/FAUX</text:p>
          </table:table-cell>
          <table:table-cell table:style-name="ce80" office:value-type="string" calcext:value-type="string" table:number-columns-spanned="1" table:number-rows-spanned="2">
            <text:p>Traduction</text:p>
          </table:table-cell>
          <table:table-cell table:style-name="ce89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4">
          <table:covered-table-cell table:style-name="ce18"/>
          <table:table-cell table:style-name="ce80" office:value-type="string" calcext:value-type="string">
            <text:p>Verbe en Anglais</text:p>
          </table:table-cell>
          <table:table-cell table:style-name="ce80" office:value-type="string" calcext:value-type="string">
            <text:p>Verbe en Français</text:p>
          </table:table-cell>
          <table:covered-table-cell table:number-columns-repeated="2" table:style-name="ce80"/>
          <table:table-cell table:style-name="ce102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4">
          <table:table-cell table:style-name="ce75" office:value-type="float" office:value="1" calcext:value-type="float">
            <text:p>1</text:p>
          </table:table-cell>
          <table:table-cell table:style-name="ce81" table:formula="of:=VLOOKUP([Données.G3];[Données.$A$3]:INDIRECT(CONCATENATE(&quot;G&quot;&amp;(COUNTA([Données.B$1:.B$1048576])+1)));2)" office:value-type="string" office:string-value="lay" calcext:value-type="string">
            <text:p>lay</text:p>
          </table:table-cell>
          <table:table-cell table:style-name="ce83"/>
          <table:table-cell table:style-name="ce98" table:formula="of:=IF(ISBLANK([.C3]);&quot;&quot;;IF(AND([.$F$1];[$Synthèse.$G$1]);IF([.C3]=VLOOKUP([Données.G3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3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6" office:value-type="float" office:value="2" calcext:value-type="float">
            <text:p>2</text:p>
          </table:table-cell>
          <table:table-cell table:style-name="ce76" table:formula="of:=VLOOKUP([Données.G4];[Données.$A$3]:INDIRECT(CONCATENATE(&quot;G&quot;&amp;(COUNTA([Données.B$1:.B$1048576])+1)));2)" office:value-type="string" office:string-value="hurt" calcext:value-type="string">
            <text:p>hurt</text:p>
          </table:table-cell>
          <table:table-cell table:style-name="ce83"/>
          <table:table-cell table:style-name="ce99" table:formula="of:=IF(ISBLANK([.C4]);&quot;&quot;;IF(AND([.$F$1];[$Synthèse.$G$1]);IF([.C4]=VLOOKUP([Données.G4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4];[Données.$A$3]:INDIRECT(CONCATENATE(&quot;G&quot;&amp;(COUNTA([Données.B$1:.B$1048576])+1)));5);&quot;&quot;)">
            <text:p/>
          </table:table-cell>
          <table:table-cell table:style-name="ce96"/>
          <table:table-cell table:number-columns-repeated="58"/>
        </table:table-row>
        <table:table-row table:style-name="ro4">
          <table:table-cell table:style-name="ce75" office:value-type="float" office:value="3" calcext:value-type="float">
            <text:p>3</text:p>
          </table:table-cell>
          <table:table-cell table:style-name="ce81" table:formula="of:=VLOOKUP([Données.G5];[Données.$A$3]:INDIRECT(CONCATENATE(&quot;G&quot;&amp;(COUNTA([Données.B$1:.B$1048576])+1)));2)" office:value-type="string" office:string-value="set" calcext:value-type="string">
            <text:p>set</text:p>
          </table:table-cell>
          <table:table-cell table:style-name="ce83"/>
          <table:table-cell table:style-name="ce98" table:formula="of:=IF(ISBLANK([.C5]);&quot;&quot;;IF(AND([.$F$1];[$Synthèse.$G$1]);IF([.C5]=VLOOKUP([Données.G5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5];[Données.$A$3]:INDIRECT(CONCATENATE(&quot;G&quot;&amp;(COUNTA([Données.B$1:.B$1048576])+1)));5);&quot;&quot;)">
            <text:p/>
          </table:table-cell>
          <table:table-cell table:style-name="ce96"/>
          <table:table-cell table:number-columns-repeated="3"/>
          <table:table-cell table:style-name="ce104"/>
          <table:table-cell table:number-columns-repeated="54"/>
        </table:table-row>
        <table:table-row table:style-name="ro4">
          <table:table-cell table:style-name="ce76" office:value-type="float" office:value="4" calcext:value-type="float">
            <text:p>4</text:p>
          </table:table-cell>
          <table:table-cell table:style-name="ce76" table:formula="of:=VLOOKUP([Données.G6];[Données.$A$3]:INDIRECT(CONCATENATE(&quot;G&quot;&amp;(COUNTA([Données.B$1:.B$1048576])+1)));2)" office:value-type="string" office:string-value="rise" calcext:value-type="string">
            <text:p>rise</text:p>
          </table:table-cell>
          <table:table-cell table:style-name="ce83"/>
          <table:table-cell table:style-name="ce99" table:formula="of:=IF(ISBLANK([.C6]);&quot;&quot;;IF(AND([.$F$1];[$Synthèse.$G$1]);IF([.C6]=VLOOKUP([Données.G6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6];[Données.$A$3]:INDIRECT(CONCATENATE(&quot;G&quot;&amp;(COUNTA([Données.B$1:.B$1048576])+1)));5);&quot;&quot;)">
            <text:p/>
          </table:table-cell>
          <table:table-cell table:style-name="ce38" table:formula="of:=IF(AND([.$F$1];[$Synthèse.$G$1]);2/3*COUNTIF([.D$1:.D$1048576];&quot;VRAI&quot;);&quot;&quot;)" table:number-columns-spanned="1" table:number-rows-spanned="2">
            <text:p/>
          </table:table-cell>
          <table:table-cell table:number-columns-repeated="58"/>
        </table:table-row>
        <table:table-row table:style-name="ro4">
          <table:table-cell table:style-name="ce75" office:value-type="float" office:value="5" calcext:value-type="float">
            <text:p>5</text:p>
          </table:table-cell>
          <table:table-cell table:style-name="ce81" table:formula="of:=VLOOKUP([Données.G7];[Données.$A$3]:INDIRECT(CONCATENATE(&quot;G&quot;&amp;(COUNTA([Données.B$1:.B$1048576])+1)));2)" office:value-type="string" office:string-value="hit" calcext:value-type="string">
            <text:p>hit</text:p>
          </table:table-cell>
          <table:table-cell table:style-name="ce83"/>
          <table:table-cell table:style-name="ce98" table:formula="of:=IF(ISBLANK([.C7]);&quot;&quot;;IF(AND([.$F$1];[$Synthèse.$G$1]);IF([.C7]=VLOOKUP([Données.G7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7];[Données.$A$3]:INDIRECT(CONCATENATE(&quot;G&quot;&amp;(COUNTA([Données.B$1:.B$1048576])+1)));5);&quot;&quot;)">
            <text:p/>
          </table:table-cell>
          <table:covered-table-cell table:style-name="ce95"/>
          <table:table-cell table:number-columns-repeated="58"/>
        </table:table-row>
        <table:table-row table:style-name="ro4">
          <table:table-cell table:style-name="ce76" office:value-type="float" office:value="6" calcext:value-type="float">
            <text:p>6</text:p>
          </table:table-cell>
          <table:table-cell table:style-name="ce76" table:formula="of:=VLOOKUP([Données.G8];[Données.$A$3]:INDIRECT(CONCATENATE(&quot;G&quot;&amp;(COUNTA([Données.B$1:.B$1048576])+1)));2)" office:value-type="string" office:string-value="put" calcext:value-type="string">
            <text:p>put</text:p>
          </table:table-cell>
          <table:table-cell table:style-name="ce83"/>
          <table:table-cell table:style-name="ce99" table:formula="of:=IF(ISBLANK([.C8]);&quot;&quot;;IF(AND([.$F$1];[$Synthèse.$G$1]);IF([.C8]=VLOOKUP([Données.G8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8];[Données.$A$3]:INDIRECT(CONCATENATE(&quot;G&quot;&amp;(COUNTA([Données.B$1:.B$1048576])+1)));5);&quot;&quot;)">
            <text:p/>
          </table:table-cell>
          <table:table-cell table:style-name="ce96"/>
          <table:table-cell table:number-columns-repeated="58"/>
        </table:table-row>
        <table:table-row table:style-name="ro4">
          <table:table-cell table:style-name="ce75" office:value-type="float" office:value="7" calcext:value-type="float">
            <text:p>7</text:p>
          </table:table-cell>
          <table:table-cell table:style-name="ce81" table:formula="of:=VLOOKUP([Données.G9];[Données.$A$3]:INDIRECT(CONCATENATE(&quot;G&quot;&amp;(COUNTA([Données.B$1:.B$1048576])+1)));2)" office:value-type="string" office:string-value="understand" calcext:value-type="string">
            <text:p>understand</text:p>
          </table:table-cell>
          <table:table-cell table:style-name="ce83"/>
          <table:table-cell table:style-name="ce98" table:formula="of:=IF(ISBLANK([.C9]);&quot;&quot;;IF(AND([.$F$1];[$Synthèse.$G$1]);IF([.C9]=VLOOKUP([Données.G9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9];[Données.$A$3]:INDIRECT(CONCATENATE(&quot;G&quot;&amp;(COUNTA([Données.B$1:.B$1048576])+1)));5);&quot;&quot;)">
            <text:p/>
          </table:table-cell>
          <table:table-cell table:style-name="ce96"/>
          <table:table-cell table:number-columns-repeated="5"/>
          <table:table-cell table:style-name="ce105"/>
          <table:table-cell table:number-columns-repeated="52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6" table:formula="of:=VLOOKUP([Données.G10];[Données.$A$3]:INDIRECT(CONCATENATE(&quot;G&quot;&amp;(COUNTA([Données.B$1:.B$1048576])+1)));2)" office:value-type="string" office:string-value="sell" calcext:value-type="string">
            <text:p>sell</text:p>
          </table:table-cell>
          <table:table-cell table:style-name="ce83"/>
          <table:table-cell table:style-name="ce99" table:formula="of:=IF(ISBLANK([.C10]);&quot;&quot;;IF(AND([.$F$1];[$Synthèse.$G$1]);IF([.C10]=VLOOKUP([Données.G10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10];[Données.$A$3]:INDIRECT(CONCATENATE(&quot;G&quot;&amp;(COUNTA([Données.B$1:.B$1048576])+1)));5);&quot;&quot;)">
            <text:p/>
          </table:table-cell>
          <table:table-cell/>
          <table:table-cell table:style-name="ce95"/>
          <table:table-cell table:number-columns-repeated="57"/>
        </table:table-row>
        <table:table-row table:style-name="ro4">
          <table:table-cell table:style-name="ce75" office:value-type="float" office:value="9" calcext:value-type="float">
            <text:p>9</text:p>
          </table:table-cell>
          <table:table-cell table:style-name="ce81" table:formula="of:=VLOOKUP([Données.G11];[Données.$A$3]:INDIRECT(CONCATENATE(&quot;G&quot;&amp;(COUNTA([Données.B$1:.B$1048576])+1)));2)" office:value-type="string" office:string-value="fly" calcext:value-type="string">
            <text:p>fly</text:p>
          </table:table-cell>
          <table:table-cell table:style-name="ce83"/>
          <table:table-cell table:style-name="ce98" table:formula="of:=IF(ISBLANK([.C11]);&quot;&quot;;IF(AND([.$F$1];[$Synthèse.$G$1]);IF([.C11]=VLOOKUP([Données.G11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11];[Données.$A$3]:INDIRECT(CONCATENATE(&quot;G&quot;&amp;(COUNTA([Données.B$1:.B$1048576])+1)));5);&quot;&quot;)">
            <text:p/>
          </table:table-cell>
          <table:table-cell/>
          <table:table-cell table:style-name="ce95"/>
          <table:table-cell table:number-columns-repeated="57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6" table:formula="of:=VLOOKUP([Données.G12];[Données.$A$3]:INDIRECT(CONCATENATE(&quot;G&quot;&amp;(COUNTA([Données.B$1:.B$1048576])+1)));2)" office:value-type="string" office:string-value="make" calcext:value-type="string">
            <text:p>make</text:p>
          </table:table-cell>
          <table:table-cell table:style-name="ce83"/>
          <table:table-cell table:style-name="ce99" table:formula="of:=IF(ISBLANK([.C12]);&quot;&quot;;IF(AND([.$F$1];[$Synthèse.$G$1]);IF([.C12]=VLOOKUP([Données.G12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12];[Données.$A$3]:INDIRECT(CONCATENATE(&quot;G&quot;&amp;(COUNTA([Données.B$1:.B$1048576])+1)));5);&quot;&quot;)">
            <text:p/>
          </table:table-cell>
          <table:table-cell/>
          <table:table-cell table:style-name="ce95"/>
          <table:table-cell table:number-columns-repeated="57"/>
        </table:table-row>
        <table:table-row table:style-name="ro4">
          <table:table-cell table:style-name="ce75" office:value-type="float" office:value="11" calcext:value-type="float">
            <text:p>11</text:p>
          </table:table-cell>
          <table:table-cell table:style-name="ce81" table:formula="of:=VLOOKUP([Données.G13];[Données.$A$3]:INDIRECT(CONCATENATE(&quot;G&quot;&amp;(COUNTA([Données.B$1:.B$1048576])+1)));2)" office:value-type="string" office:string-value="leave" calcext:value-type="string">
            <text:p>leave</text:p>
          </table:table-cell>
          <table:table-cell table:style-name="ce83"/>
          <table:table-cell table:style-name="ce98" table:formula="of:=IF(ISBLANK([.C13]);&quot;&quot;;IF(AND([.$F$1];[$Synthèse.$G$1]);IF([.C13]=VLOOKUP([Données.G13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13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6" table:formula="of:=VLOOKUP([Données.G14];[Données.$A$3]:INDIRECT(CONCATENATE(&quot;G&quot;&amp;(COUNTA([Données.B$1:.B$1048576])+1)));2)" office:value-type="string" office:string-value="choose" calcext:value-type="string">
            <text:p>choose</text:p>
          </table:table-cell>
          <table:table-cell table:style-name="ce83"/>
          <table:table-cell table:style-name="ce99" table:formula="of:=IF(ISBLANK([.C14]);&quot;&quot;;IF(AND([.$F$1];[$Synthèse.$G$1]);IF([.C14]=VLOOKUP([Données.G14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14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5" office:value-type="float" office:value="13" calcext:value-type="float">
            <text:p>13</text:p>
          </table:table-cell>
          <table:table-cell table:style-name="ce81" table:formula="of:=VLOOKUP([Données.G15];[Données.$A$3]:INDIRECT(CONCATENATE(&quot;G&quot;&amp;(COUNTA([Données.B$1:.B$1048576])+1)));2)" office:value-type="string" office:string-value="blow" calcext:value-type="string">
            <text:p>blow</text:p>
          </table:table-cell>
          <table:table-cell table:style-name="ce83"/>
          <table:table-cell table:style-name="ce98" table:formula="of:=IF(ISBLANK([.C15]);&quot;&quot;;IF(AND([.$F$1];[$Synthèse.$G$1]);IF([.C15]=VLOOKUP([Données.G15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15];[Données.$A$3]:INDIRECT(CONCATENATE(&quot;G&quot;&amp;(COUNTA([Données.B$1:.B$1048576])+1)));5);&quot;&quot;)">
            <text:p/>
          </table:table-cell>
          <table:table-cell table:number-columns-repeated="3"/>
          <table:table-cell table:style-name="ce103"/>
          <table:table-cell table:number-columns-repeated="55"/>
        </table:table-row>
        <table:table-row table:style-name="ro4">
          <table:table-cell table:style-name="ce76" office:value-type="float" office:value="14" calcext:value-type="float">
            <text:p>14</text:p>
          </table:table-cell>
          <table:table-cell table:style-name="ce76" table:formula="of:=VLOOKUP([Données.G16];[Données.$A$3]:INDIRECT(CONCATENATE(&quot;G&quot;&amp;(COUNTA([Données.B$1:.B$1048576])+1)));2)" office:value-type="string" office:string-value="dig" calcext:value-type="string">
            <text:p>dig</text:p>
          </table:table-cell>
          <table:table-cell table:style-name="ce83"/>
          <table:table-cell table:style-name="ce99" table:formula="of:=IF(ISBLANK([.C16]);&quot;&quot;;IF(AND([.$F$1];[$Synthèse.$G$1]);IF([.C16]=VLOOKUP([Données.G16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16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5" office:value-type="float" office:value="15" calcext:value-type="float">
            <text:p>15</text:p>
          </table:table-cell>
          <table:table-cell table:style-name="ce81" table:formula="of:=VLOOKUP([Données.G17];[Données.$A$3]:INDIRECT(CONCATENATE(&quot;G&quot;&amp;(COUNTA([Données.B$1:.B$1048576])+1)));2)" office:value-type="string" office:string-value="shake" calcext:value-type="string">
            <text:p>shake</text:p>
          </table:table-cell>
          <table:table-cell table:style-name="ce83"/>
          <table:table-cell table:style-name="ce98" table:formula="of:=IF(ISBLANK([.C17]);&quot;&quot;;IF(AND([.$F$1];[$Synthèse.$G$1]);IF([.C17]=VLOOKUP([Données.G17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17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6" office:value-type="float" office:value="16" calcext:value-type="float">
            <text:p>16</text:p>
          </table:table-cell>
          <table:table-cell table:style-name="ce76" table:formula="of:=VLOOKUP([Données.G18];[Données.$A$3]:INDIRECT(CONCATENATE(&quot;G&quot;&amp;(COUNTA([Données.B$1:.B$1048576])+1)));2)" office:value-type="string" office:string-value="pay" calcext:value-type="string">
            <text:p>pay</text:p>
          </table:table-cell>
          <table:table-cell table:style-name="ce83"/>
          <table:table-cell table:style-name="ce99" table:formula="of:=IF(ISBLANK([.C18]);&quot;&quot;;IF(AND([.$F$1];[$Synthèse.$G$1]);IF([.C18]=VLOOKUP([Données.G18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18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5" office:value-type="float" office:value="17" calcext:value-type="float">
            <text:p>17</text:p>
          </table:table-cell>
          <table:table-cell table:style-name="ce81" table:formula="of:=VLOOKUP([Données.G19];[Données.$A$3]:INDIRECT(CONCATENATE(&quot;G&quot;&amp;(COUNTA([Données.B$1:.B$1048576])+1)));2)" office:value-type="string" office:string-value="run" calcext:value-type="string">
            <text:p>run</text:p>
          </table:table-cell>
          <table:table-cell table:style-name="ce83"/>
          <table:table-cell table:style-name="ce98" table:formula="of:=IF(ISBLANK([.C19]);&quot;&quot;;IF(AND([.$F$1];[$Synthèse.$G$1]);IF([.C19]=VLOOKUP([Données.G19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19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6" office:value-type="float" office:value="18" calcext:value-type="float">
            <text:p>18</text:p>
          </table:table-cell>
          <table:table-cell table:style-name="ce76" table:formula="of:=VLOOKUP([Données.G20];[Données.$A$3]:INDIRECT(CONCATENATE(&quot;G&quot;&amp;(COUNTA([Données.B$1:.B$1048576])+1)));2)" office:value-type="string" office:string-value="break" calcext:value-type="string">
            <text:p>break</text:p>
          </table:table-cell>
          <table:table-cell table:style-name="ce83"/>
          <table:table-cell table:style-name="ce99" table:formula="of:=IF(ISBLANK([.C20]);&quot;&quot;;IF(AND([.$F$1];[$Synthèse.$G$1]);IF([.C20]=VLOOKUP([Données.G20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20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5" office:value-type="float" office:value="19" calcext:value-type="float">
            <text:p>19</text:p>
          </table:table-cell>
          <table:table-cell table:style-name="ce81" table:formula="of:=VLOOKUP([Données.G21];[Données.$A$3]:INDIRECT(CONCATENATE(&quot;G&quot;&amp;(COUNTA([Données.B$1:.B$1048576])+1)));2)" office:value-type="string" office:string-value="begin" calcext:value-type="string">
            <text:p>begin</text:p>
          </table:table-cell>
          <table:table-cell table:style-name="ce83"/>
          <table:table-cell table:style-name="ce98" table:formula="of:=IF(ISBLANK([.C21]);&quot;&quot;;IF(AND([.$F$1];[$Synthèse.$G$1]);IF([.C21]=VLOOKUP([Données.G21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21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6" table:formula="of:=VLOOKUP([Données.G22];[Données.$A$3]:INDIRECT(CONCATENATE(&quot;G&quot;&amp;(COUNTA([Données.B$1:.B$1048576])+1)));2)" office:value-type="string" office:string-value="forgive" calcext:value-type="string">
            <text:p>forgive</text:p>
          </table:table-cell>
          <table:table-cell table:style-name="ce83"/>
          <table:table-cell table:style-name="ce99" table:formula="of:=IF(ISBLANK([.C22]);&quot;&quot;;IF(AND([.$F$1];[$Synthèse.$G$1]);IF([.C22]=VLOOKUP([Données.G22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22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5" office:value-type="float" office:value="21" calcext:value-type="float">
            <text:p>21</text:p>
          </table:table-cell>
          <table:table-cell table:style-name="ce81" table:formula="of:=VLOOKUP([Données.G23];[Données.$A$3]:INDIRECT(CONCATENATE(&quot;G&quot;&amp;(COUNTA([Données.B$1:.B$1048576])+1)));2)" office:value-type="string" office:string-value="bite" calcext:value-type="string">
            <text:p>bite</text:p>
          </table:table-cell>
          <table:table-cell table:style-name="ce83"/>
          <table:table-cell table:style-name="ce98" table:formula="of:=IF(ISBLANK([.C23]);&quot;&quot;;IF(AND([.$F$1];[$Synthèse.$G$1]);IF([.C23]=VLOOKUP([Données.G23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23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6" office:value-type="float" office:value="22" calcext:value-type="float">
            <text:p>22</text:p>
          </table:table-cell>
          <table:table-cell table:style-name="ce76" table:formula="of:=VLOOKUP([Données.G24];[Données.$A$3]:INDIRECT(CONCATENATE(&quot;G&quot;&amp;(COUNTA([Données.B$1:.B$1048576])+1)));2)" office:value-type="string" office:string-value="dream" calcext:value-type="string">
            <text:p>dream</text:p>
          </table:table-cell>
          <table:table-cell table:style-name="ce83"/>
          <table:table-cell table:style-name="ce99" table:formula="of:=IF(ISBLANK([.C24]);&quot;&quot;;IF(AND([.$F$1];[$Synthèse.$G$1]);IF([.C24]=VLOOKUP([Données.G24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24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5" office:value-type="float" office:value="23" calcext:value-type="float">
            <text:p>23</text:p>
          </table:table-cell>
          <table:table-cell table:style-name="ce81" table:formula="of:=VLOOKUP([Données.G25];[Données.$A$3]:INDIRECT(CONCATENATE(&quot;G&quot;&amp;(COUNTA([Données.B$1:.B$1048576])+1)));2)" office:value-type="string" office:string-value="win" calcext:value-type="string">
            <text:p>win</text:p>
          </table:table-cell>
          <table:table-cell table:style-name="ce83"/>
          <table:table-cell table:style-name="ce98" table:formula="of:=IF(ISBLANK([.C25]);&quot;&quot;;IF(AND([.$F$1];[$Synthèse.$G$1]);IF([.C25]=VLOOKUP([Données.G25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25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6" office:value-type="float" office:value="24" calcext:value-type="float">
            <text:p>24</text:p>
          </table:table-cell>
          <table:table-cell table:style-name="ce76" table:formula="of:=VLOOKUP([Données.G26];[Données.$A$3]:INDIRECT(CONCATENATE(&quot;G&quot;&amp;(COUNTA([Données.B$1:.B$1048576])+1)));2)" office:value-type="string" office:string-value="speak" calcext:value-type="string">
            <text:p>speak</text:p>
          </table:table-cell>
          <table:table-cell table:style-name="ce83"/>
          <table:table-cell table:style-name="ce99" table:formula="of:=IF(ISBLANK([.C26]);&quot;&quot;;IF(AND([.$F$1];[$Synthèse.$G$1]);IF([.C26]=VLOOKUP([Données.G26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26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5" office:value-type="float" office:value="25" calcext:value-type="float">
            <text:p>25</text:p>
          </table:table-cell>
          <table:table-cell table:style-name="ce81" table:formula="of:=VLOOKUP([Données.G27];[Données.$A$3]:INDIRECT(CONCATENATE(&quot;G&quot;&amp;(COUNTA([Données.B$1:.B$1048576])+1)));2)" office:value-type="string" office:string-value="keep" calcext:value-type="string">
            <text:p>keep</text:p>
          </table:table-cell>
          <table:table-cell table:style-name="ce83"/>
          <table:table-cell table:style-name="ce98" table:formula="of:=IF(ISBLANK([.C27]);&quot;&quot;;IF(AND([.$F$1];[$Synthèse.$G$1]);IF([.C27]=VLOOKUP([Données.G27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27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6" office:value-type="float" office:value="26" calcext:value-type="float">
            <text:p>26</text:p>
          </table:table-cell>
          <table:table-cell table:style-name="ce76" table:formula="of:=VLOOKUP([Données.G28];[Données.$A$3]:INDIRECT(CONCATENATE(&quot;G&quot;&amp;(COUNTA([Données.B$1:.B$1048576])+1)));2)" office:value-type="string" office:string-value="build" calcext:value-type="string">
            <text:p>build</text:p>
          </table:table-cell>
          <table:table-cell table:style-name="ce83"/>
          <table:table-cell table:style-name="ce99" table:formula="of:=IF(ISBLANK([.C28]);&quot;&quot;;IF(AND([.$F$1];[$Synthèse.$G$1]);IF([.C28]=VLOOKUP([Données.G28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28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5" office:value-type="float" office:value="27" calcext:value-type="float">
            <text:p>27</text:p>
          </table:table-cell>
          <table:table-cell table:style-name="ce81" table:formula="of:=VLOOKUP([Données.G29];[Données.$A$3]:INDIRECT(CONCATENATE(&quot;G&quot;&amp;(COUNTA([Données.B$1:.B$1048576])+1)));2)" office:value-type="string" office:string-value="tear" calcext:value-type="string">
            <text:p>tear</text:p>
          </table:table-cell>
          <table:table-cell table:style-name="ce83"/>
          <table:table-cell table:style-name="ce98" table:formula="of:=IF(ISBLANK([.C29]);&quot;&quot;;IF(AND([.$F$1];[$Synthèse.$G$1]);IF([.C29]=VLOOKUP([Données.G29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29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6" office:value-type="float" office:value="28" calcext:value-type="float">
            <text:p>28</text:p>
          </table:table-cell>
          <table:table-cell table:style-name="ce76" table:formula="of:=VLOOKUP([Données.G30];[Données.$A$3]:INDIRECT(CONCATENATE(&quot;G&quot;&amp;(COUNTA([Données.B$1:.B$1048576])+1)));2)" office:value-type="string" office:string-value="ride" calcext:value-type="string">
            <text:p>ride</text:p>
          </table:table-cell>
          <table:table-cell table:style-name="ce83"/>
          <table:table-cell table:style-name="ce99" table:formula="of:=IF(ISBLANK([.C30]);&quot;&quot;;IF(AND([.$F$1];[$Synthèse.$G$1]);IF([.C30]=VLOOKUP([Données.G30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30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5" office:value-type="float" office:value="29" calcext:value-type="float">
            <text:p>29</text:p>
          </table:table-cell>
          <table:table-cell table:style-name="ce81" table:formula="of:=VLOOKUP([Données.G31];[Données.$A$3]:INDIRECT(CONCATENATE(&quot;G&quot;&amp;(COUNTA([Données.B$1:.B$1048576])+1)));2)" office:value-type="string" office:string-value="grow" calcext:value-type="string">
            <text:p>grow</text:p>
          </table:table-cell>
          <table:table-cell table:style-name="ce83"/>
          <table:table-cell table:style-name="ce98" table:formula="of:=IF(ISBLANK([.C31]);&quot;&quot;;IF(AND([.$F$1];[$Synthèse.$G$1]);IF([.C31]=VLOOKUP([Données.G31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31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>
          <table:table-cell table:style-name="ce76" office:value-type="float" office:value="30" calcext:value-type="float">
            <text:p>30</text:p>
          </table:table-cell>
          <table:table-cell table:style-name="ce76" table:formula="of:=VLOOKUP([Données.G32];[Données.$A$3]:INDIRECT(CONCATENATE(&quot;G&quot;&amp;(COUNTA([Données.B$1:.B$1048576])+1)));2)" office:value-type="string" office:string-value="mean" calcext:value-type="string">
            <text:p>mean</text:p>
          </table:table-cell>
          <table:table-cell table:style-name="ce83"/>
          <table:table-cell table:style-name="ce99" table:formula="of:=IF(ISBLANK([.C32]);&quot;&quot;;IF(AND([.$F$1];[$Synthèse.$G$1]);IF([.C32]=VLOOKUP([Données.G32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32];[Données.$A$3]:INDIRECT(CONCATENATE(&quot;G&quot;&amp;(COUNTA([Données.B$1:.B$1048576])+1)));5);&quot;&quot;)">
            <text:p/>
          </table:table-cell>
          <table:table-cell table:number-columns-repeated="59"/>
        </table:table-row>
        <table:table-row table:style-name="ro4" table:number-rows-repeated="54">
          <table:table-cell table:style-name="ce77" table:number-columns-repeated="2"/>
          <table:table-cell table:number-columns-repeated="62"/>
        </table:table-row>
        <table:table-row table:style-name="ro4" table:number-rows-repeated="1048489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Anglais en Français'.D3:'Anglais en Français'.D32">
            <calcext:condition calcext:apply-style-name="VRAI" calcext:value="=&quot;VRAI&quot;" calcext:base-cell-address="'Anglais en Français'.D3"/>
            <calcext:condition calcext:apply-style-name="FAUX" calcext:value="=&quot;FAUX&quot;" calcext:base-cell-address="'Anglais en Français'.D3"/>
          </calcext:conditional-format>
        </calcext:conditional-formats>
      </table:table>
      <table:table table:name="Données" table:style-name="ta2" table:protected="true" table:protection-key="ZqhB1sCgzsRPB8wCIFMZPw0PpTA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1" table:default-cell-style-name="ce114"/>
        <table:table-column table:style-name="co12" table:number-columns-repeated="4" table:default-cell-style-name="ce114"/>
        <table:table-column table:style-name="co13" table:visibility="collapse" table:number-columns-repeated="2" table:default-cell-style-name="ce110"/>
        <table:table-column table:style-name="co14" table:number-columns-repeated="2" table:default-cell-style-name="ce114"/>
        <table:table-column table:style-name="co1" table:number-columns-repeated="14" table:default-cell-style-name="ce114"/>
        <table:table-column table:style-name="co15" table:default-cell-style-name="ce114"/>
        <table:table-column table:style-name="co16" table:default-cell-style-name="ce114"/>
        <table:table-column table:style-name="co16" table:default-cell-style-name="Default"/>
        <table:table-column table:style-name="co16" table:visibility="collapse" table:number-columns-repeated="2" table:default-cell-style-name="ce155"/>
        <table:table-column table:style-name="co1" table:number-columns-repeated="36" table:default-cell-style-name="ce114"/>
        <table:table-column table:style-name="co1" table:number-columns-repeated="959" table:default-cell-style-name="ce127"/>
        <table:table-row table:style-name="ro5">
          <table:table-cell table:style-name="ce66" office:value-type="string" calcext:value-type="string" table:number-columns-spanned="7" table:number-rows-spanned="1">
            <text:p>KELLER Stéphane - Lycée agricole Louis Pasteur</text:p>
          </table:table-cell>
          <table:covered-table-cell table:number-columns-repeated="4" table:style-name="ce72"/>
          <table:covered-table-cell table:number-columns-repeated="2" table:style-name="ce74"/>
          <table:table-cell table:style-name="ce119" table:number-columns-repeated="18"/>
          <table:table-cell/>
          <table:table-cell table:style-name="ce151" table:number-columns-repeated="2"/>
          <table:table-cell table:style-name="ce119" table:number-columns-repeated="36"/>
          <table:table-cell table:style-name="ce126" table:number-columns-repeated="959"/>
        </table:table-row>
        <table:table-row table:style-name="ro5">
          <table:table-cell table:style-name="ce112" office:value-type="string" calcext:value-type="string">
            <text:p>N°</text:p>
          </table:table-cell>
          <table:table-cell table:style-name="ce112" office:value-type="string" calcext:value-type="string">
            <text:p>Infinitif</text:p>
          </table:table-cell>
          <table:table-cell table:style-name="ce112" office:value-type="string" calcext:value-type="string">
            <text:p>Prétérit</text:p>
          </table:table-cell>
          <table:table-cell table:style-name="ce112" office:value-type="string" calcext:value-type="string">
            <text:p>Participe Passé</text:p>
          </table:table-cell>
          <table:table-cell table:style-name="ce112" office:value-type="string" calcext:value-type="string">
            <text:p>Traduction</text:p>
          </table:table-cell>
          <table:table-cell table:style-name="ce112" office:value-type="string" calcext:value-type="string">
            <text:p>choix 1</text:p>
          </table:table-cell>
          <table:table-cell table:style-name="ce112" office:value-type="string" calcext:value-type="string">
            <text:p>choix 2</text:p>
          </table:table-cell>
          <table:table-cell table:style-name="ce119"/>
          <table:table-cell table:style-name="ce122" office:value-type="string" calcext:value-type="string">
            <text:p>Nombre de mots</text:p>
          </table:table-cell>
          <table:table-cell table:style-name="ce119" table:number-columns-repeated="16"/>
          <table:table-cell/>
          <table:table-cell table:style-name="ce152" office:value-type="string" calcext:value-type="string">
            <text:p>Rang 1</text:p>
          </table:table-cell>
          <table:table-cell table:style-name="ce152" office:value-type="string" calcext:value-type="string">
            <text:p>Rang 2</text:p>
          </table:table-cell>
          <table:table-cell table:style-name="ce119" table:number-columns-repeated="36"/>
          <table:table-cell table:style-name="ce126" table:number-columns-repeated="959"/>
        </table:table-row>
        <table:table-row table:style-name="ro5">
          <table:table-cell table:style-name="ce113" table:formula="of:=1" office:value-type="float" office:value="1" calcext:value-type="float">
            <text:p>1</text:p>
          </table:table-cell>
          <table:table-cell table:style-name="ce116" office:value-type="string" calcext:value-type="string">
            <text:p>be</text:p>
          </table:table-cell>
          <table:table-cell table:style-name="ce116" office:value-type="string" calcext:value-type="string">
            <text:p>was / were</text:p>
          </table:table-cell>
          <table:table-cell table:style-name="ce116" office:value-type="string" calcext:value-type="string">
            <text:p>been</text:p>
          </table:table-cell>
          <table:table-cell table:style-name="ce116" office:value-type="string" calcext:value-type="string">
            <text:p>être</text:p>
          </table:table-cell>
          <table:table-cell table:style-name="ce117" table:formula="of:=IF([.B3]=&quot;&quot;;&quot;&quot;;RANK([.AA3];[.$AA$3]:INDIRECT(CONCATENATE(&quot;AA&quot;&amp;(COUNTA([.B$1:.B$1048576])+1)));0))" office:value-type="float" office:value="19" calcext:value-type="float">
            <text:p>19</text:p>
          </table:table-cell>
          <table:table-cell table:style-name="ce117" table:formula="of:=IF([.B3]=&quot;&quot;;&quot;&quot;;RANK([.AB3];[.$AB$3]:INDIRECT(CONCATENATE(&quot;AB&quot;&amp;(COUNTA([.B$1:.B$1048576])+1)));0))" office:value-type="float" office:value="49" calcext:value-type="float">
            <text:p>49</text:p>
          </table:table-cell>
          <table:table-cell/>
          <table:table-cell table:style-name="ce123" table:formula="of:=COUNTA([.B$1:.B$1048576])-1" office:value-type="float" office:value="102" calcext:value-type="float">
            <text:p>102</text:p>
          </table:table-cell>
          <table:table-cell table:number-columns-repeated="17"/>
          <table:table-cell table:style-name="ce153" office:value-type="float" office:value="0.805993715060272" calcext:value-type="float">
            <text:p>0,805993715060272</text:p>
          </table:table-cell>
          <table:table-cell table:style-name="ce153" office:value-type="float" office:value="0.467981512718798" calcext:value-type="float">
            <text:p>0,467981512718798</text:p>
          </table:table-cell>
          <table:table-cell table:number-columns-repeated="995"/>
        </table:table-row>
        <table:table-row table:style-name="ro5">
          <table:table-cell table:style-name="ce113" table:formula="of:=[.A3]+1" office:value-type="float" office:value="2" calcext:value-type="float">
            <text:p>2</text:p>
          </table:table-cell>
          <table:table-cell table:style-name="ce116" office:value-type="string" calcext:value-type="string">
            <text:p>bear</text:p>
          </table:table-cell>
          <table:table-cell table:style-name="ce116" office:value-type="string" calcext:value-type="string">
            <text:p>bore</text:p>
          </table:table-cell>
          <table:table-cell table:style-name="ce116" office:value-type="string" calcext:value-type="string">
            <text:p>born</text:p>
          </table:table-cell>
          <table:table-cell table:style-name="ce116" office:value-type="string" calcext:value-type="string">
            <text:p>supporter</text:p>
          </table:table-cell>
          <table:table-cell table:style-name="ce118" table:formula="of:=IF([.B4]=&quot;&quot;;&quot;&quot;;RANK([.AA4];[.$AA$3]:INDIRECT(CONCATENATE(&quot;AA&quot;&amp;(COUNTA([.B$1:.B$1048576])+1)));0))" office:value-type="float" office:value="74" calcext:value-type="float">
            <text:p>74</text:p>
          </table:table-cell>
          <table:table-cell table:style-name="ce118" table:formula="of:=IF([.B4]=&quot;&quot;;&quot;&quot;;RANK([.AB4];[.$AB$3]:INDIRECT(CONCATENATE(&quot;AB&quot;&amp;(COUNTA([.B$1:.B$1048576])+1)));0))" office:value-type="float" office:value="46" calcext:value-type="float">
            <text:p>46</text:p>
          </table:table-cell>
          <table:table-cell table:style-name="ce120"/>
          <table:table-cell table:style-name="ce72" office:value-type="string" calcext:value-type="string">
            <text:p>Référence max</text:p>
          </table:table-cell>
          <table:table-cell table:number-columns-repeated="17"/>
          <table:table-cell table:style-name="ce153" office:value-type="float" office:value="0.309317465032877" calcext:value-type="float">
            <text:p>0,309317465032877</text:p>
          </table:table-cell>
          <table:table-cell table:style-name="ce153" office:value-type="float" office:value="0.496365806302086" calcext:value-type="float">
            <text:p>0,496365806302086</text:p>
          </table:table-cell>
          <table:table-cell table:number-columns-repeated="995"/>
        </table:table-row>
        <table:table-row table:style-name="ro5">
          <table:table-cell table:style-name="ce113" table:formula="of:=[.A4]+1" office:value-type="float" office:value="3" calcext:value-type="float">
            <text:p>3</text:p>
          </table:table-cell>
          <table:table-cell table:number-columns-repeated="2" table:style-name="ce116" office:value-type="string" calcext:value-type="string">
            <text:p>beat</text:p>
          </table:table-cell>
          <table:table-cell table:style-name="ce116" office:value-type="string" calcext:value-type="string">
            <text:p>beaten</text:p>
          </table:table-cell>
          <table:table-cell table:style-name="ce116" office:value-type="string" calcext:value-type="string">
            <text:p>battre</text:p>
          </table:table-cell>
          <table:table-cell table:style-name="ce118" table:formula="of:=IF([.B5]=&quot;&quot;;&quot;&quot;;RANK([.AA5];[.$AA$3]:INDIRECT(CONCATENATE(&quot;AA&quot;&amp;(COUNTA([.B$1:.B$1048576])+1)));0))" office:value-type="float" office:value="10" calcext:value-type="float">
            <text:p>10</text:p>
          </table:table-cell>
          <table:table-cell table:style-name="ce118" table:formula="of:=IF([.B5]=&quot;&quot;;&quot;&quot;;RANK([.AB5];[.$AB$3]:INDIRECT(CONCATENATE(&quot;AB&quot;&amp;(COUNTA([.B$1:.B$1048576])+1)));0))" office:value-type="float" office:value="70" calcext:value-type="float">
            <text:p>70</text:p>
          </table:table-cell>
          <table:table-cell/>
          <table:table-cell table:style-name="ce123" table:formula="of:=(CONCATENATE(&quot;A&quot;&amp;(COUNTA([.B$1:.B$1048576])+1)))" office:value-type="string" office:string-value="A104" calcext:value-type="string">
            <text:p>A104</text:p>
          </table:table-cell>
          <table:table-cell table:number-columns-repeated="17"/>
          <table:table-cell table:style-name="ce153" office:value-type="float" office:value="0.902343369036257" calcext:value-type="float">
            <text:p>0,902343369036257</text:p>
          </table:table-cell>
          <table:table-cell table:style-name="ce153" office:value-type="float" office:value="0.320552244735035" calcext:value-type="float">
            <text:p>0,320552244735035</text:p>
          </table:table-cell>
          <table:table-cell table:number-columns-repeated="995"/>
        </table:table-row>
        <table:table-row table:style-name="ro5">
          <table:table-cell table:style-name="ce113" table:formula="of:=[.A5]+1" office:value-type="float" office:value="4" calcext:value-type="float">
            <text:p>4</text:p>
          </table:table-cell>
          <table:table-cell table:style-name="ce116" office:value-type="string" calcext:value-type="string">
            <text:p>become</text:p>
          </table:table-cell>
          <table:table-cell table:style-name="ce116" office:value-type="string" calcext:value-type="string">
            <text:p>became</text:p>
          </table:table-cell>
          <table:table-cell table:style-name="ce116" office:value-type="string" calcext:value-type="string">
            <text:p>become</text:p>
          </table:table-cell>
          <table:table-cell table:style-name="ce116" office:value-type="string" calcext:value-type="string">
            <text:p>devenir</text:p>
          </table:table-cell>
          <table:table-cell table:style-name="ce118" table:formula="of:=IF([.B6]=&quot;&quot;;&quot;&quot;;RANK([.AA6];[.$AA$3]:INDIRECT(CONCATENATE(&quot;AA&quot;&amp;(COUNTA([.B$1:.B$1048576])+1)));0))" office:value-type="float" office:value="35" calcext:value-type="float">
            <text:p>35</text:p>
          </table:table-cell>
          <table:table-cell table:style-name="ce118" table:formula="of:=IF([.B6]=&quot;&quot;;&quot;&quot;;RANK([.AB6];[.$AB$3]:INDIRECT(CONCATENATE(&quot;AB&quot;&amp;(COUNTA([.B$1:.B$1048576])+1)));0))" office:value-type="float" office:value="64" calcext:value-type="float">
            <text:p>64</text:p>
          </table:table-cell>
          <table:table-cell/>
          <table:table-cell table:style-name="ce124"/>
          <table:table-cell table:number-columns-repeated="17"/>
          <table:table-cell table:style-name="ce153" office:value-type="float" office:value="0.675325523183978" calcext:value-type="float">
            <text:p>0,675325523183978</text:p>
          </table:table-cell>
          <table:table-cell table:style-name="ce153" office:value-type="float" office:value="0.354044483780701" calcext:value-type="float">
            <text:p>0,354044483780701</text:p>
          </table:table-cell>
          <table:table-cell table:number-columns-repeated="995"/>
        </table:table-row>
        <table:table-row table:style-name="ro5">
          <table:table-cell table:style-name="ce113" table:formula="of:=[.A6]+1" office:value-type="float" office:value="5" calcext:value-type="float">
            <text:p>5</text:p>
          </table:table-cell>
          <table:table-cell table:style-name="ce116" office:value-type="string" calcext:value-type="string">
            <text:p>begin</text:p>
          </table:table-cell>
          <table:table-cell table:style-name="ce116" office:value-type="string" calcext:value-type="string">
            <text:p>began</text:p>
          </table:table-cell>
          <table:table-cell table:style-name="ce116" office:value-type="string" calcext:value-type="string">
            <text:p>begun</text:p>
          </table:table-cell>
          <table:table-cell table:style-name="ce116" office:value-type="string" calcext:value-type="string">
            <text:p>commencer</text:p>
          </table:table-cell>
          <table:table-cell table:style-name="ce118" table:formula="of:=IF([.B7]=&quot;&quot;;&quot;&quot;;RANK([.AA7];[.$AA$3]:INDIRECT(CONCATENATE(&quot;AA&quot;&amp;(COUNTA([.B$1:.B$1048576])+1)));0))" office:value-type="float" office:value="59" calcext:value-type="float">
            <text:p>59</text:p>
          </table:table-cell>
          <table:table-cell table:style-name="ce118" table:formula="of:=IF([.B7]=&quot;&quot;;&quot;&quot;;RANK([.AB7];[.$AB$3]:INDIRECT(CONCATENATE(&quot;AB&quot;&amp;(COUNTA([.B$1:.B$1048576])+1)));0))" office:value-type="float" office:value="44" calcext:value-type="float">
            <text:p>44</text:p>
          </table:table-cell>
          <table:table-cell/>
          <table:table-cell table:style-name="ce125"/>
          <table:table-cell table:number-columns-repeated="17"/>
          <table:table-cell table:style-name="ce153" office:value-type="float" office:value="0.476265828172651" calcext:value-type="float">
            <text:p>0,476265828172651</text:p>
          </table:table-cell>
          <table:table-cell table:style-name="ce153" office:value-type="float" office:value="0.526085504669162" calcext:value-type="float">
            <text:p>0,526085504669162</text:p>
          </table:table-cell>
          <table:table-cell table:number-columns-repeated="995"/>
        </table:table-row>
        <table:table-row table:style-name="ro5">
          <table:table-cell table:style-name="ce113" table:formula="of:=[.A7]+1" office:value-type="float" office:value="6" calcext:value-type="float">
            <text:p>6</text:p>
          </table:table-cell>
          <table:table-cell table:number-columns-repeated="3" table:style-name="ce116" office:value-type="string" calcext:value-type="string">
            <text:p>bet</text:p>
          </table:table-cell>
          <table:table-cell table:style-name="ce116" office:value-type="string" calcext:value-type="string">
            <text:p>parier</text:p>
          </table:table-cell>
          <table:table-cell table:style-name="ce118" table:formula="of:=IF([.B8]=&quot;&quot;;&quot;&quot;;RANK([.AA8];[.$AA$3]:INDIRECT(CONCATENATE(&quot;AA&quot;&amp;(COUNTA([.B$1:.B$1048576])+1)));0))" office:value-type="float" office:value="79" calcext:value-type="float">
            <text:p>79</text:p>
          </table:table-cell>
          <table:table-cell table:style-name="ce118" table:formula="of:=IF([.B8]=&quot;&quot;;&quot;&quot;;RANK([.AB8];[.$AB$3]:INDIRECT(CONCATENATE(&quot;AB&quot;&amp;(COUNTA([.B$1:.B$1048576])+1)));0))" office:value-type="float" office:value="60" calcext:value-type="float">
            <text:p>60</text:p>
          </table:table-cell>
          <table:table-cell table:number-columns-repeated="19"/>
          <table:table-cell table:style-name="ce153" office:value-type="float" office:value="0.277085889389234" calcext:value-type="float">
            <text:p>0,277085889389234</text:p>
          </table:table-cell>
          <table:table-cell table:style-name="ce153" office:value-type="float" office:value="0.390907507239473" calcext:value-type="float">
            <text:p>0,390907507239473</text:p>
          </table:table-cell>
          <table:table-cell table:number-columns-repeated="995"/>
        </table:table-row>
        <table:table-row table:style-name="ro5">
          <table:table-cell table:style-name="ce113" table:formula="of:=[.A8]+1" office:value-type="float" office:value="7" calcext:value-type="float">
            <text:p>7</text:p>
          </table:table-cell>
          <table:table-cell table:style-name="ce116" office:value-type="string" calcext:value-type="string">
            <text:p>bite</text:p>
          </table:table-cell>
          <table:table-cell table:style-name="ce116" office:value-type="string" calcext:value-type="string">
            <text:p>bit</text:p>
          </table:table-cell>
          <table:table-cell table:style-name="ce116" office:value-type="string" calcext:value-type="string">
            <text:p>bitten</text:p>
          </table:table-cell>
          <table:table-cell table:style-name="ce116" office:value-type="string" calcext:value-type="string">
            <text:p>mordre</text:p>
          </table:table-cell>
          <table:table-cell table:style-name="ce118" table:formula="of:=IF([.B9]=&quot;&quot;;&quot;&quot;;RANK([.AA9];[.$AA$3]:INDIRECT(CONCATENATE(&quot;AA&quot;&amp;(COUNTA([.B$1:.B$1048576])+1)));0))" office:value-type="float" office:value="92" calcext:value-type="float">
            <text:p>92</text:p>
          </table:table-cell>
          <table:table-cell table:style-name="ce118" table:formula="of:=IF([.B9]=&quot;&quot;;&quot;&quot;;RANK([.AB9];[.$AB$3]:INDIRECT(CONCATENATE(&quot;AB&quot;&amp;(COUNTA([.B$1:.B$1048576])+1)));0))" office:value-type="float" office:value="94" calcext:value-type="float">
            <text:p>94</text:p>
          </table:table-cell>
          <table:table-cell table:number-columns-repeated="19"/>
          <table:table-cell table:style-name="ce153" office:value-type="float" office:value="0.115895737385689" calcext:value-type="float">
            <text:p>0,115895737385689</text:p>
          </table:table-cell>
          <table:table-cell table:style-name="ce153" office:value-type="float" office:value="0.0558794777714969" calcext:value-type="float">
            <text:p>0,055879477771497</text:p>
          </table:table-cell>
          <table:table-cell table:number-columns-repeated="995"/>
        </table:table-row>
        <table:table-row table:style-name="ro5">
          <table:table-cell table:style-name="ce113" table:formula="of:=[.A9]+1" office:value-type="float" office:value="8" calcext:value-type="float">
            <text:p>8</text:p>
          </table:table-cell>
          <table:table-cell table:style-name="ce116" office:value-type="string" calcext:value-type="string">
            <text:p>bleed</text:p>
          </table:table-cell>
          <table:table-cell table:number-columns-repeated="2" table:style-name="ce116" office:value-type="string" calcext:value-type="string">
            <text:p>bled</text:p>
          </table:table-cell>
          <table:table-cell table:style-name="ce116" office:value-type="string" calcext:value-type="string">
            <text:p>soigner</text:p>
          </table:table-cell>
          <table:table-cell table:style-name="ce118" table:formula="of:=IF([.B10]=&quot;&quot;;&quot;&quot;;RANK([.AA10];[.$AA$3]:INDIRECT(CONCATENATE(&quot;AA&quot;&amp;(COUNTA([.B$1:.B$1048576])+1)));0))" office:value-type="float" office:value="66" calcext:value-type="float">
            <text:p>66</text:p>
          </table:table-cell>
          <table:table-cell table:style-name="ce118" table:formula="of:=IF([.B10]=&quot;&quot;;&quot;&quot;;RANK([.AB10];[.$AB$3]:INDIRECT(CONCATENATE(&quot;AB&quot;&amp;(COUNTA([.B$1:.B$1048576])+1)));0))" office:value-type="float" office:value="68" calcext:value-type="float">
            <text:p>68</text:p>
          </table:table-cell>
          <table:table-cell table:number-columns-repeated="19"/>
          <table:table-cell table:style-name="ce153" office:value-type="float" office:value="0.380980856581758" calcext:value-type="float">
            <text:p>0,380980856581758</text:p>
          </table:table-cell>
          <table:table-cell table:style-name="ce153" office:value-type="float" office:value="0.339817107523785" calcext:value-type="float">
            <text:p>0,339817107523785</text:p>
          </table:table-cell>
          <table:table-cell table:number-columns-repeated="995"/>
        </table:table-row>
        <table:table-row table:style-name="ro5">
          <table:table-cell table:style-name="ce113" table:formula="of:=[.A10]+1" office:value-type="float" office:value="9" calcext:value-type="float">
            <text:p>9</text:p>
          </table:table-cell>
          <table:table-cell table:style-name="ce116" office:value-type="string" calcext:value-type="string">
            <text:p>blow</text:p>
          </table:table-cell>
          <table:table-cell table:style-name="ce116" office:value-type="string" calcext:value-type="string">
            <text:p>blew</text:p>
          </table:table-cell>
          <table:table-cell table:style-name="ce116" office:value-type="string" calcext:value-type="string">
            <text:p>blown</text:p>
          </table:table-cell>
          <table:table-cell table:style-name="ce116" office:value-type="string" calcext:value-type="string">
            <text:p>souffler</text:p>
          </table:table-cell>
          <table:table-cell table:style-name="ce118" table:formula="of:=IF([.B11]=&quot;&quot;;&quot;&quot;;RANK([.AA11];[.$AA$3]:INDIRECT(CONCATENATE(&quot;AA&quot;&amp;(COUNTA([.B$1:.B$1048576])+1)));0))" office:value-type="float" office:value="30" calcext:value-type="float">
            <text:p>30</text:p>
          </table:table-cell>
          <table:table-cell table:style-name="ce118" table:formula="of:=IF([.B11]=&quot;&quot;;&quot;&quot;;RANK([.AB11];[.$AB$3]:INDIRECT(CONCATENATE(&quot;AB&quot;&amp;(COUNTA([.B$1:.B$1048576])+1)));0))" office:value-type="float" office:value="33" calcext:value-type="float">
            <text:p>33</text:p>
          </table:table-cell>
          <table:table-cell table:number-columns-repeated="19"/>
          <table:table-cell table:style-name="ce153" office:value-type="float" office:value="0.709258752163973" calcext:value-type="float">
            <text:p>0,709258752163973</text:p>
          </table:table-cell>
          <table:table-cell table:style-name="ce153" office:value-type="float" office:value="0.657081243551712" calcext:value-type="float">
            <text:p>0,657081243551712</text:p>
          </table:table-cell>
          <table:table-cell table:number-columns-repeated="995"/>
        </table:table-row>
        <table:table-row table:style-name="ro5">
          <table:table-cell table:style-name="ce113" table:formula="of:=[.A11]+1" office:value-type="float" office:value="10" calcext:value-type="float">
            <text:p>10</text:p>
          </table:table-cell>
          <table:table-cell table:style-name="ce116" office:value-type="string" calcext:value-type="string">
            <text:p>break</text:p>
          </table:table-cell>
          <table:table-cell table:style-name="ce116" office:value-type="string" calcext:value-type="string">
            <text:p>broke</text:p>
          </table:table-cell>
          <table:table-cell table:style-name="ce116" office:value-type="string" calcext:value-type="string">
            <text:p>broken</text:p>
          </table:table-cell>
          <table:table-cell table:style-name="ce116" office:value-type="string" calcext:value-type="string">
            <text:p>casser</text:p>
          </table:table-cell>
          <table:table-cell table:style-name="ce118" table:formula="of:=IF([.B12]=&quot;&quot;;&quot;&quot;;RANK([.AA12];[.$AA$3]:INDIRECT(CONCATENATE(&quot;AA&quot;&amp;(COUNTA([.B$1:.B$1048576])+1)));0))" office:value-type="float" office:value="98" calcext:value-type="float">
            <text:p>98</text:p>
          </table:table-cell>
          <table:table-cell table:style-name="ce118" table:formula="of:=IF([.B12]=&quot;&quot;;&quot;&quot;;RANK([.AB12];[.$AB$3]:INDIRECT(CONCATENATE(&quot;AB&quot;&amp;(COUNTA([.B$1:.B$1048576])+1)));0))" office:value-type="float" office:value="56" calcext:value-type="float">
            <text:p>56</text:p>
          </table:table-cell>
          <table:table-cell table:number-columns-repeated="19"/>
          <table:table-cell table:style-name="ce153" office:value-type="float" office:value="0.0503514734306438" calcext:value-type="float">
            <text:p>0,050351473430644</text:p>
          </table:table-cell>
          <table:table-cell table:style-name="ce153" office:value-type="float" office:value="0.407466978047919" calcext:value-type="float">
            <text:p>0,407466978047919</text:p>
          </table:table-cell>
          <table:table-cell table:number-columns-repeated="995"/>
        </table:table-row>
        <table:table-row table:style-name="ro5">
          <table:table-cell table:style-name="ce113" table:formula="of:=[.A12]+1" office:value-type="float" office:value="11" calcext:value-type="float">
            <text:p>11</text:p>
          </table:table-cell>
          <table:table-cell table:style-name="ce116" office:value-type="string" calcext:value-type="string">
            <text:p>bring</text:p>
          </table:table-cell>
          <table:table-cell table:number-columns-repeated="2" table:style-name="ce116" office:value-type="string" calcext:value-type="string">
            <text:p>brought</text:p>
          </table:table-cell>
          <table:table-cell table:style-name="ce116" office:value-type="string" calcext:value-type="string">
            <text:p>amener</text:p>
          </table:table-cell>
          <table:table-cell table:style-name="ce118" table:formula="of:=IF([.B13]=&quot;&quot;;&quot;&quot;;RANK([.AA13];[.$AA$3]:INDIRECT(CONCATENATE(&quot;AA&quot;&amp;(COUNTA([.B$1:.B$1048576])+1)));0))" office:value-type="float" office:value="83" calcext:value-type="float">
            <text:p>83</text:p>
          </table:table-cell>
          <table:table-cell table:style-name="ce118" table:formula="of:=IF([.B13]=&quot;&quot;;&quot;&quot;;RANK([.AB13];[.$AB$3]:INDIRECT(CONCATENATE(&quot;AB&quot;&amp;(COUNTA([.B$1:.B$1048576])+1)));0))" office:value-type="float" office:value="52" calcext:value-type="float">
            <text:p>52</text:p>
          </table:table-cell>
          <table:table-cell table:number-columns-repeated="19"/>
          <table:table-cell table:style-name="ce153" office:value-type="float" office:value="0.26907011034202" calcext:value-type="float">
            <text:p>0,26907011034202</text:p>
          </table:table-cell>
          <table:table-cell table:style-name="ce153" office:value-type="float" office:value="0.44382916665681" calcext:value-type="float">
            <text:p>0,44382916665681</text:p>
          </table:table-cell>
          <table:table-cell table:number-columns-repeated="995"/>
        </table:table-row>
        <table:table-row table:style-name="ro5">
          <table:table-cell table:style-name="ce113" table:formula="of:=[.A13]+1" office:value-type="float" office:value="12" calcext:value-type="float">
            <text:p>12</text:p>
          </table:table-cell>
          <table:table-cell table:style-name="ce116" office:value-type="string" calcext:value-type="string">
            <text:p>build</text:p>
          </table:table-cell>
          <table:table-cell table:number-columns-repeated="2" table:style-name="ce116" office:value-type="string" calcext:value-type="string">
            <text:p>built</text:p>
          </table:table-cell>
          <table:table-cell table:style-name="ce116" office:value-type="string" calcext:value-type="string">
            <text:p>construire</text:p>
          </table:table-cell>
          <table:table-cell table:style-name="ce118" table:formula="of:=IF([.B14]=&quot;&quot;;&quot;&quot;;RANK([.AA14];[.$AA$3]:INDIRECT(CONCATENATE(&quot;AA&quot;&amp;(COUNTA([.B$1:.B$1048576])+1)));0))" office:value-type="float" office:value="43" calcext:value-type="float">
            <text:p>43</text:p>
          </table:table-cell>
          <table:table-cell table:style-name="ce118" table:formula="of:=IF([.B14]=&quot;&quot;;&quot;&quot;;RANK([.AB14];[.$AB$3]:INDIRECT(CONCATENATE(&quot;AB&quot;&amp;(COUNTA([.B$1:.B$1048576])+1)));0))" office:value-type="float" office:value="17" calcext:value-type="float">
            <text:p>17</text:p>
          </table:table-cell>
          <table:table-cell table:number-columns-repeated="19"/>
          <table:table-cell table:style-name="ce153" office:value-type="float" office:value="0.593365375145745" calcext:value-type="float">
            <text:p>0,593365375145745</text:p>
          </table:table-cell>
          <table:table-cell table:style-name="ce153" office:value-type="float" office:value="0.840327389835032" calcext:value-type="float">
            <text:p>0,840327389835032</text:p>
          </table:table-cell>
          <table:table-cell table:number-columns-repeated="995"/>
        </table:table-row>
        <table:table-row table:style-name="ro5">
          <table:table-cell table:style-name="ce113" table:formula="of:=[.A14]+1" office:value-type="float" office:value="13" calcext:value-type="float">
            <text:p>13</text:p>
          </table:table-cell>
          <table:table-cell table:style-name="ce116" office:value-type="string" calcext:value-type="string">
            <text:p>burn</text:p>
          </table:table-cell>
          <table:table-cell table:number-columns-repeated="2" table:style-name="ce116" office:value-type="string" calcext:value-type="string">
            <text:p>burnt</text:p>
          </table:table-cell>
          <table:table-cell table:style-name="ce116" office:value-type="string" calcext:value-type="string">
            <text:p>brûler</text:p>
          </table:table-cell>
          <table:table-cell table:style-name="ce118" table:formula="of:=IF([.B15]=&quot;&quot;;&quot;&quot;;RANK([.AA15];[.$AA$3]:INDIRECT(CONCATENATE(&quot;AA&quot;&amp;(COUNTA([.B$1:.B$1048576])+1)));0))" office:value-type="float" office:value="48" calcext:value-type="float">
            <text:p>48</text:p>
          </table:table-cell>
          <table:table-cell table:style-name="ce118" table:formula="of:=IF([.B15]=&quot;&quot;;&quot;&quot;;RANK([.AB15];[.$AB$3]:INDIRECT(CONCATENATE(&quot;AB&quot;&amp;(COUNTA([.B$1:.B$1048576])+1)));0))" office:value-type="float" office:value="9" calcext:value-type="float">
            <text:p>9</text:p>
          </table:table-cell>
          <table:table-cell table:number-columns-repeated="19"/>
          <table:table-cell table:style-name="ce153" office:value-type="float" office:value="0.575626090711181" calcext:value-type="float">
            <text:p>0,575626090711181</text:p>
          </table:table-cell>
          <table:table-cell table:style-name="ce153" office:value-type="float" office:value="0.928030106645207" calcext:value-type="float">
            <text:p>0,928030106645207</text:p>
          </table:table-cell>
          <table:table-cell table:number-columns-repeated="995"/>
        </table:table-row>
        <table:table-row table:style-name="ro5">
          <table:table-cell table:style-name="ce113" table:formula="of:=[.A15]+1" office:value-type="float" office:value="14" calcext:value-type="float">
            <text:p>14</text:p>
          </table:table-cell>
          <table:table-cell table:number-columns-repeated="3" table:style-name="ce116" office:value-type="string" calcext:value-type="string">
            <text:p>burst</text:p>
          </table:table-cell>
          <table:table-cell table:style-name="ce116" office:value-type="string" calcext:value-type="string">
            <text:p>éclater</text:p>
          </table:table-cell>
          <table:table-cell table:style-name="ce118" table:formula="of:=IF([.B16]=&quot;&quot;;&quot;&quot;;RANK([.AA16];[.$AA$3]:INDIRECT(CONCATENATE(&quot;AA&quot;&amp;(COUNTA([.B$1:.B$1048576])+1)));0))" office:value-type="float" office:value="56" calcext:value-type="float">
            <text:p>56</text:p>
          </table:table-cell>
          <table:table-cell table:style-name="ce118" table:formula="of:=IF([.B16]=&quot;&quot;;&quot;&quot;;RANK([.AB16];[.$AB$3]:INDIRECT(CONCATENATE(&quot;AB&quot;&amp;(COUNTA([.B$1:.B$1048576])+1)));0))" office:value-type="float" office:value="21" calcext:value-type="float">
            <text:p>21</text:p>
          </table:table-cell>
          <table:table-cell table:number-columns-repeated="19"/>
          <table:table-cell table:style-name="ce153" office:value-type="float" office:value="0.526568234558877" calcext:value-type="float">
            <text:p>0,526568234558877</text:p>
          </table:table-cell>
          <table:table-cell table:style-name="ce153" office:value-type="float" office:value="0.824958951327665" calcext:value-type="float">
            <text:p>0,824958951327665</text:p>
          </table:table-cell>
          <table:table-cell table:number-columns-repeated="995"/>
        </table:table-row>
        <table:table-row table:style-name="ro5">
          <table:table-cell table:style-name="ce113" table:formula="of:=[.A16]+1" office:value-type="float" office:value="15" calcext:value-type="float">
            <text:p>15</text:p>
          </table:table-cell>
          <table:table-cell table:style-name="ce116" office:value-type="string" calcext:value-type="string">
            <text:p>buy</text:p>
          </table:table-cell>
          <table:table-cell table:number-columns-repeated="2" table:style-name="ce116" office:value-type="string" calcext:value-type="string">
            <text:p>bought</text:p>
          </table:table-cell>
          <table:table-cell table:style-name="ce116" office:value-type="string" calcext:value-type="string">
            <text:p>acheter</text:p>
          </table:table-cell>
          <table:table-cell table:style-name="ce118" table:formula="of:=IF([.B17]=&quot;&quot;;&quot;&quot;;RANK([.AA17];[.$AA$3]:INDIRECT(CONCATENATE(&quot;AA&quot;&amp;(COUNTA([.B$1:.B$1048576])+1)));0))" office:value-type="float" office:value="82" calcext:value-type="float">
            <text:p>82</text:p>
          </table:table-cell>
          <table:table-cell table:style-name="ce118" table:formula="of:=IF([.B17]=&quot;&quot;;&quot;&quot;;RANK([.AB17];[.$AB$3]:INDIRECT(CONCATENATE(&quot;AB&quot;&amp;(COUNTA([.B$1:.B$1048576])+1)));0))" office:value-type="float" office:value="71" calcext:value-type="float">
            <text:p>71</text:p>
          </table:table-cell>
          <table:table-cell table:number-columns-repeated="19"/>
          <table:table-cell table:style-name="ce153" office:value-type="float" office:value="0.270796610955435" calcext:value-type="float">
            <text:p>0,270796610955435</text:p>
          </table:table-cell>
          <table:table-cell table:style-name="ce153" office:value-type="float" office:value="0.311341686500165" calcext:value-type="float">
            <text:p>0,311341686500165</text:p>
          </table:table-cell>
          <table:table-cell table:number-columns-repeated="995"/>
        </table:table-row>
        <table:table-row table:style-name="ro5">
          <table:table-cell table:style-name="ce113" table:formula="of:=[.A17]+1" office:value-type="float" office:value="16" calcext:value-type="float">
            <text:p>16</text:p>
          </table:table-cell>
          <table:table-cell table:style-name="ce116" office:value-type="string" calcext:value-type="string">
            <text:p>catch</text:p>
          </table:table-cell>
          <table:table-cell table:number-columns-repeated="2" table:style-name="ce116" office:value-type="string" calcext:value-type="string">
            <text:p>caught</text:p>
          </table:table-cell>
          <table:table-cell table:style-name="ce116" office:value-type="string" calcext:value-type="string">
            <text:p>attraper</text:p>
          </table:table-cell>
          <table:table-cell table:style-name="ce118" table:formula="of:=IF([.B18]=&quot;&quot;;&quot;&quot;;RANK([.AA18];[.$AA$3]:INDIRECT(CONCATENATE(&quot;AA&quot;&amp;(COUNTA([.B$1:.B$1048576])+1)));0))" office:value-type="float" office:value="80" calcext:value-type="float">
            <text:p>80</text:p>
          </table:table-cell>
          <table:table-cell table:style-name="ce118" table:formula="of:=IF([.B18]=&quot;&quot;;&quot;&quot;;RANK([.AB18];[.$AB$3]:INDIRECT(CONCATENATE(&quot;AB&quot;&amp;(COUNTA([.B$1:.B$1048576])+1)));0))" office:value-type="float" office:value="59" calcext:value-type="float">
            <text:p>59</text:p>
          </table:table-cell>
          <table:table-cell table:number-columns-repeated="19"/>
          <table:table-cell table:style-name="ce153" office:value-type="float" office:value="0.276125782641922" calcext:value-type="float">
            <text:p>0,276125782641922</text:p>
          </table:table-cell>
          <table:table-cell table:style-name="ce153" office:value-type="float" office:value="0.395620317121946" calcext:value-type="float">
            <text:p>0,395620317121946</text:p>
          </table:table-cell>
          <table:table-cell table:number-columns-repeated="995"/>
        </table:table-row>
        <table:table-row table:style-name="ro5">
          <table:table-cell table:style-name="ce113" table:formula="of:=[.A18]+1" office:value-type="float" office:value="17" calcext:value-type="float">
            <text:p>17</text:p>
          </table:table-cell>
          <table:table-cell table:style-name="ce116" office:value-type="string" calcext:value-type="string">
            <text:p>choose</text:p>
          </table:table-cell>
          <table:table-cell table:style-name="ce116" office:value-type="string" calcext:value-type="string">
            <text:p>chose</text:p>
          </table:table-cell>
          <table:table-cell table:style-name="ce116" office:value-type="string" calcext:value-type="string">
            <text:p>chosen</text:p>
          </table:table-cell>
          <table:table-cell table:style-name="ce116" office:value-type="string" calcext:value-type="string">
            <text:p>choisir</text:p>
          </table:table-cell>
          <table:table-cell table:style-name="ce118" table:formula="of:=IF([.B19]=&quot;&quot;;&quot;&quot;;RANK([.AA19];[.$AA$3]:INDIRECT(CONCATENATE(&quot;AA&quot;&amp;(COUNTA([.B$1:.B$1048576])+1)));0))" office:value-type="float" office:value="17" calcext:value-type="float">
            <text:p>17</text:p>
          </table:table-cell>
          <table:table-cell table:style-name="ce118" table:formula="of:=IF([.B19]=&quot;&quot;;&quot;&quot;;RANK([.AB19];[.$AB$3]:INDIRECT(CONCATENATE(&quot;AB&quot;&amp;(COUNTA([.B$1:.B$1048576])+1)));0))" office:value-type="float" office:value="65" calcext:value-type="float">
            <text:p>65</text:p>
          </table:table-cell>
          <table:table-cell table:number-columns-repeated="19"/>
          <table:table-cell table:style-name="ce153" office:value-type="float" office:value="0.839070121901083" calcext:value-type="float">
            <text:p>0,839070121901083</text:p>
          </table:table-cell>
          <table:table-cell table:style-name="ce153" office:value-type="float" office:value="0.35311719948257" calcext:value-type="float">
            <text:p>0,35311719948257</text:p>
          </table:table-cell>
          <table:table-cell table:number-columns-repeated="995"/>
        </table:table-row>
        <table:table-row table:style-name="ro5">
          <table:table-cell table:style-name="ce113" table:formula="of:=[.A19]+1" office:value-type="float" office:value="18" calcext:value-type="float">
            <text:p>18</text:p>
          </table:table-cell>
          <table:table-cell table:style-name="ce116" office:value-type="string" calcext:value-type="string">
            <text:p>come</text:p>
          </table:table-cell>
          <table:table-cell table:style-name="ce116" office:value-type="string" calcext:value-type="string">
            <text:p>came</text:p>
          </table:table-cell>
          <table:table-cell table:style-name="ce116" office:value-type="string" calcext:value-type="string">
            <text:p>come</text:p>
          </table:table-cell>
          <table:table-cell table:style-name="ce116" office:value-type="string" calcext:value-type="string">
            <text:p>venir</text:p>
          </table:table-cell>
          <table:table-cell table:style-name="ce118" table:formula="of:=IF([.B20]=&quot;&quot;;&quot;&quot;;RANK([.AA20];[.$AA$3]:INDIRECT(CONCATENATE(&quot;AA&quot;&amp;(COUNTA([.B$1:.B$1048576])+1)));0))" office:value-type="float" office:value="62" calcext:value-type="float">
            <text:p>62</text:p>
          </table:table-cell>
          <table:table-cell table:style-name="ce118" table:formula="of:=IF([.B20]=&quot;&quot;;&quot;&quot;;RANK([.AB20];[.$AB$3]:INDIRECT(CONCATENATE(&quot;AB&quot;&amp;(COUNTA([.B$1:.B$1048576])+1)));0))" office:value-type="float" office:value="10" calcext:value-type="float">
            <text:p>10</text:p>
          </table:table-cell>
          <table:table-cell table:number-columns-repeated="19"/>
          <table:table-cell table:style-name="ce153" office:value-type="float" office:value="0.438294419164108" calcext:value-type="float">
            <text:p>0,438294419164108</text:p>
          </table:table-cell>
          <table:table-cell table:style-name="ce153" office:value-type="float" office:value="0.919212529956467" calcext:value-type="float">
            <text:p>0,919212529956467</text:p>
          </table:table-cell>
          <table:table-cell table:number-columns-repeated="995"/>
        </table:table-row>
        <table:table-row table:style-name="ro5">
          <table:table-cell table:style-name="ce113" table:formula="of:=[.A20]+1" office:value-type="float" office:value="19" calcext:value-type="float">
            <text:p>19</text:p>
          </table:table-cell>
          <table:table-cell table:number-columns-repeated="3" table:style-name="ce116" office:value-type="string" calcext:value-type="string">
            <text:p>cost</text:p>
          </table:table-cell>
          <table:table-cell table:style-name="ce116" office:value-type="string" calcext:value-type="string">
            <text:p>coûter</text:p>
          </table:table-cell>
          <table:table-cell table:style-name="ce118" table:formula="of:=IF([.B21]=&quot;&quot;;&quot;&quot;;RANK([.AA21];[.$AA$3]:INDIRECT(CONCATENATE(&quot;AA&quot;&amp;(COUNTA([.B$1:.B$1048576])+1)));0))" office:value-type="float" office:value="8" calcext:value-type="float">
            <text:p>8</text:p>
          </table:table-cell>
          <table:table-cell table:style-name="ce118" table:formula="of:=IF([.B21]=&quot;&quot;;&quot;&quot;;RANK([.AB21];[.$AB$3]:INDIRECT(CONCATENATE(&quot;AB&quot;&amp;(COUNTA([.B$1:.B$1048576])+1)));0))" office:value-type="float" office:value="5" calcext:value-type="float">
            <text:p>5</text:p>
          </table:table-cell>
          <table:table-cell table:number-columns-repeated="19"/>
          <table:table-cell table:style-name="ce153" office:value-type="float" office:value="0.931936075852931" calcext:value-type="float">
            <text:p>0,931936075852931</text:p>
          </table:table-cell>
          <table:table-cell table:style-name="ce153" office:value-type="float" office:value="0.938283064495516" calcext:value-type="float">
            <text:p>0,938283064495516</text:p>
          </table:table-cell>
          <table:table-cell table:number-columns-repeated="995"/>
        </table:table-row>
        <table:table-row table:style-name="ro5">
          <table:table-cell table:style-name="ce113" table:formula="of:=[.A21]+1" office:value-type="float" office:value="20" calcext:value-type="float">
            <text:p>20</text:p>
          </table:table-cell>
          <table:table-cell table:number-columns-repeated="3" table:style-name="ce116" office:value-type="string" calcext:value-type="string">
            <text:p>cut</text:p>
          </table:table-cell>
          <table:table-cell table:style-name="ce116" office:value-type="string" calcext:value-type="string">
            <text:p>couper</text:p>
          </table:table-cell>
          <table:table-cell table:style-name="ce118" table:formula="of:=IF([.B22]=&quot;&quot;;&quot;&quot;;RANK([.AA22];[.$AA$3]:INDIRECT(CONCATENATE(&quot;AA&quot;&amp;(COUNTA([.B$1:.B$1048576])+1)));0))" office:value-type="float" office:value="27" calcext:value-type="float">
            <text:p>27</text:p>
          </table:table-cell>
          <table:table-cell table:style-name="ce118" table:formula="of:=IF([.B22]=&quot;&quot;;&quot;&quot;;RANK([.AB22];[.$AB$3]:INDIRECT(CONCATENATE(&quot;AB&quot;&amp;(COUNTA([.B$1:.B$1048576])+1)));0))" office:value-type="float" office:value="36" calcext:value-type="float">
            <text:p>36</text:p>
          </table:table-cell>
          <table:table-cell table:number-columns-repeated="19"/>
          <table:table-cell table:style-name="ce153" office:value-type="float" office:value="0.755292947429774" calcext:value-type="float">
            <text:p>0,755292947429774</text:p>
          </table:table-cell>
          <table:table-cell table:style-name="ce153" office:value-type="float" office:value="0.631027916866782" calcext:value-type="float">
            <text:p>0,631027916866782</text:p>
          </table:table-cell>
          <table:table-cell table:number-columns-repeated="995"/>
        </table:table-row>
        <table:table-row table:style-name="ro5">
          <table:table-cell table:style-name="ce113" table:formula="of:=[.A22]+1" office:value-type="float" office:value="21" calcext:value-type="float">
            <text:p>21</text:p>
          </table:table-cell>
          <table:table-cell table:style-name="ce116" office:value-type="string" calcext:value-type="string">
            <text:p>dig</text:p>
          </table:table-cell>
          <table:table-cell table:number-columns-repeated="2" table:style-name="ce116" office:value-type="string" calcext:value-type="string">
            <text:p>dug</text:p>
          </table:table-cell>
          <table:table-cell table:style-name="ce116" office:value-type="string" calcext:value-type="string">
            <text:p>creuser</text:p>
          </table:table-cell>
          <table:table-cell table:style-name="ce118" table:formula="of:=IF([.B23]=&quot;&quot;;&quot;&quot;;RANK([.AA23];[.$AA$3]:INDIRECT(CONCATENATE(&quot;AA&quot;&amp;(COUNTA([.B$1:.B$1048576])+1)));0))" office:value-type="float" office:value="64" calcext:value-type="float">
            <text:p>64</text:p>
          </table:table-cell>
          <table:table-cell table:style-name="ce118" table:formula="of:=IF([.B23]=&quot;&quot;;&quot;&quot;;RANK([.AB23];[.$AB$3]:INDIRECT(CONCATENATE(&quot;AB&quot;&amp;(COUNTA([.B$1:.B$1048576])+1)));0))" office:value-type="float" office:value="7" calcext:value-type="float">
            <text:p>7</text:p>
          </table:table-cell>
          <table:table-cell table:number-columns-repeated="19"/>
          <table:table-cell table:style-name="ce153" office:value-type="float" office:value="0.416423892824714" calcext:value-type="float">
            <text:p>0,416423892824714</text:p>
          </table:table-cell>
          <table:table-cell table:style-name="ce153" office:value-type="float" office:value="0.930899981640949" calcext:value-type="float">
            <text:p>0,930899981640949</text:p>
          </table:table-cell>
          <table:table-cell table:number-columns-repeated="995"/>
        </table:table-row>
        <table:table-row table:style-name="ro5">
          <table:table-cell table:style-name="ce113" table:formula="of:=[.A23]+1" office:value-type="float" office:value="22" calcext:value-type="float">
            <text:p>22</text:p>
          </table:table-cell>
          <table:table-cell table:style-name="ce116" office:value-type="string" calcext:value-type="string">
            <text:p>do</text:p>
          </table:table-cell>
          <table:table-cell table:style-name="ce116" office:value-type="string" calcext:value-type="string">
            <text:p>did</text:p>
          </table:table-cell>
          <table:table-cell table:style-name="ce116" office:value-type="string" calcext:value-type="string">
            <text:p>done</text:p>
          </table:table-cell>
          <table:table-cell table:style-name="ce116" office:value-type="string" calcext:value-type="string">
            <text:p>faire</text:p>
          </table:table-cell>
          <table:table-cell table:style-name="ce118" table:formula="of:=IF([.B24]=&quot;&quot;;&quot;&quot;;RANK([.AA24];[.$AA$3]:INDIRECT(CONCATENATE(&quot;AA&quot;&amp;(COUNTA([.B$1:.B$1048576])+1)));0))" office:value-type="float" office:value="93" calcext:value-type="float">
            <text:p>93</text:p>
          </table:table-cell>
          <table:table-cell table:style-name="ce118" table:formula="of:=IF([.B24]=&quot;&quot;;&quot;&quot;;RANK([.AB24];[.$AB$3]:INDIRECT(CONCATENATE(&quot;AB&quot;&amp;(COUNTA([.B$1:.B$1048576])+1)));0))" office:value-type="float" office:value="24" calcext:value-type="float">
            <text:p>24</text:p>
          </table:table-cell>
          <table:table-cell table:number-columns-repeated="19"/>
          <table:table-cell table:style-name="ce153" office:value-type="float" office:value="0.111231810956454" calcext:value-type="float">
            <text:p>0,111231810956454</text:p>
          </table:table-cell>
          <table:table-cell table:style-name="ce153" office:value-type="float" office:value="0.809588380830369" calcext:value-type="float">
            <text:p>0,809588380830369</text:p>
          </table:table-cell>
          <table:table-cell table:number-columns-repeated="995"/>
        </table:table-row>
        <table:table-row table:style-name="ro5">
          <table:table-cell table:style-name="ce113" table:formula="of:=[.A24]+1" office:value-type="float" office:value="23" calcext:value-type="float">
            <text:p>23</text:p>
          </table:table-cell>
          <table:table-cell table:style-name="ce116" office:value-type="string" calcext:value-type="string">
            <text:p>draw</text:p>
          </table:table-cell>
          <table:table-cell table:style-name="ce116" office:value-type="string" calcext:value-type="string">
            <text:p>drew</text:p>
          </table:table-cell>
          <table:table-cell table:style-name="ce116" office:value-type="string" calcext:value-type="string">
            <text:p>drawn</text:p>
          </table:table-cell>
          <table:table-cell table:style-name="ce116" office:value-type="string" calcext:value-type="string">
            <text:p>tracer, dessiner</text:p>
          </table:table-cell>
          <table:table-cell table:style-name="ce118" table:formula="of:=IF([.B25]=&quot;&quot;;&quot;&quot;;RANK([.AA25];[.$AA$3]:INDIRECT(CONCATENATE(&quot;AA&quot;&amp;(COUNTA([.B$1:.B$1048576])+1)));0))" office:value-type="float" office:value="9" calcext:value-type="float">
            <text:p>9</text:p>
          </table:table-cell>
          <table:table-cell table:style-name="ce118" table:formula="of:=IF([.B25]=&quot;&quot;;&quot;&quot;;RANK([.AB25];[.$AB$3]:INDIRECT(CONCATENATE(&quot;AB&quot;&amp;(COUNTA([.B$1:.B$1048576])+1)));0))" office:value-type="float" office:value="97" calcext:value-type="float">
            <text:p>97</text:p>
          </table:table-cell>
          <table:table-cell table:number-columns-repeated="19"/>
          <table:table-cell table:style-name="ce153" office:value-type="float" office:value="0.90734607432522" calcext:value-type="float">
            <text:p>0,90734607432522</text:p>
          </table:table-cell>
          <table:table-cell table:style-name="ce153" office:value-type="float" office:value="0.0294886389538542" calcext:value-type="float">
            <text:p>0,029488638953854</text:p>
          </table:table-cell>
          <table:table-cell table:number-columns-repeated="995"/>
        </table:table-row>
        <table:table-row table:style-name="ro5">
          <table:table-cell table:style-name="ce113" table:formula="of:=[.A25]+1" office:value-type="float" office:value="24" calcext:value-type="float">
            <text:p>24</text:p>
          </table:table-cell>
          <table:table-cell table:style-name="ce116" office:value-type="string" calcext:value-type="string">
            <text:p>dream</text:p>
          </table:table-cell>
          <table:table-cell table:number-columns-repeated="2" table:style-name="ce116" office:value-type="string" calcext:value-type="string">
            <text:p>dreamt</text:p>
          </table:table-cell>
          <table:table-cell table:style-name="ce116" office:value-type="string" calcext:value-type="string">
            <text:p>rêver</text:p>
          </table:table-cell>
          <table:table-cell table:style-name="ce118" table:formula="of:=IF([.B26]=&quot;&quot;;&quot;&quot;;RANK([.AA26];[.$AA$3]:INDIRECT(CONCATENATE(&quot;AA&quot;&amp;(COUNTA([.B$1:.B$1048576])+1)));0))" office:value-type="float" office:value="28" calcext:value-type="float">
            <text:p>28</text:p>
          </table:table-cell>
          <table:table-cell table:style-name="ce118" table:formula="of:=IF([.B26]=&quot;&quot;;&quot;&quot;;RANK([.AB26];[.$AB$3]:INDIRECT(CONCATENATE(&quot;AB&quot;&amp;(COUNTA([.B$1:.B$1048576])+1)));0))" office:value-type="float" office:value="79" calcext:value-type="float">
            <text:p>79</text:p>
          </table:table-cell>
          <table:table-cell table:number-columns-repeated="19"/>
          <table:table-cell table:style-name="ce153" office:value-type="float" office:value="0.734471349378211" calcext:value-type="float">
            <text:p>0,734471349378211</text:p>
          </table:table-cell>
          <table:table-cell table:style-name="ce153" office:value-type="float" office:value="0.226575979804899" calcext:value-type="float">
            <text:p>0,226575979804899</text:p>
          </table:table-cell>
          <table:table-cell table:number-columns-repeated="995"/>
        </table:table-row>
        <table:table-row table:style-name="ro5">
          <table:table-cell table:style-name="ce113" table:formula="of:=[.A26]+1" office:value-type="float" office:value="25" calcext:value-type="float">
            <text:p>25</text:p>
          </table:table-cell>
          <table:table-cell table:style-name="ce116" office:value-type="string" calcext:value-type="string">
            <text:p>drink</text:p>
          </table:table-cell>
          <table:table-cell table:style-name="ce116" office:value-type="string" calcext:value-type="string">
            <text:p>drank</text:p>
          </table:table-cell>
          <table:table-cell table:style-name="ce116" office:value-type="string" calcext:value-type="string">
            <text:p>drunk</text:p>
          </table:table-cell>
          <table:table-cell table:style-name="ce116" office:value-type="string" calcext:value-type="string">
            <text:p>boire</text:p>
          </table:table-cell>
          <table:table-cell table:style-name="ce118" table:formula="of:=IF([.B27]=&quot;&quot;;&quot;&quot;;RANK([.AA27];[.$AA$3]:INDIRECT(CONCATENATE(&quot;AA&quot;&amp;(COUNTA([.B$1:.B$1048576])+1)));0))" office:value-type="float" office:value="44" calcext:value-type="float">
            <text:p>44</text:p>
          </table:table-cell>
          <table:table-cell table:style-name="ce118" table:formula="of:=IF([.B27]=&quot;&quot;;&quot;&quot;;RANK([.AB27];[.$AB$3]:INDIRECT(CONCATENATE(&quot;AB&quot;&amp;(COUNTA([.B$1:.B$1048576])+1)));0))" office:value-type="float" office:value="47" calcext:value-type="float">
            <text:p>47</text:p>
          </table:table-cell>
          <table:table-cell table:number-columns-repeated="19"/>
          <table:table-cell table:style-name="ce153" office:value-type="float" office:value="0.587311767166345" calcext:value-type="float">
            <text:p>0,587311767166345</text:p>
          </table:table-cell>
          <table:table-cell table:style-name="ce153" office:value-type="float" office:value="0.477468350234844" calcext:value-type="float">
            <text:p>0,477468350234844</text:p>
          </table:table-cell>
          <table:table-cell table:number-columns-repeated="995"/>
        </table:table-row>
        <table:table-row table:style-name="ro5">
          <table:table-cell table:style-name="ce113" table:formula="of:=[.A27]+1" office:value-type="float" office:value="26" calcext:value-type="float">
            <text:p>26</text:p>
          </table:table-cell>
          <table:table-cell table:style-name="ce116" office:value-type="string" calcext:value-type="string">
            <text:p>drive</text:p>
          </table:table-cell>
          <table:table-cell table:style-name="ce116" office:value-type="string" calcext:value-type="string">
            <text:p>drove</text:p>
          </table:table-cell>
          <table:table-cell table:style-name="ce116" office:value-type="string" calcext:value-type="string">
            <text:p>driven</text:p>
          </table:table-cell>
          <table:table-cell table:style-name="ce116" office:value-type="string" calcext:value-type="string">
            <text:p>conduire</text:p>
          </table:table-cell>
          <table:table-cell table:style-name="ce118" table:formula="of:=IF([.B28]=&quot;&quot;;&quot;&quot;;RANK([.AA28];[.$AA$3]:INDIRECT(CONCATENATE(&quot;AA&quot;&amp;(COUNTA([.B$1:.B$1048576])+1)));0))" office:value-type="float" office:value="84" calcext:value-type="float">
            <text:p>84</text:p>
          </table:table-cell>
          <table:table-cell table:style-name="ce118" table:formula="of:=IF([.B28]=&quot;&quot;;&quot;&quot;;RANK([.AB28];[.$AB$3]:INDIRECT(CONCATENATE(&quot;AB&quot;&amp;(COUNTA([.B$1:.B$1048576])+1)));0))" office:value-type="float" office:value="12" calcext:value-type="float">
            <text:p>12</text:p>
          </table:table-cell>
          <table:table-cell table:number-columns-repeated="19"/>
          <table:table-cell table:style-name="ce153" office:value-type="float" office:value="0.265949122012293" calcext:value-type="float">
            <text:p>0,265949122012293</text:p>
          </table:table-cell>
          <table:table-cell table:style-name="ce153" office:value-type="float" office:value="0.89101035491995" calcext:value-type="float">
            <text:p>0,89101035491995</text:p>
          </table:table-cell>
          <table:table-cell table:number-columns-repeated="995"/>
        </table:table-row>
        <table:table-row table:style-name="ro5">
          <table:table-cell table:style-name="ce113" table:formula="of:=[.A28]+1" office:value-type="float" office:value="27" calcext:value-type="float">
            <text:p>27</text:p>
          </table:table-cell>
          <table:table-cell table:style-name="ce116" office:value-type="string" calcext:value-type="string">
            <text:p>eat</text:p>
          </table:table-cell>
          <table:table-cell table:style-name="ce116" office:value-type="string" calcext:value-type="string">
            <text:p>ate</text:p>
          </table:table-cell>
          <table:table-cell table:style-name="ce116" office:value-type="string" calcext:value-type="string">
            <text:p>eaten</text:p>
          </table:table-cell>
          <table:table-cell table:style-name="ce116" office:value-type="string" calcext:value-type="string">
            <text:p>manger</text:p>
          </table:table-cell>
          <table:table-cell table:style-name="ce118" table:formula="of:=IF([.B29]=&quot;&quot;;&quot;&quot;;RANK([.AA29];[.$AA$3]:INDIRECT(CONCATENATE(&quot;AA&quot;&amp;(COUNTA([.B$1:.B$1048576])+1)));0))" office:value-type="float" office:value="2" calcext:value-type="float">
            <text:p>2</text:p>
          </table:table-cell>
          <table:table-cell table:style-name="ce118" table:formula="of:=IF([.B29]=&quot;&quot;;&quot;&quot;;RANK([.AB29];[.$AB$3]:INDIRECT(CONCATENATE(&quot;AB&quot;&amp;(COUNTA([.B$1:.B$1048576])+1)));0))" office:value-type="float" office:value="90" calcext:value-type="float">
            <text:p>90</text:p>
          </table:table-cell>
          <table:table-cell table:number-columns-repeated="19"/>
          <table:table-cell table:style-name="ce153" office:value-type="float" office:value="0.976409013499425" calcext:value-type="float">
            <text:p>0,976409013499425</text:p>
          </table:table-cell>
          <table:table-cell table:style-name="ce153" office:value-type="float" office:value="0.0757765285099093" calcext:value-type="float">
            <text:p>0,075776528509909</text:p>
          </table:table-cell>
          <table:table-cell table:number-columns-repeated="995"/>
        </table:table-row>
        <table:table-row table:style-name="ro5">
          <table:table-cell table:style-name="ce113" table:formula="of:=[.A29]+1" office:value-type="float" office:value="28" calcext:value-type="float">
            <text:p>28</text:p>
          </table:table-cell>
          <table:table-cell table:style-name="ce116" office:value-type="string" calcext:value-type="string">
            <text:p>fall</text:p>
          </table:table-cell>
          <table:table-cell table:style-name="ce116" office:value-type="string" calcext:value-type="string">
            <text:p>fell</text:p>
          </table:table-cell>
          <table:table-cell table:style-name="ce116" office:value-type="string" calcext:value-type="string">
            <text:p>fallen</text:p>
          </table:table-cell>
          <table:table-cell table:style-name="ce116" office:value-type="string" calcext:value-type="string">
            <text:p>tomber</text:p>
          </table:table-cell>
          <table:table-cell table:style-name="ce118" table:formula="of:=IF([.B30]=&quot;&quot;;&quot;&quot;;RANK([.AA30];[.$AA$3]:INDIRECT(CONCATENATE(&quot;AA&quot;&amp;(COUNTA([.B$1:.B$1048576])+1)));0))" office:value-type="float" office:value="100" calcext:value-type="float">
            <text:p>100</text:p>
          </table:table-cell>
          <table:table-cell table:style-name="ce118" table:formula="of:=IF([.B30]=&quot;&quot;;&quot;&quot;;RANK([.AB30];[.$AB$3]:INDIRECT(CONCATENATE(&quot;AB&quot;&amp;(COUNTA([.B$1:.B$1048576])+1)));0))" office:value-type="float" office:value="62" calcext:value-type="float">
            <text:p>62</text:p>
          </table:table-cell>
          <table:table-cell table:number-columns-repeated="19"/>
          <table:table-cell table:style-name="ce153" office:value-type="float" office:value="0.0347145802529782" calcext:value-type="float">
            <text:p>0,034714580252978</text:p>
          </table:table-cell>
          <table:table-cell table:style-name="ce153" office:value-type="float" office:value="0.387450630474848" calcext:value-type="float">
            <text:p>0,387450630474848</text:p>
          </table:table-cell>
          <table:table-cell table:number-columns-repeated="995"/>
        </table:table-row>
        <table:table-row table:style-name="ro5">
          <table:table-cell table:style-name="ce113" table:formula="of:=[.A30]+1" office:value-type="float" office:value="29" calcext:value-type="float">
            <text:p>29</text:p>
          </table:table-cell>
          <table:table-cell table:style-name="ce116" office:value-type="string" calcext:value-type="string">
            <text:p>feed</text:p>
          </table:table-cell>
          <table:table-cell table:number-columns-repeated="2" table:style-name="ce116" office:value-type="string" calcext:value-type="string">
            <text:p>fed</text:p>
          </table:table-cell>
          <table:table-cell table:style-name="ce116" office:value-type="string" calcext:value-type="string">
            <text:p>donner à manger, nourrir</text:p>
          </table:table-cell>
          <table:table-cell table:style-name="ce118" table:formula="of:=IF([.B31]=&quot;&quot;;&quot;&quot;;RANK([.AA31];[.$AA$3]:INDIRECT(CONCATENATE(&quot;AA&quot;&amp;(COUNTA([.B$1:.B$1048576])+1)));0))" office:value-type="float" office:value="49" calcext:value-type="float">
            <text:p>49</text:p>
          </table:table-cell>
          <table:table-cell table:style-name="ce118" table:formula="of:=IF([.B31]=&quot;&quot;;&quot;&quot;;RANK([.AB31];[.$AB$3]:INDIRECT(CONCATENATE(&quot;AB&quot;&amp;(COUNTA([.B$1:.B$1048576])+1)));0))" office:value-type="float" office:value="41" calcext:value-type="float">
            <text:p>41</text:p>
          </table:table-cell>
          <table:table-cell table:number-columns-repeated="19"/>
          <table:table-cell table:style-name="ce153" office:value-type="float" office:value="0.572653201210064" calcext:value-type="float">
            <text:p>0,572653201210064</text:p>
          </table:table-cell>
          <table:table-cell table:style-name="ce153" office:value-type="float" office:value="0.562503614667831" calcext:value-type="float">
            <text:p>0,562503614667831</text:p>
          </table:table-cell>
          <table:table-cell table:number-columns-repeated="995"/>
        </table:table-row>
        <table:table-row table:style-name="ro5">
          <table:table-cell table:style-name="ce113" table:formula="of:=[.A31]+1" office:value-type="float" office:value="30" calcext:value-type="float">
            <text:p>30</text:p>
          </table:table-cell>
          <table:table-cell table:style-name="ce116" office:value-type="string" calcext:value-type="string">
            <text:p>feel</text:p>
          </table:table-cell>
          <table:table-cell table:number-columns-repeated="2" table:style-name="ce116" office:value-type="string" calcext:value-type="string">
            <text:p>felt</text:p>
          </table:table-cell>
          <table:table-cell table:style-name="ce116" office:value-type="string" calcext:value-type="string">
            <text:p>sentir, éprouver</text:p>
          </table:table-cell>
          <table:table-cell table:style-name="ce118" table:formula="of:=IF([.B32]=&quot;&quot;;&quot;&quot;;RANK([.AA32];[.$AA$3]:INDIRECT(CONCATENATE(&quot;AA&quot;&amp;(COUNTA([.B$1:.B$1048576])+1)));0))" office:value-type="float" office:value="68" calcext:value-type="float">
            <text:p>68</text:p>
          </table:table-cell>
          <table:table-cell table:style-name="ce118" table:formula="of:=IF([.B32]=&quot;&quot;;&quot;&quot;;RANK([.AB32];[.$AB$3]:INDIRECT(CONCATENATE(&quot;AB&quot;&amp;(COUNTA([.B$1:.B$1048576])+1)));0))" office:value-type="float" office:value="57" calcext:value-type="float">
            <text:p>57</text:p>
          </table:table-cell>
          <table:table-cell table:number-columns-repeated="19"/>
          <table:table-cell table:style-name="ce153" office:value-type="float" office:value="0.371764196365625" calcext:value-type="float">
            <text:p>0,371764196365625</text:p>
          </table:table-cell>
          <table:table-cell table:style-name="ce153" office:value-type="float" office:value="0.404338333847028" calcext:value-type="float">
            <text:p>0,404338333847028</text:p>
          </table:table-cell>
          <table:table-cell table:number-columns-repeated="995"/>
        </table:table-row>
        <table:table-row table:style-name="ro5">
          <table:table-cell table:style-name="ce113" table:formula="of:=[.A32]+1" office:value-type="float" office:value="31" calcext:value-type="float">
            <text:p>31</text:p>
          </table:table-cell>
          <table:table-cell table:style-name="ce116" office:value-type="string" calcext:value-type="string">
            <text:p>fight</text:p>
          </table:table-cell>
          <table:table-cell table:number-columns-repeated="2" table:style-name="ce116" office:value-type="string" calcext:value-type="string">
            <text:p>fought</text:p>
          </table:table-cell>
          <table:table-cell table:style-name="ce116" office:value-type="string" calcext:value-type="string">
            <text:p>battre, combattre</text:p>
          </table:table-cell>
          <table:table-cell table:style-name="ce118" table:formula="of:=IF([.B33]=&quot;&quot;;&quot;&quot;;RANK([.AA33];[.$AA$3]:INDIRECT(CONCATENATE(&quot;AA&quot;&amp;(COUNTA([.B$1:.B$1048576])+1)));0))" office:value-type="float" office:value="7" calcext:value-type="float">
            <text:p>7</text:p>
          </table:table-cell>
          <table:table-cell table:style-name="ce118" table:formula="of:=IF([.B33]=&quot;&quot;;&quot;&quot;;RANK([.AB33];[.$AB$3]:INDIRECT(CONCATENATE(&quot;AB&quot;&amp;(COUNTA([.B$1:.B$1048576])+1)));0))" office:value-type="float" office:value="91" calcext:value-type="float">
            <text:p>91</text:p>
          </table:table-cell>
          <table:table-cell table:number-columns-repeated="19"/>
          <table:table-cell table:style-name="ce153" office:value-type="float" office:value="0.960287180722391" calcext:value-type="float">
            <text:p>0,960287180722391</text:p>
          </table:table-cell>
          <table:table-cell table:style-name="ce153" office:value-type="float" office:value="0.0666850509631402" calcext:value-type="float">
            <text:p>0,06668505096314</text:p>
          </table:table-cell>
          <table:table-cell table:number-columns-repeated="995"/>
        </table:table-row>
        <table:table-row table:style-name="ro5">
          <table:table-cell table:style-name="ce113" table:formula="of:=[.A33]+1" office:value-type="float" office:value="32" calcext:value-type="float">
            <text:p>32</text:p>
          </table:table-cell>
          <table:table-cell table:style-name="ce116" office:value-type="string" calcext:value-type="string">
            <text:p>find</text:p>
          </table:table-cell>
          <table:table-cell table:number-columns-repeated="2" table:style-name="ce116" office:value-type="string" calcext:value-type="string">
            <text:p>found</text:p>
          </table:table-cell>
          <table:table-cell table:style-name="ce116" office:value-type="string" calcext:value-type="string">
            <text:p>trouver</text:p>
          </table:table-cell>
          <table:table-cell table:style-name="ce118" table:formula="of:=IF([.B34]=&quot;&quot;;&quot;&quot;;RANK([.AA34];[.$AA$3]:INDIRECT(CONCATENATE(&quot;AA&quot;&amp;(COUNTA([.B$1:.B$1048576])+1)));0))" office:value-type="float" office:value="50" calcext:value-type="float">
            <text:p>50</text:p>
          </table:table-cell>
          <table:table-cell table:style-name="ce118" table:formula="of:=IF([.B34]=&quot;&quot;;&quot;&quot;;RANK([.AB34];[.$AB$3]:INDIRECT(CONCATENATE(&quot;AB&quot;&amp;(COUNTA([.B$1:.B$1048576])+1)));0))" office:value-type="float" office:value="96" calcext:value-type="float">
            <text:p>96</text:p>
          </table:table-cell>
          <table:table-cell table:number-columns-repeated="19"/>
          <table:table-cell table:style-name="ce153" office:value-type="float" office:value="0.571780003508355" calcext:value-type="float">
            <text:p>0,571780003508355</text:p>
          </table:table-cell>
          <table:table-cell table:style-name="ce153" office:value-type="float" office:value="0.0400262974657072" calcext:value-type="float">
            <text:p>0,040026297465707</text:p>
          </table:table-cell>
          <table:table-cell table:number-columns-repeated="995"/>
        </table:table-row>
        <table:table-row table:style-name="ro5">
          <table:table-cell table:style-name="ce113" table:formula="of:=[.A34]+1" office:value-type="float" office:value="33" calcext:value-type="float">
            <text:p>33</text:p>
          </table:table-cell>
          <table:table-cell table:style-name="ce116" office:value-type="string" calcext:value-type="string">
            <text:p>fly</text:p>
          </table:table-cell>
          <table:table-cell table:style-name="ce116" office:value-type="string" calcext:value-type="string">
            <text:p>flew</text:p>
          </table:table-cell>
          <table:table-cell table:style-name="ce116" office:value-type="string" calcext:value-type="string">
            <text:p>flown</text:p>
          </table:table-cell>
          <table:table-cell table:style-name="ce116" office:value-type="string" calcext:value-type="string">
            <text:p>voler</text:p>
          </table:table-cell>
          <table:table-cell table:style-name="ce118" table:formula="of:=IF([.B35]=&quot;&quot;;&quot;&quot;;RANK([.AA35];[.$AA$3]:INDIRECT(CONCATENATE(&quot;AA&quot;&amp;(COUNTA([.B$1:.B$1048576])+1)));0))" office:value-type="float" office:value="102" calcext:value-type="float">
            <text:p>102</text:p>
          </table:table-cell>
          <table:table-cell table:style-name="ce118" table:formula="of:=IF([.B35]=&quot;&quot;;&quot;&quot;;RANK([.AB35];[.$AB$3]:INDIRECT(CONCATENATE(&quot;AB&quot;&amp;(COUNTA([.B$1:.B$1048576])+1)));0))" office:value-type="float" office:value="55" calcext:value-type="float">
            <text:p>55</text:p>
          </table:table-cell>
          <table:table-cell table:number-columns-repeated="19"/>
          <table:table-cell table:style-name="ce153" office:value-type="float" office:value="0.00509946474327567" calcext:value-type="float">
            <text:p>0,005099464743276</text:p>
          </table:table-cell>
          <table:table-cell table:style-name="ce153" office:value-type="float" office:value="0.41542890754734" calcext:value-type="float">
            <text:p>0,41542890754734</text:p>
          </table:table-cell>
          <table:table-cell table:number-columns-repeated="995"/>
        </table:table-row>
        <table:table-row table:style-name="ro5">
          <table:table-cell table:style-name="ce113" table:formula="of:=[.A35]+1" office:value-type="float" office:value="34" calcext:value-type="float">
            <text:p>34</text:p>
          </table:table-cell>
          <table:table-cell table:style-name="ce116" office:value-type="string" calcext:value-type="string">
            <text:p>forbid</text:p>
          </table:table-cell>
          <table:table-cell table:style-name="ce116" office:value-type="string" calcext:value-type="string">
            <text:p>forbade</text:p>
          </table:table-cell>
          <table:table-cell table:style-name="ce116" office:value-type="string" calcext:value-type="string">
            <text:p>forbidden</text:p>
          </table:table-cell>
          <table:table-cell table:style-name="ce116" office:value-type="string" calcext:value-type="string">
            <text:p>interdire</text:p>
          </table:table-cell>
          <table:table-cell table:style-name="ce118" table:formula="of:=IF([.B36]=&quot;&quot;;&quot;&quot;;RANK([.AA36];[.$AA$3]:INDIRECT(CONCATENATE(&quot;AA&quot;&amp;(COUNTA([.B$1:.B$1048576])+1)));0))" office:value-type="float" office:value="16" calcext:value-type="float">
            <text:p>16</text:p>
          </table:table-cell>
          <table:table-cell table:style-name="ce118" table:formula="of:=IF([.B36]=&quot;&quot;;&quot;&quot;;RANK([.AB36];[.$AB$3]:INDIRECT(CONCATENATE(&quot;AB&quot;&amp;(COUNTA([.B$1:.B$1048576])+1)));0))" office:value-type="float" office:value="34" calcext:value-type="float">
            <text:p>34</text:p>
          </table:table-cell>
          <table:table-cell table:number-columns-repeated="19"/>
          <table:table-cell table:style-name="ce153" office:value-type="float" office:value="0.857196064347484" calcext:value-type="float">
            <text:p>0,857196064347484</text:p>
          </table:table-cell>
          <table:table-cell table:style-name="ce153" office:value-type="float" office:value="0.633581271527066" calcext:value-type="float">
            <text:p>0,633581271527066</text:p>
          </table:table-cell>
          <table:table-cell table:number-columns-repeated="995"/>
        </table:table-row>
        <table:table-row table:style-name="ro5">
          <table:table-cell table:style-name="ce113" table:formula="of:=[.A36]+1" office:value-type="float" office:value="35" calcext:value-type="float">
            <text:p>35</text:p>
          </table:table-cell>
          <table:table-cell table:style-name="ce116" office:value-type="string" calcext:value-type="string">
            <text:p>forget</text:p>
          </table:table-cell>
          <table:table-cell table:style-name="ce116" office:value-type="string" calcext:value-type="string">
            <text:p>forgot</text:p>
          </table:table-cell>
          <table:table-cell table:style-name="ce116" office:value-type="string" calcext:value-type="string">
            <text:p>forgotten</text:p>
          </table:table-cell>
          <table:table-cell table:style-name="ce116" office:value-type="string" calcext:value-type="string">
            <text:p>oublier</text:p>
          </table:table-cell>
          <table:table-cell table:style-name="ce118" table:formula="of:=IF([.B37]=&quot;&quot;;&quot;&quot;;RANK([.AA37];[.$AA$3]:INDIRECT(CONCATENATE(&quot;AA&quot;&amp;(COUNTA([.B$1:.B$1048576])+1)));0))" office:value-type="float" office:value="25" calcext:value-type="float">
            <text:p>25</text:p>
          </table:table-cell>
          <table:table-cell table:style-name="ce118" table:formula="of:=IF([.B37]=&quot;&quot;;&quot;&quot;;RANK([.AB37];[.$AB$3]:INDIRECT(CONCATENATE(&quot;AB&quot;&amp;(COUNTA([.B$1:.B$1048576])+1)));0))" office:value-type="float" office:value="19" calcext:value-type="float">
            <text:p>19</text:p>
          </table:table-cell>
          <table:table-cell table:number-columns-repeated="19"/>
          <table:table-cell table:style-name="ce153" office:value-type="float" office:value="0.772182873215167" calcext:value-type="float">
            <text:p>0,772182873215167</text:p>
          </table:table-cell>
          <table:table-cell table:style-name="ce153" office:value-type="float" office:value="0.836021292296513" calcext:value-type="float">
            <text:p>0,836021292296513</text:p>
          </table:table-cell>
          <table:table-cell table:number-columns-repeated="995"/>
        </table:table-row>
        <table:table-row table:style-name="ro5">
          <table:table-cell table:style-name="ce113" table:formula="of:=[.A37]+1" office:value-type="float" office:value="36" calcext:value-type="float">
            <text:p>36</text:p>
          </table:table-cell>
          <table:table-cell table:style-name="ce116" office:value-type="string" calcext:value-type="string">
            <text:p>forgive</text:p>
          </table:table-cell>
          <table:table-cell table:style-name="ce116" office:value-type="string" calcext:value-type="string">
            <text:p>forgave</text:p>
          </table:table-cell>
          <table:table-cell table:style-name="ce116" office:value-type="string" calcext:value-type="string">
            <text:p>forgiven</text:p>
          </table:table-cell>
          <table:table-cell table:style-name="ce116" office:value-type="string" calcext:value-type="string">
            <text:p>pardonner</text:p>
          </table:table-cell>
          <table:table-cell table:style-name="ce118" table:formula="of:=IF([.B38]=&quot;&quot;;&quot;&quot;;RANK([.AA38];[.$AA$3]:INDIRECT(CONCATENATE(&quot;AA&quot;&amp;(COUNTA([.B$1:.B$1048576])+1)));0))" office:value-type="float" office:value="91" calcext:value-type="float">
            <text:p>91</text:p>
          </table:table-cell>
          <table:table-cell table:style-name="ce118" table:formula="of:=IF([.B38]=&quot;&quot;;&quot;&quot;;RANK([.AB38];[.$AB$3]:INDIRECT(CONCATENATE(&quot;AB&quot;&amp;(COUNTA([.B$1:.B$1048576])+1)));0))" office:value-type="float" office:value="78" calcext:value-type="float">
            <text:p>78</text:p>
          </table:table-cell>
          <table:table-cell table:number-columns-repeated="19"/>
          <table:table-cell table:style-name="ce153" office:value-type="float" office:value="0.122856445527724" calcext:value-type="float">
            <text:p>0,122856445527724</text:p>
          </table:table-cell>
          <table:table-cell table:style-name="ce153" office:value-type="float" office:value="0.231904426959492" calcext:value-type="float">
            <text:p>0,231904426959492</text:p>
          </table:table-cell>
          <table:table-cell table:number-columns-repeated="995"/>
        </table:table-row>
        <table:table-row table:style-name="ro5">
          <table:table-cell table:style-name="ce113" table:formula="of:=[.A38]+1" office:value-type="float" office:value="37" calcext:value-type="float">
            <text:p>37</text:p>
          </table:table-cell>
          <table:table-cell table:style-name="ce116" office:value-type="string" calcext:value-type="string">
            <text:p>freeze</text:p>
          </table:table-cell>
          <table:table-cell table:style-name="ce116" office:value-type="string" calcext:value-type="string">
            <text:p>froze</text:p>
          </table:table-cell>
          <table:table-cell table:style-name="ce116" office:value-type="string" calcext:value-type="string">
            <text:p>frozen</text:p>
          </table:table-cell>
          <table:table-cell table:style-name="ce116" office:value-type="string" calcext:value-type="string">
            <text:p>geler</text:p>
          </table:table-cell>
          <table:table-cell table:style-name="ce118" table:formula="of:=IF([.B39]=&quot;&quot;;&quot;&quot;;RANK([.AA39];[.$AA$3]:INDIRECT(CONCATENATE(&quot;AA&quot;&amp;(COUNTA([.B$1:.B$1048576])+1)));0))" office:value-type="float" office:value="4" calcext:value-type="float">
            <text:p>4</text:p>
          </table:table-cell>
          <table:table-cell table:style-name="ce118" table:formula="of:=IF([.B39]=&quot;&quot;;&quot;&quot;;RANK([.AB39];[.$AB$3]:INDIRECT(CONCATENATE(&quot;AB&quot;&amp;(COUNTA([.B$1:.B$1048576])+1)));0))" office:value-type="float" office:value="31" calcext:value-type="float">
            <text:p>31</text:p>
          </table:table-cell>
          <table:table-cell table:number-columns-repeated="19"/>
          <table:table-cell table:style-name="ce153" office:value-type="float" office:value="0.972470204086419" calcext:value-type="float">
            <text:p>0,972470204086419</text:p>
          </table:table-cell>
          <table:table-cell table:style-name="ce153" office:value-type="float" office:value="0.729288060573651" calcext:value-type="float">
            <text:p>0,729288060573651</text:p>
          </table:table-cell>
          <table:table-cell table:number-columns-repeated="995"/>
        </table:table-row>
        <table:table-row table:style-name="ro5">
          <table:table-cell table:style-name="ce113" table:formula="of:=[.A39]+1" office:value-type="float" office:value="38" calcext:value-type="float">
            <text:p>38</text:p>
          </table:table-cell>
          <table:table-cell table:style-name="ce116" office:value-type="string" calcext:value-type="string">
            <text:p>get</text:p>
          </table:table-cell>
          <table:table-cell table:number-columns-repeated="2" table:style-name="ce116" office:value-type="string" calcext:value-type="string">
            <text:p>got</text:p>
          </table:table-cell>
          <table:table-cell table:style-name="ce116" office:value-type="string" calcext:value-type="string">
            <text:p>obtenir</text:p>
          </table:table-cell>
          <table:table-cell table:style-name="ce118" table:formula="of:=IF([.B40]=&quot;&quot;;&quot;&quot;;RANK([.AA40];[.$AA$3]:INDIRECT(CONCATENATE(&quot;AA&quot;&amp;(COUNTA([.B$1:.B$1048576])+1)));0))" office:value-type="float" office:value="12" calcext:value-type="float">
            <text:p>12</text:p>
          </table:table-cell>
          <table:table-cell table:style-name="ce118" table:formula="of:=IF([.B40]=&quot;&quot;;&quot;&quot;;RANK([.AB40];[.$AB$3]:INDIRECT(CONCATENATE(&quot;AB&quot;&amp;(COUNTA([.B$1:.B$1048576])+1)));0))" office:value-type="float" office:value="6" calcext:value-type="float">
            <text:p>6</text:p>
          </table:table-cell>
          <table:table-cell table:number-columns-repeated="19"/>
          <table:table-cell table:style-name="ce153" office:value-type="float" office:value="0.896115554230781" calcext:value-type="float">
            <text:p>0,896115554230781</text:p>
          </table:table-cell>
          <table:table-cell table:style-name="ce153" office:value-type="float" office:value="0.934083564989395" calcext:value-type="float">
            <text:p>0,934083564989395</text:p>
          </table:table-cell>
          <table:table-cell table:number-columns-repeated="995"/>
        </table:table-row>
        <table:table-row table:style-name="ro5">
          <table:table-cell table:style-name="ce113" table:formula="of:=[.A40]+1" office:value-type="float" office:value="39" calcext:value-type="float">
            <text:p>39</text:p>
          </table:table-cell>
          <table:table-cell table:style-name="ce116" office:value-type="string" calcext:value-type="string">
            <text:p>give</text:p>
          </table:table-cell>
          <table:table-cell table:style-name="ce116" office:value-type="string" calcext:value-type="string">
            <text:p>gave</text:p>
          </table:table-cell>
          <table:table-cell table:style-name="ce116" office:value-type="string" calcext:value-type="string">
            <text:p>given</text:p>
          </table:table-cell>
          <table:table-cell table:style-name="ce116" office:value-type="string" calcext:value-type="string">
            <text:p>donner</text:p>
          </table:table-cell>
          <table:table-cell table:style-name="ce118" table:formula="of:=IF([.B41]=&quot;&quot;;&quot;&quot;;RANK([.AA41];[.$AA$3]:INDIRECT(CONCATENATE(&quot;AA&quot;&amp;(COUNTA([.B$1:.B$1048576])+1)));0))" office:value-type="float" office:value="96" calcext:value-type="float">
            <text:p>96</text:p>
          </table:table-cell>
          <table:table-cell table:style-name="ce118" table:formula="of:=IF([.B41]=&quot;&quot;;&quot;&quot;;RANK([.AB41];[.$AB$3]:INDIRECT(CONCATENATE(&quot;AB&quot;&amp;(COUNTA([.B$1:.B$1048576])+1)));0))" office:value-type="float" office:value="101" calcext:value-type="float">
            <text:p>101</text:p>
          </table:table-cell>
          <table:table-cell table:number-columns-repeated="19"/>
          <table:table-cell table:style-name="ce153" office:value-type="float" office:value="0.0553961594373159" calcext:value-type="float">
            <text:p>0,055396159437316</text:p>
          </table:table-cell>
          <table:table-cell table:style-name="ce153" office:value-type="float" office:value="0.00182597558922118" calcext:value-type="float">
            <text:p>0,001825975589221</text:p>
          </table:table-cell>
          <table:table-cell table:number-columns-repeated="995"/>
        </table:table-row>
        <table:table-row table:style-name="ro5">
          <table:table-cell table:style-name="ce113" table:formula="of:=[.A41]+1" office:value-type="float" office:value="40" calcext:value-type="float">
            <text:p>40</text:p>
          </table:table-cell>
          <table:table-cell table:style-name="ce116" office:value-type="string" calcext:value-type="string">
            <text:p>go</text:p>
          </table:table-cell>
          <table:table-cell table:style-name="ce116" office:value-type="string" calcext:value-type="string">
            <text:p>went</text:p>
          </table:table-cell>
          <table:table-cell table:style-name="ce116" office:value-type="string" calcext:value-type="string">
            <text:p>gone</text:p>
          </table:table-cell>
          <table:table-cell table:style-name="ce116" office:value-type="string" calcext:value-type="string">
            <text:p>aller</text:p>
          </table:table-cell>
          <table:table-cell table:style-name="ce118" table:formula="of:=IF([.B42]=&quot;&quot;;&quot;&quot;;RANK([.AA42];[.$AA$3]:INDIRECT(CONCATENATE(&quot;AA&quot;&amp;(COUNTA([.B$1:.B$1048576])+1)));0))" office:value-type="float" office:value="60" calcext:value-type="float">
            <text:p>60</text:p>
          </table:table-cell>
          <table:table-cell table:style-name="ce118" table:formula="of:=IF([.B42]=&quot;&quot;;&quot;&quot;;RANK([.AB42];[.$AB$3]:INDIRECT(CONCATENATE(&quot;AB&quot;&amp;(COUNTA([.B$1:.B$1048576])+1)));0))" office:value-type="float" office:value="99" calcext:value-type="float">
            <text:p>99</text:p>
          </table:table-cell>
          <table:table-cell table:number-columns-repeated="19"/>
          <table:table-cell table:style-name="ce153" office:value-type="float" office:value="0.456191392340323" calcext:value-type="float">
            <text:p>0,456191392340323</text:p>
          </table:table-cell>
          <table:table-cell table:style-name="ce153" office:value-type="float" office:value="0.0227181461117868" calcext:value-type="float">
            <text:p>0,022718146111787</text:p>
          </table:table-cell>
          <table:table-cell table:number-columns-repeated="995"/>
        </table:table-row>
        <table:table-row table:style-name="ro5">
          <table:table-cell table:style-name="ce113" table:formula="of:=[.A42]+1" office:value-type="float" office:value="41" calcext:value-type="float">
            <text:p>41</text:p>
          </table:table-cell>
          <table:table-cell table:style-name="ce116" office:value-type="string" calcext:value-type="string">
            <text:p>grow</text:p>
          </table:table-cell>
          <table:table-cell table:style-name="ce116" office:value-type="string" calcext:value-type="string">
            <text:p>grew</text:p>
          </table:table-cell>
          <table:table-cell table:style-name="ce116" office:value-type="string" calcext:value-type="string">
            <text:p>grown</text:p>
          </table:table-cell>
          <table:table-cell table:style-name="ce116" office:value-type="string" calcext:value-type="string">
            <text:p>cultiver, grandir</text:p>
          </table:table-cell>
          <table:table-cell table:style-name="ce118" table:formula="of:=IF([.B43]=&quot;&quot;;&quot;&quot;;RANK([.AA43];[.$AA$3]:INDIRECT(CONCATENATE(&quot;AA&quot;&amp;(COUNTA([.B$1:.B$1048576])+1)));0))" office:value-type="float" office:value="63" calcext:value-type="float">
            <text:p>63</text:p>
          </table:table-cell>
          <table:table-cell table:style-name="ce118" table:formula="of:=IF([.B43]=&quot;&quot;;&quot;&quot;;RANK([.AB43];[.$AB$3]:INDIRECT(CONCATENATE(&quot;AB&quot;&amp;(COUNTA([.B$1:.B$1048576])+1)));0))" office:value-type="float" office:value="51" calcext:value-type="float">
            <text:p>51</text:p>
          </table:table-cell>
          <table:table-cell table:number-columns-repeated="19"/>
          <table:table-cell table:style-name="ce153" office:value-type="float" office:value="0.421374335973215" calcext:value-type="float">
            <text:p>0,421374335973215</text:p>
          </table:table-cell>
          <table:table-cell table:style-name="ce153" office:value-type="float" office:value="0.447715355481887" calcext:value-type="float">
            <text:p>0,447715355481887</text:p>
          </table:table-cell>
          <table:table-cell table:number-columns-repeated="995"/>
        </table:table-row>
        <table:table-row table:style-name="ro5">
          <table:table-cell table:style-name="ce113" table:formula="of:=[.A43]+1" office:value-type="float" office:value="42" calcext:value-type="float">
            <text:p>42</text:p>
          </table:table-cell>
          <table:table-cell table:style-name="ce116" office:value-type="string" calcext:value-type="string">
            <text:p>have</text:p>
          </table:table-cell>
          <table:table-cell table:number-columns-repeated="2" table:style-name="ce116" office:value-type="string" calcext:value-type="string">
            <text:p>had</text:p>
          </table:table-cell>
          <table:table-cell table:style-name="ce116" office:value-type="string" calcext:value-type="string">
            <text:p>avoir</text:p>
          </table:table-cell>
          <table:table-cell table:style-name="ce118" table:formula="of:=IF([.B44]=&quot;&quot;;&quot;&quot;;RANK([.AA44];[.$AA$3]:INDIRECT(CONCATENATE(&quot;AA&quot;&amp;(COUNTA([.B$1:.B$1048576])+1)));0))" office:value-type="float" office:value="90" calcext:value-type="float">
            <text:p>90</text:p>
          </table:table-cell>
          <table:table-cell table:style-name="ce118" table:formula="of:=IF([.B44]=&quot;&quot;;&quot;&quot;;RANK([.AB44];[.$AB$3]:INDIRECT(CONCATENATE(&quot;AB&quot;&amp;(COUNTA([.B$1:.B$1048576])+1)));0))" office:value-type="float" office:value="45" calcext:value-type="float">
            <text:p>45</text:p>
          </table:table-cell>
          <table:table-cell table:number-columns-repeated="19"/>
          <table:table-cell table:style-name="ce153" office:value-type="float" office:value="0.137424684769931" calcext:value-type="float">
            <text:p>0,137424684769931</text:p>
          </table:table-cell>
          <table:table-cell table:style-name="ce153" office:value-type="float" office:value="0.519236077627379" calcext:value-type="float">
            <text:p>0,519236077627379</text:p>
          </table:table-cell>
          <table:table-cell table:number-columns-repeated="995"/>
        </table:table-row>
        <table:table-row table:style-name="ro5">
          <table:table-cell table:style-name="ce113" table:formula="of:=[.A44]+1" office:value-type="float" office:value="43" calcext:value-type="float">
            <text:p>43</text:p>
          </table:table-cell>
          <table:table-cell table:style-name="ce116" office:value-type="string" calcext:value-type="string">
            <text:p>hide</text:p>
          </table:table-cell>
          <table:table-cell table:style-name="ce116" office:value-type="string" calcext:value-type="string">
            <text:p>hid</text:p>
          </table:table-cell>
          <table:table-cell table:style-name="ce116" office:value-type="string" calcext:value-type="string">
            <text:p>hidden</text:p>
          </table:table-cell>
          <table:table-cell table:style-name="ce116" office:value-type="string" calcext:value-type="string">
            <text:p>se cacher</text:p>
          </table:table-cell>
          <table:table-cell table:style-name="ce118" table:formula="of:=IF([.B45]=&quot;&quot;;&quot;&quot;;RANK([.AA45];[.$AA$3]:INDIRECT(CONCATENATE(&quot;AA&quot;&amp;(COUNTA([.B$1:.B$1048576])+1)));0))" office:value-type="float" office:value="46" calcext:value-type="float">
            <text:p>46</text:p>
          </table:table-cell>
          <table:table-cell table:style-name="ce118" table:formula="of:=IF([.B45]=&quot;&quot;;&quot;&quot;;RANK([.AB45];[.$AB$3]:INDIRECT(CONCATENATE(&quot;AB&quot;&amp;(COUNTA([.B$1:.B$1048576])+1)));0))" office:value-type="float" office:value="95" calcext:value-type="float">
            <text:p>95</text:p>
          </table:table-cell>
          <table:table-cell table:number-columns-repeated="19"/>
          <table:table-cell table:style-name="ce153" office:value-type="float" office:value="0.580123432627668" calcext:value-type="float">
            <text:p>0,580123432627668</text:p>
          </table:table-cell>
          <table:table-cell table:style-name="ce153" office:value-type="float" office:value="0.0477408330702168" calcext:value-type="float">
            <text:p>0,047740833070217</text:p>
          </table:table-cell>
          <table:table-cell table:number-columns-repeated="995"/>
        </table:table-row>
        <table:table-row table:style-name="ro5">
          <table:table-cell table:style-name="ce113" table:formula="of:=[.A45]+1" office:value-type="float" office:value="44" calcext:value-type="float">
            <text:p>44</text:p>
          </table:table-cell>
          <table:table-cell table:number-columns-repeated="3" table:style-name="ce116" office:value-type="string" calcext:value-type="string">
            <text:p>hit</text:p>
          </table:table-cell>
          <table:table-cell table:style-name="ce116" office:value-type="string" calcext:value-type="string">
            <text:p>frapper, atteindre</text:p>
          </table:table-cell>
          <table:table-cell table:style-name="ce118" table:formula="of:=IF([.B46]=&quot;&quot;;&quot;&quot;;RANK([.AA46];[.$AA$3]:INDIRECT(CONCATENATE(&quot;AA&quot;&amp;(COUNTA([.B$1:.B$1048576])+1)));0))" office:value-type="float" office:value="75" calcext:value-type="float">
            <text:p>75</text:p>
          </table:table-cell>
          <table:table-cell table:style-name="ce118" table:formula="of:=IF([.B46]=&quot;&quot;;&quot;&quot;;RANK([.AB46];[.$AB$3]:INDIRECT(CONCATENATE(&quot;AB&quot;&amp;(COUNTA([.B$1:.B$1048576])+1)));0))" office:value-type="float" office:value="39" calcext:value-type="float">
            <text:p>39</text:p>
          </table:table-cell>
          <table:table-cell table:number-columns-repeated="19"/>
          <table:table-cell table:style-name="ce153" office:value-type="float" office:value="0.306128716839477" calcext:value-type="float">
            <text:p>0,306128716839477</text:p>
          </table:table-cell>
          <table:table-cell table:style-name="ce153" office:value-type="float" office:value="0.603373875548636" calcext:value-type="float">
            <text:p>0,603373875548636</text:p>
          </table:table-cell>
          <table:table-cell table:number-columns-repeated="995"/>
        </table:table-row>
        <table:table-row table:style-name="ro5">
          <table:table-cell table:style-name="ce113" table:formula="of:=[.A46]+1" office:value-type="float" office:value="45" calcext:value-type="float">
            <text:p>45</text:p>
          </table:table-cell>
          <table:table-cell table:style-name="ce116" office:value-type="string" calcext:value-type="string">
            <text:p>hold</text:p>
          </table:table-cell>
          <table:table-cell table:number-columns-repeated="2" table:style-name="ce116" office:value-type="string" calcext:value-type="string">
            <text:p>held</text:p>
          </table:table-cell>
          <table:table-cell table:style-name="ce116" office:value-type="string" calcext:value-type="string">
            <text:p>tenir</text:p>
          </table:table-cell>
          <table:table-cell table:style-name="ce118" table:formula="of:=IF([.B47]=&quot;&quot;;&quot;&quot;;RANK([.AA47];[.$AA$3]:INDIRECT(CONCATENATE(&quot;AA&quot;&amp;(COUNTA([.B$1:.B$1048576])+1)));0))" office:value-type="float" office:value="11" calcext:value-type="float">
            <text:p>11</text:p>
          </table:table-cell>
          <table:table-cell table:style-name="ce118" table:formula="of:=IF([.B47]=&quot;&quot;;&quot;&quot;;RANK([.AB47];[.$AB$3]:INDIRECT(CONCATENATE(&quot;AB&quot;&amp;(COUNTA([.B$1:.B$1048576])+1)));0))" office:value-type="float" office:value="76" calcext:value-type="float">
            <text:p>76</text:p>
          </table:table-cell>
          <table:table-cell table:number-columns-repeated="19"/>
          <table:table-cell table:style-name="ce153" office:value-type="float" office:value="0.899916241193208" calcext:value-type="float">
            <text:p>0,899916241193208</text:p>
          </table:table-cell>
          <table:table-cell table:style-name="ce153" office:value-type="float" office:value="0.263401818929722" calcext:value-type="float">
            <text:p>0,263401818929722</text:p>
          </table:table-cell>
          <table:table-cell table:number-columns-repeated="995"/>
        </table:table-row>
        <table:table-row table:style-name="ro5">
          <table:table-cell table:style-name="ce113" table:formula="of:=[.A47]+1" office:value-type="float" office:value="46" calcext:value-type="float">
            <text:p>46</text:p>
          </table:table-cell>
          <table:table-cell table:number-columns-repeated="3" table:style-name="ce116" office:value-type="string" calcext:value-type="string">
            <text:p>hurt</text:p>
          </table:table-cell>
          <table:table-cell table:style-name="ce116" office:value-type="string" calcext:value-type="string">
            <text:p>blesser</text:p>
          </table:table-cell>
          <table:table-cell table:style-name="ce118" table:formula="of:=IF([.B48]=&quot;&quot;;&quot;&quot;;RANK([.AA48];[.$AA$3]:INDIRECT(CONCATENATE(&quot;AA&quot;&amp;(COUNTA([.B$1:.B$1048576])+1)));0))" office:value-type="float" office:value="89" calcext:value-type="float">
            <text:p>89</text:p>
          </table:table-cell>
          <table:table-cell table:style-name="ce118" table:formula="of:=IF([.B48]=&quot;&quot;;&quot;&quot;;RANK([.AB48];[.$AB$3]:INDIRECT(CONCATENATE(&quot;AB&quot;&amp;(COUNTA([.B$1:.B$1048576])+1)));0))" office:value-type="float" office:value="74" calcext:value-type="float">
            <text:p>74</text:p>
          </table:table-cell>
          <table:table-cell table:number-columns-repeated="19"/>
          <table:table-cell table:style-name="ce153" office:value-type="float" office:value="0.153207726361934" calcext:value-type="float">
            <text:p>0,153207726361934</text:p>
          </table:table-cell>
          <table:table-cell table:style-name="ce153" office:value-type="float" office:value="0.277951019390688" calcext:value-type="float">
            <text:p>0,277951019390688</text:p>
          </table:table-cell>
          <table:table-cell table:number-columns-repeated="995"/>
        </table:table-row>
        <table:table-row table:style-name="ro5">
          <table:table-cell table:style-name="ce113" table:formula="of:=[.A48]+1" office:value-type="float" office:value="47" calcext:value-type="float">
            <text:p>47</text:p>
          </table:table-cell>
          <table:table-cell table:style-name="ce116" office:value-type="string" calcext:value-type="string">
            <text:p>keep</text:p>
          </table:table-cell>
          <table:table-cell table:number-columns-repeated="2" table:style-name="ce116" office:value-type="string" calcext:value-type="string">
            <text:p>kept</text:p>
          </table:table-cell>
          <table:table-cell table:style-name="ce116" office:value-type="string" calcext:value-type="string">
            <text:p>garder</text:p>
          </table:table-cell>
          <table:table-cell table:style-name="ce118" table:formula="of:=IF([.B49]=&quot;&quot;;&quot;&quot;;RANK([.AA49];[.$AA$3]:INDIRECT(CONCATENATE(&quot;AA&quot;&amp;(COUNTA([.B$1:.B$1048576])+1)));0))" office:value-type="float" office:value="24" calcext:value-type="float">
            <text:p>24</text:p>
          </table:table-cell>
          <table:table-cell table:style-name="ce118" table:formula="of:=IF([.B49]=&quot;&quot;;&quot;&quot;;RANK([.AB49];[.$AB$3]:INDIRECT(CONCATENATE(&quot;AB&quot;&amp;(COUNTA([.B$1:.B$1048576])+1)));0))" office:value-type="float" office:value="30" calcext:value-type="float">
            <text:p>30</text:p>
          </table:table-cell>
          <table:table-cell table:number-columns-repeated="19"/>
          <table:table-cell table:style-name="ce153" office:value-type="float" office:value="0.778044102568626" calcext:value-type="float">
            <text:p>0,778044102568626</text:p>
          </table:table-cell>
          <table:table-cell table:style-name="ce153" office:value-type="float" office:value="0.762975218795142" calcext:value-type="float">
            <text:p>0,762975218795142</text:p>
          </table:table-cell>
          <table:table-cell table:number-columns-repeated="995"/>
        </table:table-row>
        <table:table-row table:style-name="ro5">
          <table:table-cell table:style-name="ce113" table:formula="of:=[.A49]+1" office:value-type="float" office:value="48" calcext:value-type="float">
            <text:p>48</text:p>
          </table:table-cell>
          <table:table-cell table:style-name="ce116" office:value-type="string" calcext:value-type="string">
            <text:p>know</text:p>
          </table:table-cell>
          <table:table-cell table:style-name="ce116" office:value-type="string" calcext:value-type="string">
            <text:p>knew</text:p>
          </table:table-cell>
          <table:table-cell table:style-name="ce116" office:value-type="string" calcext:value-type="string">
            <text:p>known</text:p>
          </table:table-cell>
          <table:table-cell table:style-name="ce116" office:value-type="string" calcext:value-type="string">
            <text:p>connaître, savoir</text:p>
          </table:table-cell>
          <table:table-cell table:style-name="ce118" table:formula="of:=IF([.B50]=&quot;&quot;;&quot;&quot;;RANK([.AA50];[.$AA$3]:INDIRECT(CONCATENATE(&quot;AA&quot;&amp;(COUNTA([.B$1:.B$1048576])+1)));0))" office:value-type="float" office:value="69" calcext:value-type="float">
            <text:p>69</text:p>
          </table:table-cell>
          <table:table-cell table:style-name="ce118" table:formula="of:=IF([.B50]=&quot;&quot;;&quot;&quot;;RANK([.AB50];[.$AB$3]:INDIRECT(CONCATENATE(&quot;AB&quot;&amp;(COUNTA([.B$1:.B$1048576])+1)));0))" office:value-type="float" office:value="89" calcext:value-type="float">
            <text:p>89</text:p>
          </table:table-cell>
          <table:table-cell table:number-columns-repeated="19"/>
          <table:table-cell table:style-name="ce153" office:value-type="float" office:value="0.35183138829305" calcext:value-type="float">
            <text:p>0,35183138829305</text:p>
          </table:table-cell>
          <table:table-cell table:style-name="ce153" office:value-type="float" office:value="0.0848669107713397" calcext:value-type="float">
            <text:p>0,08486691077134</text:p>
          </table:table-cell>
          <table:table-cell table:number-columns-repeated="995"/>
        </table:table-row>
        <table:table-row table:style-name="ro5">
          <table:table-cell table:style-name="ce113" table:formula="of:=[.A50]+1" office:value-type="float" office:value="49" calcext:value-type="float">
            <text:p>49</text:p>
          </table:table-cell>
          <table:table-cell table:style-name="ce116" office:value-type="string" calcext:value-type="string">
            <text:p>lay</text:p>
          </table:table-cell>
          <table:table-cell table:number-columns-repeated="2" table:style-name="ce116" office:value-type="string" calcext:value-type="string">
            <text:p>laid</text:p>
          </table:table-cell>
          <table:table-cell table:style-name="ce116" office:value-type="string" calcext:value-type="string">
            <text:p>étendre, coucher</text:p>
          </table:table-cell>
          <table:table-cell table:style-name="ce118" table:formula="of:=IF([.B51]=&quot;&quot;;&quot;&quot;;RANK([.AA51];[.$AA$3]:INDIRECT(CONCATENATE(&quot;AA&quot;&amp;(COUNTA([.B$1:.B$1048576])+1)));0))" office:value-type="float" office:value="65" calcext:value-type="float">
            <text:p>65</text:p>
          </table:table-cell>
          <table:table-cell table:style-name="ce118" table:formula="of:=IF([.B51]=&quot;&quot;;&quot;&quot;;RANK([.AB51];[.$AB$3]:INDIRECT(CONCATENATE(&quot;AB&quot;&amp;(COUNTA([.B$1:.B$1048576])+1)));0))" office:value-type="float" office:value="2" calcext:value-type="float">
            <text:p>2</text:p>
          </table:table-cell>
          <table:table-cell table:number-columns-repeated="19"/>
          <table:table-cell table:style-name="ce153" office:value-type="float" office:value="0.40973129318348" calcext:value-type="float">
            <text:p>0,40973129318348</text:p>
          </table:table-cell>
          <table:table-cell table:style-name="ce153" office:value-type="float" office:value="0.977726265225131" calcext:value-type="float">
            <text:p>0,977726265225131</text:p>
          </table:table-cell>
          <table:table-cell table:number-columns-repeated="995"/>
        </table:table-row>
        <table:table-row table:style-name="ro5">
          <table:table-cell table:style-name="ce113" table:formula="of:=[.A51]+1" office:value-type="float" office:value="50" calcext:value-type="float">
            <text:p>50</text:p>
          </table:table-cell>
          <table:table-cell table:style-name="ce116" office:value-type="string" calcext:value-type="string">
            <text:p>lead</text:p>
          </table:table-cell>
          <table:table-cell table:number-columns-repeated="2" table:style-name="ce116" office:value-type="string" calcext:value-type="string">
            <text:p>led</text:p>
          </table:table-cell>
          <table:table-cell table:style-name="ce116" office:value-type="string" calcext:value-type="string">
            <text:p>mener</text:p>
          </table:table-cell>
          <table:table-cell table:style-name="ce118" table:formula="of:=IF([.B52]=&quot;&quot;;&quot;&quot;;RANK([.AA52];[.$AA$3]:INDIRECT(CONCATENATE(&quot;AA&quot;&amp;(COUNTA([.B$1:.B$1048576])+1)));0))" office:value-type="float" office:value="52" calcext:value-type="float">
            <text:p>52</text:p>
          </table:table-cell>
          <table:table-cell table:style-name="ce118" table:formula="of:=IF([.B52]=&quot;&quot;;&quot;&quot;;RANK([.AB52];[.$AB$3]:INDIRECT(CONCATENATE(&quot;AB&quot;&amp;(COUNTA([.B$1:.B$1048576])+1)));0))" office:value-type="float" office:value="98" calcext:value-type="float">
            <text:p>98</text:p>
          </table:table-cell>
          <table:table-cell table:number-columns-repeated="19"/>
          <table:table-cell table:style-name="ce153" office:value-type="float" office:value="0.555217772608494" calcext:value-type="float">
            <text:p>0,555217772608494</text:p>
          </table:table-cell>
          <table:table-cell table:style-name="ce153" office:value-type="float" office:value="0.0228441213105568" calcext:value-type="float">
            <text:p>0,022844121310557</text:p>
          </table:table-cell>
          <table:table-cell table:number-columns-repeated="995"/>
        </table:table-row>
        <table:table-row table:style-name="ro5">
          <table:table-cell table:style-name="ce113" table:formula="of:=[.A52]+1" office:value-type="float" office:value="51" calcext:value-type="float">
            <text:p>51</text:p>
          </table:table-cell>
          <table:table-cell table:style-name="ce116" office:value-type="string" calcext:value-type="string">
            <text:p>learn</text:p>
          </table:table-cell>
          <table:table-cell table:number-columns-repeated="2" table:style-name="ce116" office:value-type="string" calcext:value-type="string">
            <text:p>learnt</text:p>
          </table:table-cell>
          <table:table-cell table:style-name="ce116" office:value-type="string" calcext:value-type="string">
            <text:p>apprendre</text:p>
          </table:table-cell>
          <table:table-cell table:style-name="ce118" table:formula="of:=IF([.B53]=&quot;&quot;;&quot;&quot;;RANK([.AA53];[.$AA$3]:INDIRECT(CONCATENATE(&quot;AA&quot;&amp;(COUNTA([.B$1:.B$1048576])+1)));0))" office:value-type="float" office:value="57" calcext:value-type="float">
            <text:p>57</text:p>
          </table:table-cell>
          <table:table-cell table:style-name="ce118" table:formula="of:=IF([.B53]=&quot;&quot;;&quot;&quot;;RANK([.AB53];[.$AB$3]:INDIRECT(CONCATENATE(&quot;AB&quot;&amp;(COUNTA([.B$1:.B$1048576])+1)));0))" office:value-type="float" office:value="58" calcext:value-type="float">
            <text:p>58</text:p>
          </table:table-cell>
          <table:table-cell table:number-columns-repeated="19"/>
          <table:table-cell table:style-name="ce153" office:value-type="float" office:value="0.524287887036534" calcext:value-type="float">
            <text:p>0,524287887036534</text:p>
          </table:table-cell>
          <table:table-cell table:style-name="ce153" office:value-type="float" office:value="0.402047087393666" calcext:value-type="float">
            <text:p>0,402047087393666</text:p>
          </table:table-cell>
          <table:table-cell table:number-columns-repeated="995"/>
        </table:table-row>
        <table:table-row table:style-name="ro5">
          <table:table-cell table:style-name="ce113" table:formula="of:=[.A53]+1" office:value-type="float" office:value="52" calcext:value-type="float">
            <text:p>52</text:p>
          </table:table-cell>
          <table:table-cell table:style-name="ce116" office:value-type="string" calcext:value-type="string">
            <text:p>leave</text:p>
          </table:table-cell>
          <table:table-cell table:number-columns-repeated="2" table:style-name="ce116" office:value-type="string" calcext:value-type="string">
            <text:p>left</text:p>
          </table:table-cell>
          <table:table-cell table:style-name="ce116" office:value-type="string" calcext:value-type="string">
            <text:p>quitter, laisser</text:p>
          </table:table-cell>
          <table:table-cell table:style-name="ce118" table:formula="of:=IF([.B54]=&quot;&quot;;&quot;&quot;;RANK([.AA54];[.$AA$3]:INDIRECT(CONCATENATE(&quot;AA&quot;&amp;(COUNTA([.B$1:.B$1048576])+1)));0))" office:value-type="float" office:value="73" calcext:value-type="float">
            <text:p>73</text:p>
          </table:table-cell>
          <table:table-cell table:style-name="ce118" table:formula="of:=IF([.B54]=&quot;&quot;;&quot;&quot;;RANK([.AB54];[.$AB$3]:INDIRECT(CONCATENATE(&quot;AB&quot;&amp;(COUNTA([.B$1:.B$1048576])+1)));0))" office:value-type="float" office:value="3" calcext:value-type="float">
            <text:p>3</text:p>
          </table:table-cell>
          <table:table-cell table:number-columns-repeated="19"/>
          <table:table-cell table:style-name="ce153" office:value-type="float" office:value="0.322406424405708" calcext:value-type="float">
            <text:p>0,322406424405708</text:p>
          </table:table-cell>
          <table:table-cell table:style-name="ce153" office:value-type="float" office:value="0.968456194832894" calcext:value-type="float">
            <text:p>0,968456194832894</text:p>
          </table:table-cell>
          <table:table-cell table:number-columns-repeated="995"/>
        </table:table-row>
        <table:table-row table:style-name="ro5">
          <table:table-cell table:style-name="ce113" table:formula="of:=[.A54]+1" office:value-type="float" office:value="53" calcext:value-type="float">
            <text:p>53</text:p>
          </table:table-cell>
          <table:table-cell table:style-name="ce116" office:value-type="string" calcext:value-type="string">
            <text:p>lend</text:p>
          </table:table-cell>
          <table:table-cell table:number-columns-repeated="2" table:style-name="ce116" office:value-type="string" calcext:value-type="string">
            <text:p>lent</text:p>
          </table:table-cell>
          <table:table-cell table:style-name="ce116" office:value-type="string" calcext:value-type="string">
            <text:p>prêter</text:p>
          </table:table-cell>
          <table:table-cell table:style-name="ce118" table:formula="of:=IF([.B55]=&quot;&quot;;&quot;&quot;;RANK([.AA55];[.$AA$3]:INDIRECT(CONCATENATE(&quot;AA&quot;&amp;(COUNTA([.B$1:.B$1048576])+1)));0))" office:value-type="float" office:value="40" calcext:value-type="float">
            <text:p>40</text:p>
          </table:table-cell>
          <table:table-cell table:style-name="ce118" table:formula="of:=IF([.B55]=&quot;&quot;;&quot;&quot;;RANK([.AB55];[.$AB$3]:INDIRECT(CONCATENATE(&quot;AB&quot;&amp;(COUNTA([.B$1:.B$1048576])+1)));0))" office:value-type="float" office:value="14" calcext:value-type="float">
            <text:p>14</text:p>
          </table:table-cell>
          <table:table-cell table:number-columns-repeated="19"/>
          <table:table-cell table:style-name="ce153" office:value-type="float" office:value="0.617013050476796" calcext:value-type="float">
            <text:p>0,617013050476796</text:p>
          </table:table-cell>
          <table:table-cell table:style-name="ce153" office:value-type="float" office:value="0.873579778726848" calcext:value-type="float">
            <text:p>0,873579778726848</text:p>
          </table:table-cell>
          <table:table-cell table:number-columns-repeated="995"/>
        </table:table-row>
        <table:table-row table:style-name="ro5">
          <table:table-cell table:style-name="ce113" table:formula="of:=[.A55]+1" office:value-type="float" office:value="54" calcext:value-type="float">
            <text:p>54</text:p>
          </table:table-cell>
          <table:table-cell table:number-columns-repeated="3" table:style-name="ce116" office:value-type="string" calcext:value-type="string">
            <text:p>let</text:p>
          </table:table-cell>
          <table:table-cell table:style-name="ce116" office:value-type="string" calcext:value-type="string">
            <text:p>laisser, louer</text:p>
          </table:table-cell>
          <table:table-cell table:style-name="ce118" table:formula="of:=IF([.B56]=&quot;&quot;;&quot;&quot;;RANK([.AA56];[.$AA$3]:INDIRECT(CONCATENATE(&quot;AA&quot;&amp;(COUNTA([.B$1:.B$1048576])+1)));0))" office:value-type="float" office:value="58" calcext:value-type="float">
            <text:p>58</text:p>
          </table:table-cell>
          <table:table-cell table:style-name="ce118" table:formula="of:=IF([.B56]=&quot;&quot;;&quot;&quot;;RANK([.AB56];[.$AB$3]:INDIRECT(CONCATENATE(&quot;AB&quot;&amp;(COUNTA([.B$1:.B$1048576])+1)));0))" office:value-type="float" office:value="63" calcext:value-type="float">
            <text:p>63</text:p>
          </table:table-cell>
          <table:table-cell table:number-columns-repeated="19"/>
          <table:table-cell table:style-name="ce153" office:value-type="float" office:value="0.493360725844966" calcext:value-type="float">
            <text:p>0,493360725844966</text:p>
          </table:table-cell>
          <table:table-cell table:style-name="ce153" office:value-type="float" office:value="0.378758431161457" calcext:value-type="float">
            <text:p>0,378758431161457</text:p>
          </table:table-cell>
          <table:table-cell table:number-columns-repeated="995"/>
        </table:table-row>
        <table:table-row table:style-name="ro5">
          <table:table-cell table:style-name="ce113" table:formula="of:=[.A56]+1" office:value-type="float" office:value="55" calcext:value-type="float">
            <text:p>55</text:p>
          </table:table-cell>
          <table:table-cell table:style-name="ce116" office:value-type="string" calcext:value-type="string">
            <text:p>lose</text:p>
          </table:table-cell>
          <table:table-cell table:number-columns-repeated="2" table:style-name="ce116" office:value-type="string" calcext:value-type="string">
            <text:p>lost</text:p>
          </table:table-cell>
          <table:table-cell table:style-name="ce116" office:value-type="string" calcext:value-type="string">
            <text:p>perdre</text:p>
          </table:table-cell>
          <table:table-cell table:style-name="ce118" table:formula="of:=IF([.B57]=&quot;&quot;;&quot;&quot;;RANK([.AA57];[.$AA$3]:INDIRECT(CONCATENATE(&quot;AA&quot;&amp;(COUNTA([.B$1:.B$1048576])+1)));0))" office:value-type="float" office:value="101" calcext:value-type="float">
            <text:p>101</text:p>
          </table:table-cell>
          <table:table-cell table:style-name="ce118" table:formula="of:=IF([.B57]=&quot;&quot;;&quot;&quot;;RANK([.AB57];[.$AB$3]:INDIRECT(CONCATENATE(&quot;AB&quot;&amp;(COUNTA([.B$1:.B$1048576])+1)));0))" office:value-type="float" office:value="75" calcext:value-type="float">
            <text:p>75</text:p>
          </table:table-cell>
          <table:table-cell table:number-columns-repeated="19"/>
          <table:table-cell table:style-name="ce153" office:value-type="float" office:value="0.033414028379506" calcext:value-type="float">
            <text:p>0,033414028379506</text:p>
          </table:table-cell>
          <table:table-cell table:style-name="ce153" office:value-type="float" office:value="0.275215502002899" calcext:value-type="float">
            <text:p>0,275215502002899</text:p>
          </table:table-cell>
          <table:table-cell table:number-columns-repeated="995"/>
        </table:table-row>
        <table:table-row table:style-name="ro5">
          <table:table-cell table:style-name="ce113" table:formula="of:=[.A57]+1" office:value-type="float" office:value="56" calcext:value-type="float">
            <text:p>56</text:p>
          </table:table-cell>
          <table:table-cell table:style-name="ce116" office:value-type="string" calcext:value-type="string">
            <text:p>make</text:p>
          </table:table-cell>
          <table:table-cell table:number-columns-repeated="2" table:style-name="ce116" office:value-type="string" calcext:value-type="string">
            <text:p>made</text:p>
          </table:table-cell>
          <table:table-cell table:style-name="ce116" office:value-type="string" calcext:value-type="string">
            <text:p>fabriquer</text:p>
          </table:table-cell>
          <table:table-cell table:style-name="ce118" table:formula="of:=IF([.B58]=&quot;&quot;;&quot;&quot;;RANK([.AA58];[.$AA$3]:INDIRECT(CONCATENATE(&quot;AA&quot;&amp;(COUNTA([.B$1:.B$1048576])+1)));0))" office:value-type="float" office:value="6" calcext:value-type="float">
            <text:p>6</text:p>
          </table:table-cell>
          <table:table-cell table:style-name="ce118" table:formula="of:=IF([.B58]=&quot;&quot;;&quot;&quot;;RANK([.AB58];[.$AB$3]:INDIRECT(CONCATENATE(&quot;AB&quot;&amp;(COUNTA([.B$1:.B$1048576])+1)));0))" office:value-type="float" office:value="93" calcext:value-type="float">
            <text:p>93</text:p>
          </table:table-cell>
          <table:table-cell table:number-columns-repeated="19"/>
          <table:table-cell table:style-name="ce153" office:value-type="float" office:value="0.964571793185407" calcext:value-type="float">
            <text:p>0,964571793185407</text:p>
          </table:table-cell>
          <table:table-cell table:style-name="ce153" office:value-type="float" office:value="0.0575902969501346" calcext:value-type="float">
            <text:p>0,057590296950135</text:p>
          </table:table-cell>
          <table:table-cell table:number-columns-repeated="995"/>
        </table:table-row>
        <table:table-row table:style-name="ro5">
          <table:table-cell table:style-name="ce113" table:formula="of:=[.A58]+1" office:value-type="float" office:value="57" calcext:value-type="float">
            <text:p>57</text:p>
          </table:table-cell>
          <table:table-cell table:style-name="ce116" office:value-type="string" calcext:value-type="string">
            <text:p>mean</text:p>
          </table:table-cell>
          <table:table-cell table:number-columns-repeated="2" table:style-name="ce116" office:value-type="string" calcext:value-type="string">
            <text:p>meant</text:p>
          </table:table-cell>
          <table:table-cell table:style-name="ce116" office:value-type="string" calcext:value-type="string">
            <text:p>vouloir dire</text:p>
          </table:table-cell>
          <table:table-cell table:style-name="ce118" table:formula="of:=IF([.B59]=&quot;&quot;;&quot;&quot;;RANK([.AA59];[.$AA$3]:INDIRECT(CONCATENATE(&quot;AA&quot;&amp;(COUNTA([.B$1:.B$1048576])+1)));0))" office:value-type="float" office:value="87" calcext:value-type="float">
            <text:p>87</text:p>
          </table:table-cell>
          <table:table-cell table:style-name="ce118" table:formula="of:=IF([.B59]=&quot;&quot;;&quot;&quot;;RANK([.AB59];[.$AB$3]:INDIRECT(CONCATENATE(&quot;AB&quot;&amp;(COUNTA([.B$1:.B$1048576])+1)));0))" office:value-type="float" office:value="4" calcext:value-type="float">
            <text:p>4</text:p>
          </table:table-cell>
          <table:table-cell table:number-columns-repeated="19"/>
          <table:table-cell table:style-name="ce153" office:value-type="float" office:value="0.230631668360462" calcext:value-type="float">
            <text:p>0,230631668360462</text:p>
          </table:table-cell>
          <table:table-cell table:style-name="ce153" office:value-type="float" office:value="0.940101414791609" calcext:value-type="float">
            <text:p>0,940101414791609</text:p>
          </table:table-cell>
          <table:table-cell table:number-columns-repeated="995"/>
        </table:table-row>
        <table:table-row table:style-name="ro5">
          <table:table-cell table:style-name="ce113" table:formula="of:=[.A59]+1" office:value-type="float" office:value="58" calcext:value-type="float">
            <text:p>58</text:p>
          </table:table-cell>
          <table:table-cell table:style-name="ce116" office:value-type="string" calcext:value-type="string">
            <text:p>meet</text:p>
          </table:table-cell>
          <table:table-cell table:number-columns-repeated="2" table:style-name="ce116" office:value-type="string" calcext:value-type="string">
            <text:p>met</text:p>
          </table:table-cell>
          <table:table-cell table:style-name="ce116" office:value-type="string" calcext:value-type="string">
            <text:p>rencontrer</text:p>
          </table:table-cell>
          <table:table-cell table:style-name="ce118" table:formula="of:=IF([.B60]=&quot;&quot;;&quot;&quot;;RANK([.AA60];[.$AA$3]:INDIRECT(CONCATENATE(&quot;AA&quot;&amp;(COUNTA([.B$1:.B$1048576])+1)));0))" office:value-type="float" office:value="36" calcext:value-type="float">
            <text:p>36</text:p>
          </table:table-cell>
          <table:table-cell table:style-name="ce118" table:formula="of:=IF([.B60]=&quot;&quot;;&quot;&quot;;RANK([.AB60];[.$AB$3]:INDIRECT(CONCATENATE(&quot;AB&quot;&amp;(COUNTA([.B$1:.B$1048576])+1)));0))" office:value-type="float" office:value="48" calcext:value-type="float">
            <text:p>48</text:p>
          </table:table-cell>
          <table:table-cell table:number-columns-repeated="19"/>
          <table:table-cell table:style-name="ce153" office:value-type="float" office:value="0.647821555479282" calcext:value-type="float">
            <text:p>0,647821555479282</text:p>
          </table:table-cell>
          <table:table-cell table:style-name="ce153" office:value-type="float" office:value="0.470197500574776" calcext:value-type="float">
            <text:p>0,470197500574776</text:p>
          </table:table-cell>
          <table:table-cell table:number-columns-repeated="995"/>
        </table:table-row>
        <table:table-row table:style-name="ro5">
          <table:table-cell table:style-name="ce113" table:formula="of:=[.A60]+1" office:value-type="float" office:value="59" calcext:value-type="float">
            <text:p>59</text:p>
          </table:table-cell>
          <table:table-cell table:style-name="ce116" office:value-type="string" calcext:value-type="string">
            <text:p>pay</text:p>
          </table:table-cell>
          <table:table-cell table:number-columns-repeated="2" table:style-name="ce116" office:value-type="string" calcext:value-type="string">
            <text:p>paid</text:p>
          </table:table-cell>
          <table:table-cell table:style-name="ce116" office:value-type="string" calcext:value-type="string">
            <text:p>payer</text:p>
          </table:table-cell>
          <table:table-cell table:style-name="ce118" table:formula="of:=IF([.B61]=&quot;&quot;;&quot;&quot;;RANK([.AA61];[.$AA$3]:INDIRECT(CONCATENATE(&quot;AA&quot;&amp;(COUNTA([.B$1:.B$1048576])+1)));0))" office:value-type="float" office:value="88" calcext:value-type="float">
            <text:p>88</text:p>
          </table:table-cell>
          <table:table-cell table:style-name="ce118" table:formula="of:=IF([.B61]=&quot;&quot;;&quot;&quot;;RANK([.AB61];[.$AB$3]:INDIRECT(CONCATENATE(&quot;AB&quot;&amp;(COUNTA([.B$1:.B$1048576])+1)));0))" office:value-type="float" office:value="50" calcext:value-type="float">
            <text:p>50</text:p>
          </table:table-cell>
          <table:table-cell table:number-columns-repeated="19"/>
          <table:table-cell table:style-name="ce153" office:value-type="float" office:value="0.179487574354458" calcext:value-type="float">
            <text:p>0,179487574354458</text:p>
          </table:table-cell>
          <table:table-cell table:style-name="ce153" office:value-type="float" office:value="0.465754835620493" calcext:value-type="float">
            <text:p>0,465754835620493</text:p>
          </table:table-cell>
          <table:table-cell table:number-columns-repeated="995"/>
        </table:table-row>
        <table:table-row table:style-name="ro5">
          <table:table-cell table:style-name="ce113" table:formula="of:=[.A61]+1" office:value-type="float" office:value="60" calcext:value-type="float">
            <text:p>60</text:p>
          </table:table-cell>
          <table:table-cell table:number-columns-repeated="3" table:style-name="ce116" office:value-type="string" calcext:value-type="string">
            <text:p>put</text:p>
          </table:table-cell>
          <table:table-cell table:style-name="ce116" office:value-type="string" calcext:value-type="string">
            <text:p>mettre</text:p>
          </table:table-cell>
          <table:table-cell table:style-name="ce118" table:formula="of:=IF([.B62]=&quot;&quot;;&quot;&quot;;RANK([.AA62];[.$AA$3]:INDIRECT(CONCATENATE(&quot;AA&quot;&amp;(COUNTA([.B$1:.B$1048576])+1)));0))" office:value-type="float" office:value="37" calcext:value-type="float">
            <text:p>37</text:p>
          </table:table-cell>
          <table:table-cell table:style-name="ce118" table:formula="of:=IF([.B62]=&quot;&quot;;&quot;&quot;;RANK([.AB62];[.$AB$3]:INDIRECT(CONCATENATE(&quot;AB&quot;&amp;(COUNTA([.B$1:.B$1048576])+1)));0))" office:value-type="float" office:value="35" calcext:value-type="float">
            <text:p>35</text:p>
          </table:table-cell>
          <table:table-cell table:number-columns-repeated="19"/>
          <table:table-cell table:style-name="ce153" office:value-type="float" office:value="0.639568678628117" calcext:value-type="float">
            <text:p>0,639568678628117</text:p>
          </table:table-cell>
          <table:table-cell table:style-name="ce153" office:value-type="float" office:value="0.631853080195042" calcext:value-type="float">
            <text:p>0,631853080195042</text:p>
          </table:table-cell>
          <table:table-cell table:number-columns-repeated="995"/>
        </table:table-row>
        <table:table-row table:style-name="ro5">
          <table:table-cell table:style-name="ce113" table:formula="of:=[.A62]+1" office:value-type="float" office:value="61" calcext:value-type="float">
            <text:p>61</text:p>
          </table:table-cell>
          <table:table-cell table:number-columns-repeated="3" table:style-name="ce116" office:value-type="string" calcext:value-type="string">
            <text:p>read</text:p>
          </table:table-cell>
          <table:table-cell table:style-name="ce116" office:value-type="string" calcext:value-type="string">
            <text:p>lire</text:p>
          </table:table-cell>
          <table:table-cell table:style-name="ce118" table:formula="of:=IF([.B63]=&quot;&quot;;&quot;&quot;;RANK([.AA63];[.$AA$3]:INDIRECT(CONCATENATE(&quot;AA&quot;&amp;(COUNTA([.B$1:.B$1048576])+1)));0))" office:value-type="float" office:value="31" calcext:value-type="float">
            <text:p>31</text:p>
          </table:table-cell>
          <table:table-cell table:style-name="ce118" table:formula="of:=IF([.B63]=&quot;&quot;;&quot;&quot;;RANK([.AB63];[.$AB$3]:INDIRECT(CONCATENATE(&quot;AB&quot;&amp;(COUNTA([.B$1:.B$1048576])+1)));0))" office:value-type="float" office:value="72" calcext:value-type="float">
            <text:p>72</text:p>
          </table:table-cell>
          <table:table-cell table:number-columns-repeated="19"/>
          <table:table-cell table:style-name="ce153" office:value-type="float" office:value="0.699055590550379" calcext:value-type="float">
            <text:p>0,699055590550379</text:p>
          </table:table-cell>
          <table:table-cell table:style-name="ce153" office:value-type="float" office:value="0.302448772804619" calcext:value-type="float">
            <text:p>0,302448772804619</text:p>
          </table:table-cell>
          <table:table-cell table:number-columns-repeated="995"/>
        </table:table-row>
        <table:table-row table:style-name="ro5">
          <table:table-cell table:style-name="ce113" table:formula="of:=[.A63]+1" office:value-type="float" office:value="62" calcext:value-type="float">
            <text:p>62</text:p>
          </table:table-cell>
          <table:table-cell table:style-name="ce116" office:value-type="string" calcext:value-type="string">
            <text:p>ride</text:p>
          </table:table-cell>
          <table:table-cell table:style-name="ce116" office:value-type="string" calcext:value-type="string">
            <text:p>rode</text:p>
          </table:table-cell>
          <table:table-cell table:style-name="ce116" office:value-type="string" calcext:value-type="string">
            <text:p>ridden</text:p>
          </table:table-cell>
          <table:table-cell table:style-name="ce116" office:value-type="string" calcext:value-type="string">
            <text:p>monter, chevaucher</text:p>
          </table:table-cell>
          <table:table-cell table:style-name="ce118" table:formula="of:=IF([.B64]=&quot;&quot;;&quot;&quot;;RANK([.AA64];[.$AA$3]:INDIRECT(CONCATENATE(&quot;AA&quot;&amp;(COUNTA([.B$1:.B$1048576])+1)));0))" office:value-type="float" office:value="67" calcext:value-type="float">
            <text:p>67</text:p>
          </table:table-cell>
          <table:table-cell table:style-name="ce118" table:formula="of:=IF([.B64]=&quot;&quot;;&quot;&quot;;RANK([.AB64];[.$AB$3]:INDIRECT(CONCATENATE(&quot;AB&quot;&amp;(COUNTA([.B$1:.B$1048576])+1)));0))" office:value-type="float" office:value="8" calcext:value-type="float">
            <text:p>8</text:p>
          </table:table-cell>
          <table:table-cell table:number-columns-repeated="19"/>
          <table:table-cell table:style-name="ce153" office:value-type="float" office:value="0.372719185888813" calcext:value-type="float">
            <text:p>0,372719185888813</text:p>
          </table:table-cell>
          <table:table-cell table:style-name="ce153" office:value-type="float" office:value="0.929769073507524" calcext:value-type="float">
            <text:p>0,929769073507524</text:p>
          </table:table-cell>
          <table:table-cell table:number-columns-repeated="995"/>
        </table:table-row>
        <table:table-row table:style-name="ro5">
          <table:table-cell table:style-name="ce113" table:formula="of:=[.A64]+1" office:value-type="float" office:value="63" calcext:value-type="float">
            <text:p>63</text:p>
          </table:table-cell>
          <table:table-cell table:style-name="ce116" office:value-type="string" calcext:value-type="string">
            <text:p>ring</text:p>
          </table:table-cell>
          <table:table-cell table:style-name="ce116" office:value-type="string" calcext:value-type="string">
            <text:p>rang</text:p>
          </table:table-cell>
          <table:table-cell table:style-name="ce116" office:value-type="string" calcext:value-type="string">
            <text:p>rung</text:p>
          </table:table-cell>
          <table:table-cell table:style-name="ce116" office:value-type="string" calcext:value-type="string">
            <text:p>sonner</text:p>
          </table:table-cell>
          <table:table-cell table:style-name="ce118" table:formula="of:=IF([.B65]=&quot;&quot;;&quot;&quot;;RANK([.AA65];[.$AA$3]:INDIRECT(CONCATENATE(&quot;AA&quot;&amp;(COUNTA([.B$1:.B$1048576])+1)));0))" office:value-type="float" office:value="20" calcext:value-type="float">
            <text:p>20</text:p>
          </table:table-cell>
          <table:table-cell table:style-name="ce118" table:formula="of:=IF([.B65]=&quot;&quot;;&quot;&quot;;RANK([.AB65];[.$AB$3]:INDIRECT(CONCATENATE(&quot;AB&quot;&amp;(COUNTA([.B$1:.B$1048576])+1)));0))" office:value-type="float" office:value="18" calcext:value-type="float">
            <text:p>18</text:p>
          </table:table-cell>
          <table:table-cell table:number-columns-repeated="19"/>
          <table:table-cell table:style-name="ce153" office:value-type="float" office:value="0.802757869964324" calcext:value-type="float">
            <text:p>0,802757869964324</text:p>
          </table:table-cell>
          <table:table-cell table:style-name="ce153" office:value-type="float" office:value="0.838243901594869" calcext:value-type="float">
            <text:p>0,838243901594869</text:p>
          </table:table-cell>
          <table:table-cell table:number-columns-repeated="995"/>
        </table:table-row>
        <table:table-row table:style-name="ro5">
          <table:table-cell table:style-name="ce113" table:formula="of:=[.A65]+1" office:value-type="float" office:value="64" calcext:value-type="float">
            <text:p>64</text:p>
          </table:table-cell>
          <table:table-cell table:style-name="ce116" office:value-type="string" calcext:value-type="string">
            <text:p>rise</text:p>
          </table:table-cell>
          <table:table-cell table:style-name="ce116" office:value-type="string" calcext:value-type="string">
            <text:p>rose</text:p>
          </table:table-cell>
          <table:table-cell table:style-name="ce116" office:value-type="string" calcext:value-type="string">
            <text:p>risen</text:p>
          </table:table-cell>
          <table:table-cell table:style-name="ce116" office:value-type="string" calcext:value-type="string">
            <text:p>élever, se lever</text:p>
          </table:table-cell>
          <table:table-cell table:style-name="ce118" table:formula="of:=IF([.B66]=&quot;&quot;;&quot;&quot;;RANK([.AA66];[.$AA$3]:INDIRECT(CONCATENATE(&quot;AA&quot;&amp;(COUNTA([.B$1:.B$1048576])+1)));0))" office:value-type="float" office:value="26" calcext:value-type="float">
            <text:p>26</text:p>
          </table:table-cell>
          <table:table-cell table:style-name="ce118" table:formula="of:=IF([.B66]=&quot;&quot;;&quot;&quot;;RANK([.AB66];[.$AB$3]:INDIRECT(CONCATENATE(&quot;AB&quot;&amp;(COUNTA([.B$1:.B$1048576])+1)));0))" office:value-type="float" office:value="84" calcext:value-type="float">
            <text:p>84</text:p>
          </table:table-cell>
          <table:table-cell table:number-columns-repeated="19"/>
          <table:table-cell table:style-name="ce153" office:value-type="float" office:value="0.764941870913765" calcext:value-type="float">
            <text:p>0,764941870913765</text:p>
          </table:table-cell>
          <table:table-cell table:style-name="ce153" office:value-type="float" office:value="0.150463516129369" calcext:value-type="float">
            <text:p>0,150463516129369</text:p>
          </table:table-cell>
          <table:table-cell table:number-columns-repeated="995"/>
        </table:table-row>
        <table:table-row table:style-name="ro5">
          <table:table-cell table:style-name="ce113" table:formula="of:=[.A66]+1" office:value-type="float" office:value="65" calcext:value-type="float">
            <text:p>65</text:p>
          </table:table-cell>
          <table:table-cell table:style-name="ce116" office:value-type="string" calcext:value-type="string">
            <text:p>run</text:p>
          </table:table-cell>
          <table:table-cell table:style-name="ce116" office:value-type="string" calcext:value-type="string">
            <text:p>ran</text:p>
          </table:table-cell>
          <table:table-cell table:style-name="ce116" office:value-type="string" calcext:value-type="string">
            <text:p>run</text:p>
          </table:table-cell>
          <table:table-cell table:style-name="ce116" office:value-type="string" calcext:value-type="string">
            <text:p>courir</text:p>
          </table:table-cell>
          <table:table-cell table:style-name="ce118" table:formula="of:=IF([.B67]=&quot;&quot;;&quot;&quot;;RANK([.AA67];[.$AA$3]:INDIRECT(CONCATENATE(&quot;AA&quot;&amp;(COUNTA([.B$1:.B$1048576])+1)));0))" office:value-type="float" office:value="3" calcext:value-type="float">
            <text:p>3</text:p>
          </table:table-cell>
          <table:table-cell table:style-name="ce118" table:formula="of:=IF([.B67]=&quot;&quot;;&quot;&quot;;RANK([.AB67];[.$AB$3]:INDIRECT(CONCATENATE(&quot;AB&quot;&amp;(COUNTA([.B$1:.B$1048576])+1)));0))" office:value-type="float" office:value="77" calcext:value-type="float">
            <text:p>77</text:p>
          </table:table-cell>
          <table:table-cell table:number-columns-repeated="19"/>
          <table:table-cell table:style-name="ce153" office:value-type="float" office:value="0.972652740614566" calcext:value-type="float">
            <text:p>0,972652740614566</text:p>
          </table:table-cell>
          <table:table-cell table:style-name="ce153" office:value-type="float" office:value="0.240090024086565" calcext:value-type="float">
            <text:p>0,240090024086565</text:p>
          </table:table-cell>
          <table:table-cell table:number-columns-repeated="995"/>
        </table:table-row>
        <table:table-row table:style-name="ro5">
          <table:table-cell table:style-name="ce113" table:formula="of:=[.A67]+1" office:value-type="float" office:value="66" calcext:value-type="float">
            <text:p>66</text:p>
          </table:table-cell>
          <table:table-cell table:style-name="ce116" office:value-type="string" calcext:value-type="string">
            <text:p>say</text:p>
          </table:table-cell>
          <table:table-cell table:number-columns-repeated="2" table:style-name="ce116" office:value-type="string" calcext:value-type="string">
            <text:p>said</text:p>
          </table:table-cell>
          <table:table-cell table:style-name="ce116" office:value-type="string" calcext:value-type="string">
            <text:p>dire</text:p>
          </table:table-cell>
          <table:table-cell table:style-name="ce118" table:formula="of:=IF([.B68]=&quot;&quot;;&quot;&quot;;RANK([.AA68];[.$AA$3]:INDIRECT(CONCATENATE(&quot;AA&quot;&amp;(COUNTA([.B$1:.B$1048576])+1)));0))" office:value-type="float" office:value="76" calcext:value-type="float">
            <text:p>76</text:p>
          </table:table-cell>
          <table:table-cell table:style-name="ce118" table:formula="of:=IF([.B68]=&quot;&quot;;&quot;&quot;;RANK([.AB68];[.$AB$3]:INDIRECT(CONCATENATE(&quot;AB&quot;&amp;(COUNTA([.B$1:.B$1048576])+1)));0))" office:value-type="float" office:value="26" calcext:value-type="float">
            <text:p>26</text:p>
          </table:table-cell>
          <table:table-cell table:number-columns-repeated="19"/>
          <table:table-cell table:style-name="ce153" office:value-type="float" office:value="0.302180717052368" calcext:value-type="float">
            <text:p>0,302180717052368</text:p>
          </table:table-cell>
          <table:table-cell table:style-name="ce153" office:value-type="float" office:value="0.802679739142632" calcext:value-type="float">
            <text:p>0,802679739142632</text:p>
          </table:table-cell>
          <table:table-cell table:number-columns-repeated="995"/>
        </table:table-row>
        <table:table-row table:style-name="ro5">
          <table:table-cell table:style-name="ce113" table:formula="of:=[.A68]+1" office:value-type="float" office:value="67" calcext:value-type="float">
            <text:p>67</text:p>
          </table:table-cell>
          <table:table-cell table:style-name="ce116" office:value-type="string" calcext:value-type="string">
            <text:p>see</text:p>
          </table:table-cell>
          <table:table-cell table:style-name="ce116" office:value-type="string" calcext:value-type="string">
            <text:p>saw</text:p>
          </table:table-cell>
          <table:table-cell table:style-name="ce116" office:value-type="string" calcext:value-type="string">
            <text:p>seen</text:p>
          </table:table-cell>
          <table:table-cell table:style-name="ce116" office:value-type="string" calcext:value-type="string">
            <text:p>voir</text:p>
          </table:table-cell>
          <table:table-cell table:style-name="ce118" table:formula="of:=IF([.B69]=&quot;&quot;;&quot;&quot;;RANK([.AA69];[.$AA$3]:INDIRECT(CONCATENATE(&quot;AA&quot;&amp;(COUNTA([.B$1:.B$1048576])+1)));0))" office:value-type="float" office:value="23" calcext:value-type="float">
            <text:p>23</text:p>
          </table:table-cell>
          <table:table-cell table:style-name="ce118" table:formula="of:=IF([.B69]=&quot;&quot;;&quot;&quot;;RANK([.AB69];[.$AB$3]:INDIRECT(CONCATENATE(&quot;AB&quot;&amp;(COUNTA([.B$1:.B$1048576])+1)));0))" office:value-type="float" office:value="85" calcext:value-type="float">
            <text:p>85</text:p>
          </table:table-cell>
          <table:table-cell table:number-columns-repeated="19"/>
          <table:table-cell table:style-name="ce153" office:value-type="float" office:value="0.783763919267609" calcext:value-type="float">
            <text:p>0,783763919267609</text:p>
          </table:table-cell>
          <table:table-cell table:style-name="ce153" office:value-type="float" office:value="0.114171246035156" calcext:value-type="float">
            <text:p>0,114171246035156</text:p>
          </table:table-cell>
          <table:table-cell table:number-columns-repeated="995"/>
        </table:table-row>
        <table:table-row table:style-name="ro5">
          <table:table-cell table:style-name="ce113" table:formula="of:=[.A69]+1" office:value-type="float" office:value="68" calcext:value-type="float">
            <text:p>68</text:p>
          </table:table-cell>
          <table:table-cell table:style-name="ce116" office:value-type="string" calcext:value-type="string">
            <text:p>sell</text:p>
          </table:table-cell>
          <table:table-cell table:number-columns-repeated="2" table:style-name="ce116" office:value-type="string" calcext:value-type="string">
            <text:p>sold</text:p>
          </table:table-cell>
          <table:table-cell table:style-name="ce116" office:value-type="string" calcext:value-type="string">
            <text:p>vendre</text:p>
          </table:table-cell>
          <table:table-cell table:style-name="ce118" table:formula="of:=IF([.B70]=&quot;&quot;;&quot;&quot;;RANK([.AA70];[.$AA$3]:INDIRECT(CONCATENATE(&quot;AA&quot;&amp;(COUNTA([.B$1:.B$1048576])+1)));0))" office:value-type="float" office:value="14" calcext:value-type="float">
            <text:p>14</text:p>
          </table:table-cell>
          <table:table-cell table:style-name="ce118" table:formula="of:=IF([.B70]=&quot;&quot;;&quot;&quot;;RANK([.AB70];[.$AB$3]:INDIRECT(CONCATENATE(&quot;AB&quot;&amp;(COUNTA([.B$1:.B$1048576])+1)));0))" office:value-type="float" office:value="102" calcext:value-type="float">
            <text:p>102</text:p>
          </table:table-cell>
          <table:table-cell table:number-columns-repeated="19"/>
          <table:table-cell table:style-name="ce153" office:value-type="float" office:value="0.875614786686215" calcext:value-type="float">
            <text:p>0,875614786686215</text:p>
          </table:table-cell>
          <table:table-cell table:style-name="ce153" office:value-type="float" office:value="0.000575016249813382" calcext:value-type="float">
            <text:p>0,000575016249813</text:p>
          </table:table-cell>
          <table:table-cell table:number-columns-repeated="995"/>
        </table:table-row>
        <table:table-row table:style-name="ro5">
          <table:table-cell table:style-name="ce113" table:formula="of:=[.A70]+1" office:value-type="float" office:value="69" calcext:value-type="float">
            <text:p>69</text:p>
          </table:table-cell>
          <table:table-cell table:style-name="ce116" office:value-type="string" calcext:value-type="string">
            <text:p>send</text:p>
          </table:table-cell>
          <table:table-cell table:number-columns-repeated="2" table:style-name="ce116" office:value-type="string" calcext:value-type="string">
            <text:p>sent</text:p>
          </table:table-cell>
          <table:table-cell table:style-name="ce116" office:value-type="string" calcext:value-type="string">
            <text:p>envoyer</text:p>
          </table:table-cell>
          <table:table-cell table:style-name="ce118" table:formula="of:=IF([.B71]=&quot;&quot;;&quot;&quot;;RANK([.AA71];[.$AA$3]:INDIRECT(CONCATENATE(&quot;AA&quot;&amp;(COUNTA([.B$1:.B$1048576])+1)));0))" office:value-type="float" office:value="99" calcext:value-type="float">
            <text:p>99</text:p>
          </table:table-cell>
          <table:table-cell table:style-name="ce118" table:formula="of:=IF([.B71]=&quot;&quot;;&quot;&quot;;RANK([.AB71];[.$AB$3]:INDIRECT(CONCATENATE(&quot;AB&quot;&amp;(COUNTA([.B$1:.B$1048576])+1)));0))" office:value-type="float" office:value="73" calcext:value-type="float">
            <text:p>73</text:p>
          </table:table-cell>
          <table:table-cell table:number-columns-repeated="19"/>
          <table:table-cell table:style-name="ce153" office:value-type="float" office:value="0.0355335038100405" calcext:value-type="float">
            <text:p>0,035533503810041</text:p>
          </table:table-cell>
          <table:table-cell table:style-name="ce153" office:value-type="float" office:value="0.292861229265906" calcext:value-type="float">
            <text:p>0,292861229265906</text:p>
          </table:table-cell>
          <table:table-cell table:number-columns-repeated="995"/>
        </table:table-row>
        <table:table-row table:style-name="ro5">
          <table:table-cell table:style-name="ce113" table:formula="of:=[.A71]+1" office:value-type="float" office:value="70" calcext:value-type="float">
            <text:p>70</text:p>
          </table:table-cell>
          <table:table-cell table:number-columns-repeated="3" table:style-name="ce116" office:value-type="string" calcext:value-type="string">
            <text:p>set</text:p>
          </table:table-cell>
          <table:table-cell table:style-name="ce116" office:value-type="string" calcext:value-type="string">
            <text:p>poser, fixer</text:p>
          </table:table-cell>
          <table:table-cell table:style-name="ce118" table:formula="of:=IF([.B72]=&quot;&quot;;&quot;&quot;;RANK([.AA72];[.$AA$3]:INDIRECT(CONCATENATE(&quot;AA&quot;&amp;(COUNTA([.B$1:.B$1048576])+1)));0))" office:value-type="float" office:value="81" calcext:value-type="float">
            <text:p>81</text:p>
          </table:table-cell>
          <table:table-cell table:style-name="ce118" table:formula="of:=IF([.B72]=&quot;&quot;;&quot;&quot;;RANK([.AB72];[.$AB$3]:INDIRECT(CONCATENATE(&quot;AB&quot;&amp;(COUNTA([.B$1:.B$1048576])+1)));0))" office:value-type="float" office:value="1" calcext:value-type="float">
            <text:p>1</text:p>
          </table:table-cell>
          <table:table-cell table:number-columns-repeated="19"/>
          <table:table-cell table:style-name="ce153" office:value-type="float" office:value="0.274782069163968" calcext:value-type="float">
            <text:p>0,274782069163968</text:p>
          </table:table-cell>
          <table:table-cell table:style-name="ce153" office:value-type="float" office:value="0.997838420755513" calcext:value-type="float">
            <text:p>0,997838420755513</text:p>
          </table:table-cell>
          <table:table-cell table:number-columns-repeated="995"/>
        </table:table-row>
        <table:table-row table:style-name="ro5">
          <table:table-cell table:style-name="ce113" table:formula="of:=[.A72]+1" office:value-type="float" office:value="71" calcext:value-type="float">
            <text:p>71</text:p>
          </table:table-cell>
          <table:table-cell table:style-name="ce116" office:value-type="string" calcext:value-type="string">
            <text:p>shake</text:p>
          </table:table-cell>
          <table:table-cell table:style-name="ce116" office:value-type="string" calcext:value-type="string">
            <text:p>shook</text:p>
          </table:table-cell>
          <table:table-cell table:style-name="ce116" office:value-type="string" calcext:value-type="string">
            <text:p>shaken</text:p>
          </table:table-cell>
          <table:table-cell table:style-name="ce116" office:value-type="string" calcext:value-type="string">
            <text:p>secouer</text:p>
          </table:table-cell>
          <table:table-cell table:style-name="ce118" table:formula="of:=IF([.B73]=&quot;&quot;;&quot;&quot;;RANK([.AA73];[.$AA$3]:INDIRECT(CONCATENATE(&quot;AA&quot;&amp;(COUNTA([.B$1:.B$1048576])+1)));0))" office:value-type="float" office:value="5" calcext:value-type="float">
            <text:p>5</text:p>
          </table:table-cell>
          <table:table-cell table:style-name="ce118" table:formula="of:=IF([.B73]=&quot;&quot;;&quot;&quot;;RANK([.AB73];[.$AB$3]:INDIRECT(CONCATENATE(&quot;AB&quot;&amp;(COUNTA([.B$1:.B$1048576])+1)));0))" office:value-type="float" office:value="100" calcext:value-type="float">
            <text:p>100</text:p>
          </table:table-cell>
          <table:table-cell table:number-columns-repeated="19"/>
          <table:table-cell table:style-name="ce153" office:value-type="float" office:value="0.969660053273542" calcext:value-type="float">
            <text:p>0,969660053273542</text:p>
          </table:table-cell>
          <table:table-cell table:style-name="ce153" office:value-type="float" office:value="0.00474263792595023" calcext:value-type="float">
            <text:p>0,00474263792595</text:p>
          </table:table-cell>
          <table:table-cell table:number-columns-repeated="995"/>
        </table:table-row>
        <table:table-row table:style-name="ro5">
          <table:table-cell table:style-name="ce113" table:formula="of:=[.A73]+1" office:value-type="float" office:value="72" calcext:value-type="float">
            <text:p>72</text:p>
          </table:table-cell>
          <table:table-cell table:style-name="ce116" office:value-type="string" calcext:value-type="string">
            <text:p>shoot</text:p>
          </table:table-cell>
          <table:table-cell table:number-columns-repeated="2" table:style-name="ce116" office:value-type="string" calcext:value-type="string">
            <text:p>shot</text:p>
          </table:table-cell>
          <table:table-cell table:style-name="ce116" office:value-type="string" calcext:value-type="string">
            <text:p>tirer</text:p>
          </table:table-cell>
          <table:table-cell table:style-name="ce118" table:formula="of:=IF([.B74]=&quot;&quot;;&quot;&quot;;RANK([.AA74];[.$AA$3]:INDIRECT(CONCATENATE(&quot;AA&quot;&amp;(COUNTA([.B$1:.B$1048576])+1)));0))" office:value-type="float" office:value="29" calcext:value-type="float">
            <text:p>29</text:p>
          </table:table-cell>
          <table:table-cell table:style-name="ce118" table:formula="of:=IF([.B74]=&quot;&quot;;&quot;&quot;;RANK([.AB74];[.$AB$3]:INDIRECT(CONCATENATE(&quot;AB&quot;&amp;(COUNTA([.B$1:.B$1048576])+1)));0))" office:value-type="float" office:value="32" calcext:value-type="float">
            <text:p>32</text:p>
          </table:table-cell>
          <table:table-cell table:number-columns-repeated="19"/>
          <table:table-cell table:style-name="ce153" office:value-type="float" office:value="0.72770576345264" calcext:value-type="float">
            <text:p>0,72770576345264</text:p>
          </table:table-cell>
          <table:table-cell table:style-name="ce153" office:value-type="float" office:value="0.685276306543152" calcext:value-type="float">
            <text:p>0,685276306543152</text:p>
          </table:table-cell>
          <table:table-cell table:number-columns-repeated="995"/>
        </table:table-row>
        <table:table-row table:style-name="ro5">
          <table:table-cell table:style-name="ce113" table:formula="of:=[.A74]+1" office:value-type="float" office:value="73" calcext:value-type="float">
            <text:p>73</text:p>
          </table:table-cell>
          <table:table-cell table:style-name="ce116" office:value-type="string" calcext:value-type="string">
            <text:p>show</text:p>
          </table:table-cell>
          <table:table-cell table:style-name="ce116" office:value-type="string" calcext:value-type="string">
            <text:p>showed</text:p>
          </table:table-cell>
          <table:table-cell table:style-name="ce116" office:value-type="string" calcext:value-type="string">
            <text:p>shown</text:p>
          </table:table-cell>
          <table:table-cell table:style-name="ce116" office:value-type="string" calcext:value-type="string">
            <text:p>montrer</text:p>
          </table:table-cell>
          <table:table-cell table:style-name="ce118" table:formula="of:=IF([.B75]=&quot;&quot;;&quot;&quot;;RANK([.AA75];[.$AA$3]:INDIRECT(CONCATENATE(&quot;AA&quot;&amp;(COUNTA([.B$1:.B$1048576])+1)));0))" office:value-type="float" office:value="38" calcext:value-type="float">
            <text:p>38</text:p>
          </table:table-cell>
          <table:table-cell table:style-name="ce118" table:formula="of:=IF([.B75]=&quot;&quot;;&quot;&quot;;RANK([.AB75];[.$AB$3]:INDIRECT(CONCATENATE(&quot;AB&quot;&amp;(COUNTA([.B$1:.B$1048576])+1)));0))" office:value-type="float" office:value="16" calcext:value-type="float">
            <text:p>16</text:p>
          </table:table-cell>
          <table:table-cell table:number-columns-repeated="19"/>
          <table:table-cell table:style-name="ce153" office:value-type="float" office:value="0.63106001000899" calcext:value-type="float">
            <text:p>0,63106001000899</text:p>
          </table:table-cell>
          <table:table-cell table:style-name="ce153" office:value-type="float" office:value="0.841299153126436" calcext:value-type="float">
            <text:p>0,841299153126436</text:p>
          </table:table-cell>
          <table:table-cell table:number-columns-repeated="995"/>
        </table:table-row>
        <table:table-row table:style-name="ro5">
          <table:table-cell table:style-name="ce113" table:formula="of:=[.A75]+1" office:value-type="float" office:value="74" calcext:value-type="float">
            <text:p>74</text:p>
          </table:table-cell>
          <table:table-cell table:number-columns-repeated="3" table:style-name="ce116" office:value-type="string" calcext:value-type="string">
            <text:p>shut</text:p>
          </table:table-cell>
          <table:table-cell table:style-name="ce116" office:value-type="string" calcext:value-type="string">
            <text:p>fermer</text:p>
          </table:table-cell>
          <table:table-cell table:style-name="ce118" table:formula="of:=IF([.B76]=&quot;&quot;;&quot;&quot;;RANK([.AA76];[.$AA$3]:INDIRECT(CONCATENATE(&quot;AA&quot;&amp;(COUNTA([.B$1:.B$1048576])+1)));0))" office:value-type="float" office:value="78" calcext:value-type="float">
            <text:p>78</text:p>
          </table:table-cell>
          <table:table-cell table:style-name="ce118" table:formula="of:=IF([.B76]=&quot;&quot;;&quot;&quot;;RANK([.AB76];[.$AB$3]:INDIRECT(CONCATENATE(&quot;AB&quot;&amp;(COUNTA([.B$1:.B$1048576])+1)));0))" office:value-type="float" office:value="87" calcext:value-type="float">
            <text:p>87</text:p>
          </table:table-cell>
          <table:table-cell table:number-columns-repeated="19"/>
          <table:table-cell table:style-name="ce153" office:value-type="float" office:value="0.278480253761605" calcext:value-type="float">
            <text:p>0,278480253761605</text:p>
          </table:table-cell>
          <table:table-cell table:style-name="ce153" office:value-type="float" office:value="0.107995938564483" calcext:value-type="float">
            <text:p>0,107995938564483</text:p>
          </table:table-cell>
          <table:table-cell table:number-columns-repeated="995"/>
        </table:table-row>
        <table:table-row table:style-name="ro5">
          <table:table-cell table:style-name="ce113" table:formula="of:=[.A76]+1" office:value-type="float" office:value="75" calcext:value-type="float">
            <text:p>75</text:p>
          </table:table-cell>
          <table:table-cell table:style-name="ce116" office:value-type="string" calcext:value-type="string">
            <text:p>sing</text:p>
          </table:table-cell>
          <table:table-cell table:style-name="ce116" office:value-type="string" calcext:value-type="string">
            <text:p>sang</text:p>
          </table:table-cell>
          <table:table-cell table:style-name="ce116" office:value-type="string" calcext:value-type="string">
            <text:p>sung</text:p>
          </table:table-cell>
          <table:table-cell table:style-name="ce116" office:value-type="string" calcext:value-type="string">
            <text:p>chanter</text:p>
          </table:table-cell>
          <table:table-cell table:style-name="ce118" table:formula="of:=IF([.B77]=&quot;&quot;;&quot;&quot;;RANK([.AA77];[.$AA$3]:INDIRECT(CONCATENATE(&quot;AA&quot;&amp;(COUNTA([.B$1:.B$1048576])+1)));0))" office:value-type="float" office:value="32" calcext:value-type="float">
            <text:p>32</text:p>
          </table:table-cell>
          <table:table-cell table:style-name="ce118" table:formula="of:=IF([.B77]=&quot;&quot;;&quot;&quot;;RANK([.AB77];[.$AB$3]:INDIRECT(CONCATENATE(&quot;AB&quot;&amp;(COUNTA([.B$1:.B$1048576])+1)));0))" office:value-type="float" office:value="11" calcext:value-type="float">
            <text:p>11</text:p>
          </table:table-cell>
          <table:table-cell table:number-columns-repeated="19"/>
          <table:table-cell table:style-name="ce153" office:value-type="float" office:value="0.681874034114994" calcext:value-type="float">
            <text:p>0,681874034114994</text:p>
          </table:table-cell>
          <table:table-cell table:style-name="ce153" office:value-type="float" office:value="0.913555255407808" calcext:value-type="float">
            <text:p>0,913555255407808</text:p>
          </table:table-cell>
          <table:table-cell table:number-columns-repeated="995"/>
        </table:table-row>
        <table:table-row table:style-name="ro5">
          <table:table-cell table:style-name="ce113" table:formula="of:=[.A77]+1" office:value-type="float" office:value="76" calcext:value-type="float">
            <text:p>76</text:p>
          </table:table-cell>
          <table:table-cell table:style-name="ce116" office:value-type="string" calcext:value-type="string">
            <text:p>sit</text:p>
          </table:table-cell>
          <table:table-cell table:number-columns-repeated="2" table:style-name="ce116" office:value-type="string" calcext:value-type="string">
            <text:p>sat</text:p>
          </table:table-cell>
          <table:table-cell table:style-name="ce116" office:value-type="string" calcext:value-type="string">
            <text:p>s’asseoir, être assis</text:p>
          </table:table-cell>
          <table:table-cell table:style-name="ce118" table:formula="of:=IF([.B78]=&quot;&quot;;&quot;&quot;;RANK([.AA78];[.$AA$3]:INDIRECT(CONCATENATE(&quot;AA&quot;&amp;(COUNTA([.B$1:.B$1048576])+1)));0))" office:value-type="float" office:value="97" calcext:value-type="float">
            <text:p>97</text:p>
          </table:table-cell>
          <table:table-cell table:style-name="ce118" table:formula="of:=IF([.B78]=&quot;&quot;;&quot;&quot;;RANK([.AB78];[.$AB$3]:INDIRECT(CONCATENATE(&quot;AB&quot;&amp;(COUNTA([.B$1:.B$1048576])+1)));0))" office:value-type="float" office:value="37" calcext:value-type="float">
            <text:p>37</text:p>
          </table:table-cell>
          <table:table-cell table:number-columns-repeated="19"/>
          <table:table-cell table:style-name="ce153" office:value-type="float" office:value="0.0532303343212424" calcext:value-type="float">
            <text:p>0,053230334321242</text:p>
          </table:table-cell>
          <table:table-cell table:style-name="ce153" office:value-type="float" office:value="0.622814227437474" calcext:value-type="float">
            <text:p>0,622814227437474</text:p>
          </table:table-cell>
          <table:table-cell table:number-columns-repeated="995"/>
        </table:table-row>
        <table:table-row table:style-name="ro5">
          <table:table-cell table:style-name="ce113" table:formula="of:=[.A78]+1" office:value-type="float" office:value="77" calcext:value-type="float">
            <text:p>77</text:p>
          </table:table-cell>
          <table:table-cell table:style-name="ce116" office:value-type="string" calcext:value-type="string">
            <text:p>sleep</text:p>
          </table:table-cell>
          <table:table-cell table:number-columns-repeated="2" table:style-name="ce116" office:value-type="string" calcext:value-type="string">
            <text:p>slept</text:p>
          </table:table-cell>
          <table:table-cell table:style-name="ce116" office:value-type="string" calcext:value-type="string">
            <text:p>dormir</text:p>
          </table:table-cell>
          <table:table-cell table:style-name="ce118" table:formula="of:=IF([.B79]=&quot;&quot;;&quot;&quot;;RANK([.AA79];[.$AA$3]:INDIRECT(CONCATENATE(&quot;AA&quot;&amp;(COUNTA([.B$1:.B$1048576])+1)));0))" office:value-type="float" office:value="53" calcext:value-type="float">
            <text:p>53</text:p>
          </table:table-cell>
          <table:table-cell table:style-name="ce118" table:formula="of:=IF([.B79]=&quot;&quot;;&quot;&quot;;RANK([.AB79];[.$AB$3]:INDIRECT(CONCATENATE(&quot;AB&quot;&amp;(COUNTA([.B$1:.B$1048576])+1)));0))" office:value-type="float" office:value="88" calcext:value-type="float">
            <text:p>88</text:p>
          </table:table-cell>
          <table:table-cell table:number-columns-repeated="19"/>
          <table:table-cell table:style-name="ce153" office:value-type="float" office:value="0.535882752908169" calcext:value-type="float">
            <text:p>0,535882752908169</text:p>
          </table:table-cell>
          <table:table-cell table:style-name="ce153" office:value-type="float" office:value="0.0874350367813145" calcext:value-type="float">
            <text:p>0,087435036781315</text:p>
          </table:table-cell>
          <table:table-cell table:number-columns-repeated="995"/>
        </table:table-row>
        <table:table-row table:style-name="ro5">
          <table:table-cell table:style-name="ce113" table:formula="of:=[.A79]+1" office:value-type="float" office:value="78" calcext:value-type="float">
            <text:p>78</text:p>
          </table:table-cell>
          <table:table-cell table:style-name="ce116" office:value-type="string" calcext:value-type="string">
            <text:p>smell</text:p>
          </table:table-cell>
          <table:table-cell table:number-columns-repeated="2" table:style-name="ce116" office:value-type="string" calcext:value-type="string">
            <text:p>smelt</text:p>
          </table:table-cell>
          <table:table-cell table:style-name="ce116" office:value-type="string" calcext:value-type="string">
            <text:p>sentir</text:p>
          </table:table-cell>
          <table:table-cell table:style-name="ce118" table:formula="of:=IF([.B80]=&quot;&quot;;&quot;&quot;;RANK([.AA80];[.$AA$3]:INDIRECT(CONCATENATE(&quot;AA&quot;&amp;(COUNTA([.B$1:.B$1048576])+1)));0))" office:value-type="float" office:value="45" calcext:value-type="float">
            <text:p>45</text:p>
          </table:table-cell>
          <table:table-cell table:style-name="ce118" table:formula="of:=IF([.B80]=&quot;&quot;;&quot;&quot;;RANK([.AB80];[.$AB$3]:INDIRECT(CONCATENATE(&quot;AB&quot;&amp;(COUNTA([.B$1:.B$1048576])+1)));0))" office:value-type="float" office:value="38" calcext:value-type="float">
            <text:p>38</text:p>
          </table:table-cell>
          <table:table-cell table:number-columns-repeated="19"/>
          <table:table-cell table:style-name="ce153" office:value-type="float" office:value="0.582555649088242" calcext:value-type="float">
            <text:p>0,582555649088242</text:p>
          </table:table-cell>
          <table:table-cell table:style-name="ce153" office:value-type="float" office:value="0.613204270404074" calcext:value-type="float">
            <text:p>0,613204270404074</text:p>
          </table:table-cell>
          <table:table-cell table:number-columns-repeated="995"/>
        </table:table-row>
        <table:table-row table:style-name="ro5">
          <table:table-cell table:style-name="ce113" table:formula="of:=[.A80]+1" office:value-type="float" office:value="79" calcext:value-type="float">
            <text:p>79</text:p>
          </table:table-cell>
          <table:table-cell table:style-name="ce116" office:value-type="string" calcext:value-type="string">
            <text:p>speak</text:p>
          </table:table-cell>
          <table:table-cell table:style-name="ce116" office:value-type="string" calcext:value-type="string">
            <text:p>spoke</text:p>
          </table:table-cell>
          <table:table-cell table:style-name="ce116" office:value-type="string" calcext:value-type="string">
            <text:p>spoken</text:p>
          </table:table-cell>
          <table:table-cell table:style-name="ce116" office:value-type="string" calcext:value-type="string">
            <text:p>parler</text:p>
          </table:table-cell>
          <table:table-cell table:style-name="ce118" table:formula="of:=IF([.B81]=&quot;&quot;;&quot;&quot;;RANK([.AA81];[.$AA$3]:INDIRECT(CONCATENATE(&quot;AA&quot;&amp;(COUNTA([.B$1:.B$1048576])+1)));0))" office:value-type="float" office:value="1" calcext:value-type="float">
            <text:p>1</text:p>
          </table:table-cell>
          <table:table-cell table:style-name="ce118" table:formula="of:=IF([.B81]=&quot;&quot;;&quot;&quot;;RANK([.AB81];[.$AB$3]:INDIRECT(CONCATENATE(&quot;AB&quot;&amp;(COUNTA([.B$1:.B$1048576])+1)));0))" office:value-type="float" office:value="86" calcext:value-type="float">
            <text:p>86</text:p>
          </table:table-cell>
          <table:table-cell table:number-columns-repeated="19"/>
          <table:table-cell table:style-name="ce153" office:value-type="float" office:value="0.990028338641476" calcext:value-type="float">
            <text:p>0,990028338641476</text:p>
          </table:table-cell>
          <table:table-cell table:style-name="ce153" office:value-type="float" office:value="0.108259591636857" calcext:value-type="float">
            <text:p>0,108259591636857</text:p>
          </table:table-cell>
          <table:table-cell table:number-columns-repeated="995"/>
        </table:table-row>
        <table:table-row table:style-name="ro5">
          <table:table-cell table:style-name="ce113" table:formula="of:=[.A81]+1" office:value-type="float" office:value="80" calcext:value-type="float">
            <text:p>80</text:p>
          </table:table-cell>
          <table:table-cell table:style-name="ce116" office:value-type="string" calcext:value-type="string">
            <text:p>spend</text:p>
          </table:table-cell>
          <table:table-cell table:number-columns-repeated="2" table:style-name="ce116" office:value-type="string" calcext:value-type="string">
            <text:p>spent</text:p>
          </table:table-cell>
          <table:table-cell table:style-name="ce116" office:value-type="string" calcext:value-type="string">
            <text:p>dépenser</text:p>
          </table:table-cell>
          <table:table-cell table:style-name="ce118" table:formula="of:=IF([.B82]=&quot;&quot;;&quot;&quot;;RANK([.AA82];[.$AA$3]:INDIRECT(CONCATENATE(&quot;AA&quot;&amp;(COUNTA([.B$1:.B$1048576])+1)));0))" office:value-type="float" office:value="86" calcext:value-type="float">
            <text:p>86</text:p>
          </table:table-cell>
          <table:table-cell table:style-name="ce118" table:formula="of:=IF([.B82]=&quot;&quot;;&quot;&quot;;RANK([.AB82];[.$AB$3]:INDIRECT(CONCATENATE(&quot;AB&quot;&amp;(COUNTA([.B$1:.B$1048576])+1)));0))" office:value-type="float" office:value="82" calcext:value-type="float">
            <text:p>82</text:p>
          </table:table-cell>
          <table:table-cell table:number-columns-repeated="19"/>
          <table:table-cell table:style-name="ce153" office:value-type="float" office:value="0.241930704139467" calcext:value-type="float">
            <text:p>0,241930704139467</text:p>
          </table:table-cell>
          <table:table-cell table:style-name="ce153" office:value-type="float" office:value="0.205819074199798" calcext:value-type="float">
            <text:p>0,205819074199798</text:p>
          </table:table-cell>
          <table:table-cell table:number-columns-repeated="995"/>
        </table:table-row>
        <table:table-row table:style-name="ro5">
          <table:table-cell table:style-name="ce113" table:formula="of:=[.A82]+1" office:value-type="float" office:value="81" calcext:value-type="float">
            <text:p>81</text:p>
          </table:table-cell>
          <table:table-cell table:number-columns-repeated="3" table:style-name="ce116" office:value-type="string" calcext:value-type="string">
            <text:p>spread</text:p>
          </table:table-cell>
          <table:table-cell table:style-name="ce116" office:value-type="string" calcext:value-type="string">
            <text:p>étaler</text:p>
          </table:table-cell>
          <table:table-cell table:style-name="ce118" table:formula="of:=IF([.B83]=&quot;&quot;;&quot;&quot;;RANK([.AA83];[.$AA$3]:INDIRECT(CONCATENATE(&quot;AA&quot;&amp;(COUNTA([.B$1:.B$1048576])+1)));0))" office:value-type="float" office:value="18" calcext:value-type="float">
            <text:p>18</text:p>
          </table:table-cell>
          <table:table-cell table:style-name="ce118" table:formula="of:=IF([.B83]=&quot;&quot;;&quot;&quot;;RANK([.AB83];[.$AB$3]:INDIRECT(CONCATENATE(&quot;AB&quot;&amp;(COUNTA([.B$1:.B$1048576])+1)));0))" office:value-type="float" office:value="81" calcext:value-type="float">
            <text:p>81</text:p>
          </table:table-cell>
          <table:table-cell table:number-columns-repeated="19"/>
          <table:table-cell table:style-name="ce153" office:value-type="float" office:value="0.825784402916614" calcext:value-type="float">
            <text:p>0,825784402916614</text:p>
          </table:table-cell>
          <table:table-cell table:style-name="ce153" office:value-type="float" office:value="0.222930709247978" calcext:value-type="float">
            <text:p>0,222930709247978</text:p>
          </table:table-cell>
          <table:table-cell table:number-columns-repeated="995"/>
        </table:table-row>
        <table:table-row table:style-name="ro5">
          <table:table-cell table:style-name="ce113" table:formula="of:=[.A83]+1" office:value-type="float" office:value="82" calcext:value-type="float">
            <text:p>82</text:p>
          </table:table-cell>
          <table:table-cell table:style-name="ce116" office:value-type="string" calcext:value-type="string">
            <text:p>spring</text:p>
          </table:table-cell>
          <table:table-cell table:style-name="ce116" office:value-type="string" calcext:value-type="string">
            <text:p>sprang</text:p>
          </table:table-cell>
          <table:table-cell table:style-name="ce116" office:value-type="string" calcext:value-type="string">
            <text:p>sprung</text:p>
          </table:table-cell>
          <table:table-cell table:style-name="ce116" office:value-type="string" calcext:value-type="string">
            <text:p>jaillir, bondir</text:p>
          </table:table-cell>
          <table:table-cell table:style-name="ce118" table:formula="of:=IF([.B84]=&quot;&quot;;&quot;&quot;;RANK([.AA84];[.$AA$3]:INDIRECT(CONCATENATE(&quot;AA&quot;&amp;(COUNTA([.B$1:.B$1048576])+1)));0))" office:value-type="float" office:value="13" calcext:value-type="float">
            <text:p>13</text:p>
          </table:table-cell>
          <table:table-cell table:style-name="ce118" table:formula="of:=IF([.B84]=&quot;&quot;;&quot;&quot;;RANK([.AB84];[.$AB$3]:INDIRECT(CONCATENATE(&quot;AB&quot;&amp;(COUNTA([.B$1:.B$1048576])+1)));0))" office:value-type="float" office:value="20" calcext:value-type="float">
            <text:p>20</text:p>
          </table:table-cell>
          <table:table-cell table:number-columns-repeated="19"/>
          <table:table-cell table:style-name="ce153" office:value-type="float" office:value="0.883098385955793" calcext:value-type="float">
            <text:p>0,883098385955793</text:p>
          </table:table-cell>
          <table:table-cell table:style-name="ce153" office:value-type="float" office:value="0.827627559174939" calcext:value-type="float">
            <text:p>0,827627559174939</text:p>
          </table:table-cell>
          <table:table-cell table:number-columns-repeated="995"/>
        </table:table-row>
        <table:table-row table:style-name="ro5">
          <table:table-cell table:style-name="ce113" table:formula="of:=[.A84]+1" office:value-type="float" office:value="83" calcext:value-type="float">
            <text:p>83</text:p>
          </table:table-cell>
          <table:table-cell table:style-name="ce116" office:value-type="string" calcext:value-type="string">
            <text:p>stand</text:p>
          </table:table-cell>
          <table:table-cell table:number-columns-repeated="2" table:style-name="ce116" office:value-type="string" calcext:value-type="string">
            <text:p>stood</text:p>
          </table:table-cell>
          <table:table-cell table:style-name="ce116" office:value-type="string" calcext:value-type="string">
            <text:p>être debout</text:p>
          </table:table-cell>
          <table:table-cell table:style-name="ce118" table:formula="of:=IF([.B85]=&quot;&quot;;&quot;&quot;;RANK([.AA85];[.$AA$3]:INDIRECT(CONCATENATE(&quot;AA&quot;&amp;(COUNTA([.B$1:.B$1048576])+1)));0))" office:value-type="float" office:value="47" calcext:value-type="float">
            <text:p>47</text:p>
          </table:table-cell>
          <table:table-cell table:style-name="ce118" table:formula="of:=IF([.B85]=&quot;&quot;;&quot;&quot;;RANK([.AB85];[.$AB$3]:INDIRECT(CONCATENATE(&quot;AB&quot;&amp;(COUNTA([.B$1:.B$1048576])+1)));0))" office:value-type="float" office:value="92" calcext:value-type="float">
            <text:p>92</text:p>
          </table:table-cell>
          <table:table-cell table:number-columns-repeated="19"/>
          <table:table-cell table:style-name="ce153" office:value-type="float" office:value="0.578363201542674" calcext:value-type="float">
            <text:p>0,578363201542674</text:p>
          </table:table-cell>
          <table:table-cell table:style-name="ce153" office:value-type="float" office:value="0.0584174539293075" calcext:value-type="float">
            <text:p>0,058417453929308</text:p>
          </table:table-cell>
          <table:table-cell table:number-columns-repeated="995"/>
        </table:table-row>
        <table:table-row table:style-name="ro5">
          <table:table-cell table:style-name="ce113" table:formula="of:=[.A85]+1" office:value-type="float" office:value="84" calcext:value-type="float">
            <text:p>84</text:p>
          </table:table-cell>
          <table:table-cell table:style-name="ce116" office:value-type="string" calcext:value-type="string">
            <text:p>steal</text:p>
          </table:table-cell>
          <table:table-cell table:style-name="ce116" office:value-type="string" calcext:value-type="string">
            <text:p>stole</text:p>
          </table:table-cell>
          <table:table-cell table:style-name="ce116" office:value-type="string" calcext:value-type="string">
            <text:p>stolen</text:p>
          </table:table-cell>
          <table:table-cell table:style-name="ce116" office:value-type="string" calcext:value-type="string">
            <text:p>voler, dérober</text:p>
          </table:table-cell>
          <table:table-cell table:style-name="ce118" table:formula="of:=IF([.B86]=&quot;&quot;;&quot;&quot;;RANK([.AA86];[.$AA$3]:INDIRECT(CONCATENATE(&quot;AA&quot;&amp;(COUNTA([.B$1:.B$1048576])+1)));0))" office:value-type="float" office:value="51" calcext:value-type="float">
            <text:p>51</text:p>
          </table:table-cell>
          <table:table-cell table:style-name="ce118" table:formula="of:=IF([.B86]=&quot;&quot;;&quot;&quot;;RANK([.AB86];[.$AB$3]:INDIRECT(CONCATENATE(&quot;AB&quot;&amp;(COUNTA([.B$1:.B$1048576])+1)));0))" office:value-type="float" office:value="22" calcext:value-type="float">
            <text:p>22</text:p>
          </table:table-cell>
          <table:table-cell table:number-columns-repeated="19"/>
          <table:table-cell table:style-name="ce153" office:value-type="float" office:value="0.571422195741319" calcext:value-type="float">
            <text:p>0,571422195741319</text:p>
          </table:table-cell>
          <table:table-cell table:style-name="ce153" office:value-type="float" office:value="0.817655733388914" calcext:value-type="float">
            <text:p>0,817655733388914</text:p>
          </table:table-cell>
          <table:table-cell table:number-columns-repeated="995"/>
        </table:table-row>
        <table:table-row table:style-name="ro5">
          <table:table-cell table:style-name="ce113" table:formula="of:=[.A86]+1" office:value-type="float" office:value="85" calcext:value-type="float">
            <text:p>85</text:p>
          </table:table-cell>
          <table:table-cell table:style-name="ce116" office:value-type="string" calcext:value-type="string">
            <text:p>swear</text:p>
          </table:table-cell>
          <table:table-cell table:style-name="ce116" office:value-type="string" calcext:value-type="string">
            <text:p>swore</text:p>
          </table:table-cell>
          <table:table-cell table:style-name="ce116" office:value-type="string" calcext:value-type="string">
            <text:p>sworn</text:p>
          </table:table-cell>
          <table:table-cell table:style-name="ce116" office:value-type="string" calcext:value-type="string">
            <text:p>jurer</text:p>
          </table:table-cell>
          <table:table-cell table:style-name="ce118" table:formula="of:=IF([.B87]=&quot;&quot;;&quot;&quot;;RANK([.AA87];[.$AA$3]:INDIRECT(CONCATENATE(&quot;AA&quot;&amp;(COUNTA([.B$1:.B$1048576])+1)));0))" office:value-type="float" office:value="85" calcext:value-type="float">
            <text:p>85</text:p>
          </table:table-cell>
          <table:table-cell table:style-name="ce118" table:formula="of:=IF([.B87]=&quot;&quot;;&quot;&quot;;RANK([.AB87];[.$AB$3]:INDIRECT(CONCATENATE(&quot;AB&quot;&amp;(COUNTA([.B$1:.B$1048576])+1)));0))" office:value-type="float" office:value="13" calcext:value-type="float">
            <text:p>13</text:p>
          </table:table-cell>
          <table:table-cell table:number-columns-repeated="19"/>
          <table:table-cell table:style-name="ce153" office:value-type="float" office:value="0.250024001580357" calcext:value-type="float">
            <text:p>0,250024001580357</text:p>
          </table:table-cell>
          <table:table-cell table:style-name="ce153" office:value-type="float" office:value="0.889034736732573" calcext:value-type="float">
            <text:p>0,889034736732573</text:p>
          </table:table-cell>
          <table:table-cell table:number-columns-repeated="995"/>
        </table:table-row>
        <table:table-row table:style-name="ro5">
          <table:table-cell table:style-name="ce113" table:formula="of:=[.A87]+1" office:value-type="float" office:value="86" calcext:value-type="float">
            <text:p>86</text:p>
          </table:table-cell>
          <table:table-cell table:style-name="ce116" office:value-type="string" calcext:value-type="string">
            <text:p>sweep</text:p>
          </table:table-cell>
          <table:table-cell table:number-columns-repeated="2" table:style-name="ce116" office:value-type="string" calcext:value-type="string">
            <text:p>swept</text:p>
          </table:table-cell>
          <table:table-cell table:style-name="ce116" office:value-type="string" calcext:value-type="string">
            <text:p>balayer</text:p>
          </table:table-cell>
          <table:table-cell table:style-name="ce118" table:formula="of:=IF([.B88]=&quot;&quot;;&quot;&quot;;RANK([.AA88];[.$AA$3]:INDIRECT(CONCATENATE(&quot;AA&quot;&amp;(COUNTA([.B$1:.B$1048576])+1)));0))" office:value-type="float" office:value="34" calcext:value-type="float">
            <text:p>34</text:p>
          </table:table-cell>
          <table:table-cell table:style-name="ce118" table:formula="of:=IF([.B88]=&quot;&quot;;&quot;&quot;;RANK([.AB88];[.$AB$3]:INDIRECT(CONCATENATE(&quot;AB&quot;&amp;(COUNTA([.B$1:.B$1048576])+1)));0))" office:value-type="float" office:value="25" calcext:value-type="float">
            <text:p>25</text:p>
          </table:table-cell>
          <table:table-cell table:number-columns-repeated="19"/>
          <table:table-cell table:style-name="ce153" office:value-type="float" office:value="0.677470301642653" calcext:value-type="float">
            <text:p>0,677470301642653</text:p>
          </table:table-cell>
          <table:table-cell table:style-name="ce153" office:value-type="float" office:value="0.806637492735062" calcext:value-type="float">
            <text:p>0,806637492735062</text:p>
          </table:table-cell>
          <table:table-cell table:number-columns-repeated="995"/>
        </table:table-row>
        <table:table-row table:style-name="ro5">
          <table:table-cell table:style-name="ce113" table:formula="of:=[.A88]+1" office:value-type="float" office:value="87" calcext:value-type="float">
            <text:p>87</text:p>
          </table:table-cell>
          <table:table-cell table:style-name="ce116" office:value-type="string" calcext:value-type="string">
            <text:p>swim</text:p>
          </table:table-cell>
          <table:table-cell table:style-name="ce116" office:value-type="string" calcext:value-type="string">
            <text:p>swam</text:p>
          </table:table-cell>
          <table:table-cell table:style-name="ce116" office:value-type="string" calcext:value-type="string">
            <text:p>swum</text:p>
          </table:table-cell>
          <table:table-cell table:style-name="ce116" office:value-type="string" calcext:value-type="string">
            <text:p>nager</text:p>
          </table:table-cell>
          <table:table-cell table:style-name="ce118" table:formula="of:=IF([.B89]=&quot;&quot;;&quot;&quot;;RANK([.AA89];[.$AA$3]:INDIRECT(CONCATENATE(&quot;AA&quot;&amp;(COUNTA([.B$1:.B$1048576])+1)));0))" office:value-type="float" office:value="42" calcext:value-type="float">
            <text:p>42</text:p>
          </table:table-cell>
          <table:table-cell table:style-name="ce118" table:formula="of:=IF([.B89]=&quot;&quot;;&quot;&quot;;RANK([.AB89];[.$AB$3]:INDIRECT(CONCATENATE(&quot;AB&quot;&amp;(COUNTA([.B$1:.B$1048576])+1)));0))" office:value-type="float" office:value="69" calcext:value-type="float">
            <text:p>69</text:p>
          </table:table-cell>
          <table:table-cell table:number-columns-repeated="19"/>
          <table:table-cell table:style-name="ce153" office:value-type="float" office:value="0.595777088150054" calcext:value-type="float">
            <text:p>0,595777088150054</text:p>
          </table:table-cell>
          <table:table-cell table:style-name="ce153" office:value-type="float" office:value="0.326226194493076" calcext:value-type="float">
            <text:p>0,326226194493076</text:p>
          </table:table-cell>
          <table:table-cell table:number-columns-repeated="995"/>
        </table:table-row>
        <table:table-row table:style-name="ro5">
          <table:table-cell table:style-name="ce113" table:formula="of:=[.A89]+1" office:value-type="float" office:value="88" calcext:value-type="float">
            <text:p>88</text:p>
          </table:table-cell>
          <table:table-cell table:style-name="ce116" office:value-type="string" calcext:value-type="string">
            <text:p>take</text:p>
          </table:table-cell>
          <table:table-cell table:style-name="ce116" office:value-type="string" calcext:value-type="string">
            <text:p>took</text:p>
          </table:table-cell>
          <table:table-cell table:style-name="ce116" office:value-type="string" calcext:value-type="string">
            <text:p>taken</text:p>
          </table:table-cell>
          <table:table-cell table:style-name="ce116" office:value-type="string" calcext:value-type="string">
            <text:p>prendre</text:p>
          </table:table-cell>
          <table:table-cell table:style-name="ce118" table:formula="of:=IF([.B90]=&quot;&quot;;&quot;&quot;;RANK([.AA90];[.$AA$3]:INDIRECT(CONCATENATE(&quot;AA&quot;&amp;(COUNTA([.B$1:.B$1048576])+1)));0))" office:value-type="float" office:value="33" calcext:value-type="float">
            <text:p>33</text:p>
          </table:table-cell>
          <table:table-cell table:style-name="ce118" table:formula="of:=IF([.B90]=&quot;&quot;;&quot;&quot;;RANK([.AB90];[.$AB$3]:INDIRECT(CONCATENATE(&quot;AB&quot;&amp;(COUNTA([.B$1:.B$1048576])+1)));0))" office:value-type="float" office:value="42" calcext:value-type="float">
            <text:p>42</text:p>
          </table:table-cell>
          <table:table-cell table:number-columns-repeated="19"/>
          <table:table-cell table:style-name="ce153" office:value-type="float" office:value="0.680862736649724" calcext:value-type="float">
            <text:p>0,680862736649724</text:p>
          </table:table-cell>
          <table:table-cell table:style-name="ce153" office:value-type="float" office:value="0.558782745450487" calcext:value-type="float">
            <text:p>0,558782745450487</text:p>
          </table:table-cell>
          <table:table-cell table:number-columns-repeated="995"/>
        </table:table-row>
        <table:table-row table:style-name="ro5">
          <table:table-cell table:style-name="ce113" table:formula="of:=[.A90]+1" office:value-type="float" office:value="89" calcext:value-type="float">
            <text:p>89</text:p>
          </table:table-cell>
          <table:table-cell table:style-name="ce116" office:value-type="string" calcext:value-type="string">
            <text:p>teach</text:p>
          </table:table-cell>
          <table:table-cell table:number-columns-repeated="2" table:style-name="ce116" office:value-type="string" calcext:value-type="string">
            <text:p>taught</text:p>
          </table:table-cell>
          <table:table-cell table:style-name="ce116" office:value-type="string" calcext:value-type="string">
            <text:p>enseigner</text:p>
          </table:table-cell>
          <table:table-cell table:style-name="ce118" table:formula="of:=IF([.B91]=&quot;&quot;;&quot;&quot;;RANK([.AA91];[.$AA$3]:INDIRECT(CONCATENATE(&quot;AA&quot;&amp;(COUNTA([.B$1:.B$1048576])+1)));0))" office:value-type="float" office:value="94" calcext:value-type="float">
            <text:p>94</text:p>
          </table:table-cell>
          <table:table-cell table:style-name="ce118" table:formula="of:=IF([.B91]=&quot;&quot;;&quot;&quot;;RANK([.AB91];[.$AB$3]:INDIRECT(CONCATENATE(&quot;AB&quot;&amp;(COUNTA([.B$1:.B$1048576])+1)));0))" office:value-type="float" office:value="66" calcext:value-type="float">
            <text:p>66</text:p>
          </table:table-cell>
          <table:table-cell table:number-columns-repeated="19"/>
          <table:table-cell table:style-name="ce153" office:value-type="float" office:value="0.0838067514306036" calcext:value-type="float">
            <text:p>0,083806751430604</text:p>
          </table:table-cell>
          <table:table-cell table:style-name="ce153" office:value-type="float" office:value="0.350389008653503" calcext:value-type="float">
            <text:p>0,350389008653503</text:p>
          </table:table-cell>
          <table:table-cell table:number-columns-repeated="995"/>
        </table:table-row>
        <table:table-row table:style-name="ro5">
          <table:table-cell table:style-name="ce113" table:formula="of:=[.A91]+1" office:value-type="float" office:value="90" calcext:value-type="float">
            <text:p>90</text:p>
          </table:table-cell>
          <table:table-cell table:style-name="ce116" office:value-type="string" calcext:value-type="string">
            <text:p>tear</text:p>
          </table:table-cell>
          <table:table-cell table:style-name="ce116" office:value-type="string" calcext:value-type="string">
            <text:p>tore</text:p>
          </table:table-cell>
          <table:table-cell table:style-name="ce116" office:value-type="string" calcext:value-type="string">
            <text:p>torn</text:p>
          </table:table-cell>
          <table:table-cell table:style-name="ce116" office:value-type="string" calcext:value-type="string">
            <text:p>déchirer</text:p>
          </table:table-cell>
          <table:table-cell table:style-name="ce118" table:formula="of:=IF([.B92]=&quot;&quot;;&quot;&quot;;RANK([.AA92];[.$AA$3]:INDIRECT(CONCATENATE(&quot;AA&quot;&amp;(COUNTA([.B$1:.B$1048576])+1)));0))" office:value-type="float" office:value="71" calcext:value-type="float">
            <text:p>71</text:p>
          </table:table-cell>
          <table:table-cell table:style-name="ce118" table:formula="of:=IF([.B92]=&quot;&quot;;&quot;&quot;;RANK([.AB92];[.$AB$3]:INDIRECT(CONCATENATE(&quot;AB&quot;&amp;(COUNTA([.B$1:.B$1048576])+1)));0))" office:value-type="float" office:value="67" calcext:value-type="float">
            <text:p>67</text:p>
          </table:table-cell>
          <table:table-cell table:number-columns-repeated="19"/>
          <table:table-cell table:style-name="ce153" office:value-type="float" office:value="0.341015448133405" calcext:value-type="float">
            <text:p>0,341015448133405</text:p>
          </table:table-cell>
          <table:table-cell table:style-name="ce153" office:value-type="float" office:value="0.347793534959075" calcext:value-type="float">
            <text:p>0,347793534959075</text:p>
          </table:table-cell>
          <table:table-cell table:number-columns-repeated="995"/>
        </table:table-row>
        <table:table-row table:style-name="ro5">
          <table:table-cell table:style-name="ce113" table:formula="of:=[.A92]+1" office:value-type="float" office:value="91" calcext:value-type="float">
            <text:p>91</text:p>
          </table:table-cell>
          <table:table-cell table:style-name="ce116" office:value-type="string" calcext:value-type="string">
            <text:p>tell</text:p>
          </table:table-cell>
          <table:table-cell table:number-columns-repeated="2" table:style-name="ce116" office:value-type="string" calcext:value-type="string">
            <text:p>told</text:p>
          </table:table-cell>
          <table:table-cell table:style-name="ce116" office:value-type="string" calcext:value-type="string">
            <text:p>dire, raconter</text:p>
          </table:table-cell>
          <table:table-cell table:style-name="ce118" table:formula="of:=IF([.B93]=&quot;&quot;;&quot;&quot;;RANK([.AA93];[.$AA$3]:INDIRECT(CONCATENATE(&quot;AA&quot;&amp;(COUNTA([.B$1:.B$1048576])+1)));0))" office:value-type="float" office:value="95" calcext:value-type="float">
            <text:p>95</text:p>
          </table:table-cell>
          <table:table-cell table:style-name="ce118" table:formula="of:=IF([.B93]=&quot;&quot;;&quot;&quot;;RANK([.AB93];[.$AB$3]:INDIRECT(CONCATENATE(&quot;AB&quot;&amp;(COUNTA([.B$1:.B$1048576])+1)));0))" office:value-type="float" office:value="53" calcext:value-type="float">
            <text:p>53</text:p>
          </table:table-cell>
          <table:table-cell table:number-columns-repeated="19"/>
          <table:table-cell table:style-name="ce153" office:value-type="float" office:value="0.070527771986747" calcext:value-type="float">
            <text:p>0,070527771986747</text:p>
          </table:table-cell>
          <table:table-cell table:style-name="ce153" office:value-type="float" office:value="0.436060517686102" calcext:value-type="float">
            <text:p>0,436060517686102</text:p>
          </table:table-cell>
          <table:table-cell table:number-columns-repeated="995"/>
        </table:table-row>
        <table:table-row table:style-name="ro5">
          <table:table-cell table:style-name="ce113" table:formula="of:=[.A93]+1" office:value-type="float" office:value="92" calcext:value-type="float">
            <text:p>92</text:p>
          </table:table-cell>
          <table:table-cell table:style-name="ce116" office:value-type="string" calcext:value-type="string">
            <text:p>think</text:p>
          </table:table-cell>
          <table:table-cell table:number-columns-repeated="2" table:style-name="ce116" office:value-type="string" calcext:value-type="string">
            <text:p>thought</text:p>
          </table:table-cell>
          <table:table-cell table:style-name="ce116" office:value-type="string" calcext:value-type="string">
            <text:p>penser</text:p>
          </table:table-cell>
          <table:table-cell table:style-name="ce118" table:formula="of:=IF([.B94]=&quot;&quot;;&quot;&quot;;RANK([.AA94];[.$AA$3]:INDIRECT(CONCATENATE(&quot;AA&quot;&amp;(COUNTA([.B$1:.B$1048576])+1)));0))" office:value-type="float" office:value="39" calcext:value-type="float">
            <text:p>39</text:p>
          </table:table-cell>
          <table:table-cell table:style-name="ce118" table:formula="of:=IF([.B94]=&quot;&quot;;&quot;&quot;;RANK([.AB94];[.$AB$3]:INDIRECT(CONCATENATE(&quot;AB&quot;&amp;(COUNTA([.B$1:.B$1048576])+1)));0))" office:value-type="float" office:value="27" calcext:value-type="float">
            <text:p>27</text:p>
          </table:table-cell>
          <table:table-cell table:number-columns-repeated="19"/>
          <table:table-cell table:style-name="ce153" office:value-type="float" office:value="0.626248240182961" calcext:value-type="float">
            <text:p>0,626248240182961</text:p>
          </table:table-cell>
          <table:table-cell table:style-name="ce153" office:value-type="float" office:value="0.801240067710137" calcext:value-type="float">
            <text:p>0,801240067710137</text:p>
          </table:table-cell>
          <table:table-cell table:number-columns-repeated="995"/>
        </table:table-row>
        <table:table-row table:style-name="ro5">
          <table:table-cell table:style-name="ce113" table:formula="of:=[.A94]+1" office:value-type="float" office:value="93" calcext:value-type="float">
            <text:p>93</text:p>
          </table:table-cell>
          <table:table-cell table:style-name="ce116" office:value-type="string" calcext:value-type="string">
            <text:p>throw</text:p>
          </table:table-cell>
          <table:table-cell table:style-name="ce116" office:value-type="string" calcext:value-type="string">
            <text:p>threw</text:p>
          </table:table-cell>
          <table:table-cell table:style-name="ce116" office:value-type="string" calcext:value-type="string">
            <text:p>thrown</text:p>
          </table:table-cell>
          <table:table-cell table:style-name="ce116" office:value-type="string" calcext:value-type="string">
            <text:p>lancer</text:p>
          </table:table-cell>
          <table:table-cell table:style-name="ce118" table:formula="of:=IF([.B95]=&quot;&quot;;&quot;&quot;;RANK([.AA95];[.$AA$3]:INDIRECT(CONCATENATE(&quot;AA&quot;&amp;(COUNTA([.B$1:.B$1048576])+1)));0))" office:value-type="float" office:value="77" calcext:value-type="float">
            <text:p>77</text:p>
          </table:table-cell>
          <table:table-cell table:style-name="ce118" table:formula="of:=IF([.B95]=&quot;&quot;;&quot;&quot;;RANK([.AB95];[.$AB$3]:INDIRECT(CONCATENATE(&quot;AB&quot;&amp;(COUNTA([.B$1:.B$1048576])+1)));0))" office:value-type="float" office:value="80" calcext:value-type="float">
            <text:p>80</text:p>
          </table:table-cell>
          <table:table-cell table:number-columns-repeated="19"/>
          <table:table-cell table:style-name="ce153" office:value-type="float" office:value="0.288498916694675" calcext:value-type="float">
            <text:p>0,288498916694675</text:p>
          </table:table-cell>
          <table:table-cell table:style-name="ce153" office:value-type="float" office:value="0.22445092003079" calcext:value-type="float">
            <text:p>0,22445092003079</text:p>
          </table:table-cell>
          <table:table-cell table:number-columns-repeated="995"/>
        </table:table-row>
        <table:table-row table:style-name="ro5">
          <table:table-cell table:style-name="ce113" table:formula="of:=[.A95]+1" office:value-type="float" office:value="94" calcext:value-type="float">
            <text:p>94</text:p>
          </table:table-cell>
          <table:table-cell table:style-name="ce116" office:value-type="string" calcext:value-type="string">
            <text:p>understand</text:p>
          </table:table-cell>
          <table:table-cell table:number-columns-repeated="2" table:style-name="ce116" office:value-type="string" calcext:value-type="string">
            <text:p>understood</text:p>
          </table:table-cell>
          <table:table-cell table:style-name="ce116" office:value-type="string" calcext:value-type="string">
            <text:p>comprendre</text:p>
          </table:table-cell>
          <table:table-cell table:style-name="ce118" table:formula="of:=IF([.B96]=&quot;&quot;;&quot;&quot;;RANK([.AA96];[.$AA$3]:INDIRECT(CONCATENATE(&quot;AA&quot;&amp;(COUNTA([.B$1:.B$1048576])+1)));0))" office:value-type="float" office:value="15" calcext:value-type="float">
            <text:p>15</text:p>
          </table:table-cell>
          <table:table-cell table:style-name="ce118" table:formula="of:=IF([.B96]=&quot;&quot;;&quot;&quot;;RANK([.AB96];[.$AB$3]:INDIRECT(CONCATENATE(&quot;AB&quot;&amp;(COUNTA([.B$1:.B$1048576])+1)));0))" office:value-type="float" office:value="29" calcext:value-type="float">
            <text:p>29</text:p>
          </table:table-cell>
          <table:table-cell table:number-columns-repeated="19"/>
          <table:table-cell table:style-name="ce153" office:value-type="float" office:value="0.857343213192019" calcext:value-type="float">
            <text:p>0,857343213192019</text:p>
          </table:table-cell>
          <table:table-cell table:style-name="ce153" office:value-type="float" office:value="0.769858478265435" calcext:value-type="float">
            <text:p>0,769858478265435</text:p>
          </table:table-cell>
          <table:table-cell table:number-columns-repeated="995"/>
        </table:table-row>
        <table:table-row table:style-name="ro5">
          <table:table-cell table:style-name="ce113" table:formula="of:=[.A96]+1" office:value-type="float" office:value="95" calcext:value-type="float">
            <text:p>95</text:p>
          </table:table-cell>
          <table:table-cell table:style-name="ce116" office:value-type="string" calcext:value-type="string">
            <text:p>wake</text:p>
          </table:table-cell>
          <table:table-cell table:style-name="ce116" office:value-type="string" calcext:value-type="string">
            <text:p>woke</text:p>
          </table:table-cell>
          <table:table-cell table:style-name="ce116" office:value-type="string" calcext:value-type="string">
            <text:p>woken</text:p>
          </table:table-cell>
          <table:table-cell table:style-name="ce116" office:value-type="string" calcext:value-type="string">
            <text:p>se réveiller</text:p>
          </table:table-cell>
          <table:table-cell table:style-name="ce118" table:formula="of:=IF([.B97]=&quot;&quot;;&quot;&quot;;RANK([.AA97];[.$AA$3]:INDIRECT(CONCATENATE(&quot;AA&quot;&amp;(COUNTA([.B$1:.B$1048576])+1)));0))" office:value-type="float" office:value="70" calcext:value-type="float">
            <text:p>70</text:p>
          </table:table-cell>
          <table:table-cell table:style-name="ce118" table:formula="of:=IF([.B97]=&quot;&quot;;&quot;&quot;;RANK([.AB97];[.$AB$3]:INDIRECT(CONCATENATE(&quot;AB&quot;&amp;(COUNTA([.B$1:.B$1048576])+1)));0))" office:value-type="float" office:value="61" calcext:value-type="float">
            <text:p>61</text:p>
          </table:table-cell>
          <table:table-cell table:number-columns-repeated="19"/>
          <table:table-cell table:style-name="ce153" office:value-type="float" office:value="0.348162680495517" calcext:value-type="float">
            <text:p>0,348162680495517</text:p>
          </table:table-cell>
          <table:table-cell table:style-name="ce153" office:value-type="float" office:value="0.387757580938554" calcext:value-type="float">
            <text:p>0,387757580938554</text:p>
          </table:table-cell>
          <table:table-cell table:number-columns-repeated="995"/>
        </table:table-row>
        <table:table-row table:style-name="ro5">
          <table:table-cell table:style-name="ce113" table:formula="of:=[.A97]+1" office:value-type="float" office:value="96" calcext:value-type="float">
            <text:p>96</text:p>
          </table:table-cell>
          <table:table-cell table:style-name="ce116" office:value-type="string" calcext:value-type="string">
            <text:p>wear</text:p>
          </table:table-cell>
          <table:table-cell table:style-name="ce116" office:value-type="string" calcext:value-type="string">
            <text:p>wore</text:p>
          </table:table-cell>
          <table:table-cell table:style-name="ce116" office:value-type="string" calcext:value-type="string">
            <text:p>worn</text:p>
          </table:table-cell>
          <table:table-cell table:style-name="ce116" office:value-type="string" calcext:value-type="string">
            <text:p>porter</text:p>
          </table:table-cell>
          <table:table-cell table:style-name="ce118" table:formula="of:=IF([.B98]=&quot;&quot;;&quot;&quot;;RANK([.AA98];[.$AA$3]:INDIRECT(CONCATENATE(&quot;AA&quot;&amp;(COUNTA([.B$1:.B$1048576])+1)));0))" office:value-type="float" office:value="21" calcext:value-type="float">
            <text:p>21</text:p>
          </table:table-cell>
          <table:table-cell table:style-name="ce118" table:formula="of:=IF([.B98]=&quot;&quot;;&quot;&quot;;RANK([.AB98];[.$AB$3]:INDIRECT(CONCATENATE(&quot;AB&quot;&amp;(COUNTA([.B$1:.B$1048576])+1)));0))" office:value-type="float" office:value="15" calcext:value-type="float">
            <text:p>15</text:p>
          </table:table-cell>
          <table:table-cell table:number-columns-repeated="19"/>
          <table:table-cell table:style-name="ce153" office:value-type="float" office:value="0.787684931607145" calcext:value-type="float">
            <text:p>0,787684931607145</text:p>
          </table:table-cell>
          <table:table-cell table:style-name="ce153" office:value-type="float" office:value="0.852814259037988" calcext:value-type="float">
            <text:p>0,852814259037988</text:p>
          </table:table-cell>
          <table:table-cell table:number-columns-repeated="995"/>
        </table:table-row>
        <table:table-row table:style-name="ro5">
          <table:table-cell table:style-name="ce113" table:formula="of:=[.A98]+1" office:value-type="float" office:value="97" calcext:value-type="float">
            <text:p>97</text:p>
          </table:table-cell>
          <table:table-cell table:style-name="ce116" office:value-type="string" calcext:value-type="string">
            <text:p>win</text:p>
          </table:table-cell>
          <table:table-cell table:number-columns-repeated="2" table:style-name="ce116" office:value-type="string" calcext:value-type="string">
            <text:p>won</text:p>
          </table:table-cell>
          <table:table-cell table:style-name="ce116" office:value-type="string" calcext:value-type="string">
            <text:p>gagner</text:p>
          </table:table-cell>
          <table:table-cell table:style-name="ce118" table:formula="of:=IF([.B99]=&quot;&quot;;&quot;&quot;;RANK([.AA99];[.$AA$3]:INDIRECT(CONCATENATE(&quot;AA&quot;&amp;(COUNTA([.B$1:.B$1048576])+1)));0))" office:value-type="float" office:value="22" calcext:value-type="float">
            <text:p>22</text:p>
          </table:table-cell>
          <table:table-cell table:style-name="ce118" table:formula="of:=IF([.B99]=&quot;&quot;;&quot;&quot;;RANK([.AB99];[.$AB$3]:INDIRECT(CONCATENATE(&quot;AB&quot;&amp;(COUNTA([.B$1:.B$1048576])+1)));0))" office:value-type="float" office:value="43" calcext:value-type="float">
            <text:p>43</text:p>
          </table:table-cell>
          <table:table-cell table:number-columns-repeated="19"/>
          <table:table-cell table:style-name="ce153" office:value-type="float" office:value="0.786333095534337" calcext:value-type="float">
            <text:p>0,786333095534337</text:p>
          </table:table-cell>
          <table:table-cell table:style-name="ce153" office:value-type="float" office:value="0.548633930901885" calcext:value-type="float">
            <text:p>0,548633930901885</text:p>
          </table:table-cell>
          <table:table-cell table:number-columns-repeated="995"/>
        </table:table-row>
        <table:table-row table:style-name="ro5">
          <table:table-cell table:style-name="ce113" table:formula="of:=[.A99]+1" office:value-type="float" office:value="98" calcext:value-type="float">
            <text:p>98</text:p>
          </table:table-cell>
          <table:table-cell table:style-name="ce116" office:value-type="string" calcext:value-type="string">
            <text:p>write</text:p>
          </table:table-cell>
          <table:table-cell table:style-name="ce116" office:value-type="string" calcext:value-type="string">
            <text:p>wrote</text:p>
          </table:table-cell>
          <table:table-cell table:style-name="ce116" office:value-type="string" calcext:value-type="string">
            <text:p>written</text:p>
          </table:table-cell>
          <table:table-cell table:style-name="ce116" office:value-type="string" calcext:value-type="string">
            <text:p>écrire</text:p>
          </table:table-cell>
          <table:table-cell table:style-name="ce118" table:formula="of:=IF([.B100]=&quot;&quot;;&quot;&quot;;RANK([.AA100];[.$AA$3]:INDIRECT(CONCATENATE(&quot;AA&quot;&amp;(COUNTA([.B$1:.B$1048576])+1)));0))" office:value-type="float" office:value="54" calcext:value-type="float">
            <text:p>54</text:p>
          </table:table-cell>
          <table:table-cell table:style-name="ce118" table:formula="of:=IF([.B100]=&quot;&quot;;&quot;&quot;;RANK([.AB100];[.$AB$3]:INDIRECT(CONCATENATE(&quot;AB&quot;&amp;(COUNTA([.B$1:.B$1048576])+1)));0))" office:value-type="float" office:value="54" calcext:value-type="float">
            <text:p>54</text:p>
          </table:table-cell>
          <table:table-cell table:number-columns-repeated="19"/>
          <table:table-cell table:style-name="ce153" office:value-type="float" office:value="0.533286420470571" calcext:value-type="float">
            <text:p>0,533286420470571</text:p>
          </table:table-cell>
          <table:table-cell table:style-name="ce153" office:value-type="float" office:value="0.419805082523516" calcext:value-type="float">
            <text:p>0,419805082523516</text:p>
          </table:table-cell>
          <table:table-cell table:number-columns-repeated="995"/>
        </table:table-row>
        <table:table-row table:style-name="ro5">
          <table:table-cell table:style-name="ce113" table:formula="of:=[.A100]+1" office:value-type="float" office:value="99" calcext:value-type="float">
            <text:p>99</text:p>
          </table:table-cell>
          <table:table-cell table:style-name="ce116" office:value-type="string" calcext:value-type="string">
            <text:p>break</text:p>
          </table:table-cell>
          <table:table-cell table:style-name="ce116" office:value-type="string" calcext:value-type="string">
            <text:p>broke</text:p>
          </table:table-cell>
          <table:table-cell table:style-name="ce116" office:value-type="string" calcext:value-type="string">
            <text:p>broken</text:p>
          </table:table-cell>
          <table:table-cell table:style-name="ce116" office:value-type="string" calcext:value-type="string">
            <text:p>casser</text:p>
          </table:table-cell>
          <table:table-cell table:style-name="ce118" table:formula="of:=IF([.B101]=&quot;&quot;;&quot;&quot;;RANK([.AA101];[.$AA$3]:INDIRECT(CONCATENATE(&quot;AA&quot;&amp;(COUNTA([.B$1:.B$1048576])+1)));0))" office:value-type="float" office:value="72" calcext:value-type="float">
            <text:p>72</text:p>
          </table:table-cell>
          <table:table-cell table:style-name="ce118" table:formula="of:=IF([.B101]=&quot;&quot;;&quot;&quot;;RANK([.AB101];[.$AB$3]:INDIRECT(CONCATENATE(&quot;AB&quot;&amp;(COUNTA([.B$1:.B$1048576])+1)));0))" office:value-type="float" office:value="40" calcext:value-type="float">
            <text:p>40</text:p>
          </table:table-cell>
          <table:table-cell table:number-columns-repeated="19"/>
          <table:table-cell table:style-name="ce153" office:value-type="float" office:value="0.331292797732028" calcext:value-type="float">
            <text:p>0,331292797732028</text:p>
          </table:table-cell>
          <table:table-cell table:style-name="ce153" office:value-type="float" office:value="0.587210264255536" calcext:value-type="float">
            <text:p>0,587210264255536</text:p>
          </table:table-cell>
          <table:table-cell table:number-columns-repeated="995"/>
        </table:table-row>
        <table:table-row table:style-name="ro5">
          <table:table-cell table:style-name="ce113" table:formula="of:=[.A101]+1" office:value-type="float" office:value="100" calcext:value-type="float">
            <text:p>100</text:p>
          </table:table-cell>
          <table:table-cell table:number-columns-repeated="3" table:style-name="ce116" office:value-type="string" calcext:value-type="string">
            <text:p>fit</text:p>
          </table:table-cell>
          <table:table-cell table:style-name="ce116" office:value-type="string" calcext:value-type="string">
            <text:p>s’adapter</text:p>
          </table:table-cell>
          <table:table-cell table:style-name="ce118" table:formula="of:=IF([.B102]=&quot;&quot;;&quot;&quot;;RANK([.AA102];[.$AA$3]:INDIRECT(CONCATENATE(&quot;AA&quot;&amp;(COUNTA([.B$1:.B$1048576])+1)));0))" office:value-type="float" office:value="41" calcext:value-type="float">
            <text:p>41</text:p>
          </table:table-cell>
          <table:table-cell table:style-name="ce118" table:formula="of:=IF([.B102]=&quot;&quot;;&quot;&quot;;RANK([.AB102];[.$AB$3]:INDIRECT(CONCATENATE(&quot;AB&quot;&amp;(COUNTA([.B$1:.B$1048576])+1)));0))" office:value-type="float" office:value="83" calcext:value-type="float">
            <text:p>83</text:p>
          </table:table-cell>
          <table:table-cell table:number-columns-repeated="19"/>
          <table:table-cell table:style-name="ce153" office:value-type="float" office:value="0.61423510768992" calcext:value-type="float">
            <text:p>0,61423510768992</text:p>
          </table:table-cell>
          <table:table-cell table:style-name="ce153" office:value-type="float" office:value="0.16484944474324" calcext:value-type="float">
            <text:p>0,16484944474324</text:p>
          </table:table-cell>
          <table:table-cell table:number-columns-repeated="995"/>
        </table:table-row>
        <table:table-row table:style-name="ro5">
          <table:table-cell table:style-name="ce113" table:formula="of:=[.A102]+1" office:value-type="float" office:value="101" calcext:value-type="float">
            <text:p>101</text:p>
          </table:table-cell>
          <table:table-cell table:style-name="ce116" office:value-type="string" calcext:value-type="string">
            <text:p>flee</text:p>
          </table:table-cell>
          <table:table-cell table:number-columns-repeated="2" table:style-name="ce116" office:value-type="string" calcext:value-type="string">
            <text:p>fled</text:p>
          </table:table-cell>
          <table:table-cell table:style-name="ce116" office:value-type="string" calcext:value-type="string">
            <text:p>fuir</text:p>
          </table:table-cell>
          <table:table-cell table:style-name="ce118" table:formula="of:=IF([.B103]=&quot;&quot;;&quot;&quot;;RANK([.AA103];[.$AA$3]:INDIRECT(CONCATENATE(&quot;AA&quot;&amp;(COUNTA([.B$1:.B$1048576])+1)));0))" office:value-type="float" office:value="55" calcext:value-type="float">
            <text:p>55</text:p>
          </table:table-cell>
          <table:table-cell table:style-name="ce118" table:formula="of:=IF([.B103]=&quot;&quot;;&quot;&quot;;RANK([.AB103];[.$AB$3]:INDIRECT(CONCATENATE(&quot;AB&quot;&amp;(COUNTA([.B$1:.B$1048576])+1)));0))" office:value-type="float" office:value="28" calcext:value-type="float">
            <text:p>28</text:p>
          </table:table-cell>
          <table:table-cell table:number-columns-repeated="19"/>
          <table:table-cell table:style-name="ce153" office:value-type="float" office:value="0.528203439728033" calcext:value-type="float">
            <text:p>0,528203439728033</text:p>
          </table:table-cell>
          <table:table-cell table:style-name="ce153" office:value-type="float" office:value="0.78796198519589" calcext:value-type="float">
            <text:p>0,78796198519589</text:p>
          </table:table-cell>
          <table:table-cell table:number-columns-repeated="995"/>
        </table:table-row>
        <table:table-row table:style-name="ro5">
          <table:table-cell table:style-name="ce113" table:formula="of:=[.A103]+1" office:value-type="float" office:value="102" calcext:value-type="float">
            <text:p>102</text:p>
          </table:table-cell>
          <table:table-cell table:style-name="ce116" office:value-type="string" calcext:value-type="string">
            <text:p>hang</text:p>
          </table:table-cell>
          <table:table-cell table:number-columns-repeated="2" table:style-name="ce116" office:value-type="string" calcext:value-type="string">
            <text:p>hung</text:p>
          </table:table-cell>
          <table:table-cell table:style-name="ce116" office:value-type="string" calcext:value-type="string">
            <text:p>accrocher</text:p>
          </table:table-cell>
          <table:table-cell table:style-name="ce118" table:formula="of:=IF([.B104]=&quot;&quot;;&quot;&quot;;RANK([.AA104];[.$AA$3]:INDIRECT(CONCATENATE(&quot;AA&quot;&amp;(COUNTA([.B$1:.B$1048576])+1)));0))" office:value-type="float" office:value="61" calcext:value-type="float">
            <text:p>61</text:p>
          </table:table-cell>
          <table:table-cell table:style-name="ce118" table:formula="of:=IF([.B104]=&quot;&quot;;&quot;&quot;;RANK([.AB104];[.$AB$3]:INDIRECT(CONCATENATE(&quot;AB&quot;&amp;(COUNTA([.B$1:.B$1048576])+1)));0))" office:value-type="float" office:value="23" calcext:value-type="float">
            <text:p>23</text:p>
          </table:table-cell>
          <table:table-cell table:number-columns-repeated="19"/>
          <table:table-cell table:style-name="ce153" office:value-type="float" office:value="0.44016866010449" calcext:value-type="float">
            <text:p>0,44016866010449</text:p>
          </table:table-cell>
          <table:table-cell table:style-name="ce153" office:value-type="float" office:value="0.812845712036014" calcext:value-type="float">
            <text:p>0,812845712036014</text:p>
          </table:table-cell>
          <table:table-cell table:number-columns-repeated="995"/>
        </table:table-row>
        <table:table-row table:style-name="ro5">
          <table:table-cell table:style-name="ce113" table:formula="of:=[.A104]+1" office:value-type="float" office:value="103" calcext:value-type="float">
            <text:p>103</text:p>
          </table:table-cell>
          <table:table-cell table:style-name="ce116" table:number-columns-repeated="4"/>
          <table:table-cell table:style-name="ce118" table:formula="of:=IF([.B105]=&quot;&quot;;&quot;&quot;;RANK([.AA105];[.$AA$3]:INDIRECT(CONCATENATE(&quot;AA&quot;&amp;(COUNTA([.B$1:.B$1048576])+1)));0))">
            <text:p/>
          </table:table-cell>
          <table:table-cell table:style-name="ce118" table:formula="of:=IF([.B105]=&quot;&quot;;&quot;&quot;;RANK([.AB10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1799953629276" calcext:value-type="float">
            <text:p>0,321799953629276</text:p>
          </table:table-cell>
          <table:table-cell table:style-name="ce153" office:value-type="float" office:value="0.930608181603573" calcext:value-type="float">
            <text:p>0,930608181603573</text:p>
          </table:table-cell>
          <table:table-cell table:number-columns-repeated="995"/>
        </table:table-row>
        <table:table-row table:style-name="ro5">
          <table:table-cell table:style-name="ce113" table:formula="of:=[.A105]+1" office:value-type="float" office:value="104" calcext:value-type="float">
            <text:p>104</text:p>
          </table:table-cell>
          <table:table-cell table:style-name="ce116" table:number-columns-repeated="4"/>
          <table:table-cell table:style-name="ce118" table:formula="of:=IF([.B106]=&quot;&quot;;&quot;&quot;;RANK([.AA106];[.$AA$3]:INDIRECT(CONCATENATE(&quot;AA&quot;&amp;(COUNTA([.B$1:.B$1048576])+1)));0))">
            <text:p/>
          </table:table-cell>
          <table:table-cell table:style-name="ce118" table:formula="of:=IF([.B106]=&quot;&quot;;&quot;&quot;;RANK([.AB10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40103939612747" calcext:value-type="float">
            <text:p>0,240103939612747</text:p>
          </table:table-cell>
          <table:table-cell table:style-name="ce153" office:value-type="float" office:value="0.977987106728569" calcext:value-type="float">
            <text:p>0,977987106728569</text:p>
          </table:table-cell>
          <table:table-cell table:number-columns-repeated="995"/>
        </table:table-row>
        <table:table-row table:style-name="ro5">
          <table:table-cell table:style-name="ce113" table:formula="of:=[.A106]+1" office:value-type="float" office:value="105" calcext:value-type="float">
            <text:p>105</text:p>
          </table:table-cell>
          <table:table-cell table:style-name="ce116" table:number-columns-repeated="4"/>
          <table:table-cell table:style-name="ce118" table:formula="of:=IF([.B107]=&quot;&quot;;&quot;&quot;;RANK([.AA107];[.$AA$3]:INDIRECT(CONCATENATE(&quot;AA&quot;&amp;(COUNTA([.B$1:.B$1048576])+1)));0))">
            <text:p/>
          </table:table-cell>
          <table:table-cell table:style-name="ce118" table:formula="of:=IF([.B107]=&quot;&quot;;&quot;&quot;;RANK([.AB10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746387603219996" calcext:value-type="float">
            <text:p>0,074638760322</text:p>
          </table:table-cell>
          <table:table-cell table:style-name="ce153" office:value-type="float" office:value="0.832880230249418" calcext:value-type="float">
            <text:p>0,832880230249418</text:p>
          </table:table-cell>
          <table:table-cell table:number-columns-repeated="995"/>
        </table:table-row>
        <table:table-row table:style-name="ro5">
          <table:table-cell table:style-name="ce113" table:formula="of:=[.A107]+1" office:value-type="float" office:value="106" calcext:value-type="float">
            <text:p>106</text:p>
          </table:table-cell>
          <table:table-cell table:style-name="ce116" table:number-columns-repeated="4"/>
          <table:table-cell table:style-name="ce118" table:formula="of:=IF([.B108]=&quot;&quot;;&quot;&quot;;RANK([.AA108];[.$AA$3]:INDIRECT(CONCATENATE(&quot;AA&quot;&amp;(COUNTA([.B$1:.B$1048576])+1)));0))">
            <text:p/>
          </table:table-cell>
          <table:table-cell table:style-name="ce118" table:formula="of:=IF([.B108]=&quot;&quot;;&quot;&quot;;RANK([.AB10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7571867756015" calcext:value-type="float">
            <text:p>0,67571867756015</text:p>
          </table:table-cell>
          <table:table-cell table:style-name="ce153" office:value-type="float" office:value="0.135074884861531" calcext:value-type="float">
            <text:p>0,135074884861531</text:p>
          </table:table-cell>
          <table:table-cell table:number-columns-repeated="995"/>
        </table:table-row>
        <table:table-row table:style-name="ro5">
          <table:table-cell table:style-name="ce113" table:formula="of:=[.A108]+1" office:value-type="float" office:value="107" calcext:value-type="float">
            <text:p>107</text:p>
          </table:table-cell>
          <table:table-cell table:style-name="ce116" table:number-columns-repeated="4"/>
          <table:table-cell table:style-name="ce118" table:formula="of:=IF([.B109]=&quot;&quot;;&quot;&quot;;RANK([.AA109];[.$AA$3]:INDIRECT(CONCATENATE(&quot;AA&quot;&amp;(COUNTA([.B$1:.B$1048576])+1)));0))">
            <text:p/>
          </table:table-cell>
          <table:table-cell table:style-name="ce118" table:formula="of:=IF([.B109]=&quot;&quot;;&quot;&quot;;RANK([.AB10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85224941847721" calcext:value-type="float">
            <text:p>0,285224941847721</text:p>
          </table:table-cell>
          <table:table-cell table:style-name="ce153" office:value-type="float" office:value="0.666878722863106" calcext:value-type="float">
            <text:p>0,666878722863106</text:p>
          </table:table-cell>
          <table:table-cell table:number-columns-repeated="995"/>
        </table:table-row>
        <table:table-row table:style-name="ro5">
          <table:table-cell table:style-name="ce113" table:formula="of:=[.A109]+1" office:value-type="float" office:value="108" calcext:value-type="float">
            <text:p>108</text:p>
          </table:table-cell>
          <table:table-cell table:style-name="ce116" table:number-columns-repeated="4"/>
          <table:table-cell table:style-name="ce118" table:formula="of:=IF([.B110]=&quot;&quot;;&quot;&quot;;RANK([.AA110];[.$AA$3]:INDIRECT(CONCATENATE(&quot;AA&quot;&amp;(COUNTA([.B$1:.B$1048576])+1)));0))">
            <text:p/>
          </table:table-cell>
          <table:table-cell table:style-name="ce118" table:formula="of:=IF([.B110]=&quot;&quot;;&quot;&quot;;RANK([.AB11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715918150783" calcext:value-type="float">
            <text:p>0,79715918150783</text:p>
          </table:table-cell>
          <table:table-cell table:style-name="ce153" office:value-type="float" office:value="0.391807069406342" calcext:value-type="float">
            <text:p>0,391807069406342</text:p>
          </table:table-cell>
          <table:table-cell table:number-columns-repeated="995"/>
        </table:table-row>
        <table:table-row table:style-name="ro5">
          <table:table-cell table:style-name="ce113" table:formula="of:=[.A110]+1" office:value-type="float" office:value="109" calcext:value-type="float">
            <text:p>109</text:p>
          </table:table-cell>
          <table:table-cell table:style-name="ce116" table:number-columns-repeated="4"/>
          <table:table-cell table:style-name="ce118" table:formula="of:=IF([.B111]=&quot;&quot;;&quot;&quot;;RANK([.AA111];[.$AA$3]:INDIRECT(CONCATENATE(&quot;AA&quot;&amp;(COUNTA([.B$1:.B$1048576])+1)));0))">
            <text:p/>
          </table:table-cell>
          <table:table-cell table:style-name="ce118" table:formula="of:=IF([.B111]=&quot;&quot;;&quot;&quot;;RANK([.AB11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25131887791663" calcext:value-type="float">
            <text:p>0,082513188779166</text:p>
          </table:table-cell>
          <table:table-cell table:style-name="ce153" office:value-type="float" office:value="0.840305778791366" calcext:value-type="float">
            <text:p>0,840305778791366</text:p>
          </table:table-cell>
          <table:table-cell table:number-columns-repeated="995"/>
        </table:table-row>
        <table:table-row table:style-name="ro5">
          <table:table-cell table:style-name="ce113" table:formula="of:=[.A111]+1" office:value-type="float" office:value="110" calcext:value-type="float">
            <text:p>110</text:p>
          </table:table-cell>
          <table:table-cell table:style-name="ce116" table:number-columns-repeated="4"/>
          <table:table-cell table:style-name="ce118" table:formula="of:=IF([.B112]=&quot;&quot;;&quot;&quot;;RANK([.AA112];[.$AA$3]:INDIRECT(CONCATENATE(&quot;AA&quot;&amp;(COUNTA([.B$1:.B$1048576])+1)));0))">
            <text:p/>
          </table:table-cell>
          <table:table-cell table:style-name="ce118" table:formula="of:=IF([.B112]=&quot;&quot;;&quot;&quot;;RANK([.AB11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75031313275371" calcext:value-type="float">
            <text:p>0,875031313275371</text:p>
          </table:table-cell>
          <table:table-cell table:style-name="ce153" office:value-type="float" office:value="0.00390251770351043" calcext:value-type="float">
            <text:p>0,00390251770351</text:p>
          </table:table-cell>
          <table:table-cell table:number-columns-repeated="995"/>
        </table:table-row>
        <table:table-row table:style-name="ro5">
          <table:table-cell table:style-name="ce113" table:formula="of:=[.A112]+1" office:value-type="float" office:value="111" calcext:value-type="float">
            <text:p>111</text:p>
          </table:table-cell>
          <table:table-cell table:style-name="ce116" table:number-columns-repeated="4"/>
          <table:table-cell table:style-name="ce118" table:formula="of:=IF([.B113]=&quot;&quot;;&quot;&quot;;RANK([.AA113];[.$AA$3]:INDIRECT(CONCATENATE(&quot;AA&quot;&amp;(COUNTA([.B$1:.B$1048576])+1)));0))">
            <text:p/>
          </table:table-cell>
          <table:table-cell table:style-name="ce118" table:formula="of:=IF([.B113]=&quot;&quot;;&quot;&quot;;RANK([.AB11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58009007413597" calcext:value-type="float">
            <text:p>0,158009007413597</text:p>
          </table:table-cell>
          <table:table-cell table:style-name="ce153" office:value-type="float" office:value="0.31962004867061" calcext:value-type="float">
            <text:p>0,31962004867061</text:p>
          </table:table-cell>
          <table:table-cell table:number-columns-repeated="995"/>
        </table:table-row>
        <table:table-row table:style-name="ro5">
          <table:table-cell table:style-name="ce113" table:formula="of:=[.A113]+1" office:value-type="float" office:value="112" calcext:value-type="float">
            <text:p>112</text:p>
          </table:table-cell>
          <table:table-cell table:style-name="ce116" table:number-columns-repeated="4"/>
          <table:table-cell table:style-name="ce118" table:formula="of:=IF([.B114]=&quot;&quot;;&quot;&quot;;RANK([.AA114];[.$AA$3]:INDIRECT(CONCATENATE(&quot;AA&quot;&amp;(COUNTA([.B$1:.B$1048576])+1)));0))">
            <text:p/>
          </table:table-cell>
          <table:table-cell table:style-name="ce118" table:formula="of:=IF([.B114]=&quot;&quot;;&quot;&quot;;RANK([.AB11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3911378595916" calcext:value-type="float">
            <text:p>0,223911378595916</text:p>
          </table:table-cell>
          <table:table-cell table:style-name="ce153" office:value-type="float" office:value="0.691528912953767" calcext:value-type="float">
            <text:p>0,691528912953767</text:p>
          </table:table-cell>
          <table:table-cell table:number-columns-repeated="995"/>
        </table:table-row>
        <table:table-row table:style-name="ro5">
          <table:table-cell table:style-name="ce113" table:formula="of:=[.A114]+1" office:value-type="float" office:value="113" calcext:value-type="float">
            <text:p>113</text:p>
          </table:table-cell>
          <table:table-cell table:style-name="ce116" table:number-columns-repeated="4"/>
          <table:table-cell table:style-name="ce118" table:formula="of:=IF([.B115]=&quot;&quot;;&quot;&quot;;RANK([.AA115];[.$AA$3]:INDIRECT(CONCATENATE(&quot;AA&quot;&amp;(COUNTA([.B$1:.B$1048576])+1)));0))">
            <text:p/>
          </table:table-cell>
          <table:table-cell table:style-name="ce118" table:formula="of:=IF([.B115]=&quot;&quot;;&quot;&quot;;RANK([.AB11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73664739001593" calcext:value-type="float">
            <text:p>0,473664739001593</text:p>
          </table:table-cell>
          <table:table-cell table:style-name="ce153" office:value-type="float" office:value="0.896748083803014" calcext:value-type="float">
            <text:p>0,896748083803014</text:p>
          </table:table-cell>
          <table:table-cell table:number-columns-repeated="995"/>
        </table:table-row>
        <table:table-row table:style-name="ro5">
          <table:table-cell table:style-name="ce113" table:formula="of:=[.A115]+1" office:value-type="float" office:value="114" calcext:value-type="float">
            <text:p>114</text:p>
          </table:table-cell>
          <table:table-cell table:style-name="ce116" table:number-columns-repeated="4"/>
          <table:table-cell table:style-name="ce118" table:formula="of:=IF([.B116]=&quot;&quot;;&quot;&quot;;RANK([.AA116];[.$AA$3]:INDIRECT(CONCATENATE(&quot;AA&quot;&amp;(COUNTA([.B$1:.B$1048576])+1)));0))">
            <text:p/>
          </table:table-cell>
          <table:table-cell table:style-name="ce118" table:formula="of:=IF([.B116]=&quot;&quot;;&quot;&quot;;RANK([.AB11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7265975285301" calcext:value-type="float">
            <text:p>0,327265975285301</text:p>
          </table:table-cell>
          <table:table-cell table:style-name="ce153" office:value-type="float" office:value="0.879430268485256" calcext:value-type="float">
            <text:p>0,879430268485256</text:p>
          </table:table-cell>
          <table:table-cell table:number-columns-repeated="995"/>
        </table:table-row>
        <table:table-row table:style-name="ro5">
          <table:table-cell table:style-name="ce113" table:formula="of:=[.A116]+1" office:value-type="float" office:value="115" calcext:value-type="float">
            <text:p>115</text:p>
          </table:table-cell>
          <table:table-cell table:style-name="ce116" table:number-columns-repeated="4"/>
          <table:table-cell table:style-name="ce118" table:formula="of:=IF([.B117]=&quot;&quot;;&quot;&quot;;RANK([.AA117];[.$AA$3]:INDIRECT(CONCATENATE(&quot;AA&quot;&amp;(COUNTA([.B$1:.B$1048576])+1)));0))">
            <text:p/>
          </table:table-cell>
          <table:table-cell table:style-name="ce118" table:formula="of:=IF([.B117]=&quot;&quot;;&quot;&quot;;RANK([.AB11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58771294215926" calcext:value-type="float">
            <text:p>0,358771294215926</text:p>
          </table:table-cell>
          <table:table-cell table:style-name="ce153" office:value-type="float" office:value="0.329412000322708" calcext:value-type="float">
            <text:p>0,329412000322708</text:p>
          </table:table-cell>
          <table:table-cell table:number-columns-repeated="995"/>
        </table:table-row>
        <table:table-row table:style-name="ro5">
          <table:table-cell table:style-name="ce113" table:formula="of:=[.A117]+1" office:value-type="float" office:value="116" calcext:value-type="float">
            <text:p>116</text:p>
          </table:table-cell>
          <table:table-cell table:style-name="ce116" table:number-columns-repeated="4"/>
          <table:table-cell table:style-name="ce118" table:formula="of:=IF([.B118]=&quot;&quot;;&quot;&quot;;RANK([.AA118];[.$AA$3]:INDIRECT(CONCATENATE(&quot;AA&quot;&amp;(COUNTA([.B$1:.B$1048576])+1)));0))">
            <text:p/>
          </table:table-cell>
          <table:table-cell table:style-name="ce118" table:formula="of:=IF([.B118]=&quot;&quot;;&quot;&quot;;RANK([.AB11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06957342879871" calcext:value-type="float">
            <text:p>0,806957342879871</text:p>
          </table:table-cell>
          <table:table-cell table:style-name="ce153" office:value-type="float" office:value="0.0729638514238711" calcext:value-type="float">
            <text:p>0,072963851423871</text:p>
          </table:table-cell>
          <table:table-cell table:number-columns-repeated="995"/>
        </table:table-row>
        <table:table-row table:style-name="ro5">
          <table:table-cell table:style-name="ce113" table:formula="of:=[.A118]+1" office:value-type="float" office:value="117" calcext:value-type="float">
            <text:p>117</text:p>
          </table:table-cell>
          <table:table-cell table:style-name="ce116" table:number-columns-repeated="4"/>
          <table:table-cell table:style-name="ce118" table:formula="of:=IF([.B119]=&quot;&quot;;&quot;&quot;;RANK([.AA119];[.$AA$3]:INDIRECT(CONCATENATE(&quot;AA&quot;&amp;(COUNTA([.B$1:.B$1048576])+1)));0))">
            <text:p/>
          </table:table-cell>
          <table:table-cell table:style-name="ce118" table:formula="of:=IF([.B119]=&quot;&quot;;&quot;&quot;;RANK([.AB11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72463813053644" calcext:value-type="float">
            <text:p>0,372463813053644</text:p>
          </table:table-cell>
          <table:table-cell table:style-name="ce153" office:value-type="float" office:value="0.958845342689188" calcext:value-type="float">
            <text:p>0,958845342689188</text:p>
          </table:table-cell>
          <table:table-cell table:number-columns-repeated="995"/>
        </table:table-row>
        <table:table-row table:style-name="ro5">
          <table:table-cell table:style-name="ce113" table:formula="of:=[.A119]+1" office:value-type="float" office:value="118" calcext:value-type="float">
            <text:p>118</text:p>
          </table:table-cell>
          <table:table-cell table:style-name="ce116" table:number-columns-repeated="4"/>
          <table:table-cell table:style-name="ce118" table:formula="of:=IF([.B120]=&quot;&quot;;&quot;&quot;;RANK([.AA120];[.$AA$3]:INDIRECT(CONCATENATE(&quot;AA&quot;&amp;(COUNTA([.B$1:.B$1048576])+1)));0))">
            <text:p/>
          </table:table-cell>
          <table:table-cell table:style-name="ce118" table:formula="of:=IF([.B120]=&quot;&quot;;&quot;&quot;;RANK([.AB12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27527947915265" calcext:value-type="float">
            <text:p>0,427527947915265</text:p>
          </table:table-cell>
          <table:table-cell table:style-name="ce153" office:value-type="float" office:value="0.384579699943233" calcext:value-type="float">
            <text:p>0,384579699943233</text:p>
          </table:table-cell>
          <table:table-cell table:number-columns-repeated="995"/>
        </table:table-row>
        <table:table-row table:style-name="ro5">
          <table:table-cell table:style-name="ce113" table:formula="of:=[.A120]+1" office:value-type="float" office:value="119" calcext:value-type="float">
            <text:p>119</text:p>
          </table:table-cell>
          <table:table-cell table:style-name="ce116" table:number-columns-repeated="4"/>
          <table:table-cell table:style-name="ce118" table:formula="of:=IF([.B121]=&quot;&quot;;&quot;&quot;;RANK([.AA121];[.$AA$3]:INDIRECT(CONCATENATE(&quot;AA&quot;&amp;(COUNTA([.B$1:.B$1048576])+1)));0))">
            <text:p/>
          </table:table-cell>
          <table:table-cell table:style-name="ce118" table:formula="of:=IF([.B121]=&quot;&quot;;&quot;&quot;;RANK([.AB12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7622513374365" calcext:value-type="float">
            <text:p>0,627622513374365</text:p>
          </table:table-cell>
          <table:table-cell table:style-name="ce153" office:value-type="float" office:value="0.618772182062335" calcext:value-type="float">
            <text:p>0,618772182062335</text:p>
          </table:table-cell>
          <table:table-cell table:number-columns-repeated="995"/>
        </table:table-row>
        <table:table-row table:style-name="ro5">
          <table:table-cell table:style-name="ce113" table:formula="of:=[.A121]+1" office:value-type="float" office:value="120" calcext:value-type="float">
            <text:p>120</text:p>
          </table:table-cell>
          <table:table-cell table:style-name="ce116" table:number-columns-repeated="4"/>
          <table:table-cell table:style-name="ce118" table:formula="of:=IF([.B122]=&quot;&quot;;&quot;&quot;;RANK([.AA122];[.$AA$3]:INDIRECT(CONCATENATE(&quot;AA&quot;&amp;(COUNTA([.B$1:.B$1048576])+1)));0))">
            <text:p/>
          </table:table-cell>
          <table:table-cell table:style-name="ce118" table:formula="of:=IF([.B122]=&quot;&quot;;&quot;&quot;;RANK([.AB12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694111496454826" calcext:value-type="float">
            <text:p>0,069411149645483</text:p>
          </table:table-cell>
          <table:table-cell table:style-name="ce153" office:value-type="float" office:value="0.113134260706472" calcext:value-type="float">
            <text:p>0,113134260706472</text:p>
          </table:table-cell>
          <table:table-cell table:number-columns-repeated="995"/>
        </table:table-row>
        <table:table-row table:style-name="ro5">
          <table:table-cell table:style-name="ce113" table:formula="of:=[.A122]+1" office:value-type="float" office:value="121" calcext:value-type="float">
            <text:p>121</text:p>
          </table:table-cell>
          <table:table-cell table:style-name="ce116" table:number-columns-repeated="4"/>
          <table:table-cell table:style-name="ce118" table:formula="of:=IF([.B123]=&quot;&quot;;&quot;&quot;;RANK([.AA123];[.$AA$3]:INDIRECT(CONCATENATE(&quot;AA&quot;&amp;(COUNTA([.B$1:.B$1048576])+1)));0))">
            <text:p/>
          </table:table-cell>
          <table:table-cell table:style-name="ce118" table:formula="of:=IF([.B123]=&quot;&quot;;&quot;&quot;;RANK([.AB12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5518656417101" calcext:value-type="float">
            <text:p>0,895518656417101</text:p>
          </table:table-cell>
          <table:table-cell table:style-name="ce153" office:value-type="float" office:value="0.398669697387026" calcext:value-type="float">
            <text:p>0,398669697387026</text:p>
          </table:table-cell>
          <table:table-cell table:number-columns-repeated="995"/>
        </table:table-row>
        <table:table-row table:style-name="ro5">
          <table:table-cell table:style-name="ce113" table:formula="of:=[.A123]+1" office:value-type="float" office:value="122" calcext:value-type="float">
            <text:p>122</text:p>
          </table:table-cell>
          <table:table-cell table:style-name="ce116" table:number-columns-repeated="4"/>
          <table:table-cell table:style-name="ce118" table:formula="of:=IF([.B124]=&quot;&quot;;&quot;&quot;;RANK([.AA124];[.$AA$3]:INDIRECT(CONCATENATE(&quot;AA&quot;&amp;(COUNTA([.B$1:.B$1048576])+1)));0))">
            <text:p/>
          </table:table-cell>
          <table:table-cell table:style-name="ce118" table:formula="of:=IF([.B124]=&quot;&quot;;&quot;&quot;;RANK([.AB12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4901626338462" calcext:value-type="float">
            <text:p>0,34901626338462</text:p>
          </table:table-cell>
          <table:table-cell table:style-name="ce153" office:value-type="float" office:value="0.64179108607883" calcext:value-type="float">
            <text:p>0,64179108607883</text:p>
          </table:table-cell>
          <table:table-cell table:number-columns-repeated="995"/>
        </table:table-row>
        <table:table-row table:style-name="ro5">
          <table:table-cell table:style-name="ce113" table:formula="of:=[.A124]+1" office:value-type="float" office:value="123" calcext:value-type="float">
            <text:p>123</text:p>
          </table:table-cell>
          <table:table-cell table:style-name="ce116" table:number-columns-repeated="4"/>
          <table:table-cell table:style-name="ce118" table:formula="of:=IF([.B125]=&quot;&quot;;&quot;&quot;;RANK([.AA125];[.$AA$3]:INDIRECT(CONCATENATE(&quot;AA&quot;&amp;(COUNTA([.B$1:.B$1048576])+1)));0))">
            <text:p/>
          </table:table-cell>
          <table:table-cell table:style-name="ce118" table:formula="of:=IF([.B125]=&quot;&quot;;&quot;&quot;;RANK([.AB12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0813606019561839" calcext:value-type="float">
            <text:p>0,008136060195618</text:p>
          </table:table-cell>
          <table:table-cell table:style-name="ce153" office:value-type="float" office:value="0.241751440704491" calcext:value-type="float">
            <text:p>0,241751440704491</text:p>
          </table:table-cell>
          <table:table-cell table:number-columns-repeated="995"/>
        </table:table-row>
        <table:table-row table:style-name="ro5">
          <table:table-cell table:style-name="ce113" table:formula="of:=[.A125]+1" office:value-type="float" office:value="124" calcext:value-type="float">
            <text:p>124</text:p>
          </table:table-cell>
          <table:table-cell table:style-name="ce116" table:number-columns-repeated="4"/>
          <table:table-cell table:style-name="ce118" table:formula="of:=IF([.B126]=&quot;&quot;;&quot;&quot;;RANK([.AA126];[.$AA$3]:INDIRECT(CONCATENATE(&quot;AA&quot;&amp;(COUNTA([.B$1:.B$1048576])+1)));0))">
            <text:p/>
          </table:table-cell>
          <table:table-cell table:style-name="ce118" table:formula="of:=IF([.B126]=&quot;&quot;;&quot;&quot;;RANK([.AB12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32872296910654" calcext:value-type="float">
            <text:p>0,432872296910654</text:p>
          </table:table-cell>
          <table:table-cell table:style-name="ce153" office:value-type="float" office:value="0.67322515747465" calcext:value-type="float">
            <text:p>0,67322515747465</text:p>
          </table:table-cell>
          <table:table-cell table:number-columns-repeated="995"/>
        </table:table-row>
        <table:table-row table:style-name="ro5">
          <table:table-cell table:style-name="ce113" table:formula="of:=[.A126]+1" office:value-type="float" office:value="125" calcext:value-type="float">
            <text:p>125</text:p>
          </table:table-cell>
          <table:table-cell table:style-name="ce116" table:number-columns-repeated="4"/>
          <table:table-cell table:style-name="ce118" table:formula="of:=IF([.B127]=&quot;&quot;;&quot;&quot;;RANK([.AA127];[.$AA$3]:INDIRECT(CONCATENATE(&quot;AA&quot;&amp;(COUNTA([.B$1:.B$1048576])+1)));0))">
            <text:p/>
          </table:table-cell>
          <table:table-cell table:style-name="ce118" table:formula="of:=IF([.B127]=&quot;&quot;;&quot;&quot;;RANK([.AB12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903436407728218" calcext:value-type="float">
            <text:p>0,090343640772822</text:p>
          </table:table-cell>
          <table:table-cell table:style-name="ce153" office:value-type="float" office:value="0.215827337994072" calcext:value-type="float">
            <text:p>0,215827337994072</text:p>
          </table:table-cell>
          <table:table-cell table:number-columns-repeated="995"/>
        </table:table-row>
        <table:table-row table:style-name="ro5">
          <table:table-cell table:style-name="ce113" table:formula="of:=[.A127]+1" office:value-type="float" office:value="126" calcext:value-type="float">
            <text:p>126</text:p>
          </table:table-cell>
          <table:table-cell table:style-name="ce116" table:number-columns-repeated="4"/>
          <table:table-cell table:style-name="ce118" table:formula="of:=IF([.B128]=&quot;&quot;;&quot;&quot;;RANK([.AA128];[.$AA$3]:INDIRECT(CONCATENATE(&quot;AA&quot;&amp;(COUNTA([.B$1:.B$1048576])+1)));0))">
            <text:p/>
          </table:table-cell>
          <table:table-cell table:style-name="ce118" table:formula="of:=IF([.B128]=&quot;&quot;;&quot;&quot;;RANK([.AB12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2229971265803" calcext:value-type="float">
            <text:p>0,792229971265803</text:p>
          </table:table-cell>
          <table:table-cell table:style-name="ce153" office:value-type="float" office:value="0.0309578122759345" calcext:value-type="float">
            <text:p>0,030957812275935</text:p>
          </table:table-cell>
          <table:table-cell table:number-columns-repeated="995"/>
        </table:table-row>
        <table:table-row table:style-name="ro5">
          <table:table-cell table:style-name="ce113" table:formula="of:=[.A128]+1" office:value-type="float" office:value="127" calcext:value-type="float">
            <text:p>127</text:p>
          </table:table-cell>
          <table:table-cell table:style-name="ce116" table:number-columns-repeated="4"/>
          <table:table-cell table:style-name="ce118" table:formula="of:=IF([.B129]=&quot;&quot;;&quot;&quot;;RANK([.AA129];[.$AA$3]:INDIRECT(CONCATENATE(&quot;AA&quot;&amp;(COUNTA([.B$1:.B$1048576])+1)));0))">
            <text:p/>
          </table:table-cell>
          <table:table-cell table:style-name="ce118" table:formula="of:=IF([.B129]=&quot;&quot;;&quot;&quot;;RANK([.AB12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292317181031723" calcext:value-type="float">
            <text:p>0,029231718103172</text:p>
          </table:table-cell>
          <table:table-cell table:style-name="ce153" office:value-type="float" office:value="0.749164274278194" calcext:value-type="float">
            <text:p>0,749164274278194</text:p>
          </table:table-cell>
          <table:table-cell table:number-columns-repeated="995"/>
        </table:table-row>
        <table:table-row table:style-name="ro5">
          <table:table-cell table:style-name="ce113" table:formula="of:=[.A129]+1" office:value-type="float" office:value="128" calcext:value-type="float">
            <text:p>128</text:p>
          </table:table-cell>
          <table:table-cell table:style-name="ce116" table:number-columns-repeated="4"/>
          <table:table-cell table:style-name="ce118" table:formula="of:=IF([.B130]=&quot;&quot;;&quot;&quot;;RANK([.AA130];[.$AA$3]:INDIRECT(CONCATENATE(&quot;AA&quot;&amp;(COUNTA([.B$1:.B$1048576])+1)));0))">
            <text:p/>
          </table:table-cell>
          <table:table-cell table:style-name="ce118" table:formula="of:=IF([.B130]=&quot;&quot;;&quot;&quot;;RANK([.AB13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868228851039" calcext:value-type="float">
            <text:p>0,19868228851039</text:p>
          </table:table-cell>
          <table:table-cell table:style-name="ce153" office:value-type="float" office:value="0.662672855251485" calcext:value-type="float">
            <text:p>0,662672855251485</text:p>
          </table:table-cell>
          <table:table-cell table:number-columns-repeated="995"/>
        </table:table-row>
        <table:table-row table:style-name="ro5">
          <table:table-cell table:style-name="ce113" table:formula="of:=[.A130]+1" office:value-type="float" office:value="129" calcext:value-type="float">
            <text:p>129</text:p>
          </table:table-cell>
          <table:table-cell table:style-name="ce116" table:number-columns-repeated="4"/>
          <table:table-cell table:style-name="ce118" table:formula="of:=IF([.B131]=&quot;&quot;;&quot;&quot;;RANK([.AA131];[.$AA$3]:INDIRECT(CONCATENATE(&quot;AA&quot;&amp;(COUNTA([.B$1:.B$1048576])+1)));0))">
            <text:p/>
          </table:table-cell>
          <table:table-cell table:style-name="ce118" table:formula="of:=IF([.B131]=&quot;&quot;;&quot;&quot;;RANK([.AB13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9437860276546" calcext:value-type="float">
            <text:p>0,09437860276546</text:p>
          </table:table-cell>
          <table:table-cell table:style-name="ce153" office:value-type="float" office:value="0.169352318281239" calcext:value-type="float">
            <text:p>0,169352318281239</text:p>
          </table:table-cell>
          <table:table-cell table:number-columns-repeated="995"/>
        </table:table-row>
        <table:table-row table:style-name="ro5">
          <table:table-cell table:style-name="ce113" table:formula="of:=[.A131]+1" office:value-type="float" office:value="130" calcext:value-type="float">
            <text:p>130</text:p>
          </table:table-cell>
          <table:table-cell table:style-name="ce116" table:number-columns-repeated="4"/>
          <table:table-cell table:style-name="ce118" table:formula="of:=IF([.B132]=&quot;&quot;;&quot;&quot;;RANK([.AA132];[.$AA$3]:INDIRECT(CONCATENATE(&quot;AA&quot;&amp;(COUNTA([.B$1:.B$1048576])+1)));0))">
            <text:p/>
          </table:table-cell>
          <table:table-cell table:style-name="ce118" table:formula="of:=IF([.B132]=&quot;&quot;;&quot;&quot;;RANK([.AB13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05261387215472" calcext:value-type="float">
            <text:p>0,205261387215472</text:p>
          </table:table-cell>
          <table:table-cell table:style-name="ce153" office:value-type="float" office:value="0.89101428970615" calcext:value-type="float">
            <text:p>0,89101428970615</text:p>
          </table:table-cell>
          <table:table-cell table:number-columns-repeated="995"/>
        </table:table-row>
        <table:table-row table:style-name="ro5">
          <table:table-cell table:style-name="ce113" table:formula="of:=[.A132]+1" office:value-type="float" office:value="131" calcext:value-type="float">
            <text:p>131</text:p>
          </table:table-cell>
          <table:table-cell table:style-name="ce116" table:number-columns-repeated="4"/>
          <table:table-cell table:style-name="ce118" table:formula="of:=IF([.B133]=&quot;&quot;;&quot;&quot;;RANK([.AA133];[.$AA$3]:INDIRECT(CONCATENATE(&quot;AA&quot;&amp;(COUNTA([.B$1:.B$1048576])+1)));0))">
            <text:p/>
          </table:table-cell>
          <table:table-cell table:style-name="ce118" table:formula="of:=IF([.B133]=&quot;&quot;;&quot;&quot;;RANK([.AB13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8105810840084" calcext:value-type="float">
            <text:p>0,648105810840084</text:p>
          </table:table-cell>
          <table:table-cell table:style-name="ce153" office:value-type="float" office:value="0.364449902051424" calcext:value-type="float">
            <text:p>0,364449902051424</text:p>
          </table:table-cell>
          <table:table-cell table:number-columns-repeated="995"/>
        </table:table-row>
        <table:table-row table:style-name="ro5">
          <table:table-cell table:style-name="ce113" table:formula="of:=[.A133]+1" office:value-type="float" office:value="132" calcext:value-type="float">
            <text:p>132</text:p>
          </table:table-cell>
          <table:table-cell table:style-name="ce116" table:number-columns-repeated="4"/>
          <table:table-cell table:style-name="ce118" table:formula="of:=IF([.B134]=&quot;&quot;;&quot;&quot;;RANK([.AA134];[.$AA$3]:INDIRECT(CONCATENATE(&quot;AA&quot;&amp;(COUNTA([.B$1:.B$1048576])+1)));0))">
            <text:p/>
          </table:table-cell>
          <table:table-cell table:style-name="ce118" table:formula="of:=IF([.B134]=&quot;&quot;;&quot;&quot;;RANK([.AB13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3985395918381" calcext:value-type="float">
            <text:p>0,623985395918381</text:p>
          </table:table-cell>
          <table:table-cell table:style-name="ce153" office:value-type="float" office:value="0.405427911977843" calcext:value-type="float">
            <text:p>0,405427911977843</text:p>
          </table:table-cell>
          <table:table-cell table:number-columns-repeated="995"/>
        </table:table-row>
        <table:table-row table:style-name="ro5">
          <table:table-cell table:style-name="ce113" table:formula="of:=[.A134]+1" office:value-type="float" office:value="133" calcext:value-type="float">
            <text:p>133</text:p>
          </table:table-cell>
          <table:table-cell table:style-name="ce116" table:number-columns-repeated="4"/>
          <table:table-cell table:style-name="ce118" table:formula="of:=IF([.B135]=&quot;&quot;;&quot;&quot;;RANK([.AA135];[.$AA$3]:INDIRECT(CONCATENATE(&quot;AA&quot;&amp;(COUNTA([.B$1:.B$1048576])+1)));0))">
            <text:p/>
          </table:table-cell>
          <table:table-cell table:style-name="ce118" table:formula="of:=IF([.B135]=&quot;&quot;;&quot;&quot;;RANK([.AB13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6386245892706" calcext:value-type="float">
            <text:p>0,646386245892706</text:p>
          </table:table-cell>
          <table:table-cell table:style-name="ce153" office:value-type="float" office:value="0.657296808128512" calcext:value-type="float">
            <text:p>0,657296808128512</text:p>
          </table:table-cell>
          <table:table-cell table:number-columns-repeated="995"/>
        </table:table-row>
        <table:table-row table:style-name="ro5">
          <table:table-cell table:style-name="ce113" table:formula="of:=[.A135]+1" office:value-type="float" office:value="134" calcext:value-type="float">
            <text:p>134</text:p>
          </table:table-cell>
          <table:table-cell table:style-name="ce116" table:number-columns-repeated="4"/>
          <table:table-cell table:style-name="ce118" table:formula="of:=IF([.B136]=&quot;&quot;;&quot;&quot;;RANK([.AA136];[.$AA$3]:INDIRECT(CONCATENATE(&quot;AA&quot;&amp;(COUNTA([.B$1:.B$1048576])+1)));0))">
            <text:p/>
          </table:table-cell>
          <table:table-cell table:style-name="ce118" table:formula="of:=IF([.B136]=&quot;&quot;;&quot;&quot;;RANK([.AB13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56953435590116" calcext:value-type="float">
            <text:p>0,256953435590116</text:p>
          </table:table-cell>
          <table:table-cell table:style-name="ce153" office:value-type="float" office:value="0.802492185738411" calcext:value-type="float">
            <text:p>0,802492185738411</text:p>
          </table:table-cell>
          <table:table-cell table:number-columns-repeated="995"/>
        </table:table-row>
        <table:table-row table:style-name="ro5">
          <table:table-cell table:style-name="ce113" table:formula="of:=[.A136]+1" office:value-type="float" office:value="135" calcext:value-type="float">
            <text:p>135</text:p>
          </table:table-cell>
          <table:table-cell table:style-name="ce116" table:number-columns-repeated="4"/>
          <table:table-cell table:style-name="ce118" table:formula="of:=IF([.B137]=&quot;&quot;;&quot;&quot;;RANK([.AA137];[.$AA$3]:INDIRECT(CONCATENATE(&quot;AA&quot;&amp;(COUNTA([.B$1:.B$1048576])+1)));0))">
            <text:p/>
          </table:table-cell>
          <table:table-cell table:style-name="ce118" table:formula="of:=IF([.B137]=&quot;&quot;;&quot;&quot;;RANK([.AB13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75489934318325" calcext:value-type="float">
            <text:p>0,475489934318325</text:p>
          </table:table-cell>
          <table:table-cell table:style-name="ce153" office:value-type="float" office:value="0.153010937987688" calcext:value-type="float">
            <text:p>0,153010937987688</text:p>
          </table:table-cell>
          <table:table-cell table:number-columns-repeated="995"/>
        </table:table-row>
        <table:table-row table:style-name="ro5">
          <table:table-cell table:style-name="ce113" table:formula="of:=[.A137]+1" office:value-type="float" office:value="136" calcext:value-type="float">
            <text:p>136</text:p>
          </table:table-cell>
          <table:table-cell table:style-name="ce116" table:number-columns-repeated="4"/>
          <table:table-cell table:style-name="ce118" table:formula="of:=IF([.B138]=&quot;&quot;;&quot;&quot;;RANK([.AA138];[.$AA$3]:INDIRECT(CONCATENATE(&quot;AA&quot;&amp;(COUNTA([.B$1:.B$1048576])+1)));0))">
            <text:p/>
          </table:table-cell>
          <table:table-cell table:style-name="ce118" table:formula="of:=IF([.B138]=&quot;&quot;;&quot;&quot;;RANK([.AB13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94390020045335" calcext:value-type="float">
            <text:p>0,394390020045335</text:p>
          </table:table-cell>
          <table:table-cell table:style-name="ce153" office:value-type="float" office:value="0.0713157223323929" calcext:value-type="float">
            <text:p>0,071315722332393</text:p>
          </table:table-cell>
          <table:table-cell table:number-columns-repeated="995"/>
        </table:table-row>
        <table:table-row table:style-name="ro5">
          <table:table-cell table:style-name="ce113" table:formula="of:=[.A138]+1" office:value-type="float" office:value="137" calcext:value-type="float">
            <text:p>137</text:p>
          </table:table-cell>
          <table:table-cell table:style-name="ce116" table:number-columns-repeated="4"/>
          <table:table-cell table:style-name="ce118" table:formula="of:=IF([.B139]=&quot;&quot;;&quot;&quot;;RANK([.AA139];[.$AA$3]:INDIRECT(CONCATENATE(&quot;AA&quot;&amp;(COUNTA([.B$1:.B$1048576])+1)));0))">
            <text:p/>
          </table:table-cell>
          <table:table-cell table:style-name="ce118" table:formula="of:=IF([.B139]=&quot;&quot;;&quot;&quot;;RANK([.AB13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19409256193033" calcext:value-type="float">
            <text:p>0,719409256193033</text:p>
          </table:table-cell>
          <table:table-cell table:style-name="ce153" office:value-type="float" office:value="0.585907227470867" calcext:value-type="float">
            <text:p>0,585907227470867</text:p>
          </table:table-cell>
          <table:table-cell table:number-columns-repeated="995"/>
        </table:table-row>
        <table:table-row table:style-name="ro5">
          <table:table-cell table:style-name="ce113" table:formula="of:=[.A139]+1" office:value-type="float" office:value="138" calcext:value-type="float">
            <text:p>138</text:p>
          </table:table-cell>
          <table:table-cell table:style-name="ce116" table:number-columns-repeated="4"/>
          <table:table-cell table:style-name="ce118" table:formula="of:=IF([.B140]=&quot;&quot;;&quot;&quot;;RANK([.AA140];[.$AA$3]:INDIRECT(CONCATENATE(&quot;AA&quot;&amp;(COUNTA([.B$1:.B$1048576])+1)));0))">
            <text:p/>
          </table:table-cell>
          <table:table-cell table:style-name="ce118" table:formula="of:=IF([.B140]=&quot;&quot;;&quot;&quot;;RANK([.AB14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78442891705777" calcext:value-type="float">
            <text:p>0,578442891705777</text:p>
          </table:table-cell>
          <table:table-cell table:style-name="ce153" office:value-type="float" office:value="0.428044312938603" calcext:value-type="float">
            <text:p>0,428044312938603</text:p>
          </table:table-cell>
          <table:table-cell table:number-columns-repeated="995"/>
        </table:table-row>
        <table:table-row table:style-name="ro5">
          <table:table-cell table:style-name="ce113" table:formula="of:=[.A140]+1" office:value-type="float" office:value="139" calcext:value-type="float">
            <text:p>139</text:p>
          </table:table-cell>
          <table:table-cell table:style-name="ce116" table:number-columns-repeated="4"/>
          <table:table-cell table:style-name="ce118" table:formula="of:=IF([.B141]=&quot;&quot;;&quot;&quot;;RANK([.AA141];[.$AA$3]:INDIRECT(CONCATENATE(&quot;AA&quot;&amp;(COUNTA([.B$1:.B$1048576])+1)));0))">
            <text:p/>
          </table:table-cell>
          <table:table-cell table:style-name="ce118" table:formula="of:=IF([.B141]=&quot;&quot;;&quot;&quot;;RANK([.AB14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90485500359561" calcext:value-type="float">
            <text:p>0,590485500359561</text:p>
          </table:table-cell>
          <table:table-cell table:style-name="ce153" office:value-type="float" office:value="0.25346097015282" calcext:value-type="float">
            <text:p>0,25346097015282</text:p>
          </table:table-cell>
          <table:table-cell table:number-columns-repeated="995"/>
        </table:table-row>
        <table:table-row table:style-name="ro5">
          <table:table-cell table:style-name="ce113" table:formula="of:=[.A141]+1" office:value-type="float" office:value="140" calcext:value-type="float">
            <text:p>140</text:p>
          </table:table-cell>
          <table:table-cell table:style-name="ce116" table:number-columns-repeated="4"/>
          <table:table-cell table:style-name="ce118" table:formula="of:=IF([.B142]=&quot;&quot;;&quot;&quot;;RANK([.AA142];[.$AA$3]:INDIRECT(CONCATENATE(&quot;AA&quot;&amp;(COUNTA([.B$1:.B$1048576])+1)));0))">
            <text:p/>
          </table:table-cell>
          <table:table-cell table:style-name="ce118" table:formula="of:=IF([.B142]=&quot;&quot;;&quot;&quot;;RANK([.AB14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53649982679392" calcext:value-type="float">
            <text:p>0,553649982679392</text:p>
          </table:table-cell>
          <table:table-cell table:style-name="ce153" office:value-type="float" office:value="0.228526876454857" calcext:value-type="float">
            <text:p>0,228526876454857</text:p>
          </table:table-cell>
          <table:table-cell table:number-columns-repeated="995"/>
        </table:table-row>
        <table:table-row table:style-name="ro5">
          <table:table-cell table:style-name="ce113" table:formula="of:=[.A142]+1" office:value-type="float" office:value="141" calcext:value-type="float">
            <text:p>141</text:p>
          </table:table-cell>
          <table:table-cell table:style-name="ce116" table:number-columns-repeated="4"/>
          <table:table-cell table:style-name="ce118" table:formula="of:=IF([.B143]=&quot;&quot;;&quot;&quot;;RANK([.AA143];[.$AA$3]:INDIRECT(CONCATENATE(&quot;AA&quot;&amp;(COUNTA([.B$1:.B$1048576])+1)));0))">
            <text:p/>
          </table:table-cell>
          <table:table-cell table:style-name="ce118" table:formula="of:=IF([.B143]=&quot;&quot;;&quot;&quot;;RANK([.AB14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10283627267574" calcext:value-type="float">
            <text:p>0,110283627267574</text:p>
          </table:table-cell>
          <table:table-cell table:style-name="ce153" office:value-type="float" office:value="0.645277411281838" calcext:value-type="float">
            <text:p>0,645277411281838</text:p>
          </table:table-cell>
          <table:table-cell table:number-columns-repeated="995"/>
        </table:table-row>
        <table:table-row table:style-name="ro5">
          <table:table-cell table:style-name="ce113" table:formula="of:=[.A143]+1" office:value-type="float" office:value="142" calcext:value-type="float">
            <text:p>142</text:p>
          </table:table-cell>
          <table:table-cell table:style-name="ce116" table:number-columns-repeated="4"/>
          <table:table-cell table:style-name="ce118" table:formula="of:=IF([.B144]=&quot;&quot;;&quot;&quot;;RANK([.AA144];[.$AA$3]:INDIRECT(CONCATENATE(&quot;AA&quot;&amp;(COUNTA([.B$1:.B$1048576])+1)));0))">
            <text:p/>
          </table:table-cell>
          <table:table-cell table:style-name="ce118" table:formula="of:=IF([.B144]=&quot;&quot;;&quot;&quot;;RANK([.AB14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07446228059353" calcext:value-type="float">
            <text:p>0,107446228059353</text:p>
          </table:table-cell>
          <table:table-cell table:style-name="ce153" office:value-type="float" office:value="0.379798940863693" calcext:value-type="float">
            <text:p>0,379798940863693</text:p>
          </table:table-cell>
          <table:table-cell table:number-columns-repeated="995"/>
        </table:table-row>
        <table:table-row table:style-name="ro5">
          <table:table-cell table:style-name="ce113" table:formula="of:=[.A144]+1" office:value-type="float" office:value="143" calcext:value-type="float">
            <text:p>143</text:p>
          </table:table-cell>
          <table:table-cell table:style-name="ce116" table:number-columns-repeated="4"/>
          <table:table-cell table:style-name="ce118" table:formula="of:=IF([.B145]=&quot;&quot;;&quot;&quot;;RANK([.AA145];[.$AA$3]:INDIRECT(CONCATENATE(&quot;AA&quot;&amp;(COUNTA([.B$1:.B$1048576])+1)));0))">
            <text:p/>
          </table:table-cell>
          <table:table-cell table:style-name="ce118" table:formula="of:=IF([.B145]=&quot;&quot;;&quot;&quot;;RANK([.AB14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40646414838396" calcext:value-type="float">
            <text:p>0,740646414838396</text:p>
          </table:table-cell>
          <table:table-cell table:style-name="ce153" office:value-type="float" office:value="0.57188742842405" calcext:value-type="float">
            <text:p>0,57188742842405</text:p>
          </table:table-cell>
          <table:table-cell table:number-columns-repeated="995"/>
        </table:table-row>
        <table:table-row table:style-name="ro5">
          <table:table-cell table:style-name="ce113" table:formula="of:=[.A145]+1" office:value-type="float" office:value="144" calcext:value-type="float">
            <text:p>144</text:p>
          </table:table-cell>
          <table:table-cell table:style-name="ce116" table:number-columns-repeated="4"/>
          <table:table-cell table:style-name="ce118" table:formula="of:=IF([.B146]=&quot;&quot;;&quot;&quot;;RANK([.AA146];[.$AA$3]:INDIRECT(CONCATENATE(&quot;AA&quot;&amp;(COUNTA([.B$1:.B$1048576])+1)));0))">
            <text:p/>
          </table:table-cell>
          <table:table-cell table:style-name="ce118" table:formula="of:=IF([.B146]=&quot;&quot;;&quot;&quot;;RANK([.AB14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26452152263745" calcext:value-type="float">
            <text:p>0,926452152263745</text:p>
          </table:table-cell>
          <table:table-cell table:style-name="ce153" office:value-type="float" office:value="0.946647199783711" calcext:value-type="float">
            <text:p>0,946647199783711</text:p>
          </table:table-cell>
          <table:table-cell table:number-columns-repeated="995"/>
        </table:table-row>
        <table:table-row table:style-name="ro5">
          <table:table-cell table:style-name="ce113" table:formula="of:=[.A146]+1" office:value-type="float" office:value="145" calcext:value-type="float">
            <text:p>145</text:p>
          </table:table-cell>
          <table:table-cell table:style-name="ce116" table:number-columns-repeated="4"/>
          <table:table-cell table:style-name="ce118" table:formula="of:=IF([.B147]=&quot;&quot;;&quot;&quot;;RANK([.AA147];[.$AA$3]:INDIRECT(CONCATENATE(&quot;AA&quot;&amp;(COUNTA([.B$1:.B$1048576])+1)));0))">
            <text:p/>
          </table:table-cell>
          <table:table-cell table:style-name="ce118" table:formula="of:=IF([.B147]=&quot;&quot;;&quot;&quot;;RANK([.AB14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3800605303855" calcext:value-type="float">
            <text:p>0,363800605303855</text:p>
          </table:table-cell>
          <table:table-cell table:style-name="ce153" office:value-type="float" office:value="0.307097772473378" calcext:value-type="float">
            <text:p>0,307097772473378</text:p>
          </table:table-cell>
          <table:table-cell table:number-columns-repeated="995"/>
        </table:table-row>
        <table:table-row table:style-name="ro5">
          <table:table-cell table:style-name="ce113" table:formula="of:=[.A147]+1" office:value-type="float" office:value="146" calcext:value-type="float">
            <text:p>146</text:p>
          </table:table-cell>
          <table:table-cell table:style-name="ce116" table:number-columns-repeated="4"/>
          <table:table-cell table:style-name="ce118" table:formula="of:=IF([.B148]=&quot;&quot;;&quot;&quot;;RANK([.AA148];[.$AA$3]:INDIRECT(CONCATENATE(&quot;AA&quot;&amp;(COUNTA([.B$1:.B$1048576])+1)));0))">
            <text:p/>
          </table:table-cell>
          <table:table-cell table:style-name="ce118" table:formula="of:=IF([.B148]=&quot;&quot;;&quot;&quot;;RANK([.AB14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14923480665285" calcext:value-type="float">
            <text:p>0,514923480665285</text:p>
          </table:table-cell>
          <table:table-cell table:style-name="ce153" office:value-type="float" office:value="0.0863212294725988" calcext:value-type="float">
            <text:p>0,086321229472599</text:p>
          </table:table-cell>
          <table:table-cell table:number-columns-repeated="995"/>
        </table:table-row>
        <table:table-row table:style-name="ro5">
          <table:table-cell table:style-name="ce113" table:formula="of:=[.A148]+1" office:value-type="float" office:value="147" calcext:value-type="float">
            <text:p>147</text:p>
          </table:table-cell>
          <table:table-cell table:style-name="ce116" table:number-columns-repeated="4"/>
          <table:table-cell table:style-name="ce118" table:formula="of:=IF([.B149]=&quot;&quot;;&quot;&quot;;RANK([.AA149];[.$AA$3]:INDIRECT(CONCATENATE(&quot;AA&quot;&amp;(COUNTA([.B$1:.B$1048576])+1)));0))">
            <text:p/>
          </table:table-cell>
          <table:table-cell table:style-name="ce118" table:formula="of:=IF([.B149]=&quot;&quot;;&quot;&quot;;RANK([.AB14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50237868940917" calcext:value-type="float">
            <text:p>0,350237868940917</text:p>
          </table:table-cell>
          <table:table-cell table:style-name="ce153" office:value-type="float" office:value="0.230713195267938" calcext:value-type="float">
            <text:p>0,230713195267938</text:p>
          </table:table-cell>
          <table:table-cell table:number-columns-repeated="995"/>
        </table:table-row>
        <table:table-row table:style-name="ro5">
          <table:table-cell table:style-name="ce113" table:formula="of:=[.A149]+1" office:value-type="float" office:value="148" calcext:value-type="float">
            <text:p>148</text:p>
          </table:table-cell>
          <table:table-cell table:style-name="ce116" table:number-columns-repeated="4"/>
          <table:table-cell table:style-name="ce118" table:formula="of:=IF([.B150]=&quot;&quot;;&quot;&quot;;RANK([.AA150];[.$AA$3]:INDIRECT(CONCATENATE(&quot;AA&quot;&amp;(COUNTA([.B$1:.B$1048576])+1)));0))">
            <text:p/>
          </table:table-cell>
          <table:table-cell table:style-name="ce118" table:formula="of:=IF([.B150]=&quot;&quot;;&quot;&quot;;RANK([.AB15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2640065386347" calcext:value-type="float">
            <text:p>0,182640065386347</text:p>
          </table:table-cell>
          <table:table-cell table:style-name="ce153" office:value-type="float" office:value="0.912563728478552" calcext:value-type="float">
            <text:p>0,912563728478552</text:p>
          </table:table-cell>
          <table:table-cell table:number-columns-repeated="995"/>
        </table:table-row>
        <table:table-row table:style-name="ro5">
          <table:table-cell table:style-name="ce113" table:formula="of:=[.A150]+1" office:value-type="float" office:value="149" calcext:value-type="float">
            <text:p>149</text:p>
          </table:table-cell>
          <table:table-cell table:style-name="ce116" table:number-columns-repeated="4"/>
          <table:table-cell table:style-name="ce118" table:formula="of:=IF([.B151]=&quot;&quot;;&quot;&quot;;RANK([.AA151];[.$AA$3]:INDIRECT(CONCATENATE(&quot;AA&quot;&amp;(COUNTA([.B$1:.B$1048576])+1)));0))">
            <text:p/>
          </table:table-cell>
          <table:table-cell table:style-name="ce118" table:formula="of:=IF([.B151]=&quot;&quot;;&quot;&quot;;RANK([.AB15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8189728961687" calcext:value-type="float">
            <text:p>0,898189728961687</text:p>
          </table:table-cell>
          <table:table-cell table:style-name="ce153" office:value-type="float" office:value="0.0676692242826936" calcext:value-type="float">
            <text:p>0,067669224282694</text:p>
          </table:table-cell>
          <table:table-cell table:number-columns-repeated="995"/>
        </table:table-row>
        <table:table-row table:style-name="ro5">
          <table:table-cell table:style-name="ce113" table:formula="of:=[.A151]+1" office:value-type="float" office:value="150" calcext:value-type="float">
            <text:p>150</text:p>
          </table:table-cell>
          <table:table-cell table:style-name="ce116" table:number-columns-repeated="4"/>
          <table:table-cell table:style-name="ce118" table:formula="of:=IF([.B152]=&quot;&quot;;&quot;&quot;;RANK([.AA152];[.$AA$3]:INDIRECT(CONCATENATE(&quot;AA&quot;&amp;(COUNTA([.B$1:.B$1048576])+1)));0))">
            <text:p/>
          </table:table-cell>
          <table:table-cell table:style-name="ce118" table:formula="of:=IF([.B152]=&quot;&quot;;&quot;&quot;;RANK([.AB15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88959004832038" calcext:value-type="float">
            <text:p>0,488959004832038</text:p>
          </table:table-cell>
          <table:table-cell table:style-name="ce153" office:value-type="float" office:value="0.86124825454212" calcext:value-type="float">
            <text:p>0,86124825454212</text:p>
          </table:table-cell>
          <table:table-cell table:number-columns-repeated="995"/>
        </table:table-row>
        <table:table-row table:style-name="ro5">
          <table:table-cell table:style-name="ce113" table:formula="of:=[.A152]+1" office:value-type="float" office:value="151" calcext:value-type="float">
            <text:p>151</text:p>
          </table:table-cell>
          <table:table-cell table:style-name="ce116" table:number-columns-repeated="4"/>
          <table:table-cell table:style-name="ce118" table:formula="of:=IF([.B153]=&quot;&quot;;&quot;&quot;;RANK([.AA153];[.$AA$3]:INDIRECT(CONCATENATE(&quot;AA&quot;&amp;(COUNTA([.B$1:.B$1048576])+1)));0))">
            <text:p/>
          </table:table-cell>
          <table:table-cell table:style-name="ce118" table:formula="of:=IF([.B153]=&quot;&quot;;&quot;&quot;;RANK([.AB15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06961524151546" calcext:value-type="float">
            <text:p>0,306961524151546</text:p>
          </table:table-cell>
          <table:table-cell table:style-name="ce153" office:value-type="float" office:value="0.0456368429278802" calcext:value-type="float">
            <text:p>0,04563684292788</text:p>
          </table:table-cell>
          <table:table-cell table:number-columns-repeated="995"/>
        </table:table-row>
        <table:table-row table:style-name="ro5">
          <table:table-cell table:style-name="ce113" table:formula="of:=[.A153]+1" office:value-type="float" office:value="152" calcext:value-type="float">
            <text:p>152</text:p>
          </table:table-cell>
          <table:table-cell table:style-name="ce116" table:number-columns-repeated="4"/>
          <table:table-cell table:style-name="ce118" table:formula="of:=IF([.B154]=&quot;&quot;;&quot;&quot;;RANK([.AA154];[.$AA$3]:INDIRECT(CONCATENATE(&quot;AA&quot;&amp;(COUNTA([.B$1:.B$1048576])+1)));0))">
            <text:p/>
          </table:table-cell>
          <table:table-cell table:style-name="ce118" table:formula="of:=IF([.B154]=&quot;&quot;;&quot;&quot;;RANK([.AB15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287214335868879" calcext:value-type="float">
            <text:p>0,028721433586888</text:p>
          </table:table-cell>
          <table:table-cell table:style-name="ce153" office:value-type="float" office:value="0.691811127682028" calcext:value-type="float">
            <text:p>0,691811127682028</text:p>
          </table:table-cell>
          <table:table-cell table:number-columns-repeated="995"/>
        </table:table-row>
        <table:table-row table:style-name="ro5">
          <table:table-cell table:style-name="ce113" table:formula="of:=[.A154]+1" office:value-type="float" office:value="153" calcext:value-type="float">
            <text:p>153</text:p>
          </table:table-cell>
          <table:table-cell table:style-name="ce116" table:number-columns-repeated="4"/>
          <table:table-cell table:style-name="ce118" table:formula="of:=IF([.B155]=&quot;&quot;;&quot;&quot;;RANK([.AA155];[.$AA$3]:INDIRECT(CONCATENATE(&quot;AA&quot;&amp;(COUNTA([.B$1:.B$1048576])+1)));0))">
            <text:p/>
          </table:table-cell>
          <table:table-cell table:style-name="ce118" table:formula="of:=IF([.B155]=&quot;&quot;;&quot;&quot;;RANK([.AB15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564231188195378" calcext:value-type="float">
            <text:p>0,056423118819538</text:p>
          </table:table-cell>
          <table:table-cell table:style-name="ce153" office:value-type="float" office:value="0.485580500219693" calcext:value-type="float">
            <text:p>0,485580500219693</text:p>
          </table:table-cell>
          <table:table-cell table:number-columns-repeated="995"/>
        </table:table-row>
        <table:table-row table:style-name="ro5">
          <table:table-cell table:style-name="ce113" table:formula="of:=[.A155]+1" office:value-type="float" office:value="154" calcext:value-type="float">
            <text:p>154</text:p>
          </table:table-cell>
          <table:table-cell table:style-name="ce116" table:number-columns-repeated="4"/>
          <table:table-cell table:style-name="ce118" table:formula="of:=IF([.B156]=&quot;&quot;;&quot;&quot;;RANK([.AA156];[.$AA$3]:INDIRECT(CONCATENATE(&quot;AA&quot;&amp;(COUNTA([.B$1:.B$1048576])+1)));0))">
            <text:p/>
          </table:table-cell>
          <table:table-cell table:style-name="ce118" table:formula="of:=IF([.B156]=&quot;&quot;;&quot;&quot;;RANK([.AB15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30055779366919" calcext:value-type="float">
            <text:p>0,230055779366919</text:p>
          </table:table-cell>
          <table:table-cell table:style-name="ce153" office:value-type="float" office:value="0.352750483389395" calcext:value-type="float">
            <text:p>0,352750483389395</text:p>
          </table:table-cell>
          <table:table-cell table:number-columns-repeated="995"/>
        </table:table-row>
        <table:table-row table:style-name="ro5">
          <table:table-cell table:style-name="ce113" table:formula="of:=[.A156]+1" office:value-type="float" office:value="155" calcext:value-type="float">
            <text:p>155</text:p>
          </table:table-cell>
          <table:table-cell table:style-name="ce116" table:number-columns-repeated="4"/>
          <table:table-cell table:style-name="ce118" table:formula="of:=IF([.B157]=&quot;&quot;;&quot;&quot;;RANK([.AA157];[.$AA$3]:INDIRECT(CONCATENATE(&quot;AA&quot;&amp;(COUNTA([.B$1:.B$1048576])+1)));0))">
            <text:p/>
          </table:table-cell>
          <table:table-cell table:style-name="ce118" table:formula="of:=IF([.B157]=&quot;&quot;;&quot;&quot;;RANK([.AB15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7269533021079" calcext:value-type="float">
            <text:p>0,627269533021079</text:p>
          </table:table-cell>
          <table:table-cell table:style-name="ce153" office:value-type="float" office:value="0.256709017827848" calcext:value-type="float">
            <text:p>0,256709017827848</text:p>
          </table:table-cell>
          <table:table-cell table:number-columns-repeated="995"/>
        </table:table-row>
        <table:table-row table:style-name="ro5">
          <table:table-cell table:style-name="ce113" table:formula="of:=[.A157]+1" office:value-type="float" office:value="156" calcext:value-type="float">
            <text:p>156</text:p>
          </table:table-cell>
          <table:table-cell table:style-name="ce116" table:number-columns-repeated="4"/>
          <table:table-cell table:style-name="ce118" table:formula="of:=IF([.B158]=&quot;&quot;;&quot;&quot;;RANK([.AA158];[.$AA$3]:INDIRECT(CONCATENATE(&quot;AA&quot;&amp;(COUNTA([.B$1:.B$1048576])+1)));0))">
            <text:p/>
          </table:table-cell>
          <table:table-cell table:style-name="ce118" table:formula="of:=IF([.B158]=&quot;&quot;;&quot;&quot;;RANK([.AB15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09531035367717" calcext:value-type="float">
            <text:p>0,909531035367717</text:p>
          </table:table-cell>
          <table:table-cell table:style-name="ce153" office:value-type="float" office:value="0.371292096792043" calcext:value-type="float">
            <text:p>0,371292096792043</text:p>
          </table:table-cell>
          <table:table-cell table:number-columns-repeated="995"/>
        </table:table-row>
        <table:table-row table:style-name="ro5">
          <table:table-cell table:style-name="ce113" table:formula="of:=[.A158]+1" office:value-type="float" office:value="157" calcext:value-type="float">
            <text:p>157</text:p>
          </table:table-cell>
          <table:table-cell table:style-name="ce116" table:number-columns-repeated="4"/>
          <table:table-cell table:style-name="ce118" table:formula="of:=IF([.B159]=&quot;&quot;;&quot;&quot;;RANK([.AA159];[.$AA$3]:INDIRECT(CONCATENATE(&quot;AA&quot;&amp;(COUNTA([.B$1:.B$1048576])+1)));0))">
            <text:p/>
          </table:table-cell>
          <table:table-cell table:style-name="ce118" table:formula="of:=IF([.B159]=&quot;&quot;;&quot;&quot;;RANK([.AB15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88958542930923" calcext:value-type="float">
            <text:p>0,988958542930923</text:p>
          </table:table-cell>
          <table:table-cell table:style-name="ce153" office:value-type="float" office:value="0.601602803468488" calcext:value-type="float">
            <text:p>0,601602803468488</text:p>
          </table:table-cell>
          <table:table-cell table:number-columns-repeated="995"/>
        </table:table-row>
        <table:table-row table:style-name="ro5">
          <table:table-cell table:style-name="ce113" table:formula="of:=[.A159]+1" office:value-type="float" office:value="158" calcext:value-type="float">
            <text:p>158</text:p>
          </table:table-cell>
          <table:table-cell table:style-name="ce116" table:number-columns-repeated="4"/>
          <table:table-cell table:style-name="ce118" table:formula="of:=IF([.B160]=&quot;&quot;;&quot;&quot;;RANK([.AA160];[.$AA$3]:INDIRECT(CONCATENATE(&quot;AA&quot;&amp;(COUNTA([.B$1:.B$1048576])+1)));0))">
            <text:p/>
          </table:table-cell>
          <table:table-cell table:style-name="ce118" table:formula="of:=IF([.B160]=&quot;&quot;;&quot;&quot;;RANK([.AB16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13357496434759" calcext:value-type="float">
            <text:p>0,913357496434759</text:p>
          </table:table-cell>
          <table:table-cell table:style-name="ce153" office:value-type="float" office:value="0.735527951226858" calcext:value-type="float">
            <text:p>0,735527951226858</text:p>
          </table:table-cell>
          <table:table-cell table:number-columns-repeated="995"/>
        </table:table-row>
        <table:table-row table:style-name="ro5">
          <table:table-cell table:style-name="ce113" table:formula="of:=[.A160]+1" office:value-type="float" office:value="159" calcext:value-type="float">
            <text:p>159</text:p>
          </table:table-cell>
          <table:table-cell table:style-name="ce116" table:number-columns-repeated="4"/>
          <table:table-cell table:style-name="ce118" table:formula="of:=IF([.B161]=&quot;&quot;;&quot;&quot;;RANK([.AA161];[.$AA$3]:INDIRECT(CONCATENATE(&quot;AA&quot;&amp;(COUNTA([.B$1:.B$1048576])+1)));0))">
            <text:p/>
          </table:table-cell>
          <table:table-cell table:style-name="ce118" table:formula="of:=IF([.B161]=&quot;&quot;;&quot;&quot;;RANK([.AB16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2542138276221" calcext:value-type="float">
            <text:p>0,132542138276221</text:p>
          </table:table-cell>
          <table:table-cell table:style-name="ce153" office:value-type="float" office:value="0.514783208866971" calcext:value-type="float">
            <text:p>0,514783208866971</text:p>
          </table:table-cell>
          <table:table-cell table:number-columns-repeated="995"/>
        </table:table-row>
        <table:table-row table:style-name="ro5">
          <table:table-cell table:style-name="ce113" table:formula="of:=[.A161]+1" office:value-type="float" office:value="160" calcext:value-type="float">
            <text:p>160</text:p>
          </table:table-cell>
          <table:table-cell table:style-name="ce116" table:number-columns-repeated="4"/>
          <table:table-cell table:style-name="ce118" table:formula="of:=IF([.B162]=&quot;&quot;;&quot;&quot;;RANK([.AA162];[.$AA$3]:INDIRECT(CONCATENATE(&quot;AA&quot;&amp;(COUNTA([.B$1:.B$1048576])+1)));0))">
            <text:p/>
          </table:table-cell>
          <table:table-cell table:style-name="ce118" table:formula="of:=IF([.B162]=&quot;&quot;;&quot;&quot;;RANK([.AB16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48579321898788" calcext:value-type="float">
            <text:p>0,448579321898788</text:p>
          </table:table-cell>
          <table:table-cell table:style-name="ce153" office:value-type="float" office:value="0.0648759548854165" calcext:value-type="float">
            <text:p>0,064875954885417</text:p>
          </table:table-cell>
          <table:table-cell table:number-columns-repeated="995"/>
        </table:table-row>
        <table:table-row table:style-name="ro5">
          <table:table-cell table:style-name="ce113" table:formula="of:=[.A162]+1" office:value-type="float" office:value="161" calcext:value-type="float">
            <text:p>161</text:p>
          </table:table-cell>
          <table:table-cell table:style-name="ce116" table:number-columns-repeated="4"/>
          <table:table-cell table:style-name="ce118" table:formula="of:=IF([.B163]=&quot;&quot;;&quot;&quot;;RANK([.AA163];[.$AA$3]:INDIRECT(CONCATENATE(&quot;AA&quot;&amp;(COUNTA([.B$1:.B$1048576])+1)));0))">
            <text:p/>
          </table:table-cell>
          <table:table-cell table:style-name="ce118" table:formula="of:=IF([.B163]=&quot;&quot;;&quot;&quot;;RANK([.AB16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46154153158167" calcext:value-type="float">
            <text:p>0,846154153158167</text:p>
          </table:table-cell>
          <table:table-cell table:style-name="ce153" office:value-type="float" office:value="0.0664536490824651" calcext:value-type="float">
            <text:p>0,066453649082465</text:p>
          </table:table-cell>
          <table:table-cell table:number-columns-repeated="995"/>
        </table:table-row>
        <table:table-row table:style-name="ro5">
          <table:table-cell table:style-name="ce113" table:formula="of:=[.A163]+1" office:value-type="float" office:value="162" calcext:value-type="float">
            <text:p>162</text:p>
          </table:table-cell>
          <table:table-cell table:style-name="ce116" table:number-columns-repeated="4"/>
          <table:table-cell table:style-name="ce118" table:formula="of:=IF([.B164]=&quot;&quot;;&quot;&quot;;RANK([.AA164];[.$AA$3]:INDIRECT(CONCATENATE(&quot;AA&quot;&amp;(COUNTA([.B$1:.B$1048576])+1)));0))">
            <text:p/>
          </table:table-cell>
          <table:table-cell table:style-name="ce118" table:formula="of:=IF([.B164]=&quot;&quot;;&quot;&quot;;RANK([.AB16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33469499499232" calcext:value-type="float">
            <text:p>0,933469499499232</text:p>
          </table:table-cell>
          <table:table-cell table:style-name="ce153" office:value-type="float" office:value="0.64582230983923" calcext:value-type="float">
            <text:p>0,64582230983923</text:p>
          </table:table-cell>
          <table:table-cell table:number-columns-repeated="995"/>
        </table:table-row>
        <table:table-row table:style-name="ro5">
          <table:table-cell table:style-name="ce113" table:formula="of:=[.A164]+1" office:value-type="float" office:value="163" calcext:value-type="float">
            <text:p>163</text:p>
          </table:table-cell>
          <table:table-cell table:style-name="ce116" table:number-columns-repeated="4"/>
          <table:table-cell table:style-name="ce118" table:formula="of:=IF([.B165]=&quot;&quot;;&quot;&quot;;RANK([.AA165];[.$AA$3]:INDIRECT(CONCATENATE(&quot;AA&quot;&amp;(COUNTA([.B$1:.B$1048576])+1)));0))">
            <text:p/>
          </table:table-cell>
          <table:table-cell table:style-name="ce118" table:formula="of:=IF([.B165]=&quot;&quot;;&quot;&quot;;RANK([.AB16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01623778500519" calcext:value-type="float">
            <text:p>0,101623778500519</text:p>
          </table:table-cell>
          <table:table-cell table:style-name="ce153" office:value-type="float" office:value="0.188532592317497" calcext:value-type="float">
            <text:p>0,188532592317497</text:p>
          </table:table-cell>
          <table:table-cell table:number-columns-repeated="995"/>
        </table:table-row>
        <table:table-row table:style-name="ro5">
          <table:table-cell table:style-name="ce113" table:formula="of:=[.A165]+1" office:value-type="float" office:value="164" calcext:value-type="float">
            <text:p>164</text:p>
          </table:table-cell>
          <table:table-cell table:style-name="ce116" table:number-columns-repeated="4"/>
          <table:table-cell table:style-name="ce118" table:formula="of:=IF([.B166]=&quot;&quot;;&quot;&quot;;RANK([.AA166];[.$AA$3]:INDIRECT(CONCATENATE(&quot;AA&quot;&amp;(COUNTA([.B$1:.B$1048576])+1)));0))">
            <text:p/>
          </table:table-cell>
          <table:table-cell table:style-name="ce118" table:formula="of:=IF([.B166]=&quot;&quot;;&quot;&quot;;RANK([.AB16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445143682719" calcext:value-type="float">
            <text:p>0,13445143682719</text:p>
          </table:table-cell>
          <table:table-cell table:style-name="ce153" office:value-type="float" office:value="0.530029065810036" calcext:value-type="float">
            <text:p>0,530029065810036</text:p>
          </table:table-cell>
          <table:table-cell table:number-columns-repeated="995"/>
        </table:table-row>
        <table:table-row table:style-name="ro5">
          <table:table-cell table:style-name="ce113" table:formula="of:=[.A166]+1" office:value-type="float" office:value="165" calcext:value-type="float">
            <text:p>165</text:p>
          </table:table-cell>
          <table:table-cell table:style-name="ce116" table:number-columns-repeated="4"/>
          <table:table-cell table:style-name="ce118" table:formula="of:=IF([.B167]=&quot;&quot;;&quot;&quot;;RANK([.AA167];[.$AA$3]:INDIRECT(CONCATENATE(&quot;AA&quot;&amp;(COUNTA([.B$1:.B$1048576])+1)));0))">
            <text:p/>
          </table:table-cell>
          <table:table-cell table:style-name="ce118" table:formula="of:=IF([.B167]=&quot;&quot;;&quot;&quot;;RANK([.AB16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84216050749019" calcext:value-type="float">
            <text:p>0,584216050749019</text:p>
          </table:table-cell>
          <table:table-cell table:style-name="ce153" office:value-type="float" office:value="0.0529640665337353" calcext:value-type="float">
            <text:p>0,052964066533735</text:p>
          </table:table-cell>
          <table:table-cell table:number-columns-repeated="995"/>
        </table:table-row>
        <table:table-row table:style-name="ro5">
          <table:table-cell table:style-name="ce113" table:formula="of:=[.A167]+1" office:value-type="float" office:value="166" calcext:value-type="float">
            <text:p>166</text:p>
          </table:table-cell>
          <table:table-cell table:style-name="ce116" table:number-columns-repeated="4"/>
          <table:table-cell table:style-name="ce118" table:formula="of:=IF([.B168]=&quot;&quot;;&quot;&quot;;RANK([.AA168];[.$AA$3]:INDIRECT(CONCATENATE(&quot;AA&quot;&amp;(COUNTA([.B$1:.B$1048576])+1)));0))">
            <text:p/>
          </table:table-cell>
          <table:table-cell table:style-name="ce118" table:formula="of:=IF([.B168]=&quot;&quot;;&quot;&quot;;RANK([.AB16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77388509870778" calcext:value-type="float">
            <text:p>0,077388509870778</text:p>
          </table:table-cell>
          <table:table-cell table:style-name="ce153" office:value-type="float" office:value="0.263063150943622" calcext:value-type="float">
            <text:p>0,263063150943622</text:p>
          </table:table-cell>
          <table:table-cell table:number-columns-repeated="995"/>
        </table:table-row>
        <table:table-row table:style-name="ro5">
          <table:table-cell table:style-name="ce113" table:formula="of:=[.A168]+1" office:value-type="float" office:value="167" calcext:value-type="float">
            <text:p>167</text:p>
          </table:table-cell>
          <table:table-cell table:style-name="ce116" table:number-columns-repeated="4"/>
          <table:table-cell table:style-name="ce118" table:formula="of:=IF([.B169]=&quot;&quot;;&quot;&quot;;RANK([.AA169];[.$AA$3]:INDIRECT(CONCATENATE(&quot;AA&quot;&amp;(COUNTA([.B$1:.B$1048576])+1)));0))">
            <text:p/>
          </table:table-cell>
          <table:table-cell table:style-name="ce118" table:formula="of:=IF([.B169]=&quot;&quot;;&quot;&quot;;RANK([.AB16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4275525709727" calcext:value-type="float">
            <text:p>0,164275525709727</text:p>
          </table:table-cell>
          <table:table-cell table:style-name="ce153" office:value-type="float" office:value="0.247437027312252" calcext:value-type="float">
            <text:p>0,247437027312252</text:p>
          </table:table-cell>
          <table:table-cell table:number-columns-repeated="995"/>
        </table:table-row>
        <table:table-row table:style-name="ro5">
          <table:table-cell table:style-name="ce113" table:formula="of:=[.A169]+1" office:value-type="float" office:value="168" calcext:value-type="float">
            <text:p>168</text:p>
          </table:table-cell>
          <table:table-cell table:style-name="ce116" table:number-columns-repeated="4"/>
          <table:table-cell table:style-name="ce118" table:formula="of:=IF([.B170]=&quot;&quot;;&quot;&quot;;RANK([.AA170];[.$AA$3]:INDIRECT(CONCATENATE(&quot;AA&quot;&amp;(COUNTA([.B$1:.B$1048576])+1)));0))">
            <text:p/>
          </table:table-cell>
          <table:table-cell table:style-name="ce118" table:formula="of:=IF([.B170]=&quot;&quot;;&quot;&quot;;RANK([.AB17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7941268537607" calcext:value-type="float">
            <text:p>0,687941268537607</text:p>
          </table:table-cell>
          <table:table-cell table:style-name="ce153" office:value-type="float" office:value="0.808081317399298" calcext:value-type="float">
            <text:p>0,808081317399298</text:p>
          </table:table-cell>
          <table:table-cell table:number-columns-repeated="995"/>
        </table:table-row>
        <table:table-row table:style-name="ro5">
          <table:table-cell table:style-name="ce113" table:formula="of:=[.A170]+1" office:value-type="float" office:value="169" calcext:value-type="float">
            <text:p>169</text:p>
          </table:table-cell>
          <table:table-cell table:style-name="ce116" table:number-columns-repeated="4"/>
          <table:table-cell table:style-name="ce118" table:formula="of:=IF([.B171]=&quot;&quot;;&quot;&quot;;RANK([.AA171];[.$AA$3]:INDIRECT(CONCATENATE(&quot;AA&quot;&amp;(COUNTA([.B$1:.B$1048576])+1)));0))">
            <text:p/>
          </table:table-cell>
          <table:table-cell table:style-name="ce118" table:formula="of:=IF([.B171]=&quot;&quot;;&quot;&quot;;RANK([.AB17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72041179388566" calcext:value-type="float">
            <text:p>0,472041179388566</text:p>
          </table:table-cell>
          <table:table-cell table:style-name="ce153" office:value-type="float" office:value="0.689474319968143" calcext:value-type="float">
            <text:p>0,689474319968143</text:p>
          </table:table-cell>
          <table:table-cell table:number-columns-repeated="995"/>
        </table:table-row>
        <table:table-row table:style-name="ro5">
          <table:table-cell table:style-name="ce113" table:formula="of:=[.A171]+1" office:value-type="float" office:value="170" calcext:value-type="float">
            <text:p>170</text:p>
          </table:table-cell>
          <table:table-cell table:style-name="ce116" table:number-columns-repeated="4"/>
          <table:table-cell table:style-name="ce118" table:formula="of:=IF([.B172]=&quot;&quot;;&quot;&quot;;RANK([.AA172];[.$AA$3]:INDIRECT(CONCATENATE(&quot;AA&quot;&amp;(COUNTA([.B$1:.B$1048576])+1)));0))">
            <text:p/>
          </table:table-cell>
          <table:table-cell table:style-name="ce118" table:formula="of:=IF([.B172]=&quot;&quot;;&quot;&quot;;RANK([.AB17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1835054914337" calcext:value-type="float">
            <text:p>0,81835054914337</text:p>
          </table:table-cell>
          <table:table-cell table:style-name="ce153" office:value-type="float" office:value="0.840478441397099" calcext:value-type="float">
            <text:p>0,840478441397099</text:p>
          </table:table-cell>
          <table:table-cell table:number-columns-repeated="995"/>
        </table:table-row>
        <table:table-row table:style-name="ro5">
          <table:table-cell table:style-name="ce113" table:formula="of:=[.A172]+1" office:value-type="float" office:value="171" calcext:value-type="float">
            <text:p>171</text:p>
          </table:table-cell>
          <table:table-cell table:style-name="ce116" table:number-columns-repeated="4"/>
          <table:table-cell table:style-name="ce118" table:formula="of:=IF([.B173]=&quot;&quot;;&quot;&quot;;RANK([.AA173];[.$AA$3]:INDIRECT(CONCATENATE(&quot;AA&quot;&amp;(COUNTA([.B$1:.B$1048576])+1)));0))">
            <text:p/>
          </table:table-cell>
          <table:table-cell table:style-name="ce118" table:formula="of:=IF([.B173]=&quot;&quot;;&quot;&quot;;RANK([.AB17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2373868091729" calcext:value-type="float">
            <text:p>0,192373868091729</text:p>
          </table:table-cell>
          <table:table-cell table:style-name="ce153" office:value-type="float" office:value="0.587102752046111" calcext:value-type="float">
            <text:p>0,587102752046111</text:p>
          </table:table-cell>
          <table:table-cell table:number-columns-repeated="995"/>
        </table:table-row>
        <table:table-row table:style-name="ro5">
          <table:table-cell table:style-name="ce113" table:formula="of:=[.A173]+1" office:value-type="float" office:value="172" calcext:value-type="float">
            <text:p>172</text:p>
          </table:table-cell>
          <table:table-cell table:style-name="ce116" table:number-columns-repeated="4"/>
          <table:table-cell table:style-name="ce118" table:formula="of:=IF([.B174]=&quot;&quot;;&quot;&quot;;RANK([.AA174];[.$AA$3]:INDIRECT(CONCATENATE(&quot;AA&quot;&amp;(COUNTA([.B$1:.B$1048576])+1)));0))">
            <text:p/>
          </table:table-cell>
          <table:table-cell table:style-name="ce118" table:formula="of:=IF([.B174]=&quot;&quot;;&quot;&quot;;RANK([.AB17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74256289087074" calcext:value-type="float">
            <text:p>0,174256289087074</text:p>
          </table:table-cell>
          <table:table-cell table:style-name="ce153" office:value-type="float" office:value="0.0358460341204386" calcext:value-type="float">
            <text:p>0,035846034120439</text:p>
          </table:table-cell>
          <table:table-cell table:number-columns-repeated="995"/>
        </table:table-row>
        <table:table-row table:style-name="ro5">
          <table:table-cell table:style-name="ce113" table:formula="of:=[.A174]+1" office:value-type="float" office:value="173" calcext:value-type="float">
            <text:p>173</text:p>
          </table:table-cell>
          <table:table-cell table:style-name="ce116" table:number-columns-repeated="4"/>
          <table:table-cell table:style-name="ce118" table:formula="of:=IF([.B175]=&quot;&quot;;&quot;&quot;;RANK([.AA175];[.$AA$3]:INDIRECT(CONCATENATE(&quot;AA&quot;&amp;(COUNTA([.B$1:.B$1048576])+1)));0))">
            <text:p/>
          </table:table-cell>
          <table:table-cell table:style-name="ce118" table:formula="of:=IF([.B175]=&quot;&quot;;&quot;&quot;;RANK([.AB17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635226823361952" calcext:value-type="float">
            <text:p>0,063522682336195</text:p>
          </table:table-cell>
          <table:table-cell table:style-name="ce153" office:value-type="float" office:value="0.299287505252741" calcext:value-type="float">
            <text:p>0,299287505252741</text:p>
          </table:table-cell>
          <table:table-cell table:number-columns-repeated="995"/>
        </table:table-row>
        <table:table-row table:style-name="ro5">
          <table:table-cell table:style-name="ce113" table:formula="of:=[.A175]+1" office:value-type="float" office:value="174" calcext:value-type="float">
            <text:p>174</text:p>
          </table:table-cell>
          <table:table-cell table:style-name="ce116" table:number-columns-repeated="4"/>
          <table:table-cell table:style-name="ce118" table:formula="of:=IF([.B176]=&quot;&quot;;&quot;&quot;;RANK([.AA176];[.$AA$3]:INDIRECT(CONCATENATE(&quot;AA&quot;&amp;(COUNTA([.B$1:.B$1048576])+1)));0))">
            <text:p/>
          </table:table-cell>
          <table:table-cell table:style-name="ce118" table:formula="of:=IF([.B176]=&quot;&quot;;&quot;&quot;;RANK([.AB17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392737962868987" calcext:value-type="float">
            <text:p>0,039273796286899</text:p>
          </table:table-cell>
          <table:table-cell table:style-name="ce153" office:value-type="float" office:value="0.569232231264432" calcext:value-type="float">
            <text:p>0,569232231264432</text:p>
          </table:table-cell>
          <table:table-cell table:number-columns-repeated="995"/>
        </table:table-row>
        <table:table-row table:style-name="ro5">
          <table:table-cell table:style-name="ce113" table:formula="of:=[.A176]+1" office:value-type="float" office:value="175" calcext:value-type="float">
            <text:p>175</text:p>
          </table:table-cell>
          <table:table-cell table:style-name="ce116" table:number-columns-repeated="4"/>
          <table:table-cell table:style-name="ce118" table:formula="of:=IF([.B177]=&quot;&quot;;&quot;&quot;;RANK([.AA177];[.$AA$3]:INDIRECT(CONCATENATE(&quot;AA&quot;&amp;(COUNTA([.B$1:.B$1048576])+1)));0))">
            <text:p/>
          </table:table-cell>
          <table:table-cell table:style-name="ce118" table:formula="of:=IF([.B177]=&quot;&quot;;&quot;&quot;;RANK([.AB17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5508499637705" calcext:value-type="float">
            <text:p>0,625508499637705</text:p>
          </table:table-cell>
          <table:table-cell table:style-name="ce153" office:value-type="float" office:value="0.0750951383859048" calcext:value-type="float">
            <text:p>0,075095138385905</text:p>
          </table:table-cell>
          <table:table-cell table:number-columns-repeated="995"/>
        </table:table-row>
        <table:table-row table:style-name="ro5">
          <table:table-cell table:style-name="ce113" table:formula="of:=[.A177]+1" office:value-type="float" office:value="176" calcext:value-type="float">
            <text:p>176</text:p>
          </table:table-cell>
          <table:table-cell table:style-name="ce116" table:number-columns-repeated="4"/>
          <table:table-cell table:style-name="ce118" table:formula="of:=IF([.B178]=&quot;&quot;;&quot;&quot;;RANK([.AA178];[.$AA$3]:INDIRECT(CONCATENATE(&quot;AA&quot;&amp;(COUNTA([.B$1:.B$1048576])+1)));0))">
            <text:p/>
          </table:table-cell>
          <table:table-cell table:style-name="ce118" table:formula="of:=IF([.B178]=&quot;&quot;;&quot;&quot;;RANK([.AB17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591423374915033" calcext:value-type="float">
            <text:p>0,059142337491503</text:p>
          </table:table-cell>
          <table:table-cell table:style-name="ce153" office:value-type="float" office:value="0.228008195813609" calcext:value-type="float">
            <text:p>0,228008195813609</text:p>
          </table:table-cell>
          <table:table-cell table:number-columns-repeated="995"/>
        </table:table-row>
        <table:table-row table:style-name="ro5">
          <table:table-cell table:style-name="ce113" table:formula="of:=[.A178]+1" office:value-type="float" office:value="177" calcext:value-type="float">
            <text:p>177</text:p>
          </table:table-cell>
          <table:table-cell table:style-name="ce116" table:number-columns-repeated="4"/>
          <table:table-cell table:style-name="ce118" table:formula="of:=IF([.B179]=&quot;&quot;;&quot;&quot;;RANK([.AA179];[.$AA$3]:INDIRECT(CONCATENATE(&quot;AA&quot;&amp;(COUNTA([.B$1:.B$1048576])+1)));0))">
            <text:p/>
          </table:table-cell>
          <table:table-cell table:style-name="ce118" table:formula="of:=IF([.B179]=&quot;&quot;;&quot;&quot;;RANK([.AB17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86840711584663" calcext:value-type="float">
            <text:p>0,786840711584663</text:p>
          </table:table-cell>
          <table:table-cell table:style-name="ce153" office:value-type="float" office:value="0.388685646140529" calcext:value-type="float">
            <text:p>0,388685646140529</text:p>
          </table:table-cell>
          <table:table-cell table:number-columns-repeated="995"/>
        </table:table-row>
        <table:table-row table:style-name="ro5">
          <table:table-cell table:style-name="ce113" table:formula="of:=[.A179]+1" office:value-type="float" office:value="178" calcext:value-type="float">
            <text:p>178</text:p>
          </table:table-cell>
          <table:table-cell table:style-name="ce116" table:number-columns-repeated="4"/>
          <table:table-cell table:style-name="ce118" table:formula="of:=IF([.B180]=&quot;&quot;;&quot;&quot;;RANK([.AA180];[.$AA$3]:INDIRECT(CONCATENATE(&quot;AA&quot;&amp;(COUNTA([.B$1:.B$1048576])+1)));0))">
            <text:p/>
          </table:table-cell>
          <table:table-cell table:style-name="ce118" table:formula="of:=IF([.B180]=&quot;&quot;;&quot;&quot;;RANK([.AB18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3592996087105" calcext:value-type="float">
            <text:p>0,193592996087105</text:p>
          </table:table-cell>
          <table:table-cell table:style-name="ce153" office:value-type="float" office:value="0.432695539191877" calcext:value-type="float">
            <text:p>0,432695539191877</text:p>
          </table:table-cell>
          <table:table-cell table:number-columns-repeated="995"/>
        </table:table-row>
        <table:table-row table:style-name="ro5">
          <table:table-cell table:style-name="ce113" table:formula="of:=[.A180]+1" office:value-type="float" office:value="179" calcext:value-type="float">
            <text:p>179</text:p>
          </table:table-cell>
          <table:table-cell table:style-name="ce116" table:number-columns-repeated="4"/>
          <table:table-cell table:style-name="ce118" table:formula="of:=IF([.B181]=&quot;&quot;;&quot;&quot;;RANK([.AA181];[.$AA$3]:INDIRECT(CONCATENATE(&quot;AA&quot;&amp;(COUNTA([.B$1:.B$1048576])+1)));0))">
            <text:p/>
          </table:table-cell>
          <table:table-cell table:style-name="ce118" table:formula="of:=IF([.B181]=&quot;&quot;;&quot;&quot;;RANK([.AB18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60731099224997" calcext:value-type="float">
            <text:p>0,560731099224997</text:p>
          </table:table-cell>
          <table:table-cell table:style-name="ce153" office:value-type="float" office:value="0.647998792248522" calcext:value-type="float">
            <text:p>0,647998792248522</text:p>
          </table:table-cell>
          <table:table-cell table:number-columns-repeated="995"/>
        </table:table-row>
        <table:table-row table:style-name="ro5">
          <table:table-cell table:style-name="ce113" table:formula="of:=[.A181]+1" office:value-type="float" office:value="180" calcext:value-type="float">
            <text:p>180</text:p>
          </table:table-cell>
          <table:table-cell table:style-name="ce116" table:number-columns-repeated="4"/>
          <table:table-cell table:style-name="ce118" table:formula="of:=IF([.B182]=&quot;&quot;;&quot;&quot;;RANK([.AA182];[.$AA$3]:INDIRECT(CONCATENATE(&quot;AA&quot;&amp;(COUNTA([.B$1:.B$1048576])+1)));0))">
            <text:p/>
          </table:table-cell>
          <table:table-cell table:style-name="ce118" table:formula="of:=IF([.B182]=&quot;&quot;;&quot;&quot;;RANK([.AB18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57332510357377" calcext:value-type="float">
            <text:p>0,157332510357377</text:p>
          </table:table-cell>
          <table:table-cell table:style-name="ce153" office:value-type="float" office:value="0.821496561185256" calcext:value-type="float">
            <text:p>0,821496561185256</text:p>
          </table:table-cell>
          <table:table-cell table:number-columns-repeated="995"/>
        </table:table-row>
        <table:table-row table:style-name="ro5">
          <table:table-cell table:style-name="ce113" table:formula="of:=[.A182]+1" office:value-type="float" office:value="181" calcext:value-type="float">
            <text:p>181</text:p>
          </table:table-cell>
          <table:table-cell table:style-name="ce116" table:number-columns-repeated="4"/>
          <table:table-cell table:style-name="ce118" table:formula="of:=IF([.B183]=&quot;&quot;;&quot;&quot;;RANK([.AA183];[.$AA$3]:INDIRECT(CONCATENATE(&quot;AA&quot;&amp;(COUNTA([.B$1:.B$1048576])+1)));0))">
            <text:p/>
          </table:table-cell>
          <table:table-cell table:style-name="ce118" table:formula="of:=IF([.B183]=&quot;&quot;;&quot;&quot;;RANK([.AB18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44675019430909" calcext:value-type="float">
            <text:p>0,144675019430909</text:p>
          </table:table-cell>
          <table:table-cell table:style-name="ce153" office:value-type="float" office:value="0.954188219586351" calcext:value-type="float">
            <text:p>0,954188219586351</text:p>
          </table:table-cell>
          <table:table-cell table:number-columns-repeated="995"/>
        </table:table-row>
        <table:table-row table:style-name="ro5">
          <table:table-cell table:style-name="ce113" table:formula="of:=[.A183]+1" office:value-type="float" office:value="182" calcext:value-type="float">
            <text:p>182</text:p>
          </table:table-cell>
          <table:table-cell table:style-name="ce116" table:number-columns-repeated="4"/>
          <table:table-cell table:style-name="ce118" table:formula="of:=IF([.B184]=&quot;&quot;;&quot;&quot;;RANK([.AA184];[.$AA$3]:INDIRECT(CONCATENATE(&quot;AA&quot;&amp;(COUNTA([.B$1:.B$1048576])+1)));0))">
            <text:p/>
          </table:table-cell>
          <table:table-cell table:style-name="ce118" table:formula="of:=IF([.B184]=&quot;&quot;;&quot;&quot;;RANK([.AB18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43496592781331" calcext:value-type="float">
            <text:p>0,443496592781331</text:p>
          </table:table-cell>
          <table:table-cell table:style-name="ce153" office:value-type="float" office:value="0.748647586826114" calcext:value-type="float">
            <text:p>0,748647586826114</text:p>
          </table:table-cell>
          <table:table-cell table:number-columns-repeated="995"/>
        </table:table-row>
        <table:table-row table:style-name="ro5">
          <table:table-cell table:style-name="ce113" table:formula="of:=[.A184]+1" office:value-type="float" office:value="183" calcext:value-type="float">
            <text:p>183</text:p>
          </table:table-cell>
          <table:table-cell table:style-name="ce116" table:number-columns-repeated="4"/>
          <table:table-cell table:style-name="ce118" table:formula="of:=IF([.B185]=&quot;&quot;;&quot;&quot;;RANK([.AA185];[.$AA$3]:INDIRECT(CONCATENATE(&quot;AA&quot;&amp;(COUNTA([.B$1:.B$1048576])+1)));0))">
            <text:p/>
          </table:table-cell>
          <table:table-cell table:style-name="ce118" table:formula="of:=IF([.B185]=&quot;&quot;;&quot;&quot;;RANK([.AB18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73919050537897" calcext:value-type="float">
            <text:p>0,08739190505379</text:p>
          </table:table-cell>
          <table:table-cell table:style-name="ce153" office:value-type="float" office:value="0.327782348411043" calcext:value-type="float">
            <text:p>0,327782348411043</text:p>
          </table:table-cell>
          <table:table-cell table:number-columns-repeated="995"/>
        </table:table-row>
        <table:table-row table:style-name="ro5">
          <table:table-cell table:style-name="ce113" table:formula="of:=[.A185]+1" office:value-type="float" office:value="184" calcext:value-type="float">
            <text:p>184</text:p>
          </table:table-cell>
          <table:table-cell table:style-name="ce116" table:number-columns-repeated="4"/>
          <table:table-cell table:style-name="ce118" table:formula="of:=IF([.B186]=&quot;&quot;;&quot;&quot;;RANK([.AA186];[.$AA$3]:INDIRECT(CONCATENATE(&quot;AA&quot;&amp;(COUNTA([.B$1:.B$1048576])+1)));0))">
            <text:p/>
          </table:table-cell>
          <table:table-cell table:style-name="ce118" table:formula="of:=IF([.B186]=&quot;&quot;;&quot;&quot;;RANK([.AB18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595416901966" calcext:value-type="float">
            <text:p>0,7595416901966</text:p>
          </table:table-cell>
          <table:table-cell table:style-name="ce153" office:value-type="float" office:value="0.592803973780025" calcext:value-type="float">
            <text:p>0,592803973780025</text:p>
          </table:table-cell>
          <table:table-cell table:number-columns-repeated="995"/>
        </table:table-row>
        <table:table-row table:style-name="ro5">
          <table:table-cell table:style-name="ce113" table:formula="of:=[.A186]+1" office:value-type="float" office:value="185" calcext:value-type="float">
            <text:p>185</text:p>
          </table:table-cell>
          <table:table-cell table:style-name="ce116" table:number-columns-repeated="4"/>
          <table:table-cell table:style-name="ce118" table:formula="of:=IF([.B187]=&quot;&quot;;&quot;&quot;;RANK([.AA187];[.$AA$3]:INDIRECT(CONCATENATE(&quot;AA&quot;&amp;(COUNTA([.B$1:.B$1048576])+1)));0))">
            <text:p/>
          </table:table-cell>
          <table:table-cell table:style-name="ce118" table:formula="of:=IF([.B187]=&quot;&quot;;&quot;&quot;;RANK([.AB18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8208855208356" calcext:value-type="float">
            <text:p>0,868208855208356</text:p>
          </table:table-cell>
          <table:table-cell table:style-name="ce153" office:value-type="float" office:value="0.69428935605228" calcext:value-type="float">
            <text:p>0,69428935605228</text:p>
          </table:table-cell>
          <table:table-cell table:number-columns-repeated="995"/>
        </table:table-row>
        <table:table-row table:style-name="ro5">
          <table:table-cell table:style-name="ce113" table:formula="of:=[.A187]+1" office:value-type="float" office:value="186" calcext:value-type="float">
            <text:p>186</text:p>
          </table:table-cell>
          <table:table-cell table:style-name="ce116" table:number-columns-repeated="4"/>
          <table:table-cell table:style-name="ce118" table:formula="of:=IF([.B188]=&quot;&quot;;&quot;&quot;;RANK([.AA188];[.$AA$3]:INDIRECT(CONCATENATE(&quot;AA&quot;&amp;(COUNTA([.B$1:.B$1048576])+1)));0))">
            <text:p/>
          </table:table-cell>
          <table:table-cell table:style-name="ce118" table:formula="of:=IF([.B188]=&quot;&quot;;&quot;&quot;;RANK([.AB18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8033067161131" calcext:value-type="float">
            <text:p>0,298033067161131</text:p>
          </table:table-cell>
          <table:table-cell table:style-name="ce153" office:value-type="float" office:value="0.361612222888319" calcext:value-type="float">
            <text:p>0,361612222888319</text:p>
          </table:table-cell>
          <table:table-cell table:number-columns-repeated="995"/>
        </table:table-row>
        <table:table-row table:style-name="ro5">
          <table:table-cell table:style-name="ce113" table:formula="of:=[.A188]+1" office:value-type="float" office:value="187" calcext:value-type="float">
            <text:p>187</text:p>
          </table:table-cell>
          <table:table-cell table:style-name="ce116" table:number-columns-repeated="4"/>
          <table:table-cell table:style-name="ce118" table:formula="of:=IF([.B189]=&quot;&quot;;&quot;&quot;;RANK([.AA189];[.$AA$3]:INDIRECT(CONCATENATE(&quot;AA&quot;&amp;(COUNTA([.B$1:.B$1048576])+1)));0))">
            <text:p/>
          </table:table-cell>
          <table:table-cell table:style-name="ce118" table:formula="of:=IF([.B189]=&quot;&quot;;&quot;&quot;;RANK([.AB18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21808585640437" calcext:value-type="float">
            <text:p>0,721808585640437</text:p>
          </table:table-cell>
          <table:table-cell table:style-name="ce153" office:value-type="float" office:value="0.740305530082118" calcext:value-type="float">
            <text:p>0,740305530082118</text:p>
          </table:table-cell>
          <table:table-cell table:number-columns-repeated="995"/>
        </table:table-row>
        <table:table-row table:style-name="ro5">
          <table:table-cell table:style-name="ce113" table:formula="of:=[.A189]+1" office:value-type="float" office:value="188" calcext:value-type="float">
            <text:p>188</text:p>
          </table:table-cell>
          <table:table-cell table:style-name="ce116" table:number-columns-repeated="4"/>
          <table:table-cell table:style-name="ce118" table:formula="of:=IF([.B190]=&quot;&quot;;&quot;&quot;;RANK([.AA190];[.$AA$3]:INDIRECT(CONCATENATE(&quot;AA&quot;&amp;(COUNTA([.B$1:.B$1048576])+1)));0))">
            <text:p/>
          </table:table-cell>
          <table:table-cell table:style-name="ce118" table:formula="of:=IF([.B190]=&quot;&quot;;&quot;&quot;;RANK([.AB19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33313113410885" calcext:value-type="float">
            <text:p>0,433313113410885</text:p>
          </table:table-cell>
          <table:table-cell table:style-name="ce153" office:value-type="float" office:value="0.469414642889936" calcext:value-type="float">
            <text:p>0,469414642889936</text:p>
          </table:table-cell>
          <table:table-cell table:number-columns-repeated="995"/>
        </table:table-row>
        <table:table-row table:style-name="ro5">
          <table:table-cell table:style-name="ce113" table:formula="of:=[.A190]+1" office:value-type="float" office:value="189" calcext:value-type="float">
            <text:p>189</text:p>
          </table:table-cell>
          <table:table-cell table:style-name="ce116" table:number-columns-repeated="4"/>
          <table:table-cell table:style-name="ce118" table:formula="of:=IF([.B191]=&quot;&quot;;&quot;&quot;;RANK([.AA191];[.$AA$3]:INDIRECT(CONCATENATE(&quot;AA&quot;&amp;(COUNTA([.B$1:.B$1048576])+1)));0))">
            <text:p/>
          </table:table-cell>
          <table:table-cell table:style-name="ce118" table:formula="of:=IF([.B191]=&quot;&quot;;&quot;&quot;;RANK([.AB19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2777188778114" calcext:value-type="float">
            <text:p>0,832777188778114</text:p>
          </table:table-cell>
          <table:table-cell table:style-name="ce153" office:value-type="float" office:value="0.307823639949546" calcext:value-type="float">
            <text:p>0,307823639949546</text:p>
          </table:table-cell>
          <table:table-cell table:number-columns-repeated="995"/>
        </table:table-row>
        <table:table-row table:style-name="ro5">
          <table:table-cell table:style-name="ce113" table:formula="of:=[.A191]+1" office:value-type="float" office:value="190" calcext:value-type="float">
            <text:p>190</text:p>
          </table:table-cell>
          <table:table-cell table:style-name="ce116" table:number-columns-repeated="4"/>
          <table:table-cell table:style-name="ce118" table:formula="of:=IF([.B192]=&quot;&quot;;&quot;&quot;;RANK([.AA192];[.$AA$3]:INDIRECT(CONCATENATE(&quot;AA&quot;&amp;(COUNTA([.B$1:.B$1048576])+1)));0))">
            <text:p/>
          </table:table-cell>
          <table:table-cell table:style-name="ce118" table:formula="of:=IF([.B192]=&quot;&quot;;&quot;&quot;;RANK([.AB19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9857444199982" calcext:value-type="float">
            <text:p>0,299857444199982</text:p>
          </table:table-cell>
          <table:table-cell table:style-name="ce153" office:value-type="float" office:value="0.304014773333922" calcext:value-type="float">
            <text:p>0,304014773333922</text:p>
          </table:table-cell>
          <table:table-cell table:number-columns-repeated="995"/>
        </table:table-row>
        <table:table-row table:style-name="ro5">
          <table:table-cell table:style-name="ce113" table:formula="of:=[.A192]+1" office:value-type="float" office:value="191" calcext:value-type="float">
            <text:p>191</text:p>
          </table:table-cell>
          <table:table-cell table:style-name="ce116" table:number-columns-repeated="4"/>
          <table:table-cell table:style-name="ce118" table:formula="of:=IF([.B193]=&quot;&quot;;&quot;&quot;;RANK([.AA193];[.$AA$3]:INDIRECT(CONCATENATE(&quot;AA&quot;&amp;(COUNTA([.B$1:.B$1048576])+1)));0))">
            <text:p/>
          </table:table-cell>
          <table:table-cell table:style-name="ce118" table:formula="of:=IF([.B193]=&quot;&quot;;&quot;&quot;;RANK([.AB19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99957693171429" calcext:value-type="float">
            <text:p>0,999957693171429</text:p>
          </table:table-cell>
          <table:table-cell table:style-name="ce153" office:value-type="float" office:value="0.376014178216786" calcext:value-type="float">
            <text:p>0,376014178216786</text:p>
          </table:table-cell>
          <table:table-cell table:number-columns-repeated="995"/>
        </table:table-row>
        <table:table-row table:style-name="ro5">
          <table:table-cell table:style-name="ce113" table:formula="of:=[.A193]+1" office:value-type="float" office:value="192" calcext:value-type="float">
            <text:p>192</text:p>
          </table:table-cell>
          <table:table-cell table:style-name="ce116" table:number-columns-repeated="4"/>
          <table:table-cell table:style-name="ce118" table:formula="of:=IF([.B194]=&quot;&quot;;&quot;&quot;;RANK([.AA194];[.$AA$3]:INDIRECT(CONCATENATE(&quot;AA&quot;&amp;(COUNTA([.B$1:.B$1048576])+1)));0))">
            <text:p/>
          </table:table-cell>
          <table:table-cell table:style-name="ce118" table:formula="of:=IF([.B194]=&quot;&quot;;&quot;&quot;;RANK([.AB19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114235334828" calcext:value-type="float">
            <text:p>0,13114235334828</text:p>
          </table:table-cell>
          <table:table-cell table:style-name="ce153" office:value-type="float" office:value="0.848969757068757" calcext:value-type="float">
            <text:p>0,848969757068757</text:p>
          </table:table-cell>
          <table:table-cell table:number-columns-repeated="995"/>
        </table:table-row>
        <table:table-row table:style-name="ro5">
          <table:table-cell table:style-name="ce113" table:formula="of:=[.A194]+1" office:value-type="float" office:value="193" calcext:value-type="float">
            <text:p>193</text:p>
          </table:table-cell>
          <table:table-cell table:style-name="ce116" table:number-columns-repeated="4"/>
          <table:table-cell table:style-name="ce118" table:formula="of:=IF([.B195]=&quot;&quot;;&quot;&quot;;RANK([.AA195];[.$AA$3]:INDIRECT(CONCATENATE(&quot;AA&quot;&amp;(COUNTA([.B$1:.B$1048576])+1)));0))">
            <text:p/>
          </table:table-cell>
          <table:table-cell table:style-name="ce118" table:formula="of:=IF([.B195]=&quot;&quot;;&quot;&quot;;RANK([.AB19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50733767186003" calcext:value-type="float">
            <text:p>0,950733767186003</text:p>
          </table:table-cell>
          <table:table-cell table:style-name="ce153" office:value-type="float" office:value="0.131669814924484" calcext:value-type="float">
            <text:p>0,131669814924484</text:p>
          </table:table-cell>
          <table:table-cell table:number-columns-repeated="995"/>
        </table:table-row>
        <table:table-row table:style-name="ro5">
          <table:table-cell table:style-name="ce113" table:formula="of:=[.A195]+1" office:value-type="float" office:value="194" calcext:value-type="float">
            <text:p>194</text:p>
          </table:table-cell>
          <table:table-cell table:style-name="ce116" table:number-columns-repeated="4"/>
          <table:table-cell table:style-name="ce118" table:formula="of:=IF([.B196]=&quot;&quot;;&quot;&quot;;RANK([.AA196];[.$AA$3]:INDIRECT(CONCATENATE(&quot;AA&quot;&amp;(COUNTA([.B$1:.B$1048576])+1)));0))">
            <text:p/>
          </table:table-cell>
          <table:table-cell table:style-name="ce118" table:formula="of:=IF([.B196]=&quot;&quot;;&quot;&quot;;RANK([.AB19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94028222567333" calcext:value-type="float">
            <text:p>0,594028222567333</text:p>
          </table:table-cell>
          <table:table-cell table:style-name="ce153" office:value-type="float" office:value="0.398707843058808" calcext:value-type="float">
            <text:p>0,398707843058808</text:p>
          </table:table-cell>
          <table:table-cell table:number-columns-repeated="995"/>
        </table:table-row>
        <table:table-row table:style-name="ro5">
          <table:table-cell table:style-name="ce113" table:formula="of:=[.A196]+1" office:value-type="float" office:value="195" calcext:value-type="float">
            <text:p>195</text:p>
          </table:table-cell>
          <table:table-cell table:style-name="ce116" table:number-columns-repeated="4"/>
          <table:table-cell table:style-name="ce118" table:formula="of:=IF([.B197]=&quot;&quot;;&quot;&quot;;RANK([.AA197];[.$AA$3]:INDIRECT(CONCATENATE(&quot;AA&quot;&amp;(COUNTA([.B$1:.B$1048576])+1)));0))">
            <text:p/>
          </table:table-cell>
          <table:table-cell table:style-name="ce118" table:formula="of:=IF([.B197]=&quot;&quot;;&quot;&quot;;RANK([.AB19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376798342726412" calcext:value-type="float">
            <text:p>0,037679834272641</text:p>
          </table:table-cell>
          <table:table-cell table:style-name="ce153" office:value-type="float" office:value="0.174256443647832" calcext:value-type="float">
            <text:p>0,174256443647832</text:p>
          </table:table-cell>
          <table:table-cell table:number-columns-repeated="995"/>
        </table:table-row>
        <table:table-row table:style-name="ro5">
          <table:table-cell table:style-name="ce113" table:formula="of:=[.A197]+1" office:value-type="float" office:value="196" calcext:value-type="float">
            <text:p>196</text:p>
          </table:table-cell>
          <table:table-cell table:style-name="ce116" table:number-columns-repeated="4"/>
          <table:table-cell table:style-name="ce118" table:formula="of:=IF([.B198]=&quot;&quot;;&quot;&quot;;RANK([.AA198];[.$AA$3]:INDIRECT(CONCATENATE(&quot;AA&quot;&amp;(COUNTA([.B$1:.B$1048576])+1)));0))">
            <text:p/>
          </table:table-cell>
          <table:table-cell table:style-name="ce118" table:formula="of:=IF([.B198]=&quot;&quot;;&quot;&quot;;RANK([.AB19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32404150996508" calcext:value-type="float">
            <text:p>0,532404150996508</text:p>
          </table:table-cell>
          <table:table-cell table:style-name="ce153" office:value-type="float" office:value="0.0413541805577919" calcext:value-type="float">
            <text:p>0,041354180557792</text:p>
          </table:table-cell>
          <table:table-cell table:number-columns-repeated="995"/>
        </table:table-row>
        <table:table-row table:style-name="ro5">
          <table:table-cell table:style-name="ce113" table:formula="of:=[.A198]+1" office:value-type="float" office:value="197" calcext:value-type="float">
            <text:p>197</text:p>
          </table:table-cell>
          <table:table-cell table:style-name="ce116" table:number-columns-repeated="4"/>
          <table:table-cell table:style-name="ce118" table:formula="of:=IF([.B199]=&quot;&quot;;&quot;&quot;;RANK([.AA199];[.$AA$3]:INDIRECT(CONCATENATE(&quot;AA&quot;&amp;(COUNTA([.B$1:.B$1048576])+1)));0))">
            <text:p/>
          </table:table-cell>
          <table:table-cell table:style-name="ce118" table:formula="of:=IF([.B199]=&quot;&quot;;&quot;&quot;;RANK([.AB19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34355732157843" calcext:value-type="float">
            <text:p>0,934355732157843</text:p>
          </table:table-cell>
          <table:table-cell table:style-name="ce153" office:value-type="float" office:value="0.422616106942956" calcext:value-type="float">
            <text:p>0,422616106942956</text:p>
          </table:table-cell>
          <table:table-cell table:number-columns-repeated="995"/>
        </table:table-row>
        <table:table-row table:style-name="ro5">
          <table:table-cell table:style-name="ce113" table:formula="of:=[.A199]+1" office:value-type="float" office:value="198" calcext:value-type="float">
            <text:p>198</text:p>
          </table:table-cell>
          <table:table-cell table:style-name="ce116" table:number-columns-repeated="4"/>
          <table:table-cell table:style-name="ce118" table:formula="of:=IF([.B200]=&quot;&quot;;&quot;&quot;;RANK([.AA200];[.$AA$3]:INDIRECT(CONCATENATE(&quot;AA&quot;&amp;(COUNTA([.B$1:.B$1048576])+1)));0))">
            <text:p/>
          </table:table-cell>
          <table:table-cell table:style-name="ce118" table:formula="of:=IF([.B200]=&quot;&quot;;&quot;&quot;;RANK([.AB20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51343714144943" calcext:value-type="float">
            <text:p>0,651343714144943</text:p>
          </table:table-cell>
          <table:table-cell table:style-name="ce153" office:value-type="float" office:value="0.448274014591875" calcext:value-type="float">
            <text:p>0,448274014591875</text:p>
          </table:table-cell>
          <table:table-cell table:number-columns-repeated="995"/>
        </table:table-row>
        <table:table-row table:style-name="ro5">
          <table:table-cell table:style-name="ce113" table:formula="of:=[.A200]+1" office:value-type="float" office:value="199" calcext:value-type="float">
            <text:p>199</text:p>
          </table:table-cell>
          <table:table-cell table:style-name="ce116" table:number-columns-repeated="4"/>
          <table:table-cell table:style-name="ce118" table:formula="of:=IF([.B201]=&quot;&quot;;&quot;&quot;;RANK([.AA201];[.$AA$3]:INDIRECT(CONCATENATE(&quot;AA&quot;&amp;(COUNTA([.B$1:.B$1048576])+1)));0))">
            <text:p/>
          </table:table-cell>
          <table:table-cell table:style-name="ce118" table:formula="of:=IF([.B201]=&quot;&quot;;&quot;&quot;;RANK([.AB20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01341555080468" calcext:value-type="float">
            <text:p>0,901341555080468</text:p>
          </table:table-cell>
          <table:table-cell table:style-name="ce153" office:value-type="float" office:value="0.126025035797153" calcext:value-type="float">
            <text:p>0,126025035797153</text:p>
          </table:table-cell>
          <table:table-cell table:number-columns-repeated="995"/>
        </table:table-row>
        <table:table-row table:style-name="ro5">
          <table:table-cell table:style-name="ce113" table:formula="of:=[.A201]+1" office:value-type="float" office:value="200" calcext:value-type="float">
            <text:p>200</text:p>
          </table:table-cell>
          <table:table-cell table:style-name="ce116" table:number-columns-repeated="4"/>
          <table:table-cell table:style-name="ce118" table:formula="of:=IF([.B202]=&quot;&quot;;&quot;&quot;;RANK([.AA202];[.$AA$3]:INDIRECT(CONCATENATE(&quot;AA&quot;&amp;(COUNTA([.B$1:.B$1048576])+1)));0))">
            <text:p/>
          </table:table-cell>
          <table:table-cell table:style-name="ce118" table:formula="of:=IF([.B202]=&quot;&quot;;&quot;&quot;;RANK([.AB20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9008668164441" calcext:value-type="float">
            <text:p>0,129008668164441</text:p>
          </table:table-cell>
          <table:table-cell table:style-name="ce153" office:value-type="float" office:value="0.858737760199503" calcext:value-type="float">
            <text:p>0,858737760199503</text:p>
          </table:table-cell>
          <table:table-cell table:number-columns-repeated="995"/>
        </table:table-row>
        <table:table-row table:style-name="ro5">
          <table:table-cell table:style-name="ce113" table:formula="of:=[.A202]+1" office:value-type="float" office:value="201" calcext:value-type="float">
            <text:p>201</text:p>
          </table:table-cell>
          <table:table-cell table:style-name="ce116" table:number-columns-repeated="4"/>
          <table:table-cell table:style-name="ce118" table:formula="of:=IF([.B203]=&quot;&quot;;&quot;&quot;;RANK([.AA203];[.$AA$3]:INDIRECT(CONCATENATE(&quot;AA&quot;&amp;(COUNTA([.B$1:.B$1048576])+1)));0))">
            <text:p/>
          </table:table-cell>
          <table:table-cell table:style-name="ce118" table:formula="of:=IF([.B203]=&quot;&quot;;&quot;&quot;;RANK([.AB20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9691116093486" calcext:value-type="float">
            <text:p>0,689691116093486</text:p>
          </table:table-cell>
          <table:table-cell table:style-name="ce153" office:value-type="float" office:value="0.410553402889786" calcext:value-type="float">
            <text:p>0,410553402889786</text:p>
          </table:table-cell>
          <table:table-cell table:number-columns-repeated="995"/>
        </table:table-row>
        <table:table-row table:style-name="ro5">
          <table:table-cell table:style-name="ce113" table:formula="of:=[.A203]+1" office:value-type="float" office:value="202" calcext:value-type="float">
            <text:p>202</text:p>
          </table:table-cell>
          <table:table-cell table:style-name="ce116" table:number-columns-repeated="4"/>
          <table:table-cell table:style-name="ce118" table:formula="of:=IF([.B204]=&quot;&quot;;&quot;&quot;;RANK([.AA204];[.$AA$3]:INDIRECT(CONCATENATE(&quot;AA&quot;&amp;(COUNTA([.B$1:.B$1048576])+1)));0))">
            <text:p/>
          </table:table-cell>
          <table:table-cell table:style-name="ce118" table:formula="of:=IF([.B204]=&quot;&quot;;&quot;&quot;;RANK([.AB20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176919540228566" calcext:value-type="float">
            <text:p>0,017691954022857</text:p>
          </table:table-cell>
          <table:table-cell table:style-name="ce153" office:value-type="float" office:value="0.851314288205016" calcext:value-type="float">
            <text:p>0,851314288205016</text:p>
          </table:table-cell>
          <table:table-cell table:number-columns-repeated="995"/>
        </table:table-row>
        <table:table-row table:style-name="ro5">
          <table:table-cell table:style-name="ce113" table:formula="of:=[.A204]+1" office:value-type="float" office:value="203" calcext:value-type="float">
            <text:p>203</text:p>
          </table:table-cell>
          <table:table-cell table:style-name="ce116" table:number-columns-repeated="4"/>
          <table:table-cell table:style-name="ce118" table:formula="of:=IF([.B205]=&quot;&quot;;&quot;&quot;;RANK([.AA205];[.$AA$3]:INDIRECT(CONCATENATE(&quot;AA&quot;&amp;(COUNTA([.B$1:.B$1048576])+1)));0))">
            <text:p/>
          </table:table-cell>
          <table:table-cell table:style-name="ce118" table:formula="of:=IF([.B205]=&quot;&quot;;&quot;&quot;;RANK([.AB20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2549209886897" calcext:value-type="float">
            <text:p>0,162549209886897</text:p>
          </table:table-cell>
          <table:table-cell table:style-name="ce153" office:value-type="float" office:value="0.239857762789604" calcext:value-type="float">
            <text:p>0,239857762789604</text:p>
          </table:table-cell>
          <table:table-cell table:number-columns-repeated="995"/>
        </table:table-row>
        <table:table-row table:style-name="ro5">
          <table:table-cell table:style-name="ce113" table:formula="of:=[.A205]+1" office:value-type="float" office:value="204" calcext:value-type="float">
            <text:p>204</text:p>
          </table:table-cell>
          <table:table-cell table:style-name="ce116" table:number-columns-repeated="4"/>
          <table:table-cell table:style-name="ce118" table:formula="of:=IF([.B206]=&quot;&quot;;&quot;&quot;;RANK([.AA206];[.$AA$3]:INDIRECT(CONCATENATE(&quot;AA&quot;&amp;(COUNTA([.B$1:.B$1048576])+1)));0))">
            <text:p/>
          </table:table-cell>
          <table:table-cell table:style-name="ce118" table:formula="of:=IF([.B206]=&quot;&quot;;&quot;&quot;;RANK([.AB20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68947509864268" calcext:value-type="float">
            <text:p>0,068947509864268</text:p>
          </table:table-cell>
          <table:table-cell table:style-name="ce153" office:value-type="float" office:value="0.240883048161751" calcext:value-type="float">
            <text:p>0,240883048161751</text:p>
          </table:table-cell>
          <table:table-cell table:number-columns-repeated="995"/>
        </table:table-row>
        <table:table-row table:style-name="ro5">
          <table:table-cell table:style-name="ce113" table:formula="of:=[.A206]+1" office:value-type="float" office:value="205" calcext:value-type="float">
            <text:p>205</text:p>
          </table:table-cell>
          <table:table-cell table:style-name="ce116" table:number-columns-repeated="4"/>
          <table:table-cell table:style-name="ce118" table:formula="of:=IF([.B207]=&quot;&quot;;&quot;&quot;;RANK([.AA207];[.$AA$3]:INDIRECT(CONCATENATE(&quot;AA&quot;&amp;(COUNTA([.B$1:.B$1048576])+1)));0))">
            <text:p/>
          </table:table-cell>
          <table:table-cell table:style-name="ce118" table:formula="of:=IF([.B207]=&quot;&quot;;&quot;&quot;;RANK([.AB20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0666144540072" calcext:value-type="float">
            <text:p>0,890666144540072</text:p>
          </table:table-cell>
          <table:table-cell table:style-name="ce153" office:value-type="float" office:value="0.651278026078106" calcext:value-type="float">
            <text:p>0,651278026078106</text:p>
          </table:table-cell>
          <table:table-cell table:number-columns-repeated="995"/>
        </table:table-row>
        <table:table-row table:style-name="ro5">
          <table:table-cell table:style-name="ce113" table:formula="of:=[.A207]+1" office:value-type="float" office:value="206" calcext:value-type="float">
            <text:p>206</text:p>
          </table:table-cell>
          <table:table-cell table:style-name="ce116" table:number-columns-repeated="4"/>
          <table:table-cell table:style-name="ce118" table:formula="of:=IF([.B208]=&quot;&quot;;&quot;&quot;;RANK([.AA208];[.$AA$3]:INDIRECT(CONCATENATE(&quot;AA&quot;&amp;(COUNTA([.B$1:.B$1048576])+1)));0))">
            <text:p/>
          </table:table-cell>
          <table:table-cell table:style-name="ce118" table:formula="of:=IF([.B208]=&quot;&quot;;&quot;&quot;;RANK([.AB20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96351184418537" calcext:value-type="float">
            <text:p>0,596351184418537</text:p>
          </table:table-cell>
          <table:table-cell table:style-name="ce153" office:value-type="float" office:value="0.748296097956715" calcext:value-type="float">
            <text:p>0,748296097956715</text:p>
          </table:table-cell>
          <table:table-cell table:number-columns-repeated="995"/>
        </table:table-row>
        <table:table-row table:style-name="ro5">
          <table:table-cell table:style-name="ce113" table:formula="of:=[.A208]+1" office:value-type="float" office:value="207" calcext:value-type="float">
            <text:p>207</text:p>
          </table:table-cell>
          <table:table-cell table:style-name="ce116" table:number-columns-repeated="4"/>
          <table:table-cell table:style-name="ce118" table:formula="of:=IF([.B209]=&quot;&quot;;&quot;&quot;;RANK([.AA209];[.$AA$3]:INDIRECT(CONCATENATE(&quot;AA&quot;&amp;(COUNTA([.B$1:.B$1048576])+1)));0))">
            <text:p/>
          </table:table-cell>
          <table:table-cell table:style-name="ce118" table:formula="of:=IF([.B209]=&quot;&quot;;&quot;&quot;;RANK([.AB20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335612285608824" calcext:value-type="float">
            <text:p>0,033561228560882</text:p>
          </table:table-cell>
          <table:table-cell table:style-name="ce153" office:value-type="float" office:value="0.480103815945495" calcext:value-type="float">
            <text:p>0,480103815945495</text:p>
          </table:table-cell>
          <table:table-cell table:number-columns-repeated="995"/>
        </table:table-row>
        <table:table-row table:style-name="ro5">
          <table:table-cell table:style-name="ce113" table:formula="of:=[.A209]+1" office:value-type="float" office:value="208" calcext:value-type="float">
            <text:p>208</text:p>
          </table:table-cell>
          <table:table-cell table:style-name="ce116" table:number-columns-repeated="4"/>
          <table:table-cell table:style-name="ce118" table:formula="of:=IF([.B210]=&quot;&quot;;&quot;&quot;;RANK([.AA210];[.$AA$3]:INDIRECT(CONCATENATE(&quot;AA&quot;&amp;(COUNTA([.B$1:.B$1048576])+1)));0))">
            <text:p/>
          </table:table-cell>
          <table:table-cell table:style-name="ce118" table:formula="of:=IF([.B210]=&quot;&quot;;&quot;&quot;;RANK([.AB21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76767994482775" calcext:value-type="float">
            <text:p>0,376767994482775</text:p>
          </table:table-cell>
          <table:table-cell table:style-name="ce153" office:value-type="float" office:value="0.226701981448194" calcext:value-type="float">
            <text:p>0,226701981448194</text:p>
          </table:table-cell>
          <table:table-cell table:number-columns-repeated="995"/>
        </table:table-row>
        <table:table-row table:style-name="ro5">
          <table:table-cell table:style-name="ce113" table:formula="of:=[.A210]+1" office:value-type="float" office:value="209" calcext:value-type="float">
            <text:p>209</text:p>
          </table:table-cell>
          <table:table-cell table:style-name="ce116" table:number-columns-repeated="4"/>
          <table:table-cell table:style-name="ce118" table:formula="of:=IF([.B211]=&quot;&quot;;&quot;&quot;;RANK([.AA211];[.$AA$3]:INDIRECT(CONCATENATE(&quot;AA&quot;&amp;(COUNTA([.B$1:.B$1048576])+1)));0))">
            <text:p/>
          </table:table-cell>
          <table:table-cell table:style-name="ce118" table:formula="of:=IF([.B211]=&quot;&quot;;&quot;&quot;;RANK([.AB21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8595505692655" calcext:value-type="float">
            <text:p>0,78595505692655</text:p>
          </table:table-cell>
          <table:table-cell table:style-name="ce153" office:value-type="float" office:value="0.872343012800142" calcext:value-type="float">
            <text:p>0,872343012800142</text:p>
          </table:table-cell>
          <table:table-cell table:number-columns-repeated="995"/>
        </table:table-row>
        <table:table-row table:style-name="ro5">
          <table:table-cell table:style-name="ce113" table:formula="of:=[.A211]+1" office:value-type="float" office:value="210" calcext:value-type="float">
            <text:p>210</text:p>
          </table:table-cell>
          <table:table-cell table:style-name="ce116" table:number-columns-repeated="4"/>
          <table:table-cell table:style-name="ce118" table:formula="of:=IF([.B212]=&quot;&quot;;&quot;&quot;;RANK([.AA212];[.$AA$3]:INDIRECT(CONCATENATE(&quot;AA&quot;&amp;(COUNTA([.B$1:.B$1048576])+1)));0))">
            <text:p/>
          </table:table-cell>
          <table:table-cell table:style-name="ce118" table:formula="of:=IF([.B212]=&quot;&quot;;&quot;&quot;;RANK([.AB21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69084767416007" calcext:value-type="float">
            <text:p>0,769084767416007</text:p>
          </table:table-cell>
          <table:table-cell table:style-name="ce153" office:value-type="float" office:value="0.582723594492041" calcext:value-type="float">
            <text:p>0,582723594492041</text:p>
          </table:table-cell>
          <table:table-cell table:number-columns-repeated="995"/>
        </table:table-row>
        <table:table-row table:style-name="ro5">
          <table:table-cell table:style-name="ce113" table:formula="of:=[.A212]+1" office:value-type="float" office:value="211" calcext:value-type="float">
            <text:p>211</text:p>
          </table:table-cell>
          <table:table-cell table:style-name="ce116" table:number-columns-repeated="4"/>
          <table:table-cell table:style-name="ce118" table:formula="of:=IF([.B213]=&quot;&quot;;&quot;&quot;;RANK([.AA213];[.$AA$3]:INDIRECT(CONCATENATE(&quot;AA&quot;&amp;(COUNTA([.B$1:.B$1048576])+1)));0))">
            <text:p/>
          </table:table-cell>
          <table:table-cell table:style-name="ce118" table:formula="of:=IF([.B213]=&quot;&quot;;&quot;&quot;;RANK([.AB21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13231748688295" calcext:value-type="float">
            <text:p>0,513231748688295</text:p>
          </table:table-cell>
          <table:table-cell table:style-name="ce153" office:value-type="float" office:value="0.510761389307204" calcext:value-type="float">
            <text:p>0,510761389307204</text:p>
          </table:table-cell>
          <table:table-cell table:number-columns-repeated="995"/>
        </table:table-row>
        <table:table-row table:style-name="ro5">
          <table:table-cell table:style-name="ce113" table:formula="of:=[.A213]+1" office:value-type="float" office:value="212" calcext:value-type="float">
            <text:p>212</text:p>
          </table:table-cell>
          <table:table-cell table:style-name="ce116" table:number-columns-repeated="4"/>
          <table:table-cell table:style-name="ce118" table:formula="of:=IF([.B214]=&quot;&quot;;&quot;&quot;;RANK([.AA214];[.$AA$3]:INDIRECT(CONCATENATE(&quot;AA&quot;&amp;(COUNTA([.B$1:.B$1048576])+1)));0))">
            <text:p/>
          </table:table-cell>
          <table:table-cell table:style-name="ce118" table:formula="of:=IF([.B214]=&quot;&quot;;&quot;&quot;;RANK([.AB21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137120688849148" calcext:value-type="float">
            <text:p>0,013712068884915</text:p>
          </table:table-cell>
          <table:table-cell table:style-name="ce153" office:value-type="float" office:value="0.758443399704191" calcext:value-type="float">
            <text:p>0,758443399704191</text:p>
          </table:table-cell>
          <table:table-cell table:number-columns-repeated="995"/>
        </table:table-row>
        <table:table-row table:style-name="ro5">
          <table:table-cell table:style-name="ce113" table:formula="of:=[.A214]+1" office:value-type="float" office:value="213" calcext:value-type="float">
            <text:p>213</text:p>
          </table:table-cell>
          <table:table-cell table:style-name="ce116" table:number-columns-repeated="4"/>
          <table:table-cell table:style-name="ce118" table:formula="of:=IF([.B215]=&quot;&quot;;&quot;&quot;;RANK([.AA215];[.$AA$3]:INDIRECT(CONCATENATE(&quot;AA&quot;&amp;(COUNTA([.B$1:.B$1048576])+1)));0))">
            <text:p/>
          </table:table-cell>
          <table:table-cell table:style-name="ce118" table:formula="of:=IF([.B215]=&quot;&quot;;&quot;&quot;;RANK([.AB21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9161355201794" calcext:value-type="float">
            <text:p>0,59161355201794</text:p>
          </table:table-cell>
          <table:table-cell table:style-name="ce153" office:value-type="float" office:value="0.939899942027534" calcext:value-type="float">
            <text:p>0,939899942027534</text:p>
          </table:table-cell>
          <table:table-cell table:number-columns-repeated="995"/>
        </table:table-row>
        <table:table-row table:style-name="ro5">
          <table:table-cell table:style-name="ce113" table:formula="of:=[.A215]+1" office:value-type="float" office:value="214" calcext:value-type="float">
            <text:p>214</text:p>
          </table:table-cell>
          <table:table-cell table:style-name="ce116" table:number-columns-repeated="4"/>
          <table:table-cell table:style-name="ce118" table:formula="of:=IF([.B216]=&quot;&quot;;&quot;&quot;;RANK([.AA216];[.$AA$3]:INDIRECT(CONCATENATE(&quot;AA&quot;&amp;(COUNTA([.B$1:.B$1048576])+1)));0))">
            <text:p/>
          </table:table-cell>
          <table:table-cell table:style-name="ce118" table:formula="of:=IF([.B216]=&quot;&quot;;&quot;&quot;;RANK([.AB21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19933401284882" calcext:value-type="float">
            <text:p>0,319933401284882</text:p>
          </table:table-cell>
          <table:table-cell table:style-name="ce153" office:value-type="float" office:value="0.297370469136717" calcext:value-type="float">
            <text:p>0,297370469136717</text:p>
          </table:table-cell>
          <table:table-cell table:number-columns-repeated="995"/>
        </table:table-row>
        <table:table-row table:style-name="ro5">
          <table:table-cell table:style-name="ce113" table:formula="of:=[.A216]+1" office:value-type="float" office:value="215" calcext:value-type="float">
            <text:p>215</text:p>
          </table:table-cell>
          <table:table-cell table:style-name="ce116" table:number-columns-repeated="4"/>
          <table:table-cell table:style-name="ce118" table:formula="of:=IF([.B217]=&quot;&quot;;&quot;&quot;;RANK([.AA217];[.$AA$3]:INDIRECT(CONCATENATE(&quot;AA&quot;&amp;(COUNTA([.B$1:.B$1048576])+1)));0))">
            <text:p/>
          </table:table-cell>
          <table:table-cell table:style-name="ce118" table:formula="of:=IF([.B217]=&quot;&quot;;&quot;&quot;;RANK([.AB21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47900285626668" calcext:value-type="float">
            <text:p>0,447900285626668</text:p>
          </table:table-cell>
          <table:table-cell table:style-name="ce153" office:value-type="float" office:value="0.554884580975601" calcext:value-type="float">
            <text:p>0,554884580975601</text:p>
          </table:table-cell>
          <table:table-cell table:number-columns-repeated="995"/>
        </table:table-row>
        <table:table-row table:style-name="ro5">
          <table:table-cell table:style-name="ce113" table:formula="of:=[.A217]+1" office:value-type="float" office:value="216" calcext:value-type="float">
            <text:p>216</text:p>
          </table:table-cell>
          <table:table-cell table:style-name="ce116" table:number-columns-repeated="4"/>
          <table:table-cell table:style-name="ce118" table:formula="of:=IF([.B218]=&quot;&quot;;&quot;&quot;;RANK([.AA218];[.$AA$3]:INDIRECT(CONCATENATE(&quot;AA&quot;&amp;(COUNTA([.B$1:.B$1048576])+1)));0))">
            <text:p/>
          </table:table-cell>
          <table:table-cell table:style-name="ce118" table:formula="of:=IF([.B218]=&quot;&quot;;&quot;&quot;;RANK([.AB21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8288307957658" calcext:value-type="float">
            <text:p>0,298288307957658</text:p>
          </table:table-cell>
          <table:table-cell table:style-name="ce153" office:value-type="float" office:value="0.945581827204335" calcext:value-type="float">
            <text:p>0,945581827204335</text:p>
          </table:table-cell>
          <table:table-cell table:number-columns-repeated="995"/>
        </table:table-row>
        <table:table-row table:style-name="ro5">
          <table:table-cell table:style-name="ce113" table:formula="of:=[.A218]+1" office:value-type="float" office:value="217" calcext:value-type="float">
            <text:p>217</text:p>
          </table:table-cell>
          <table:table-cell table:style-name="ce116" table:number-columns-repeated="4"/>
          <table:table-cell table:style-name="ce118" table:formula="of:=IF([.B219]=&quot;&quot;;&quot;&quot;;RANK([.AA219];[.$AA$3]:INDIRECT(CONCATENATE(&quot;AA&quot;&amp;(COUNTA([.B$1:.B$1048576])+1)));0))">
            <text:p/>
          </table:table-cell>
          <table:table-cell table:style-name="ce118" table:formula="of:=IF([.B219]=&quot;&quot;;&quot;&quot;;RANK([.AB21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07368661911821" calcext:value-type="float">
            <text:p>0,080736866191182</text:p>
          </table:table-cell>
          <table:table-cell table:style-name="ce153" office:value-type="float" office:value="0.747653794088547" calcext:value-type="float">
            <text:p>0,747653794088547</text:p>
          </table:table-cell>
          <table:table-cell table:number-columns-repeated="995"/>
        </table:table-row>
        <table:table-row table:style-name="ro5">
          <table:table-cell table:style-name="ce113" table:formula="of:=[.A219]+1" office:value-type="float" office:value="218" calcext:value-type="float">
            <text:p>218</text:p>
          </table:table-cell>
          <table:table-cell table:style-name="ce116" table:number-columns-repeated="4"/>
          <table:table-cell table:style-name="ce118" table:formula="of:=IF([.B220]=&quot;&quot;;&quot;&quot;;RANK([.AA220];[.$AA$3]:INDIRECT(CONCATENATE(&quot;AA&quot;&amp;(COUNTA([.B$1:.B$1048576])+1)));0))">
            <text:p/>
          </table:table-cell>
          <table:table-cell table:style-name="ce118" table:formula="of:=IF([.B220]=&quot;&quot;;&quot;&quot;;RANK([.AB22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0513458530269" calcext:value-type="float">
            <text:p>0,790513458530269</text:p>
          </table:table-cell>
          <table:table-cell table:style-name="ce153" office:value-type="float" office:value="0.440600099239723" calcext:value-type="float">
            <text:p>0,440600099239723</text:p>
          </table:table-cell>
          <table:table-cell table:number-columns-repeated="995"/>
        </table:table-row>
        <table:table-row table:style-name="ro5">
          <table:table-cell table:style-name="ce113" table:formula="of:=[.A220]+1" office:value-type="float" office:value="219" calcext:value-type="float">
            <text:p>219</text:p>
          </table:table-cell>
          <table:table-cell table:style-name="ce116" table:number-columns-repeated="4"/>
          <table:table-cell table:style-name="ce118" table:formula="of:=IF([.B221]=&quot;&quot;;&quot;&quot;;RANK([.AA221];[.$AA$3]:INDIRECT(CONCATENATE(&quot;AA&quot;&amp;(COUNTA([.B$1:.B$1048576])+1)));0))">
            <text:p/>
          </table:table-cell>
          <table:table-cell table:style-name="ce118" table:formula="of:=IF([.B221]=&quot;&quot;;&quot;&quot;;RANK([.AB22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51667668708946" calcext:value-type="float">
            <text:p>0,251667668708946</text:p>
          </table:table-cell>
          <table:table-cell table:style-name="ce153" office:value-type="float" office:value="0.424040299522699" calcext:value-type="float">
            <text:p>0,424040299522699</text:p>
          </table:table-cell>
          <table:table-cell table:number-columns-repeated="995"/>
        </table:table-row>
        <table:table-row table:style-name="ro5">
          <table:table-cell table:style-name="ce113" table:formula="of:=[.A221]+1" office:value-type="float" office:value="220" calcext:value-type="float">
            <text:p>220</text:p>
          </table:table-cell>
          <table:table-cell table:style-name="ce116" table:number-columns-repeated="4"/>
          <table:table-cell table:style-name="ce118" table:formula="of:=IF([.B222]=&quot;&quot;;&quot;&quot;;RANK([.AA222];[.$AA$3]:INDIRECT(CONCATENATE(&quot;AA&quot;&amp;(COUNTA([.B$1:.B$1048576])+1)));0))">
            <text:p/>
          </table:table-cell>
          <table:table-cell table:style-name="ce118" table:formula="of:=IF([.B222]=&quot;&quot;;&quot;&quot;;RANK([.AB22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7064501673145" calcext:value-type="float">
            <text:p>0,127064501673145</text:p>
          </table:table-cell>
          <table:table-cell table:style-name="ce153" office:value-type="float" office:value="0.821724998736203" calcext:value-type="float">
            <text:p>0,821724998736203</text:p>
          </table:table-cell>
          <table:table-cell table:number-columns-repeated="995"/>
        </table:table-row>
        <table:table-row table:style-name="ro5">
          <table:table-cell table:style-name="ce113" table:formula="of:=[.A222]+1" office:value-type="float" office:value="221" calcext:value-type="float">
            <text:p>221</text:p>
          </table:table-cell>
          <table:table-cell table:style-name="ce116" table:number-columns-repeated="4"/>
          <table:table-cell table:style-name="ce118" table:formula="of:=IF([.B223]=&quot;&quot;;&quot;&quot;;RANK([.AA223];[.$AA$3]:INDIRECT(CONCATENATE(&quot;AA&quot;&amp;(COUNTA([.B$1:.B$1048576])+1)));0))">
            <text:p/>
          </table:table-cell>
          <table:table-cell table:style-name="ce118" table:formula="of:=IF([.B223]=&quot;&quot;;&quot;&quot;;RANK([.AB22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9637560366111" calcext:value-type="float">
            <text:p>0,229637560366111</text:p>
          </table:table-cell>
          <table:table-cell table:style-name="ce153" office:value-type="float" office:value="0.0454411652400573" calcext:value-type="float">
            <text:p>0,045441165240057</text:p>
          </table:table-cell>
          <table:table-cell table:number-columns-repeated="995"/>
        </table:table-row>
        <table:table-row table:style-name="ro5">
          <table:table-cell table:style-name="ce113" table:formula="of:=[.A223]+1" office:value-type="float" office:value="222" calcext:value-type="float">
            <text:p>222</text:p>
          </table:table-cell>
          <table:table-cell table:style-name="ce116" table:number-columns-repeated="4"/>
          <table:table-cell table:style-name="ce118" table:formula="of:=IF([.B224]=&quot;&quot;;&quot;&quot;;RANK([.AA224];[.$AA$3]:INDIRECT(CONCATENATE(&quot;AA&quot;&amp;(COUNTA([.B$1:.B$1048576])+1)));0))">
            <text:p/>
          </table:table-cell>
          <table:table-cell table:style-name="ce118" table:formula="of:=IF([.B224]=&quot;&quot;;&quot;&quot;;RANK([.AB22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3435875414732" calcext:value-type="float">
            <text:p>0,53435875414732</text:p>
          </table:table-cell>
          <table:table-cell table:style-name="ce153" office:value-type="float" office:value="0.851083052771986" calcext:value-type="float">
            <text:p>0,851083052771986</text:p>
          </table:table-cell>
          <table:table-cell table:number-columns-repeated="995"/>
        </table:table-row>
        <table:table-row table:style-name="ro5">
          <table:table-cell table:style-name="ce113" table:formula="of:=[.A224]+1" office:value-type="float" office:value="223" calcext:value-type="float">
            <text:p>223</text:p>
          </table:table-cell>
          <table:table-cell table:style-name="ce116" table:number-columns-repeated="4"/>
          <table:table-cell table:style-name="ce118" table:formula="of:=IF([.B225]=&quot;&quot;;&quot;&quot;;RANK([.AA225];[.$AA$3]:INDIRECT(CONCATENATE(&quot;AA&quot;&amp;(COUNTA([.B$1:.B$1048576])+1)));0))">
            <text:p/>
          </table:table-cell>
          <table:table-cell table:style-name="ce118" table:formula="of:=IF([.B225]=&quot;&quot;;&quot;&quot;;RANK([.AB22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547419668901559" calcext:value-type="float">
            <text:p>0,054741966890156</text:p>
          </table:table-cell>
          <table:table-cell table:style-name="ce153" office:value-type="float" office:value="0.420700321212725" calcext:value-type="float">
            <text:p>0,420700321212725</text:p>
          </table:table-cell>
          <table:table-cell table:number-columns-repeated="995"/>
        </table:table-row>
        <table:table-row table:style-name="ro5">
          <table:table-cell table:style-name="ce113" table:formula="of:=[.A225]+1" office:value-type="float" office:value="224" calcext:value-type="float">
            <text:p>224</text:p>
          </table:table-cell>
          <table:table-cell table:style-name="ce116" table:number-columns-repeated="4"/>
          <table:table-cell table:style-name="ce118" table:formula="of:=IF([.B226]=&quot;&quot;;&quot;&quot;;RANK([.AA226];[.$AA$3]:INDIRECT(CONCATENATE(&quot;AA&quot;&amp;(COUNTA([.B$1:.B$1048576])+1)));0))">
            <text:p/>
          </table:table-cell>
          <table:table-cell table:style-name="ce118" table:formula="of:=IF([.B226]=&quot;&quot;;&quot;&quot;;RANK([.AB22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03253607797058" calcext:value-type="float">
            <text:p>0,703253607797058</text:p>
          </table:table-cell>
          <table:table-cell table:style-name="ce153" office:value-type="float" office:value="0.914358854570051" calcext:value-type="float">
            <text:p>0,914358854570051</text:p>
          </table:table-cell>
          <table:table-cell table:number-columns-repeated="995"/>
        </table:table-row>
        <table:table-row table:style-name="ro5">
          <table:table-cell table:style-name="ce113" table:formula="of:=[.A226]+1" office:value-type="float" office:value="225" calcext:value-type="float">
            <text:p>225</text:p>
          </table:table-cell>
          <table:table-cell table:style-name="ce116" table:number-columns-repeated="4"/>
          <table:table-cell table:style-name="ce118" table:formula="of:=IF([.B227]=&quot;&quot;;&quot;&quot;;RANK([.AA227];[.$AA$3]:INDIRECT(CONCATENATE(&quot;AA&quot;&amp;(COUNTA([.B$1:.B$1048576])+1)));0))">
            <text:p/>
          </table:table-cell>
          <table:table-cell table:style-name="ce118" table:formula="of:=IF([.B227]=&quot;&quot;;&quot;&quot;;RANK([.AB22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2990225252785" calcext:value-type="float">
            <text:p>0,322990225252785</text:p>
          </table:table-cell>
          <table:table-cell table:style-name="ce153" office:value-type="float" office:value="0.836736973267239" calcext:value-type="float">
            <text:p>0,836736973267239</text:p>
          </table:table-cell>
          <table:table-cell table:number-columns-repeated="995"/>
        </table:table-row>
        <table:table-row table:style-name="ro5">
          <table:table-cell table:style-name="ce113" table:formula="of:=[.A227]+1" office:value-type="float" office:value="226" calcext:value-type="float">
            <text:p>226</text:p>
          </table:table-cell>
          <table:table-cell table:style-name="ce116" table:number-columns-repeated="4"/>
          <table:table-cell table:style-name="ce118" table:formula="of:=IF([.B228]=&quot;&quot;;&quot;&quot;;RANK([.AA228];[.$AA$3]:INDIRECT(CONCATENATE(&quot;AA&quot;&amp;(COUNTA([.B$1:.B$1048576])+1)));0))">
            <text:p/>
          </table:table-cell>
          <table:table-cell table:style-name="ce118" table:formula="of:=IF([.B228]=&quot;&quot;;&quot;&quot;;RANK([.AB22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9945300545946" calcext:value-type="float">
            <text:p>0,839945300545946</text:p>
          </table:table-cell>
          <table:table-cell table:style-name="ce153" office:value-type="float" office:value="0.754542341066034" calcext:value-type="float">
            <text:p>0,754542341066034</text:p>
          </table:table-cell>
          <table:table-cell table:number-columns-repeated="995"/>
        </table:table-row>
        <table:table-row table:style-name="ro5">
          <table:table-cell table:style-name="ce113" table:formula="of:=[.A228]+1" office:value-type="float" office:value="227" calcext:value-type="float">
            <text:p>227</text:p>
          </table:table-cell>
          <table:table-cell table:style-name="ce116" table:number-columns-repeated="4"/>
          <table:table-cell table:style-name="ce118" table:formula="of:=IF([.B229]=&quot;&quot;;&quot;&quot;;RANK([.AA229];[.$AA$3]:INDIRECT(CONCATENATE(&quot;AA&quot;&amp;(COUNTA([.B$1:.B$1048576])+1)));0))">
            <text:p/>
          </table:table-cell>
          <table:table-cell table:style-name="ce118" table:formula="of:=IF([.B229]=&quot;&quot;;&quot;&quot;;RANK([.AB22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5141800594582" calcext:value-type="float">
            <text:p>0,625141800594582</text:p>
          </table:table-cell>
          <table:table-cell table:style-name="ce153" office:value-type="float" office:value="0.438911324945153" calcext:value-type="float">
            <text:p>0,438911324945153</text:p>
          </table:table-cell>
          <table:table-cell table:number-columns-repeated="995"/>
        </table:table-row>
        <table:table-row table:style-name="ro5">
          <table:table-cell table:style-name="ce113" table:formula="of:=[.A229]+1" office:value-type="float" office:value="228" calcext:value-type="float">
            <text:p>228</text:p>
          </table:table-cell>
          <table:table-cell table:style-name="ce116" table:number-columns-repeated="4"/>
          <table:table-cell table:style-name="ce118" table:formula="of:=IF([.B230]=&quot;&quot;;&quot;&quot;;RANK([.AA230];[.$AA$3]:INDIRECT(CONCATENATE(&quot;AA&quot;&amp;(COUNTA([.B$1:.B$1048576])+1)));0))">
            <text:p/>
          </table:table-cell>
          <table:table-cell table:style-name="ce118" table:formula="of:=IF([.B230]=&quot;&quot;;&quot;&quot;;RANK([.AB23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98091041920193" calcext:value-type="float">
            <text:p>0,398091041920193</text:p>
          </table:table-cell>
          <table:table-cell table:style-name="ce153" office:value-type="float" office:value="0.74789226023782" calcext:value-type="float">
            <text:p>0,74789226023782</text:p>
          </table:table-cell>
          <table:table-cell table:number-columns-repeated="995"/>
        </table:table-row>
        <table:table-row table:style-name="ro5">
          <table:table-cell table:style-name="ce113" table:formula="of:=[.A230]+1" office:value-type="float" office:value="229" calcext:value-type="float">
            <text:p>229</text:p>
          </table:table-cell>
          <table:table-cell table:style-name="ce116" table:number-columns-repeated="4"/>
          <table:table-cell table:style-name="ce118" table:formula="of:=IF([.B231]=&quot;&quot;;&quot;&quot;;RANK([.AA231];[.$AA$3]:INDIRECT(CONCATENATE(&quot;AA&quot;&amp;(COUNTA([.B$1:.B$1048576])+1)));0))">
            <text:p/>
          </table:table-cell>
          <table:table-cell table:style-name="ce118" table:formula="of:=IF([.B231]=&quot;&quot;;&quot;&quot;;RANK([.AB23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66308893569492" calcext:value-type="float">
            <text:p>0,466308893569492</text:p>
          </table:table-cell>
          <table:table-cell table:style-name="ce153" office:value-type="float" office:value="0.477203703643946" calcext:value-type="float">
            <text:p>0,477203703643946</text:p>
          </table:table-cell>
          <table:table-cell table:number-columns-repeated="995"/>
        </table:table-row>
        <table:table-row table:style-name="ro5">
          <table:table-cell table:style-name="ce113" table:formula="of:=[.A231]+1" office:value-type="float" office:value="230" calcext:value-type="float">
            <text:p>230</text:p>
          </table:table-cell>
          <table:table-cell table:style-name="ce116" table:number-columns-repeated="4"/>
          <table:table-cell table:style-name="ce118" table:formula="of:=IF([.B232]=&quot;&quot;;&quot;&quot;;RANK([.AA232];[.$AA$3]:INDIRECT(CONCATENATE(&quot;AA&quot;&amp;(COUNTA([.B$1:.B$1048576])+1)));0))">
            <text:p/>
          </table:table-cell>
          <table:table-cell table:style-name="ce118" table:formula="of:=IF([.B232]=&quot;&quot;;&quot;&quot;;RANK([.AB23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4513892313275" calcext:value-type="float">
            <text:p>0,134513892313275</text:p>
          </table:table-cell>
          <table:table-cell table:style-name="ce153" office:value-type="float" office:value="0.460144178711592" calcext:value-type="float">
            <text:p>0,460144178711592</text:p>
          </table:table-cell>
          <table:table-cell table:number-columns-repeated="995"/>
        </table:table-row>
        <table:table-row table:style-name="ro5">
          <table:table-cell table:style-name="ce113" table:formula="of:=[.A232]+1" office:value-type="float" office:value="231" calcext:value-type="float">
            <text:p>231</text:p>
          </table:table-cell>
          <table:table-cell table:style-name="ce116" table:number-columns-repeated="4"/>
          <table:table-cell table:style-name="ce118" table:formula="of:=IF([.B233]=&quot;&quot;;&quot;&quot;;RANK([.AA233];[.$AA$3]:INDIRECT(CONCATENATE(&quot;AA&quot;&amp;(COUNTA([.B$1:.B$1048576])+1)));0))">
            <text:p/>
          </table:table-cell>
          <table:table-cell table:style-name="ce118" table:formula="of:=IF([.B233]=&quot;&quot;;&quot;&quot;;RANK([.AB23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7403850271672" calcext:value-type="float">
            <text:p>0,837403850271672</text:p>
          </table:table-cell>
          <table:table-cell table:style-name="ce153" office:value-type="float" office:value="0.826657884841562" calcext:value-type="float">
            <text:p>0,826657884841562</text:p>
          </table:table-cell>
          <table:table-cell table:number-columns-repeated="995"/>
        </table:table-row>
        <table:table-row table:style-name="ro5">
          <table:table-cell table:style-name="ce113" table:formula="of:=[.A233]+1" office:value-type="float" office:value="232" calcext:value-type="float">
            <text:p>232</text:p>
          </table:table-cell>
          <table:table-cell table:style-name="ce116" table:number-columns-repeated="4"/>
          <table:table-cell table:style-name="ce118" table:formula="of:=IF([.B234]=&quot;&quot;;&quot;&quot;;RANK([.AA234];[.$AA$3]:INDIRECT(CONCATENATE(&quot;AA&quot;&amp;(COUNTA([.B$1:.B$1048576])+1)));0))">
            <text:p/>
          </table:table-cell>
          <table:table-cell table:style-name="ce118" table:formula="of:=IF([.B234]=&quot;&quot;;&quot;&quot;;RANK([.AB23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8683558153852" calcext:value-type="float">
            <text:p>0,368683558153852</text:p>
          </table:table-cell>
          <table:table-cell table:style-name="ce153" office:value-type="float" office:value="0.111285723527003" calcext:value-type="float">
            <text:p>0,111285723527003</text:p>
          </table:table-cell>
          <table:table-cell table:number-columns-repeated="995"/>
        </table:table-row>
        <table:table-row table:style-name="ro5">
          <table:table-cell table:style-name="ce113" table:formula="of:=[.A234]+1" office:value-type="float" office:value="233" calcext:value-type="float">
            <text:p>233</text:p>
          </table:table-cell>
          <table:table-cell table:style-name="ce116" table:number-columns-repeated="4"/>
          <table:table-cell table:style-name="ce118" table:formula="of:=IF([.B235]=&quot;&quot;;&quot;&quot;;RANK([.AA235];[.$AA$3]:INDIRECT(CONCATENATE(&quot;AA&quot;&amp;(COUNTA([.B$1:.B$1048576])+1)));0))">
            <text:p/>
          </table:table-cell>
          <table:table-cell table:style-name="ce118" table:formula="of:=IF([.B235]=&quot;&quot;;&quot;&quot;;RANK([.AB23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3193246982445" calcext:value-type="float">
            <text:p>0,623193246982445</text:p>
          </table:table-cell>
          <table:table-cell table:style-name="ce153" office:value-type="float" office:value="0.0473625939749566" calcext:value-type="float">
            <text:p>0,047362593974957</text:p>
          </table:table-cell>
          <table:table-cell table:number-columns-repeated="995"/>
        </table:table-row>
        <table:table-row table:style-name="ro5">
          <table:table-cell table:style-name="ce113" table:formula="of:=[.A235]+1" office:value-type="float" office:value="234" calcext:value-type="float">
            <text:p>234</text:p>
          </table:table-cell>
          <table:table-cell table:style-name="ce116" table:number-columns-repeated="4"/>
          <table:table-cell table:style-name="ce118" table:formula="of:=IF([.B236]=&quot;&quot;;&quot;&quot;;RANK([.AA236];[.$AA$3]:INDIRECT(CONCATENATE(&quot;AA&quot;&amp;(COUNTA([.B$1:.B$1048576])+1)));0))">
            <text:p/>
          </table:table-cell>
          <table:table-cell table:style-name="ce118" table:formula="of:=IF([.B236]=&quot;&quot;;&quot;&quot;;RANK([.AB23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30864601396492" calcext:value-type="float">
            <text:p>0,730864601396492</text:p>
          </table:table-cell>
          <table:table-cell table:style-name="ce153" office:value-type="float" office:value="0.570921639389176" calcext:value-type="float">
            <text:p>0,570921639389176</text:p>
          </table:table-cell>
          <table:table-cell table:number-columns-repeated="995"/>
        </table:table-row>
        <table:table-row table:style-name="ro5">
          <table:table-cell table:style-name="ce113" table:formula="of:=[.A236]+1" office:value-type="float" office:value="235" calcext:value-type="float">
            <text:p>235</text:p>
          </table:table-cell>
          <table:table-cell table:style-name="ce116" table:number-columns-repeated="4"/>
          <table:table-cell table:style-name="ce118" table:formula="of:=IF([.B237]=&quot;&quot;;&quot;&quot;;RANK([.AA237];[.$AA$3]:INDIRECT(CONCATENATE(&quot;AA&quot;&amp;(COUNTA([.B$1:.B$1048576])+1)));0))">
            <text:p/>
          </table:table-cell>
          <table:table-cell table:style-name="ce118" table:formula="of:=IF([.B237]=&quot;&quot;;&quot;&quot;;RANK([.AB23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66425509544967" calcext:value-type="float">
            <text:p>0,666425509544967</text:p>
          </table:table-cell>
          <table:table-cell table:style-name="ce153" office:value-type="float" office:value="0.670361620014455" calcext:value-type="float">
            <text:p>0,670361620014455</text:p>
          </table:table-cell>
          <table:table-cell table:number-columns-repeated="995"/>
        </table:table-row>
        <table:table-row table:style-name="ro5">
          <table:table-cell table:style-name="ce113" table:formula="of:=[.A237]+1" office:value-type="float" office:value="236" calcext:value-type="float">
            <text:p>236</text:p>
          </table:table-cell>
          <table:table-cell table:style-name="ce116" table:number-columns-repeated="4"/>
          <table:table-cell table:style-name="ce118" table:formula="of:=IF([.B238]=&quot;&quot;;&quot;&quot;;RANK([.AA238];[.$AA$3]:INDIRECT(CONCATENATE(&quot;AA&quot;&amp;(COUNTA([.B$1:.B$1048576])+1)));0))">
            <text:p/>
          </table:table-cell>
          <table:table-cell table:style-name="ce118" table:formula="of:=IF([.B238]=&quot;&quot;;&quot;&quot;;RANK([.AB23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43282137643705" calcext:value-type="float">
            <text:p>0,043282137643705</text:p>
          </table:table-cell>
          <table:table-cell table:style-name="ce153" office:value-type="float" office:value="0.756840682936479" calcext:value-type="float">
            <text:p>0,756840682936479</text:p>
          </table:table-cell>
          <table:table-cell table:number-columns-repeated="995"/>
        </table:table-row>
        <table:table-row table:style-name="ro5">
          <table:table-cell table:style-name="ce113" table:formula="of:=[.A238]+1" office:value-type="float" office:value="237" calcext:value-type="float">
            <text:p>237</text:p>
          </table:table-cell>
          <table:table-cell table:style-name="ce116" table:number-columns-repeated="4"/>
          <table:table-cell table:style-name="ce118" table:formula="of:=IF([.B239]=&quot;&quot;;&quot;&quot;;RANK([.AA239];[.$AA$3]:INDIRECT(CONCATENATE(&quot;AA&quot;&amp;(COUNTA([.B$1:.B$1048576])+1)));0))">
            <text:p/>
          </table:table-cell>
          <table:table-cell table:style-name="ce118" table:formula="of:=IF([.B239]=&quot;&quot;;&quot;&quot;;RANK([.AB23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02136964440659" calcext:value-type="float">
            <text:p>0,802136964440659</text:p>
          </table:table-cell>
          <table:table-cell table:style-name="ce153" office:value-type="float" office:value="0.310690970931164" calcext:value-type="float">
            <text:p>0,310690970931164</text:p>
          </table:table-cell>
          <table:table-cell table:number-columns-repeated="995"/>
        </table:table-row>
        <table:table-row table:style-name="ro5">
          <table:table-cell table:style-name="ce113" table:formula="of:=[.A239]+1" office:value-type="float" office:value="238" calcext:value-type="float">
            <text:p>238</text:p>
          </table:table-cell>
          <table:table-cell table:style-name="ce116" table:number-columns-repeated="4"/>
          <table:table-cell table:style-name="ce118" table:formula="of:=IF([.B240]=&quot;&quot;;&quot;&quot;;RANK([.AA240];[.$AA$3]:INDIRECT(CONCATENATE(&quot;AA&quot;&amp;(COUNTA([.B$1:.B$1048576])+1)));0))">
            <text:p/>
          </table:table-cell>
          <table:table-cell table:style-name="ce118" table:formula="of:=IF([.B240]=&quot;&quot;;&quot;&quot;;RANK([.AB24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30829601977589" calcext:value-type="float">
            <text:p>0,730829601977589</text:p>
          </table:table-cell>
          <table:table-cell table:style-name="ce153" office:value-type="float" office:value="0.115015745001085" calcext:value-type="float">
            <text:p>0,115015745001085</text:p>
          </table:table-cell>
          <table:table-cell table:number-columns-repeated="995"/>
        </table:table-row>
        <table:table-row table:style-name="ro5">
          <table:table-cell table:style-name="ce113" table:formula="of:=[.A240]+1" office:value-type="float" office:value="239" calcext:value-type="float">
            <text:p>239</text:p>
          </table:table-cell>
          <table:table-cell table:style-name="ce116" table:number-columns-repeated="4"/>
          <table:table-cell table:style-name="ce118" table:formula="of:=IF([.B241]=&quot;&quot;;&quot;&quot;;RANK([.AA241];[.$AA$3]:INDIRECT(CONCATENATE(&quot;AA&quot;&amp;(COUNTA([.B$1:.B$1048576])+1)));0))">
            <text:p/>
          </table:table-cell>
          <table:table-cell table:style-name="ce118" table:formula="of:=IF([.B241]=&quot;&quot;;&quot;&quot;;RANK([.AB24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0631577702838" calcext:value-type="float">
            <text:p>0,60631577702838</text:p>
          </table:table-cell>
          <table:table-cell table:style-name="ce153" office:value-type="float" office:value="0.90885817392812" calcext:value-type="float">
            <text:p>0,90885817392812</text:p>
          </table:table-cell>
          <table:table-cell table:number-columns-repeated="995"/>
        </table:table-row>
        <table:table-row table:style-name="ro5">
          <table:table-cell table:style-name="ce113" table:formula="of:=[.A241]+1" office:value-type="float" office:value="240" calcext:value-type="float">
            <text:p>240</text:p>
          </table:table-cell>
          <table:table-cell table:style-name="ce116" table:number-columns-repeated="4"/>
          <table:table-cell table:style-name="ce118" table:formula="of:=IF([.B242]=&quot;&quot;;&quot;&quot;;RANK([.AA242];[.$AA$3]:INDIRECT(CONCATENATE(&quot;AA&quot;&amp;(COUNTA([.B$1:.B$1048576])+1)));0))">
            <text:p/>
          </table:table-cell>
          <table:table-cell table:style-name="ce118" table:formula="of:=IF([.B242]=&quot;&quot;;&quot;&quot;;RANK([.AB24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0683523178315" calcext:value-type="float">
            <text:p>0,20683523178315</text:p>
          </table:table-cell>
          <table:table-cell table:style-name="ce153" office:value-type="float" office:value="0.85270676276926" calcext:value-type="float">
            <text:p>0,85270676276926</text:p>
          </table:table-cell>
          <table:table-cell table:number-columns-repeated="995"/>
        </table:table-row>
        <table:table-row table:style-name="ro5">
          <table:table-cell table:style-name="ce113" table:formula="of:=[.A242]+1" office:value-type="float" office:value="241" calcext:value-type="float">
            <text:p>241</text:p>
          </table:table-cell>
          <table:table-cell table:style-name="ce116" table:number-columns-repeated="4"/>
          <table:table-cell table:style-name="ce118" table:formula="of:=IF([.B243]=&quot;&quot;;&quot;&quot;;RANK([.AA243];[.$AA$3]:INDIRECT(CONCATENATE(&quot;AA&quot;&amp;(COUNTA([.B$1:.B$1048576])+1)));0))">
            <text:p/>
          </table:table-cell>
          <table:table-cell table:style-name="ce118" table:formula="of:=IF([.B243]=&quot;&quot;;&quot;&quot;;RANK([.AB24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6054233708687" calcext:value-type="float">
            <text:p>0,56054233708687</text:p>
          </table:table-cell>
          <table:table-cell table:style-name="ce153" office:value-type="float" office:value="0.0708004656784611" calcext:value-type="float">
            <text:p>0,070800465678461</text:p>
          </table:table-cell>
          <table:table-cell table:number-columns-repeated="995"/>
        </table:table-row>
        <table:table-row table:style-name="ro5">
          <table:table-cell table:style-name="ce113" table:formula="of:=[.A243]+1" office:value-type="float" office:value="242" calcext:value-type="float">
            <text:p>242</text:p>
          </table:table-cell>
          <table:table-cell table:style-name="ce116" table:number-columns-repeated="4"/>
          <table:table-cell table:style-name="ce118" table:formula="of:=IF([.B244]=&quot;&quot;;&quot;&quot;;RANK([.AA244];[.$AA$3]:INDIRECT(CONCATENATE(&quot;AA&quot;&amp;(COUNTA([.B$1:.B$1048576])+1)));0))">
            <text:p/>
          </table:table-cell>
          <table:table-cell table:style-name="ce118" table:formula="of:=IF([.B244]=&quot;&quot;;&quot;&quot;;RANK([.AB24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41939523280319" calcext:value-type="float">
            <text:p>0,141939523280319</text:p>
          </table:table-cell>
          <table:table-cell table:style-name="ce153" office:value-type="float" office:value="0.708768781037719" calcext:value-type="float">
            <text:p>0,708768781037719</text:p>
          </table:table-cell>
          <table:table-cell table:number-columns-repeated="995"/>
        </table:table-row>
        <table:table-row table:style-name="ro5">
          <table:table-cell table:style-name="ce113" table:formula="of:=[.A244]+1" office:value-type="float" office:value="243" calcext:value-type="float">
            <text:p>243</text:p>
          </table:table-cell>
          <table:table-cell table:style-name="ce116" table:number-columns-repeated="4"/>
          <table:table-cell table:style-name="ce118" table:formula="of:=IF([.B245]=&quot;&quot;;&quot;&quot;;RANK([.AA245];[.$AA$3]:INDIRECT(CONCATENATE(&quot;AA&quot;&amp;(COUNTA([.B$1:.B$1048576])+1)));0))">
            <text:p/>
          </table:table-cell>
          <table:table-cell table:style-name="ce118" table:formula="of:=IF([.B245]=&quot;&quot;;&quot;&quot;;RANK([.AB24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57283626327664" calcext:value-type="float">
            <text:p>0,657283626327664</text:p>
          </table:table-cell>
          <table:table-cell table:style-name="ce153" office:value-type="float" office:value="0.630623106268828" calcext:value-type="float">
            <text:p>0,630623106268828</text:p>
          </table:table-cell>
          <table:table-cell table:number-columns-repeated="995"/>
        </table:table-row>
        <table:table-row table:style-name="ro5">
          <table:table-cell table:style-name="ce113" table:formula="of:=[.A245]+1" office:value-type="float" office:value="244" calcext:value-type="float">
            <text:p>244</text:p>
          </table:table-cell>
          <table:table-cell table:style-name="ce116" table:number-columns-repeated="4"/>
          <table:table-cell table:style-name="ce118" table:formula="of:=IF([.B246]=&quot;&quot;;&quot;&quot;;RANK([.AA246];[.$AA$3]:INDIRECT(CONCATENATE(&quot;AA&quot;&amp;(COUNTA([.B$1:.B$1048576])+1)));0))">
            <text:p/>
          </table:table-cell>
          <table:table-cell table:style-name="ce118" table:formula="of:=IF([.B246]=&quot;&quot;;&quot;&quot;;RANK([.AB24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0794078810076" calcext:value-type="float">
            <text:p>0,220794078810076</text:p>
          </table:table-cell>
          <table:table-cell table:style-name="ce153" office:value-type="float" office:value="0.878452151853135" calcext:value-type="float">
            <text:p>0,878452151853135</text:p>
          </table:table-cell>
          <table:table-cell table:number-columns-repeated="995"/>
        </table:table-row>
        <table:table-row table:style-name="ro5">
          <table:table-cell table:style-name="ce113" table:formula="of:=[.A246]+1" office:value-type="float" office:value="245" calcext:value-type="float">
            <text:p>245</text:p>
          </table:table-cell>
          <table:table-cell table:style-name="ce116" table:number-columns-repeated="4"/>
          <table:table-cell table:style-name="ce118" table:formula="of:=IF([.B247]=&quot;&quot;;&quot;&quot;;RANK([.AA247];[.$AA$3]:INDIRECT(CONCATENATE(&quot;AA&quot;&amp;(COUNTA([.B$1:.B$1048576])+1)));0))">
            <text:p/>
          </table:table-cell>
          <table:table-cell table:style-name="ce118" table:formula="of:=IF([.B247]=&quot;&quot;;&quot;&quot;;RANK([.AB24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9945210243816" calcext:value-type="float">
            <text:p>0,899945210243816</text:p>
          </table:table-cell>
          <table:table-cell table:style-name="ce153" office:value-type="float" office:value="0.856731091477216" calcext:value-type="float">
            <text:p>0,856731091477216</text:p>
          </table:table-cell>
          <table:table-cell table:number-columns-repeated="995"/>
        </table:table-row>
        <table:table-row table:style-name="ro5">
          <table:table-cell table:style-name="ce113" table:formula="of:=[.A247]+1" office:value-type="float" office:value="246" calcext:value-type="float">
            <text:p>246</text:p>
          </table:table-cell>
          <table:table-cell table:style-name="ce116" table:number-columns-repeated="4"/>
          <table:table-cell table:style-name="ce118" table:formula="of:=IF([.B248]=&quot;&quot;;&quot;&quot;;RANK([.AA248];[.$AA$3]:INDIRECT(CONCATENATE(&quot;AA&quot;&amp;(COUNTA([.B$1:.B$1048576])+1)));0))">
            <text:p/>
          </table:table-cell>
          <table:table-cell table:style-name="ce118" table:formula="of:=IF([.B248]=&quot;&quot;;&quot;&quot;;RANK([.AB24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46930163236263" calcext:value-type="float">
            <text:p>0,746930163236263</text:p>
          </table:table-cell>
          <table:table-cell table:style-name="ce153" office:value-type="float" office:value="0.735442421315314" calcext:value-type="float">
            <text:p>0,735442421315314</text:p>
          </table:table-cell>
          <table:table-cell table:number-columns-repeated="995"/>
        </table:table-row>
        <table:table-row table:style-name="ro5">
          <table:table-cell table:style-name="ce113" table:formula="of:=[.A248]+1" office:value-type="float" office:value="247" calcext:value-type="float">
            <text:p>247</text:p>
          </table:table-cell>
          <table:table-cell table:style-name="ce116" table:number-columns-repeated="4"/>
          <table:table-cell table:style-name="ce118" table:formula="of:=IF([.B249]=&quot;&quot;;&quot;&quot;;RANK([.AA249];[.$AA$3]:INDIRECT(CONCATENATE(&quot;AA&quot;&amp;(COUNTA([.B$1:.B$1048576])+1)));0))">
            <text:p/>
          </table:table-cell>
          <table:table-cell table:style-name="ce118" table:formula="of:=IF([.B249]=&quot;&quot;;&quot;&quot;;RANK([.AB24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00861614403345" calcext:value-type="float">
            <text:p>0,200861614403345</text:p>
          </table:table-cell>
          <table:table-cell table:style-name="ce153" office:value-type="float" office:value="0.534291854965666" calcext:value-type="float">
            <text:p>0,534291854965666</text:p>
          </table:table-cell>
          <table:table-cell table:number-columns-repeated="995"/>
        </table:table-row>
        <table:table-row table:style-name="ro5">
          <table:table-cell table:style-name="ce113" table:formula="of:=[.A249]+1" office:value-type="float" office:value="248" calcext:value-type="float">
            <text:p>248</text:p>
          </table:table-cell>
          <table:table-cell table:style-name="ce116" table:number-columns-repeated="4"/>
          <table:table-cell table:style-name="ce118" table:formula="of:=IF([.B250]=&quot;&quot;;&quot;&quot;;RANK([.AA250];[.$AA$3]:INDIRECT(CONCATENATE(&quot;AA&quot;&amp;(COUNTA([.B$1:.B$1048576])+1)));0))">
            <text:p/>
          </table:table-cell>
          <table:table-cell table:style-name="ce118" table:formula="of:=IF([.B250]=&quot;&quot;;&quot;&quot;;RANK([.AB25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06691516647501" calcext:value-type="float">
            <text:p>0,706691516647501</text:p>
          </table:table-cell>
          <table:table-cell table:style-name="ce153" office:value-type="float" office:value="0.434614654027351" calcext:value-type="float">
            <text:p>0,434614654027351</text:p>
          </table:table-cell>
          <table:table-cell table:number-columns-repeated="995"/>
        </table:table-row>
        <table:table-row table:style-name="ro5">
          <table:table-cell table:style-name="ce113" table:formula="of:=[.A250]+1" office:value-type="float" office:value="249" calcext:value-type="float">
            <text:p>249</text:p>
          </table:table-cell>
          <table:table-cell table:style-name="ce116" table:number-columns-repeated="4"/>
          <table:table-cell table:style-name="ce118" table:formula="of:=IF([.B251]=&quot;&quot;;&quot;&quot;;RANK([.AA251];[.$AA$3]:INDIRECT(CONCATENATE(&quot;AA&quot;&amp;(COUNTA([.B$1:.B$1048576])+1)));0))">
            <text:p/>
          </table:table-cell>
          <table:table-cell table:style-name="ce118" table:formula="of:=IF([.B251]=&quot;&quot;;&quot;&quot;;RANK([.AB25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84028345766222" calcext:value-type="float">
            <text:p>0,884028345766222</text:p>
          </table:table-cell>
          <table:table-cell table:style-name="ce153" office:value-type="float" office:value="0.213545620772456" calcext:value-type="float">
            <text:p>0,213545620772456</text:p>
          </table:table-cell>
          <table:table-cell table:number-columns-repeated="995"/>
        </table:table-row>
        <table:table-row table:style-name="ro5">
          <table:table-cell table:style-name="ce113" table:formula="of:=[.A251]+1" office:value-type="float" office:value="250" calcext:value-type="float">
            <text:p>250</text:p>
          </table:table-cell>
          <table:table-cell table:style-name="ce116" table:number-columns-repeated="4"/>
          <table:table-cell table:style-name="ce118" table:formula="of:=IF([.B252]=&quot;&quot;;&quot;&quot;;RANK([.AA252];[.$AA$3]:INDIRECT(CONCATENATE(&quot;AA&quot;&amp;(COUNTA([.B$1:.B$1048576])+1)));0))">
            <text:p/>
          </table:table-cell>
          <table:table-cell table:style-name="ce118" table:formula="of:=IF([.B252]=&quot;&quot;;&quot;&quot;;RANK([.AB25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5614296393179" calcext:value-type="float">
            <text:p>0,55614296393179</text:p>
          </table:table-cell>
          <table:table-cell table:style-name="ce153" office:value-type="float" office:value="0.35078508954326" calcext:value-type="float">
            <text:p>0,35078508954326</text:p>
          </table:table-cell>
          <table:table-cell table:number-columns-repeated="995"/>
        </table:table-row>
        <table:table-row table:style-name="ro5">
          <table:table-cell table:style-name="ce113" table:formula="of:=[.A252]+1" office:value-type="float" office:value="251" calcext:value-type="float">
            <text:p>251</text:p>
          </table:table-cell>
          <table:table-cell table:style-name="ce116" table:number-columns-repeated="4"/>
          <table:table-cell table:style-name="ce118" table:formula="of:=IF([.B253]=&quot;&quot;;&quot;&quot;;RANK([.AA253];[.$AA$3]:INDIRECT(CONCATENATE(&quot;AA&quot;&amp;(COUNTA([.B$1:.B$1048576])+1)));0))">
            <text:p/>
          </table:table-cell>
          <table:table-cell table:style-name="ce118" table:formula="of:=IF([.B253]=&quot;&quot;;&quot;&quot;;RANK([.AB25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33346754678506" calcext:value-type="float">
            <text:p>0,733346754678506</text:p>
          </table:table-cell>
          <table:table-cell table:style-name="ce153" office:value-type="float" office:value="0.0965330228129576" calcext:value-type="float">
            <text:p>0,096533022812958</text:p>
          </table:table-cell>
          <table:table-cell table:number-columns-repeated="995"/>
        </table:table-row>
        <table:table-row table:style-name="ro5">
          <table:table-cell table:style-name="ce113" table:formula="of:=[.A253]+1" office:value-type="float" office:value="252" calcext:value-type="float">
            <text:p>252</text:p>
          </table:table-cell>
          <table:table-cell table:style-name="ce116" table:number-columns-repeated="4"/>
          <table:table-cell table:style-name="ce118" table:formula="of:=IF([.B254]=&quot;&quot;;&quot;&quot;;RANK([.AA254];[.$AA$3]:INDIRECT(CONCATENATE(&quot;AA&quot;&amp;(COUNTA([.B$1:.B$1048576])+1)));0))">
            <text:p/>
          </table:table-cell>
          <table:table-cell table:style-name="ce118" table:formula="of:=IF([.B254]=&quot;&quot;;&quot;&quot;;RANK([.AB25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1952781410267" calcext:value-type="float">
            <text:p>0,161952781410267</text:p>
          </table:table-cell>
          <table:table-cell table:style-name="ce153" office:value-type="float" office:value="0.2641115730108" calcext:value-type="float">
            <text:p>0,2641115730108</text:p>
          </table:table-cell>
          <table:table-cell table:number-columns-repeated="995"/>
        </table:table-row>
        <table:table-row table:style-name="ro5">
          <table:table-cell table:style-name="ce113" table:formula="of:=[.A254]+1" office:value-type="float" office:value="253" calcext:value-type="float">
            <text:p>253</text:p>
          </table:table-cell>
          <table:table-cell table:style-name="ce116" table:number-columns-repeated="4"/>
          <table:table-cell table:style-name="ce118" table:formula="of:=IF([.B255]=&quot;&quot;;&quot;&quot;;RANK([.AA255];[.$AA$3]:INDIRECT(CONCATENATE(&quot;AA&quot;&amp;(COUNTA([.B$1:.B$1048576])+1)));0))">
            <text:p/>
          </table:table-cell>
          <table:table-cell table:style-name="ce118" table:formula="of:=IF([.B255]=&quot;&quot;;&quot;&quot;;RANK([.AB25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2564119587577" calcext:value-type="float">
            <text:p>0,182564119587577</text:p>
          </table:table-cell>
          <table:table-cell table:style-name="ce153" office:value-type="float" office:value="0.930994217545332" calcext:value-type="float">
            <text:p>0,930994217545332</text:p>
          </table:table-cell>
          <table:table-cell table:number-columns-repeated="995"/>
        </table:table-row>
        <table:table-row table:style-name="ro5">
          <table:table-cell table:style-name="ce113" table:formula="of:=[.A255]+1" office:value-type="float" office:value="254" calcext:value-type="float">
            <text:p>254</text:p>
          </table:table-cell>
          <table:table-cell table:style-name="ce116" table:number-columns-repeated="4"/>
          <table:table-cell table:style-name="ce118" table:formula="of:=IF([.B256]=&quot;&quot;;&quot;&quot;;RANK([.AA256];[.$AA$3]:INDIRECT(CONCATENATE(&quot;AA&quot;&amp;(COUNTA([.B$1:.B$1048576])+1)));0))">
            <text:p/>
          </table:table-cell>
          <table:table-cell table:style-name="ce118" table:formula="of:=IF([.B256]=&quot;&quot;;&quot;&quot;;RANK([.AB25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65545854027532" calcext:value-type="float">
            <text:p>0,465545854027532</text:p>
          </table:table-cell>
          <table:table-cell table:style-name="ce153" office:value-type="float" office:value="0.68293012618531" calcext:value-type="float">
            <text:p>0,68293012618531</text:p>
          </table:table-cell>
          <table:table-cell table:number-columns-repeated="995"/>
        </table:table-row>
        <table:table-row table:style-name="ro5">
          <table:table-cell table:style-name="ce113" table:formula="of:=[.A256]+1" office:value-type="float" office:value="255" calcext:value-type="float">
            <text:p>255</text:p>
          </table:table-cell>
          <table:table-cell table:style-name="ce116" table:number-columns-repeated="4"/>
          <table:table-cell table:style-name="ce118" table:formula="of:=IF([.B257]=&quot;&quot;;&quot;&quot;;RANK([.AA257];[.$AA$3]:INDIRECT(CONCATENATE(&quot;AA&quot;&amp;(COUNTA([.B$1:.B$1048576])+1)));0))">
            <text:p/>
          </table:table-cell>
          <table:table-cell table:style-name="ce118" table:formula="of:=IF([.B257]=&quot;&quot;;&quot;&quot;;RANK([.AB25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5565988026746" calcext:value-type="float">
            <text:p>0,365565988026746</text:p>
          </table:table-cell>
          <table:table-cell table:style-name="ce153" office:value-type="float" office:value="0.987438978824569" calcext:value-type="float">
            <text:p>0,987438978824569</text:p>
          </table:table-cell>
          <table:table-cell table:number-columns-repeated="995"/>
        </table:table-row>
        <table:table-row table:style-name="ro5">
          <table:table-cell table:style-name="ce113" table:formula="of:=[.A257]+1" office:value-type="float" office:value="256" calcext:value-type="float">
            <text:p>256</text:p>
          </table:table-cell>
          <table:table-cell table:style-name="ce116" table:number-columns-repeated="4"/>
          <table:table-cell table:style-name="ce118" table:formula="of:=IF([.B258]=&quot;&quot;;&quot;&quot;;RANK([.AA258];[.$AA$3]:INDIRECT(CONCATENATE(&quot;AA&quot;&amp;(COUNTA([.B$1:.B$1048576])+1)));0))">
            <text:p/>
          </table:table-cell>
          <table:table-cell table:style-name="ce118" table:formula="of:=IF([.B258]=&quot;&quot;;&quot;&quot;;RANK([.AB25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64277013338611" calcext:value-type="float">
            <text:p>0,564277013338611</text:p>
          </table:table-cell>
          <table:table-cell table:style-name="ce153" office:value-type="float" office:value="0.266363633668266" calcext:value-type="float">
            <text:p>0,266363633668266</text:p>
          </table:table-cell>
          <table:table-cell table:number-columns-repeated="995"/>
        </table:table-row>
        <table:table-row table:style-name="ro5">
          <table:table-cell table:style-name="ce113" table:formula="of:=[.A258]+1" office:value-type="float" office:value="257" calcext:value-type="float">
            <text:p>257</text:p>
          </table:table-cell>
          <table:table-cell table:style-name="ce116" table:number-columns-repeated="4"/>
          <table:table-cell table:style-name="ce118" table:formula="of:=IF([.B259]=&quot;&quot;;&quot;&quot;;RANK([.AA259];[.$AA$3]:INDIRECT(CONCATENATE(&quot;AA&quot;&amp;(COUNTA([.B$1:.B$1048576])+1)));0))">
            <text:p/>
          </table:table-cell>
          <table:table-cell table:style-name="ce118" table:formula="of:=IF([.B259]=&quot;&quot;;&quot;&quot;;RANK([.AB25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35827481534658" calcext:value-type="float">
            <text:p>0,435827481534658</text:p>
          </table:table-cell>
          <table:table-cell table:style-name="ce153" office:value-type="float" office:value="0.191727359679341" calcext:value-type="float">
            <text:p>0,191727359679341</text:p>
          </table:table-cell>
          <table:table-cell table:number-columns-repeated="995"/>
        </table:table-row>
        <table:table-row table:style-name="ro5">
          <table:table-cell table:style-name="ce113" table:formula="of:=[.A259]+1" office:value-type="float" office:value="258" calcext:value-type="float">
            <text:p>258</text:p>
          </table:table-cell>
          <table:table-cell table:style-name="ce116" table:number-columns-repeated="4"/>
          <table:table-cell table:style-name="ce118" table:formula="of:=IF([.B260]=&quot;&quot;;&quot;&quot;;RANK([.AA260];[.$AA$3]:INDIRECT(CONCATENATE(&quot;AA&quot;&amp;(COUNTA([.B$1:.B$1048576])+1)));0))">
            <text:p/>
          </table:table-cell>
          <table:table-cell table:style-name="ce118" table:formula="of:=IF([.B260]=&quot;&quot;;&quot;&quot;;RANK([.AB26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60188100557141" calcext:value-type="float">
            <text:p>0,560188100557141</text:p>
          </table:table-cell>
          <table:table-cell table:style-name="ce153" office:value-type="float" office:value="0.0621495968072192" calcext:value-type="float">
            <text:p>0,062149596807219</text:p>
          </table:table-cell>
          <table:table-cell table:number-columns-repeated="995"/>
        </table:table-row>
        <table:table-row table:style-name="ro5">
          <table:table-cell table:style-name="ce113" table:formula="of:=[.A260]+1" office:value-type="float" office:value="259" calcext:value-type="float">
            <text:p>259</text:p>
          </table:table-cell>
          <table:table-cell table:style-name="ce116" table:number-columns-repeated="4"/>
          <table:table-cell table:style-name="ce118" table:formula="of:=IF([.B261]=&quot;&quot;;&quot;&quot;;RANK([.AA261];[.$AA$3]:INDIRECT(CONCATENATE(&quot;AA&quot;&amp;(COUNTA([.B$1:.B$1048576])+1)));0))">
            <text:p/>
          </table:table-cell>
          <table:table-cell table:style-name="ce118" table:formula="of:=IF([.B261]=&quot;&quot;;&quot;&quot;;RANK([.AB26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1264515983033" calcext:value-type="float">
            <text:p>0,161264515983033</text:p>
          </table:table-cell>
          <table:table-cell table:style-name="ce153" office:value-type="float" office:value="0.612168704636669" calcext:value-type="float">
            <text:p>0,612168704636669</text:p>
          </table:table-cell>
          <table:table-cell table:number-columns-repeated="995"/>
        </table:table-row>
        <table:table-row table:style-name="ro5">
          <table:table-cell table:style-name="ce113" table:formula="of:=[.A261]+1" office:value-type="float" office:value="260" calcext:value-type="float">
            <text:p>260</text:p>
          </table:table-cell>
          <table:table-cell table:style-name="ce116" table:number-columns-repeated="4"/>
          <table:table-cell table:style-name="ce118" table:formula="of:=IF([.B262]=&quot;&quot;;&quot;&quot;;RANK([.AA262];[.$AA$3]:INDIRECT(CONCATENATE(&quot;AA&quot;&amp;(COUNTA([.B$1:.B$1048576])+1)));0))">
            <text:p/>
          </table:table-cell>
          <table:table-cell table:style-name="ce118" table:formula="of:=IF([.B262]=&quot;&quot;;&quot;&quot;;RANK([.AB26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33088168047074" calcext:value-type="float">
            <text:p>0,533088168047074</text:p>
          </table:table-cell>
          <table:table-cell table:style-name="ce153" office:value-type="float" office:value="0.653966058100914" calcext:value-type="float">
            <text:p>0,653966058100914</text:p>
          </table:table-cell>
          <table:table-cell table:number-columns-repeated="995"/>
        </table:table-row>
        <table:table-row table:style-name="ro5">
          <table:table-cell table:style-name="ce113" table:formula="of:=[.A262]+1" office:value-type="float" office:value="261" calcext:value-type="float">
            <text:p>261</text:p>
          </table:table-cell>
          <table:table-cell table:style-name="ce116" table:number-columns-repeated="4"/>
          <table:table-cell table:style-name="ce118" table:formula="of:=IF([.B263]=&quot;&quot;;&quot;&quot;;RANK([.AA263];[.$AA$3]:INDIRECT(CONCATENATE(&quot;AA&quot;&amp;(COUNTA([.B$1:.B$1048576])+1)));0))">
            <text:p/>
          </table:table-cell>
          <table:table-cell table:style-name="ce118" table:formula="of:=IF([.B263]=&quot;&quot;;&quot;&quot;;RANK([.AB26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00251159638651" calcext:value-type="float">
            <text:p>0,400251159638651</text:p>
          </table:table-cell>
          <table:table-cell table:style-name="ce153" office:value-type="float" office:value="0.266190964097381" calcext:value-type="float">
            <text:p>0,266190964097381</text:p>
          </table:table-cell>
          <table:table-cell table:number-columns-repeated="995"/>
        </table:table-row>
        <table:table-row table:style-name="ro5">
          <table:table-cell table:style-name="ce113" table:formula="of:=[.A263]+1" office:value-type="float" office:value="262" calcext:value-type="float">
            <text:p>262</text:p>
          </table:table-cell>
          <table:table-cell table:style-name="ce116" table:number-columns-repeated="4"/>
          <table:table-cell table:style-name="ce118" table:formula="of:=IF([.B264]=&quot;&quot;;&quot;&quot;;RANK([.AA264];[.$AA$3]:INDIRECT(CONCATENATE(&quot;AA&quot;&amp;(COUNTA([.B$1:.B$1048576])+1)));0))">
            <text:p/>
          </table:table-cell>
          <table:table-cell table:style-name="ce118" table:formula="of:=IF([.B264]=&quot;&quot;;&quot;&quot;;RANK([.AB26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82994590788114" calcext:value-type="float">
            <text:p>0,582994590788114</text:p>
          </table:table-cell>
          <table:table-cell table:style-name="ce153" office:value-type="float" office:value="0.0749785427233086" calcext:value-type="float">
            <text:p>0,074978542723309</text:p>
          </table:table-cell>
          <table:table-cell table:number-columns-repeated="995"/>
        </table:table-row>
        <table:table-row table:style-name="ro5">
          <table:table-cell table:style-name="ce113" table:formula="of:=[.A264]+1" office:value-type="float" office:value="263" calcext:value-type="float">
            <text:p>263</text:p>
          </table:table-cell>
          <table:table-cell table:style-name="ce116" table:number-columns-repeated="4"/>
          <table:table-cell table:style-name="ce118" table:formula="of:=IF([.B265]=&quot;&quot;;&quot;&quot;;RANK([.AA265];[.$AA$3]:INDIRECT(CONCATENATE(&quot;AA&quot;&amp;(COUNTA([.B$1:.B$1048576])+1)));0))">
            <text:p/>
          </table:table-cell>
          <table:table-cell table:style-name="ce118" table:formula="of:=IF([.B265]=&quot;&quot;;&quot;&quot;;RANK([.AB26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85637323945228" calcext:value-type="float">
            <text:p>0,088563732394523</text:p>
          </table:table-cell>
          <table:table-cell table:style-name="ce153" office:value-type="float" office:value="0.369829413251924" calcext:value-type="float">
            <text:p>0,369829413251924</text:p>
          </table:table-cell>
          <table:table-cell table:number-columns-repeated="995"/>
        </table:table-row>
        <table:table-row table:style-name="ro5">
          <table:table-cell table:style-name="ce113" table:formula="of:=[.A265]+1" office:value-type="float" office:value="264" calcext:value-type="float">
            <text:p>264</text:p>
          </table:table-cell>
          <table:table-cell table:style-name="ce116" table:number-columns-repeated="4"/>
          <table:table-cell table:style-name="ce118" table:formula="of:=IF([.B266]=&quot;&quot;;&quot;&quot;;RANK([.AA266];[.$AA$3]:INDIRECT(CONCATENATE(&quot;AA&quot;&amp;(COUNTA([.B$1:.B$1048576])+1)));0))">
            <text:p/>
          </table:table-cell>
          <table:table-cell table:style-name="ce118" table:formula="of:=IF([.B266]=&quot;&quot;;&quot;&quot;;RANK([.AB26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0620392803482" calcext:value-type="float">
            <text:p>0,830620392803482</text:p>
          </table:table-cell>
          <table:table-cell table:style-name="ce153" office:value-type="float" office:value="0.898575264233139" calcext:value-type="float">
            <text:p>0,898575264233139</text:p>
          </table:table-cell>
          <table:table-cell table:number-columns-repeated="995"/>
        </table:table-row>
        <table:table-row table:style-name="ro5">
          <table:table-cell table:style-name="ce113" table:formula="of:=[.A266]+1" office:value-type="float" office:value="265" calcext:value-type="float">
            <text:p>265</text:p>
          </table:table-cell>
          <table:table-cell table:style-name="ce116" table:number-columns-repeated="4"/>
          <table:table-cell table:style-name="ce118" table:formula="of:=IF([.B267]=&quot;&quot;;&quot;&quot;;RANK([.AA267];[.$AA$3]:INDIRECT(CONCATENATE(&quot;AA&quot;&amp;(COUNTA([.B$1:.B$1048576])+1)));0))">
            <text:p/>
          </table:table-cell>
          <table:table-cell table:style-name="ce118" table:formula="of:=IF([.B267]=&quot;&quot;;&quot;&quot;;RANK([.AB26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0953393173986" calcext:value-type="float">
            <text:p>0,860953393173986</text:p>
          </table:table-cell>
          <table:table-cell table:style-name="ce153" office:value-type="float" office:value="0.300736128057515" calcext:value-type="float">
            <text:p>0,300736128057515</text:p>
          </table:table-cell>
          <table:table-cell table:number-columns-repeated="995"/>
        </table:table-row>
        <table:table-row table:style-name="ro5">
          <table:table-cell table:style-name="ce113" table:formula="of:=[.A267]+1" office:value-type="float" office:value="266" calcext:value-type="float">
            <text:p>266</text:p>
          </table:table-cell>
          <table:table-cell table:style-name="ce116" table:number-columns-repeated="4"/>
          <table:table-cell table:style-name="ce118" table:formula="of:=IF([.B268]=&quot;&quot;;&quot;&quot;;RANK([.AA268];[.$AA$3]:INDIRECT(CONCATENATE(&quot;AA&quot;&amp;(COUNTA([.B$1:.B$1048576])+1)));0))">
            <text:p/>
          </table:table-cell>
          <table:table-cell table:style-name="ce118" table:formula="of:=IF([.B268]=&quot;&quot;;&quot;&quot;;RANK([.AB26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6680003113439" calcext:value-type="float">
            <text:p>0,196680003113439</text:p>
          </table:table-cell>
          <table:table-cell table:style-name="ce153" office:value-type="float" office:value="0.947298043183126" calcext:value-type="float">
            <text:p>0,947298043183126</text:p>
          </table:table-cell>
          <table:table-cell table:number-columns-repeated="995"/>
        </table:table-row>
        <table:table-row table:style-name="ro5">
          <table:table-cell table:style-name="ce113" table:formula="of:=[.A268]+1" office:value-type="float" office:value="267" calcext:value-type="float">
            <text:p>267</text:p>
          </table:table-cell>
          <table:table-cell table:style-name="ce116" table:number-columns-repeated="4"/>
          <table:table-cell table:style-name="ce118" table:formula="of:=IF([.B269]=&quot;&quot;;&quot;&quot;;RANK([.AA269];[.$AA$3]:INDIRECT(CONCATENATE(&quot;AA&quot;&amp;(COUNTA([.B$1:.B$1048576])+1)));0))">
            <text:p/>
          </table:table-cell>
          <table:table-cell table:style-name="ce118" table:formula="of:=IF([.B269]=&quot;&quot;;&quot;&quot;;RANK([.AB26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44418092464872" calcext:value-type="float">
            <text:p>0,844418092464872</text:p>
          </table:table-cell>
          <table:table-cell table:style-name="ce153" office:value-type="float" office:value="0.896030653509828" calcext:value-type="float">
            <text:p>0,896030653509828</text:p>
          </table:table-cell>
          <table:table-cell table:number-columns-repeated="995"/>
        </table:table-row>
        <table:table-row table:style-name="ro5">
          <table:table-cell table:style-name="ce113" table:formula="of:=[.A269]+1" office:value-type="float" office:value="268" calcext:value-type="float">
            <text:p>268</text:p>
          </table:table-cell>
          <table:table-cell table:style-name="ce116" table:number-columns-repeated="4"/>
          <table:table-cell table:style-name="ce118" table:formula="of:=IF([.B270]=&quot;&quot;;&quot;&quot;;RANK([.AA270];[.$AA$3]:INDIRECT(CONCATENATE(&quot;AA&quot;&amp;(COUNTA([.B$1:.B$1048576])+1)));0))">
            <text:p/>
          </table:table-cell>
          <table:table-cell table:style-name="ce118" table:formula="of:=IF([.B270]=&quot;&quot;;&quot;&quot;;RANK([.AB27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31478101763208" calcext:value-type="float">
            <text:p>0,531478101763208</text:p>
          </table:table-cell>
          <table:table-cell table:style-name="ce153" office:value-type="float" office:value="0.918396178953235" calcext:value-type="float">
            <text:p>0,918396178953235</text:p>
          </table:table-cell>
          <table:table-cell table:number-columns-repeated="995"/>
        </table:table-row>
        <table:table-row table:style-name="ro5">
          <table:table-cell table:style-name="ce113" table:formula="of:=[.A270]+1" office:value-type="float" office:value="269" calcext:value-type="float">
            <text:p>269</text:p>
          </table:table-cell>
          <table:table-cell table:style-name="ce116" table:number-columns-repeated="4"/>
          <table:table-cell table:style-name="ce118" table:formula="of:=IF([.B271]=&quot;&quot;;&quot;&quot;;RANK([.AA271];[.$AA$3]:INDIRECT(CONCATENATE(&quot;AA&quot;&amp;(COUNTA([.B$1:.B$1048576])+1)));0))">
            <text:p/>
          </table:table-cell>
          <table:table-cell table:style-name="ce118" table:formula="of:=IF([.B271]=&quot;&quot;;&quot;&quot;;RANK([.AB27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07976978840092" calcext:value-type="float">
            <text:p>0,607976978840092</text:p>
          </table:table-cell>
          <table:table-cell table:style-name="ce153" office:value-type="float" office:value="0.67991815782259" calcext:value-type="float">
            <text:p>0,67991815782259</text:p>
          </table:table-cell>
          <table:table-cell table:number-columns-repeated="995"/>
        </table:table-row>
        <table:table-row table:style-name="ro5">
          <table:table-cell table:style-name="ce113" table:formula="of:=[.A271]+1" office:value-type="float" office:value="270" calcext:value-type="float">
            <text:p>270</text:p>
          </table:table-cell>
          <table:table-cell table:style-name="ce116" table:number-columns-repeated="4"/>
          <table:table-cell table:style-name="ce118" table:formula="of:=IF([.B272]=&quot;&quot;;&quot;&quot;;RANK([.AA272];[.$AA$3]:INDIRECT(CONCATENATE(&quot;AA&quot;&amp;(COUNTA([.B$1:.B$1048576])+1)));0))">
            <text:p/>
          </table:table-cell>
          <table:table-cell table:style-name="ce118" table:formula="of:=IF([.B272]=&quot;&quot;;&quot;&quot;;RANK([.AB27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6875711690628" calcext:value-type="float">
            <text:p>0,836875711690628</text:p>
          </table:table-cell>
          <table:table-cell table:style-name="ce153" office:value-type="float" office:value="0.447498282624004" calcext:value-type="float">
            <text:p>0,447498282624004</text:p>
          </table:table-cell>
          <table:table-cell table:number-columns-repeated="995"/>
        </table:table-row>
        <table:table-row table:style-name="ro5">
          <table:table-cell table:style-name="ce113" table:formula="of:=[.A272]+1" office:value-type="float" office:value="271" calcext:value-type="float">
            <text:p>271</text:p>
          </table:table-cell>
          <table:table-cell table:style-name="ce116" table:number-columns-repeated="4"/>
          <table:table-cell table:style-name="ce118" table:formula="of:=IF([.B273]=&quot;&quot;;&quot;&quot;;RANK([.AA273];[.$AA$3]:INDIRECT(CONCATENATE(&quot;AA&quot;&amp;(COUNTA([.B$1:.B$1048576])+1)));0))">
            <text:p/>
          </table:table-cell>
          <table:table-cell table:style-name="ce118" table:formula="of:=IF([.B273]=&quot;&quot;;&quot;&quot;;RANK([.AB27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83612857273868" calcext:value-type="float">
            <text:p>0,583612857273868</text:p>
          </table:table-cell>
          <table:table-cell table:style-name="ce153" office:value-type="float" office:value="0.506870419707052" calcext:value-type="float">
            <text:p>0,506870419707052</text:p>
          </table:table-cell>
          <table:table-cell table:number-columns-repeated="995"/>
        </table:table-row>
        <table:table-row table:style-name="ro5">
          <table:table-cell table:style-name="ce113" table:formula="of:=[.A273]+1" office:value-type="float" office:value="272" calcext:value-type="float">
            <text:p>272</text:p>
          </table:table-cell>
          <table:table-cell table:style-name="ce116" table:number-columns-repeated="4"/>
          <table:table-cell table:style-name="ce118" table:formula="of:=IF([.B274]=&quot;&quot;;&quot;&quot;;RANK([.AA274];[.$AA$3]:INDIRECT(CONCATENATE(&quot;AA&quot;&amp;(COUNTA([.B$1:.B$1048576])+1)));0))">
            <text:p/>
          </table:table-cell>
          <table:table-cell table:style-name="ce118" table:formula="of:=IF([.B274]=&quot;&quot;;&quot;&quot;;RANK([.AB27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00488152631769" calcext:value-type="float">
            <text:p>0,600488152631769</text:p>
          </table:table-cell>
          <table:table-cell table:style-name="ce153" office:value-type="float" office:value="0.202397189438464" calcext:value-type="float">
            <text:p>0,202397189438464</text:p>
          </table:table-cell>
          <table:table-cell table:number-columns-repeated="995"/>
        </table:table-row>
        <table:table-row table:style-name="ro5">
          <table:table-cell table:style-name="ce113" table:formula="of:=[.A274]+1" office:value-type="float" office:value="273" calcext:value-type="float">
            <text:p>273</text:p>
          </table:table-cell>
          <table:table-cell table:style-name="ce116" table:number-columns-repeated="4"/>
          <table:table-cell table:style-name="ce118" table:formula="of:=IF([.B275]=&quot;&quot;;&quot;&quot;;RANK([.AA275];[.$AA$3]:INDIRECT(CONCATENATE(&quot;AA&quot;&amp;(COUNTA([.B$1:.B$1048576])+1)));0))">
            <text:p/>
          </table:table-cell>
          <table:table-cell table:style-name="ce118" table:formula="of:=IF([.B275]=&quot;&quot;;&quot;&quot;;RANK([.AB27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97099401779582" calcext:value-type="float">
            <text:p>0,397099401779582</text:p>
          </table:table-cell>
          <table:table-cell table:style-name="ce153" office:value-type="float" office:value="0.384111424082743" calcext:value-type="float">
            <text:p>0,384111424082743</text:p>
          </table:table-cell>
          <table:table-cell table:number-columns-repeated="995"/>
        </table:table-row>
        <table:table-row table:style-name="ro5">
          <table:table-cell table:style-name="ce113" table:formula="of:=[.A275]+1" office:value-type="float" office:value="274" calcext:value-type="float">
            <text:p>274</text:p>
          </table:table-cell>
          <table:table-cell table:style-name="ce116" table:number-columns-repeated="4"/>
          <table:table-cell table:style-name="ce118" table:formula="of:=IF([.B276]=&quot;&quot;;&quot;&quot;;RANK([.AA276];[.$AA$3]:INDIRECT(CONCATENATE(&quot;AA&quot;&amp;(COUNTA([.B$1:.B$1048576])+1)));0))">
            <text:p/>
          </table:table-cell>
          <table:table-cell table:style-name="ce118" table:formula="of:=IF([.B276]=&quot;&quot;;&quot;&quot;;RANK([.AB27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16697128648395" calcext:value-type="float">
            <text:p>0,116697128648395</text:p>
          </table:table-cell>
          <table:table-cell table:style-name="ce153" office:value-type="float" office:value="0.86015243012518" calcext:value-type="float">
            <text:p>0,86015243012518</text:p>
          </table:table-cell>
          <table:table-cell table:number-columns-repeated="995"/>
        </table:table-row>
        <table:table-row table:style-name="ro5">
          <table:table-cell table:style-name="ce113" table:formula="of:=[.A276]+1" office:value-type="float" office:value="275" calcext:value-type="float">
            <text:p>275</text:p>
          </table:table-cell>
          <table:table-cell table:style-name="ce116" table:number-columns-repeated="4"/>
          <table:table-cell table:style-name="ce118" table:formula="of:=IF([.B277]=&quot;&quot;;&quot;&quot;;RANK([.AA277];[.$AA$3]:INDIRECT(CONCATENATE(&quot;AA&quot;&amp;(COUNTA([.B$1:.B$1048576])+1)));0))">
            <text:p/>
          </table:table-cell>
          <table:table-cell table:style-name="ce118" table:formula="of:=IF([.B277]=&quot;&quot;;&quot;&quot;;RANK([.AB27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91840095910514" calcext:value-type="float">
            <text:p>0,391840095910514</text:p>
          </table:table-cell>
          <table:table-cell table:style-name="ce153" office:value-type="float" office:value="0.455436223906217" calcext:value-type="float">
            <text:p>0,455436223906217</text:p>
          </table:table-cell>
          <table:table-cell table:number-columns-repeated="995"/>
        </table:table-row>
        <table:table-row table:style-name="ro5">
          <table:table-cell table:style-name="ce113" table:formula="of:=[.A277]+1" office:value-type="float" office:value="276" calcext:value-type="float">
            <text:p>276</text:p>
          </table:table-cell>
          <table:table-cell table:style-name="ce116" table:number-columns-repeated="4"/>
          <table:table-cell table:style-name="ce118" table:formula="of:=IF([.B278]=&quot;&quot;;&quot;&quot;;RANK([.AA278];[.$AA$3]:INDIRECT(CONCATENATE(&quot;AA&quot;&amp;(COUNTA([.B$1:.B$1048576])+1)));0))">
            <text:p/>
          </table:table-cell>
          <table:table-cell table:style-name="ce118" table:formula="of:=IF([.B278]=&quot;&quot;;&quot;&quot;;RANK([.AB27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67611675147303" calcext:value-type="float">
            <text:p>0,267611675147303</text:p>
          </table:table-cell>
          <table:table-cell table:style-name="ce153" office:value-type="float" office:value="0.0612571123645549" calcext:value-type="float">
            <text:p>0,061257112364555</text:p>
          </table:table-cell>
          <table:table-cell table:number-columns-repeated="995"/>
        </table:table-row>
        <table:table-row table:style-name="ro5">
          <table:table-cell table:style-name="ce113" table:formula="of:=[.A278]+1" office:value-type="float" office:value="277" calcext:value-type="float">
            <text:p>277</text:p>
          </table:table-cell>
          <table:table-cell table:style-name="ce116" table:number-columns-repeated="4"/>
          <table:table-cell table:style-name="ce118" table:formula="of:=IF([.B279]=&quot;&quot;;&quot;&quot;;RANK([.AA279];[.$AA$3]:INDIRECT(CONCATENATE(&quot;AA&quot;&amp;(COUNTA([.B$1:.B$1048576])+1)));0))">
            <text:p/>
          </table:table-cell>
          <table:table-cell table:style-name="ce118" table:formula="of:=IF([.B279]=&quot;&quot;;&quot;&quot;;RANK([.AB27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9393183537709" calcext:value-type="float">
            <text:p>0,369393183537709</text:p>
          </table:table-cell>
          <table:table-cell table:style-name="ce153" office:value-type="float" office:value="0.116638321761915" calcext:value-type="float">
            <text:p>0,116638321761915</text:p>
          </table:table-cell>
          <table:table-cell table:number-columns-repeated="995"/>
        </table:table-row>
        <table:table-row table:style-name="ro5">
          <table:table-cell table:style-name="ce113" table:formula="of:=[.A279]+1" office:value-type="float" office:value="278" calcext:value-type="float">
            <text:p>278</text:p>
          </table:table-cell>
          <table:table-cell table:style-name="ce116" table:number-columns-repeated="4"/>
          <table:table-cell table:style-name="ce118" table:formula="of:=IF([.B280]=&quot;&quot;;&quot;&quot;;RANK([.AA280];[.$AA$3]:INDIRECT(CONCATENATE(&quot;AA&quot;&amp;(COUNTA([.B$1:.B$1048576])+1)));0))">
            <text:p/>
          </table:table-cell>
          <table:table-cell table:style-name="ce118" table:formula="of:=IF([.B280]=&quot;&quot;;&quot;&quot;;RANK([.AB28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2828538601644" calcext:value-type="float">
            <text:p>0,52828538601644</text:p>
          </table:table-cell>
          <table:table-cell table:style-name="ce153" office:value-type="float" office:value="0.34447467432975" calcext:value-type="float">
            <text:p>0,34447467432975</text:p>
          </table:table-cell>
          <table:table-cell table:number-columns-repeated="995"/>
        </table:table-row>
        <table:table-row table:style-name="ro5">
          <table:table-cell table:style-name="ce113" table:formula="of:=[.A280]+1" office:value-type="float" office:value="279" calcext:value-type="float">
            <text:p>279</text:p>
          </table:table-cell>
          <table:table-cell table:style-name="ce116" table:number-columns-repeated="4"/>
          <table:table-cell table:style-name="ce118" table:formula="of:=IF([.B281]=&quot;&quot;;&quot;&quot;;RANK([.AA281];[.$AA$3]:INDIRECT(CONCATENATE(&quot;AA&quot;&amp;(COUNTA([.B$1:.B$1048576])+1)));0))">
            <text:p/>
          </table:table-cell>
          <table:table-cell table:style-name="ce118" table:formula="of:=IF([.B281]=&quot;&quot;;&quot;&quot;;RANK([.AB28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200388613401547" calcext:value-type="float">
            <text:p>0,020038861340155</text:p>
          </table:table-cell>
          <table:table-cell table:style-name="ce153" office:value-type="float" office:value="0.618261002503336" calcext:value-type="float">
            <text:p>0,618261002503336</text:p>
          </table:table-cell>
          <table:table-cell table:number-columns-repeated="995"/>
        </table:table-row>
        <table:table-row table:style-name="ro5">
          <table:table-cell table:style-name="ce113" table:formula="of:=[.A281]+1" office:value-type="float" office:value="280" calcext:value-type="float">
            <text:p>280</text:p>
          </table:table-cell>
          <table:table-cell table:style-name="ce116" table:number-columns-repeated="4"/>
          <table:table-cell table:style-name="ce118" table:formula="of:=IF([.B282]=&quot;&quot;;&quot;&quot;;RANK([.AA282];[.$AA$3]:INDIRECT(CONCATENATE(&quot;AA&quot;&amp;(COUNTA([.B$1:.B$1048576])+1)));0))">
            <text:p/>
          </table:table-cell>
          <table:table-cell table:style-name="ce118" table:formula="of:=IF([.B282]=&quot;&quot;;&quot;&quot;;RANK([.AB28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46765591677483" calcext:value-type="float">
            <text:p>0,546765591677483</text:p>
          </table:table-cell>
          <table:table-cell table:style-name="ce153" office:value-type="float" office:value="0.666053127469902" calcext:value-type="float">
            <text:p>0,666053127469902</text:p>
          </table:table-cell>
          <table:table-cell table:number-columns-repeated="995"/>
        </table:table-row>
        <table:table-row table:style-name="ro5">
          <table:table-cell table:style-name="ce113" table:formula="of:=[.A282]+1" office:value-type="float" office:value="281" calcext:value-type="float">
            <text:p>281</text:p>
          </table:table-cell>
          <table:table-cell table:style-name="ce116" table:number-columns-repeated="4"/>
          <table:table-cell table:style-name="ce118" table:formula="of:=IF([.B283]=&quot;&quot;;&quot;&quot;;RANK([.AA283];[.$AA$3]:INDIRECT(CONCATENATE(&quot;AA&quot;&amp;(COUNTA([.B$1:.B$1048576])+1)));0))">
            <text:p/>
          </table:table-cell>
          <table:table-cell table:style-name="ce118" table:formula="of:=IF([.B283]=&quot;&quot;;&quot;&quot;;RANK([.AB28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9873054037453" calcext:value-type="float">
            <text:p>0,799873054037453</text:p>
          </table:table-cell>
          <table:table-cell table:style-name="ce153" office:value-type="float" office:value="0.167732490401137" calcext:value-type="float">
            <text:p>0,167732490401137</text:p>
          </table:table-cell>
          <table:table-cell table:number-columns-repeated="995"/>
        </table:table-row>
        <table:table-row table:style-name="ro5">
          <table:table-cell table:style-name="ce113" table:formula="of:=[.A283]+1" office:value-type="float" office:value="282" calcext:value-type="float">
            <text:p>282</text:p>
          </table:table-cell>
          <table:table-cell table:style-name="ce116" table:number-columns-repeated="4"/>
          <table:table-cell table:style-name="ce118" table:formula="of:=IF([.B284]=&quot;&quot;;&quot;&quot;;RANK([.AA284];[.$AA$3]:INDIRECT(CONCATENATE(&quot;AA&quot;&amp;(COUNTA([.B$1:.B$1048576])+1)));0))">
            <text:p/>
          </table:table-cell>
          <table:table-cell table:style-name="ce118" table:formula="of:=IF([.B284]=&quot;&quot;;&quot;&quot;;RANK([.AB28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939021028671937" calcext:value-type="float">
            <text:p>0,093902102867194</text:p>
          </table:table-cell>
          <table:table-cell table:style-name="ce153" office:value-type="float" office:value="0.0638843273836367" calcext:value-type="float">
            <text:p>0,063884327383637</text:p>
          </table:table-cell>
          <table:table-cell table:number-columns-repeated="995"/>
        </table:table-row>
        <table:table-row table:style-name="ro5">
          <table:table-cell table:style-name="ce113" table:formula="of:=[.A284]+1" office:value-type="float" office:value="283" calcext:value-type="float">
            <text:p>283</text:p>
          </table:table-cell>
          <table:table-cell table:style-name="ce116" table:number-columns-repeated="4"/>
          <table:table-cell table:style-name="ce118" table:formula="of:=IF([.B285]=&quot;&quot;;&quot;&quot;;RANK([.AA285];[.$AA$3]:INDIRECT(CONCATENATE(&quot;AA&quot;&amp;(COUNTA([.B$1:.B$1048576])+1)));0))">
            <text:p/>
          </table:table-cell>
          <table:table-cell table:style-name="ce118" table:formula="of:=IF([.B285]=&quot;&quot;;&quot;&quot;;RANK([.AB28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91535501518114" calcext:value-type="float">
            <text:p>0,991535501518114</text:p>
          </table:table-cell>
          <table:table-cell table:style-name="ce153" office:value-type="float" office:value="0.273121271029244" calcext:value-type="float">
            <text:p>0,273121271029244</text:p>
          </table:table-cell>
          <table:table-cell table:number-columns-repeated="995"/>
        </table:table-row>
        <table:table-row table:style-name="ro5">
          <table:table-cell table:style-name="ce113" table:formula="of:=[.A285]+1" office:value-type="float" office:value="284" calcext:value-type="float">
            <text:p>284</text:p>
          </table:table-cell>
          <table:table-cell table:style-name="ce116" table:number-columns-repeated="4"/>
          <table:table-cell table:style-name="ce118" table:formula="of:=IF([.B286]=&quot;&quot;;&quot;&quot;;RANK([.AA286];[.$AA$3]:INDIRECT(CONCATENATE(&quot;AA&quot;&amp;(COUNTA([.B$1:.B$1048576])+1)));0))">
            <text:p/>
          </table:table-cell>
          <table:table-cell table:style-name="ce118" table:formula="of:=IF([.B286]=&quot;&quot;;&quot;&quot;;RANK([.AB28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04065368945836" calcext:value-type="float">
            <text:p>0,704065368945836</text:p>
          </table:table-cell>
          <table:table-cell table:style-name="ce153" office:value-type="float" office:value="0.215964298511671" calcext:value-type="float">
            <text:p>0,215964298511671</text:p>
          </table:table-cell>
          <table:table-cell table:number-columns-repeated="995"/>
        </table:table-row>
        <table:table-row table:style-name="ro5">
          <table:table-cell table:style-name="ce113" table:formula="of:=[.A286]+1" office:value-type="float" office:value="285" calcext:value-type="float">
            <text:p>285</text:p>
          </table:table-cell>
          <table:table-cell table:style-name="ce116" table:number-columns-repeated="4"/>
          <table:table-cell table:style-name="ce118" table:formula="of:=IF([.B287]=&quot;&quot;;&quot;&quot;;RANK([.AA287];[.$AA$3]:INDIRECT(CONCATENATE(&quot;AA&quot;&amp;(COUNTA([.B$1:.B$1048576])+1)));0))">
            <text:p/>
          </table:table-cell>
          <table:table-cell table:style-name="ce118" table:formula="of:=IF([.B287]=&quot;&quot;;&quot;&quot;;RANK([.AB28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70455107545322" calcext:value-type="float">
            <text:p>0,970455107545322</text:p>
          </table:table-cell>
          <table:table-cell table:style-name="ce153" office:value-type="float" office:value="0.651600211655977" calcext:value-type="float">
            <text:p>0,651600211655977</text:p>
          </table:table-cell>
          <table:table-cell table:number-columns-repeated="995"/>
        </table:table-row>
        <table:table-row table:style-name="ro5">
          <table:table-cell table:style-name="ce113" table:formula="of:=[.A287]+1" office:value-type="float" office:value="286" calcext:value-type="float">
            <text:p>286</text:p>
          </table:table-cell>
          <table:table-cell table:style-name="ce116" table:number-columns-repeated="4"/>
          <table:table-cell table:style-name="ce118" table:formula="of:=IF([.B288]=&quot;&quot;;&quot;&quot;;RANK([.AA288];[.$AA$3]:INDIRECT(CONCATENATE(&quot;AA&quot;&amp;(COUNTA([.B$1:.B$1048576])+1)));0))">
            <text:p/>
          </table:table-cell>
          <table:table-cell table:style-name="ce118" table:formula="of:=IF([.B288]=&quot;&quot;;&quot;&quot;;RANK([.AB28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5527728912975" calcext:value-type="float">
            <text:p>0,825527728912975</text:p>
          </table:table-cell>
          <table:table-cell table:style-name="ce153" office:value-type="float" office:value="0.547766825762317" calcext:value-type="float">
            <text:p>0,547766825762317</text:p>
          </table:table-cell>
          <table:table-cell table:number-columns-repeated="995"/>
        </table:table-row>
        <table:table-row table:style-name="ro5">
          <table:table-cell table:style-name="ce113" table:formula="of:=[.A288]+1" office:value-type="float" office:value="287" calcext:value-type="float">
            <text:p>287</text:p>
          </table:table-cell>
          <table:table-cell table:style-name="ce116" table:number-columns-repeated="4"/>
          <table:table-cell table:style-name="ce118" table:formula="of:=IF([.B289]=&quot;&quot;;&quot;&quot;;RANK([.AA289];[.$AA$3]:INDIRECT(CONCATENATE(&quot;AA&quot;&amp;(COUNTA([.B$1:.B$1048576])+1)));0))">
            <text:p/>
          </table:table-cell>
          <table:table-cell table:style-name="ce118" table:formula="of:=IF([.B289]=&quot;&quot;;&quot;&quot;;RANK([.AB28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5430257775834" calcext:value-type="float">
            <text:p>0,195430257775834</text:p>
          </table:table-cell>
          <table:table-cell table:style-name="ce153" office:value-type="float" office:value="0.0942167277807682" calcext:value-type="float">
            <text:p>0,094216727780768</text:p>
          </table:table-cell>
          <table:table-cell table:number-columns-repeated="995"/>
        </table:table-row>
        <table:table-row table:style-name="ro5">
          <table:table-cell table:style-name="ce113" table:formula="of:=[.A289]+1" office:value-type="float" office:value="288" calcext:value-type="float">
            <text:p>288</text:p>
          </table:table-cell>
          <table:table-cell table:style-name="ce116" table:number-columns-repeated="4"/>
          <table:table-cell table:style-name="ce118" table:formula="of:=IF([.B290]=&quot;&quot;;&quot;&quot;;RANK([.AA290];[.$AA$3]:INDIRECT(CONCATENATE(&quot;AA&quot;&amp;(COUNTA([.B$1:.B$1048576])+1)));0))">
            <text:p/>
          </table:table-cell>
          <table:table-cell table:style-name="ce118" table:formula="of:=IF([.B290]=&quot;&quot;;&quot;&quot;;RANK([.AB29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8340019299464" calcext:value-type="float">
            <text:p>0,688340019299464</text:p>
          </table:table-cell>
          <table:table-cell table:style-name="ce153" office:value-type="float" office:value="0.0328455017937876" calcext:value-type="float">
            <text:p>0,032845501793788</text:p>
          </table:table-cell>
          <table:table-cell table:number-columns-repeated="995"/>
        </table:table-row>
        <table:table-row table:style-name="ro5">
          <table:table-cell table:style-name="ce113" table:formula="of:=[.A290]+1" office:value-type="float" office:value="289" calcext:value-type="float">
            <text:p>289</text:p>
          </table:table-cell>
          <table:table-cell table:style-name="ce116" table:number-columns-repeated="4"/>
          <table:table-cell table:style-name="ce118" table:formula="of:=IF([.B291]=&quot;&quot;;&quot;&quot;;RANK([.AA291];[.$AA$3]:INDIRECT(CONCATENATE(&quot;AA&quot;&amp;(COUNTA([.B$1:.B$1048576])+1)));0))">
            <text:p/>
          </table:table-cell>
          <table:table-cell table:style-name="ce118" table:formula="of:=IF([.B291]=&quot;&quot;;&quot;&quot;;RANK([.AB29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04416357120652" calcext:value-type="float">
            <text:p>0,804416357120652</text:p>
          </table:table-cell>
          <table:table-cell table:style-name="ce153" office:value-type="float" office:value="0.575141058186566" calcext:value-type="float">
            <text:p>0,575141058186566</text:p>
          </table:table-cell>
          <table:table-cell table:number-columns-repeated="995"/>
        </table:table-row>
        <table:table-row table:style-name="ro5">
          <table:table-cell table:style-name="ce113" table:formula="of:=[.A291]+1" office:value-type="float" office:value="290" calcext:value-type="float">
            <text:p>290</text:p>
          </table:table-cell>
          <table:table-cell table:style-name="ce116" table:number-columns-repeated="4"/>
          <table:table-cell table:style-name="ce118" table:formula="of:=IF([.B292]=&quot;&quot;;&quot;&quot;;RANK([.AA292];[.$AA$3]:INDIRECT(CONCATENATE(&quot;AA&quot;&amp;(COUNTA([.B$1:.B$1048576])+1)));0))">
            <text:p/>
          </table:table-cell>
          <table:table-cell table:style-name="ce118" table:formula="of:=IF([.B292]=&quot;&quot;;&quot;&quot;;RANK([.AB29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0277240571975" calcext:value-type="float">
            <text:p>0,790277240571975</text:p>
          </table:table-cell>
          <table:table-cell table:style-name="ce153" office:value-type="float" office:value="0.0362468098101671" calcext:value-type="float">
            <text:p>0,036246809810167</text:p>
          </table:table-cell>
          <table:table-cell table:number-columns-repeated="995"/>
        </table:table-row>
        <table:table-row table:style-name="ro5">
          <table:table-cell table:style-name="ce113" table:formula="of:=[.A292]+1" office:value-type="float" office:value="291" calcext:value-type="float">
            <text:p>291</text:p>
          </table:table-cell>
          <table:table-cell table:style-name="ce116" table:number-columns-repeated="4"/>
          <table:table-cell table:style-name="ce118" table:formula="of:=IF([.B293]=&quot;&quot;;&quot;&quot;;RANK([.AA293];[.$AA$3]:INDIRECT(CONCATENATE(&quot;AA&quot;&amp;(COUNTA([.B$1:.B$1048576])+1)));0))">
            <text:p/>
          </table:table-cell>
          <table:table-cell table:style-name="ce118" table:formula="of:=IF([.B293]=&quot;&quot;;&quot;&quot;;RANK([.AB29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98555475363628" calcext:value-type="float">
            <text:p>0,498555475363628</text:p>
          </table:table-cell>
          <table:table-cell table:style-name="ce153" office:value-type="float" office:value="0.296407827701028" calcext:value-type="float">
            <text:p>0,296407827701028</text:p>
          </table:table-cell>
          <table:table-cell table:number-columns-repeated="995"/>
        </table:table-row>
        <table:table-row table:style-name="ro5">
          <table:table-cell table:style-name="ce113" table:formula="of:=[.A293]+1" office:value-type="float" office:value="292" calcext:value-type="float">
            <text:p>292</text:p>
          </table:table-cell>
          <table:table-cell table:style-name="ce116" table:number-columns-repeated="4"/>
          <table:table-cell table:style-name="ce118" table:formula="of:=IF([.B294]=&quot;&quot;;&quot;&quot;;RANK([.AA294];[.$AA$3]:INDIRECT(CONCATENATE(&quot;AA&quot;&amp;(COUNTA([.B$1:.B$1048576])+1)));0))">
            <text:p/>
          </table:table-cell>
          <table:table-cell table:style-name="ce118" table:formula="of:=IF([.B294]=&quot;&quot;;&quot;&quot;;RANK([.AB29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13980615676602" calcext:value-type="float">
            <text:p>0,613980615676602</text:p>
          </table:table-cell>
          <table:table-cell table:style-name="ce153" office:value-type="float" office:value="0.11024144443577" calcext:value-type="float">
            <text:p>0,11024144443577</text:p>
          </table:table-cell>
          <table:table-cell table:number-columns-repeated="995"/>
        </table:table-row>
        <table:table-row table:style-name="ro5">
          <table:table-cell table:style-name="ce113" table:formula="of:=[.A294]+1" office:value-type="float" office:value="293" calcext:value-type="float">
            <text:p>293</text:p>
          </table:table-cell>
          <table:table-cell table:style-name="ce116" table:number-columns-repeated="4"/>
          <table:table-cell table:style-name="ce118" table:formula="of:=IF([.B295]=&quot;&quot;;&quot;&quot;;RANK([.AA295];[.$AA$3]:INDIRECT(CONCATENATE(&quot;AA&quot;&amp;(COUNTA([.B$1:.B$1048576])+1)));0))">
            <text:p/>
          </table:table-cell>
          <table:table-cell table:style-name="ce118" table:formula="of:=IF([.B295]=&quot;&quot;;&quot;&quot;;RANK([.AB29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45284789805211" calcext:value-type="float">
            <text:p>0,945284789805211</text:p>
          </table:table-cell>
          <table:table-cell table:style-name="ce153" office:value-type="float" office:value="0.914269038587857" calcext:value-type="float">
            <text:p>0,914269038587857</text:p>
          </table:table-cell>
          <table:table-cell table:number-columns-repeated="995"/>
        </table:table-row>
        <table:table-row table:style-name="ro5">
          <table:table-cell table:style-name="ce113" table:formula="of:=[.A295]+1" office:value-type="float" office:value="294" calcext:value-type="float">
            <text:p>294</text:p>
          </table:table-cell>
          <table:table-cell table:style-name="ce116" table:number-columns-repeated="4"/>
          <table:table-cell table:style-name="ce118" table:formula="of:=IF([.B296]=&quot;&quot;;&quot;&quot;;RANK([.AA296];[.$AA$3]:INDIRECT(CONCATENATE(&quot;AA&quot;&amp;(COUNTA([.B$1:.B$1048576])+1)));0))">
            <text:p/>
          </table:table-cell>
          <table:table-cell table:style-name="ce118" table:formula="of:=IF([.B296]=&quot;&quot;;&quot;&quot;;RANK([.AB29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51848578353957" calcext:value-type="float">
            <text:p>0,851848578353957</text:p>
          </table:table-cell>
          <table:table-cell table:style-name="ce153" office:value-type="float" office:value="0.726805959890913" calcext:value-type="float">
            <text:p>0,726805959890913</text:p>
          </table:table-cell>
          <table:table-cell table:number-columns-repeated="995"/>
        </table:table-row>
        <table:table-row table:style-name="ro5">
          <table:table-cell table:style-name="ce113" table:formula="of:=[.A296]+1" office:value-type="float" office:value="295" calcext:value-type="float">
            <text:p>295</text:p>
          </table:table-cell>
          <table:table-cell table:style-name="ce116" table:number-columns-repeated="4"/>
          <table:table-cell table:style-name="ce118" table:formula="of:=IF([.B297]=&quot;&quot;;&quot;&quot;;RANK([.AA297];[.$AA$3]:INDIRECT(CONCATENATE(&quot;AA&quot;&amp;(COUNTA([.B$1:.B$1048576])+1)));0))">
            <text:p/>
          </table:table-cell>
          <table:table-cell table:style-name="ce118" table:formula="of:=IF([.B297]=&quot;&quot;;&quot;&quot;;RANK([.AB29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3911319216233" calcext:value-type="float">
            <text:p>0,183911319216233</text:p>
          </table:table-cell>
          <table:table-cell table:style-name="ce153" office:value-type="float" office:value="0.545376337497745" calcext:value-type="float">
            <text:p>0,545376337497745</text:p>
          </table:table-cell>
          <table:table-cell table:number-columns-repeated="995"/>
        </table:table-row>
        <table:table-row table:style-name="ro5">
          <table:table-cell table:style-name="ce113" table:formula="of:=[.A297]+1" office:value-type="float" office:value="296" calcext:value-type="float">
            <text:p>296</text:p>
          </table:table-cell>
          <table:table-cell table:style-name="ce116" table:number-columns-repeated="4"/>
          <table:table-cell table:style-name="ce118" table:formula="of:=IF([.B298]=&quot;&quot;;&quot;&quot;;RANK([.AA298];[.$AA$3]:INDIRECT(CONCATENATE(&quot;AA&quot;&amp;(COUNTA([.B$1:.B$1048576])+1)));0))">
            <text:p/>
          </table:table-cell>
          <table:table-cell table:style-name="ce118" table:formula="of:=IF([.B298]=&quot;&quot;;&quot;&quot;;RANK([.AB29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94434231536655" calcext:value-type="float">
            <text:p>0,594434231536655</text:p>
          </table:table-cell>
          <table:table-cell table:style-name="ce153" office:value-type="float" office:value="0.58543633686149" calcext:value-type="float">
            <text:p>0,58543633686149</text:p>
          </table:table-cell>
          <table:table-cell table:number-columns-repeated="995"/>
        </table:table-row>
        <table:table-row table:style-name="ro5">
          <table:table-cell table:style-name="ce113" table:formula="of:=[.A298]+1" office:value-type="float" office:value="297" calcext:value-type="float">
            <text:p>297</text:p>
          </table:table-cell>
          <table:table-cell table:style-name="ce116" table:number-columns-repeated="4"/>
          <table:table-cell table:style-name="ce118" table:formula="of:=IF([.B299]=&quot;&quot;;&quot;&quot;;RANK([.AA299];[.$AA$3]:INDIRECT(CONCATENATE(&quot;AA&quot;&amp;(COUNTA([.B$1:.B$1048576])+1)));0))">
            <text:p/>
          </table:table-cell>
          <table:table-cell table:style-name="ce118" table:formula="of:=IF([.B299]=&quot;&quot;;&quot;&quot;;RANK([.AB29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4253054185646" calcext:value-type="float">
            <text:p>0,34253054185646</text:p>
          </table:table-cell>
          <table:table-cell table:style-name="ce153" office:value-type="float" office:value="0.408664216258849" calcext:value-type="float">
            <text:p>0,408664216258849</text:p>
          </table:table-cell>
          <table:table-cell table:number-columns-repeated="995"/>
        </table:table-row>
        <table:table-row table:style-name="ro5">
          <table:table-cell table:style-name="ce113" table:formula="of:=[.A299]+1" office:value-type="float" office:value="298" calcext:value-type="float">
            <text:p>298</text:p>
          </table:table-cell>
          <table:table-cell table:style-name="ce116" table:number-columns-repeated="4"/>
          <table:table-cell table:style-name="ce118" table:formula="of:=IF([.B300]=&quot;&quot;;&quot;&quot;;RANK([.AA300];[.$AA$3]:INDIRECT(CONCATENATE(&quot;AA&quot;&amp;(COUNTA([.B$1:.B$1048576])+1)));0))">
            <text:p/>
          </table:table-cell>
          <table:table-cell table:style-name="ce118" table:formula="of:=IF([.B300]=&quot;&quot;;&quot;&quot;;RANK([.AB30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44548599687061" calcext:value-type="float">
            <text:p>0,084454859968706</text:p>
          </table:table-cell>
          <table:table-cell table:style-name="ce153" office:value-type="float" office:value="0.0932564858713813" calcext:value-type="float">
            <text:p>0,093256485871381</text:p>
          </table:table-cell>
          <table:table-cell table:number-columns-repeated="995"/>
        </table:table-row>
        <table:table-row table:style-name="ro5">
          <table:table-cell table:style-name="ce113" table:formula="of:=[.A300]+1" office:value-type="float" office:value="299" calcext:value-type="float">
            <text:p>299</text:p>
          </table:table-cell>
          <table:table-cell table:style-name="ce116" table:number-columns-repeated="4"/>
          <table:table-cell table:style-name="ce118" table:formula="of:=IF([.B301]=&quot;&quot;;&quot;&quot;;RANK([.AA301];[.$AA$3]:INDIRECT(CONCATENATE(&quot;AA&quot;&amp;(COUNTA([.B$1:.B$1048576])+1)));0))">
            <text:p/>
          </table:table-cell>
          <table:table-cell table:style-name="ce118" table:formula="of:=IF([.B301]=&quot;&quot;;&quot;&quot;;RANK([.AB30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88929942828631" calcext:value-type="float">
            <text:p>0,488929942828631</text:p>
          </table:table-cell>
          <table:table-cell table:style-name="ce153" office:value-type="float" office:value="0.349696676632101" calcext:value-type="float">
            <text:p>0,349696676632101</text:p>
          </table:table-cell>
          <table:table-cell table:number-columns-repeated="995"/>
        </table:table-row>
        <table:table-row table:style-name="ro5">
          <table:table-cell table:style-name="ce113" table:formula="of:=[.A301]+1" office:value-type="float" office:value="300" calcext:value-type="float">
            <text:p>300</text:p>
          </table:table-cell>
          <table:table-cell table:style-name="ce116" table:number-columns-repeated="4"/>
          <table:table-cell table:style-name="ce118" table:formula="of:=IF([.B302]=&quot;&quot;;&quot;&quot;;RANK([.AA302];[.$AA$3]:INDIRECT(CONCATENATE(&quot;AA&quot;&amp;(COUNTA([.B$1:.B$1048576])+1)));0))">
            <text:p/>
          </table:table-cell>
          <table:table-cell table:style-name="ce118" table:formula="of:=IF([.B302]=&quot;&quot;;&quot;&quot;;RANK([.AB30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08883875348182" calcext:value-type="float">
            <text:p>0,808883875348182</text:p>
          </table:table-cell>
          <table:table-cell table:style-name="ce153" office:value-type="float" office:value="0.0763500612557445" calcext:value-type="float">
            <text:p>0,076350061255745</text:p>
          </table:table-cell>
          <table:table-cell table:number-columns-repeated="995"/>
        </table:table-row>
        <table:table-row table:style-name="ro5">
          <table:table-cell table:style-name="ce113" table:formula="of:=[.A302]+1" office:value-type="float" office:value="301" calcext:value-type="float">
            <text:p>301</text:p>
          </table:table-cell>
          <table:table-cell table:style-name="ce116" table:number-columns-repeated="4"/>
          <table:table-cell table:style-name="ce118" table:formula="of:=IF([.B303]=&quot;&quot;;&quot;&quot;;RANK([.AA303];[.$AA$3]:INDIRECT(CONCATENATE(&quot;AA&quot;&amp;(COUNTA([.B$1:.B$1048576])+1)));0))">
            <text:p/>
          </table:table-cell>
          <table:table-cell table:style-name="ce118" table:formula="of:=IF([.B303]=&quot;&quot;;&quot;&quot;;RANK([.AB30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9900383095498" calcext:value-type="float">
            <text:p>0,869900383095498</text:p>
          </table:table-cell>
          <table:table-cell table:style-name="ce153" office:value-type="float" office:value="0.805015729065296" calcext:value-type="float">
            <text:p>0,805015729065296</text:p>
          </table:table-cell>
          <table:table-cell table:number-columns-repeated="995"/>
        </table:table-row>
        <table:table-row table:style-name="ro5">
          <table:table-cell table:style-name="ce113" table:formula="of:=[.A303]+1" office:value-type="float" office:value="302" calcext:value-type="float">
            <text:p>302</text:p>
          </table:table-cell>
          <table:table-cell table:style-name="ce116" table:number-columns-repeated="4"/>
          <table:table-cell table:style-name="ce118" table:formula="of:=IF([.B304]=&quot;&quot;;&quot;&quot;;RANK([.AA304];[.$AA$3]:INDIRECT(CONCATENATE(&quot;AA&quot;&amp;(COUNTA([.B$1:.B$1048576])+1)));0))">
            <text:p/>
          </table:table-cell>
          <table:table-cell table:style-name="ce118" table:formula="of:=IF([.B304]=&quot;&quot;;&quot;&quot;;RANK([.AB30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18059021180764" calcext:value-type="float">
            <text:p>0,218059021180764</text:p>
          </table:table-cell>
          <table:table-cell table:style-name="ce153" office:value-type="float" office:value="0.997984017521592" calcext:value-type="float">
            <text:p>0,997984017521592</text:p>
          </table:table-cell>
          <table:table-cell table:number-columns-repeated="995"/>
        </table:table-row>
        <table:table-row table:style-name="ro5">
          <table:table-cell table:style-name="ce113" table:formula="of:=[.A304]+1" office:value-type="float" office:value="303" calcext:value-type="float">
            <text:p>303</text:p>
          </table:table-cell>
          <table:table-cell table:style-name="ce116" table:number-columns-repeated="4"/>
          <table:table-cell table:style-name="ce118" table:formula="of:=IF([.B305]=&quot;&quot;;&quot;&quot;;RANK([.AA305];[.$AA$3]:INDIRECT(CONCATENATE(&quot;AA&quot;&amp;(COUNTA([.B$1:.B$1048576])+1)));0))">
            <text:p/>
          </table:table-cell>
          <table:table-cell table:style-name="ce118" table:formula="of:=IF([.B305]=&quot;&quot;;&quot;&quot;;RANK([.AB30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125556670506146" calcext:value-type="float">
            <text:p>0,012555667050615</text:p>
          </table:table-cell>
          <table:table-cell table:style-name="ce153" office:value-type="float" office:value="0.64904242273765" calcext:value-type="float">
            <text:p>0,64904242273765</text:p>
          </table:table-cell>
          <table:table-cell table:number-columns-repeated="995"/>
        </table:table-row>
        <table:table-row table:style-name="ro5">
          <table:table-cell table:style-name="ce113" table:formula="of:=[.A305]+1" office:value-type="float" office:value="304" calcext:value-type="float">
            <text:p>304</text:p>
          </table:table-cell>
          <table:table-cell table:style-name="ce116" table:number-columns-repeated="4"/>
          <table:table-cell table:style-name="ce118" table:formula="of:=IF([.B306]=&quot;&quot;;&quot;&quot;;RANK([.AA306];[.$AA$3]:INDIRECT(CONCATENATE(&quot;AA&quot;&amp;(COUNTA([.B$1:.B$1048576])+1)));0))">
            <text:p/>
          </table:table-cell>
          <table:table-cell table:style-name="ce118" table:formula="of:=IF([.B306]=&quot;&quot;;&quot;&quot;;RANK([.AB30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12892206415074" calcext:value-type="float">
            <text:p>0,212892206415074</text:p>
          </table:table-cell>
          <table:table-cell table:style-name="ce153" office:value-type="float" office:value="0.127031859642822" calcext:value-type="float">
            <text:p>0,127031859642822</text:p>
          </table:table-cell>
          <table:table-cell table:number-columns-repeated="995"/>
        </table:table-row>
        <table:table-row table:style-name="ro5">
          <table:table-cell table:style-name="ce113" table:formula="of:=[.A306]+1" office:value-type="float" office:value="305" calcext:value-type="float">
            <text:p>305</text:p>
          </table:table-cell>
          <table:table-cell table:style-name="ce116" table:number-columns-repeated="4"/>
          <table:table-cell table:style-name="ce118" table:formula="of:=IF([.B307]=&quot;&quot;;&quot;&quot;;RANK([.AA307];[.$AA$3]:INDIRECT(CONCATENATE(&quot;AA&quot;&amp;(COUNTA([.B$1:.B$1048576])+1)));0))">
            <text:p/>
          </table:table-cell>
          <table:table-cell table:style-name="ce118" table:formula="of:=IF([.B307]=&quot;&quot;;&quot;&quot;;RANK([.AB30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53980682873267" calcext:value-type="float">
            <text:p>0,753980682873267</text:p>
          </table:table-cell>
          <table:table-cell table:style-name="ce153" office:value-type="float" office:value="0.67796583288263" calcext:value-type="float">
            <text:p>0,67796583288263</text:p>
          </table:table-cell>
          <table:table-cell table:number-columns-repeated="995"/>
        </table:table-row>
        <table:table-row table:style-name="ro5">
          <table:table-cell table:style-name="ce113" table:formula="of:=[.A307]+1" office:value-type="float" office:value="306" calcext:value-type="float">
            <text:p>306</text:p>
          </table:table-cell>
          <table:table-cell table:style-name="ce116" table:number-columns-repeated="4"/>
          <table:table-cell table:style-name="ce118" table:formula="of:=IF([.B308]=&quot;&quot;;&quot;&quot;;RANK([.AA308];[.$AA$3]:INDIRECT(CONCATENATE(&quot;AA&quot;&amp;(COUNTA([.B$1:.B$1048576])+1)));0))">
            <text:p/>
          </table:table-cell>
          <table:table-cell table:style-name="ce118" table:formula="of:=IF([.B308]=&quot;&quot;;&quot;&quot;;RANK([.AB30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235614464535446" calcext:value-type="float">
            <text:p>0,023561446453545</text:p>
          </table:table-cell>
          <table:table-cell table:style-name="ce153" office:value-type="float" office:value="0.501832267747999" calcext:value-type="float">
            <text:p>0,501832267747999</text:p>
          </table:table-cell>
          <table:table-cell table:number-columns-repeated="995"/>
        </table:table-row>
        <table:table-row table:style-name="ro5">
          <table:table-cell table:style-name="ce113" table:formula="of:=[.A308]+1" office:value-type="float" office:value="307" calcext:value-type="float">
            <text:p>307</text:p>
          </table:table-cell>
          <table:table-cell table:style-name="ce116" table:number-columns-repeated="4"/>
          <table:table-cell table:style-name="ce118" table:formula="of:=IF([.B309]=&quot;&quot;;&quot;&quot;;RANK([.AA309];[.$AA$3]:INDIRECT(CONCATENATE(&quot;AA&quot;&amp;(COUNTA([.B$1:.B$1048576])+1)));0))">
            <text:p/>
          </table:table-cell>
          <table:table-cell table:style-name="ce118" table:formula="of:=IF([.B309]=&quot;&quot;;&quot;&quot;;RANK([.AB30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61628502777387" calcext:value-type="float">
            <text:p>0,261628502777387</text:p>
          </table:table-cell>
          <table:table-cell table:style-name="ce153" office:value-type="float" office:value="0.822448120325675" calcext:value-type="float">
            <text:p>0,822448120325675</text:p>
          </table:table-cell>
          <table:table-cell table:number-columns-repeated="995"/>
        </table:table-row>
        <table:table-row table:style-name="ro5">
          <table:table-cell table:style-name="ce113" table:formula="of:=[.A309]+1" office:value-type="float" office:value="308" calcext:value-type="float">
            <text:p>308</text:p>
          </table:table-cell>
          <table:table-cell table:style-name="ce116" table:number-columns-repeated="4"/>
          <table:table-cell table:style-name="ce118" table:formula="of:=IF([.B310]=&quot;&quot;;&quot;&quot;;RANK([.AA310];[.$AA$3]:INDIRECT(CONCATENATE(&quot;AA&quot;&amp;(COUNTA([.B$1:.B$1048576])+1)));0))">
            <text:p/>
          </table:table-cell>
          <table:table-cell table:style-name="ce118" table:formula="of:=IF([.B310]=&quot;&quot;;&quot;&quot;;RANK([.AB31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41229156453575" calcext:value-type="float">
            <text:p>0,241229156453575</text:p>
          </table:table-cell>
          <table:table-cell table:style-name="ce153" office:value-type="float" office:value="0.592020809458951" calcext:value-type="float">
            <text:p>0,592020809458951</text:p>
          </table:table-cell>
          <table:table-cell table:number-columns-repeated="995"/>
        </table:table-row>
        <table:table-row table:style-name="ro5">
          <table:table-cell table:style-name="ce113" table:formula="of:=[.A310]+1" office:value-type="float" office:value="309" calcext:value-type="float">
            <text:p>309</text:p>
          </table:table-cell>
          <table:table-cell table:style-name="ce116" table:number-columns-repeated="4"/>
          <table:table-cell table:style-name="ce118" table:formula="of:=IF([.B311]=&quot;&quot;;&quot;&quot;;RANK([.AA311];[.$AA$3]:INDIRECT(CONCATENATE(&quot;AA&quot;&amp;(COUNTA([.B$1:.B$1048576])+1)));0))">
            <text:p/>
          </table:table-cell>
          <table:table-cell table:style-name="ce118" table:formula="of:=IF([.B311]=&quot;&quot;;&quot;&quot;;RANK([.AB31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9296609107023" calcext:value-type="float">
            <text:p>0,629296609107023</text:p>
          </table:table-cell>
          <table:table-cell table:style-name="ce153" office:value-type="float" office:value="0.826002404635208" calcext:value-type="float">
            <text:p>0,826002404635208</text:p>
          </table:table-cell>
          <table:table-cell table:number-columns-repeated="995"/>
        </table:table-row>
        <table:table-row table:style-name="ro5">
          <table:table-cell table:style-name="ce113" table:formula="of:=[.A311]+1" office:value-type="float" office:value="310" calcext:value-type="float">
            <text:p>310</text:p>
          </table:table-cell>
          <table:table-cell table:style-name="ce116" table:number-columns-repeated="4"/>
          <table:table-cell table:style-name="ce118" table:formula="of:=IF([.B312]=&quot;&quot;;&quot;&quot;;RANK([.AA312];[.$AA$3]:INDIRECT(CONCATENATE(&quot;AA&quot;&amp;(COUNTA([.B$1:.B$1048576])+1)));0))">
            <text:p/>
          </table:table-cell>
          <table:table-cell table:style-name="ce118" table:formula="of:=IF([.B312]=&quot;&quot;;&quot;&quot;;RANK([.AB31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4825488975982" calcext:value-type="float">
            <text:p>0,624825488975982</text:p>
          </table:table-cell>
          <table:table-cell table:style-name="ce153" office:value-type="float" office:value="0.100594130763639" calcext:value-type="float">
            <text:p>0,100594130763639</text:p>
          </table:table-cell>
          <table:table-cell table:number-columns-repeated="995"/>
        </table:table-row>
        <table:table-row table:style-name="ro5">
          <table:table-cell table:style-name="ce113" table:formula="of:=[.A312]+1" office:value-type="float" office:value="311" calcext:value-type="float">
            <text:p>311</text:p>
          </table:table-cell>
          <table:table-cell table:style-name="ce116" table:number-columns-repeated="4"/>
          <table:table-cell table:style-name="ce118" table:formula="of:=IF([.B313]=&quot;&quot;;&quot;&quot;;RANK([.AA313];[.$AA$3]:INDIRECT(CONCATENATE(&quot;AA&quot;&amp;(COUNTA([.B$1:.B$1048576])+1)));0))">
            <text:p/>
          </table:table-cell>
          <table:table-cell table:style-name="ce118" table:formula="of:=IF([.B313]=&quot;&quot;;&quot;&quot;;RANK([.AB31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1754040745193" calcext:value-type="float">
            <text:p>0,71754040745193</text:p>
          </table:table-cell>
          <table:table-cell table:style-name="ce153" office:value-type="float" office:value="0.0679942057786986" calcext:value-type="float">
            <text:p>0,067994205778699</text:p>
          </table:table-cell>
          <table:table-cell table:number-columns-repeated="995"/>
        </table:table-row>
        <table:table-row table:style-name="ro5">
          <table:table-cell table:style-name="ce113" table:formula="of:=[.A313]+1" office:value-type="float" office:value="312" calcext:value-type="float">
            <text:p>312</text:p>
          </table:table-cell>
          <table:table-cell table:style-name="ce116" table:number-columns-repeated="4"/>
          <table:table-cell table:style-name="ce118" table:formula="of:=IF([.B314]=&quot;&quot;;&quot;&quot;;RANK([.AA314];[.$AA$3]:INDIRECT(CONCATENATE(&quot;AA&quot;&amp;(COUNTA([.B$1:.B$1048576])+1)));0))">
            <text:p/>
          </table:table-cell>
          <table:table-cell table:style-name="ce118" table:formula="of:=IF([.B314]=&quot;&quot;;&quot;&quot;;RANK([.AB31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10540313950714" calcext:value-type="float">
            <text:p>0,410540313950714</text:p>
          </table:table-cell>
          <table:table-cell table:style-name="ce153" office:value-type="float" office:value="0.999109574540062" calcext:value-type="float">
            <text:p>0,999109574540062</text:p>
          </table:table-cell>
          <table:table-cell table:number-columns-repeated="995"/>
        </table:table-row>
        <table:table-row table:style-name="ro5">
          <table:table-cell table:style-name="ce113" table:formula="of:=[.A314]+1" office:value-type="float" office:value="313" calcext:value-type="float">
            <text:p>313</text:p>
          </table:table-cell>
          <table:table-cell table:style-name="ce116" table:number-columns-repeated="4"/>
          <table:table-cell table:style-name="ce118" table:formula="of:=IF([.B315]=&quot;&quot;;&quot;&quot;;RANK([.AA315];[.$AA$3]:INDIRECT(CONCATENATE(&quot;AA&quot;&amp;(COUNTA([.B$1:.B$1048576])+1)));0))">
            <text:p/>
          </table:table-cell>
          <table:table-cell table:style-name="ce118" table:formula="of:=IF([.B315]=&quot;&quot;;&quot;&quot;;RANK([.AB31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30600872999181" calcext:value-type="float">
            <text:p>0,730600872999181</text:p>
          </table:table-cell>
          <table:table-cell table:style-name="ce153" office:value-type="float" office:value="0.0486330965982229" calcext:value-type="float">
            <text:p>0,048633096598223</text:p>
          </table:table-cell>
          <table:table-cell table:number-columns-repeated="995"/>
        </table:table-row>
        <table:table-row table:style-name="ro5">
          <table:table-cell table:style-name="ce113" table:formula="of:=[.A315]+1" office:value-type="float" office:value="314" calcext:value-type="float">
            <text:p>314</text:p>
          </table:table-cell>
          <table:table-cell table:style-name="ce116" table:number-columns-repeated="4"/>
          <table:table-cell table:style-name="ce118" table:formula="of:=IF([.B316]=&quot;&quot;;&quot;&quot;;RANK([.AA316];[.$AA$3]:INDIRECT(CONCATENATE(&quot;AA&quot;&amp;(COUNTA([.B$1:.B$1048576])+1)));0))">
            <text:p/>
          </table:table-cell>
          <table:table-cell table:style-name="ce118" table:formula="of:=IF([.B316]=&quot;&quot;;&quot;&quot;;RANK([.AB31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4267576488332" calcext:value-type="float">
            <text:p>0,44267576488332</text:p>
          </table:table-cell>
          <table:table-cell table:style-name="ce153" office:value-type="float" office:value="0.73594500432457" calcext:value-type="float">
            <text:p>0,73594500432457</text:p>
          </table:table-cell>
          <table:table-cell table:number-columns-repeated="995"/>
        </table:table-row>
        <table:table-row table:style-name="ro5">
          <table:table-cell table:style-name="ce113" table:formula="of:=[.A316]+1" office:value-type="float" office:value="315" calcext:value-type="float">
            <text:p>315</text:p>
          </table:table-cell>
          <table:table-cell table:style-name="ce116" table:number-columns-repeated="4"/>
          <table:table-cell table:style-name="ce118" table:formula="of:=IF([.B317]=&quot;&quot;;&quot;&quot;;RANK([.AA317];[.$AA$3]:INDIRECT(CONCATENATE(&quot;AA&quot;&amp;(COUNTA([.B$1:.B$1048576])+1)));0))">
            <text:p/>
          </table:table-cell>
          <table:table-cell table:style-name="ce118" table:formula="of:=IF([.B317]=&quot;&quot;;&quot;&quot;;RANK([.AB31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7580467671878" calcext:value-type="float">
            <text:p>0,897580467671878</text:p>
          </table:table-cell>
          <table:table-cell table:style-name="ce153" office:value-type="float" office:value="0.760071067830737" calcext:value-type="float">
            <text:p>0,760071067830737</text:p>
          </table:table-cell>
          <table:table-cell table:number-columns-repeated="995"/>
        </table:table-row>
        <table:table-row table:style-name="ro5">
          <table:table-cell table:style-name="ce113" table:formula="of:=[.A317]+1" office:value-type="float" office:value="316" calcext:value-type="float">
            <text:p>316</text:p>
          </table:table-cell>
          <table:table-cell table:style-name="ce116" table:number-columns-repeated="4"/>
          <table:table-cell table:style-name="ce118" table:formula="of:=IF([.B318]=&quot;&quot;;&quot;&quot;;RANK([.AA318];[.$AA$3]:INDIRECT(CONCATENATE(&quot;AA&quot;&amp;(COUNTA([.B$1:.B$1048576])+1)));0))">
            <text:p/>
          </table:table-cell>
          <table:table-cell table:style-name="ce118" table:formula="of:=IF([.B318]=&quot;&quot;;&quot;&quot;;RANK([.AB31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21016306575068" calcext:value-type="float">
            <text:p>0,421016306575068</text:p>
          </table:table-cell>
          <table:table-cell table:style-name="ce153" office:value-type="float" office:value="0.216074494208201" calcext:value-type="float">
            <text:p>0,216074494208201</text:p>
          </table:table-cell>
          <table:table-cell table:number-columns-repeated="995"/>
        </table:table-row>
        <table:table-row table:style-name="ro5">
          <table:table-cell table:style-name="ce113" table:formula="of:=[.A318]+1" office:value-type="float" office:value="317" calcext:value-type="float">
            <text:p>317</text:p>
          </table:table-cell>
          <table:table-cell table:style-name="ce116" table:number-columns-repeated="4"/>
          <table:table-cell table:style-name="ce118" table:formula="of:=IF([.B319]=&quot;&quot;;&quot;&quot;;RANK([.AA319];[.$AA$3]:INDIRECT(CONCATENATE(&quot;AA&quot;&amp;(COUNTA([.B$1:.B$1048576])+1)));0))">
            <text:p/>
          </table:table-cell>
          <table:table-cell table:style-name="ce118" table:formula="of:=IF([.B319]=&quot;&quot;;&quot;&quot;;RANK([.AB31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44374226476" calcext:value-type="float">
            <text:p>0,744374226476</text:p>
          </table:table-cell>
          <table:table-cell table:style-name="ce153" office:value-type="float" office:value="0.150033050338115" calcext:value-type="float">
            <text:p>0,150033050338115</text:p>
          </table:table-cell>
          <table:table-cell table:number-columns-repeated="995"/>
        </table:table-row>
        <table:table-row table:style-name="ro5">
          <table:table-cell table:style-name="ce113" table:formula="of:=[.A319]+1" office:value-type="float" office:value="318" calcext:value-type="float">
            <text:p>318</text:p>
          </table:table-cell>
          <table:table-cell table:style-name="ce116" table:number-columns-repeated="4"/>
          <table:table-cell table:style-name="ce118" table:formula="of:=IF([.B320]=&quot;&quot;;&quot;&quot;;RANK([.AA320];[.$AA$3]:INDIRECT(CONCATENATE(&quot;AA&quot;&amp;(COUNTA([.B$1:.B$1048576])+1)));0))">
            <text:p/>
          </table:table-cell>
          <table:table-cell table:style-name="ce118" table:formula="of:=IF([.B320]=&quot;&quot;;&quot;&quot;;RANK([.AB32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82754591790605" calcext:value-type="float">
            <text:p>0,982754591790605</text:p>
          </table:table-cell>
          <table:table-cell table:style-name="ce153" office:value-type="float" office:value="0.228993588028508" calcext:value-type="float">
            <text:p>0,228993588028508</text:p>
          </table:table-cell>
          <table:table-cell table:number-columns-repeated="995"/>
        </table:table-row>
        <table:table-row table:style-name="ro5">
          <table:table-cell table:style-name="ce113" table:formula="of:=[.A320]+1" office:value-type="float" office:value="319" calcext:value-type="float">
            <text:p>319</text:p>
          </table:table-cell>
          <table:table-cell table:style-name="ce116" table:number-columns-repeated="4"/>
          <table:table-cell table:style-name="ce118" table:formula="of:=IF([.B321]=&quot;&quot;;&quot;&quot;;RANK([.AA321];[.$AA$3]:INDIRECT(CONCATENATE(&quot;AA&quot;&amp;(COUNTA([.B$1:.B$1048576])+1)));0))">
            <text:p/>
          </table:table-cell>
          <table:table-cell table:style-name="ce118" table:formula="of:=IF([.B321]=&quot;&quot;;&quot;&quot;;RANK([.AB32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15201288134261" calcext:value-type="float">
            <text:p>0,315201288134261</text:p>
          </table:table-cell>
          <table:table-cell table:style-name="ce153" office:value-type="float" office:value="0.5019624726696" calcext:value-type="float">
            <text:p>0,5019624726696</text:p>
          </table:table-cell>
          <table:table-cell table:number-columns-repeated="995"/>
        </table:table-row>
        <table:table-row table:style-name="ro5">
          <table:table-cell table:style-name="ce113" table:formula="of:=[.A321]+1" office:value-type="float" office:value="320" calcext:value-type="float">
            <text:p>320</text:p>
          </table:table-cell>
          <table:table-cell table:style-name="ce116" table:number-columns-repeated="4"/>
          <table:table-cell table:style-name="ce118" table:formula="of:=IF([.B322]=&quot;&quot;;&quot;&quot;;RANK([.AA322];[.$AA$3]:INDIRECT(CONCATENATE(&quot;AA&quot;&amp;(COUNTA([.B$1:.B$1048576])+1)));0))">
            <text:p/>
          </table:table-cell>
          <table:table-cell table:style-name="ce118" table:formula="of:=IF([.B322]=&quot;&quot;;&quot;&quot;;RANK([.AB32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03074267609424" calcext:value-type="float">
            <text:p>0,403074267609424</text:p>
          </table:table-cell>
          <table:table-cell table:style-name="ce153" office:value-type="float" office:value="0.724631934530399" calcext:value-type="float">
            <text:p>0,724631934530399</text:p>
          </table:table-cell>
          <table:table-cell table:number-columns-repeated="995"/>
        </table:table-row>
        <table:table-row table:style-name="ro5">
          <table:table-cell table:style-name="ce113" table:formula="of:=[.A322]+1" office:value-type="float" office:value="321" calcext:value-type="float">
            <text:p>321</text:p>
          </table:table-cell>
          <table:table-cell table:style-name="ce116" table:number-columns-repeated="4"/>
          <table:table-cell table:style-name="ce118" table:formula="of:=IF([.B323]=&quot;&quot;;&quot;&quot;;RANK([.AA323];[.$AA$3]:INDIRECT(CONCATENATE(&quot;AA&quot;&amp;(COUNTA([.B$1:.B$1048576])+1)));0))">
            <text:p/>
          </table:table-cell>
          <table:table-cell table:style-name="ce118" table:formula="of:=IF([.B323]=&quot;&quot;;&quot;&quot;;RANK([.AB32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8709039293086" calcext:value-type="float">
            <text:p>0,328709039293086</text:p>
          </table:table-cell>
          <table:table-cell table:style-name="ce153" office:value-type="float" office:value="0.739396179380668" calcext:value-type="float">
            <text:p>0,739396179380668</text:p>
          </table:table-cell>
          <table:table-cell table:number-columns-repeated="995"/>
        </table:table-row>
        <table:table-row table:style-name="ro5">
          <table:table-cell table:style-name="ce113" table:formula="of:=[.A323]+1" office:value-type="float" office:value="322" calcext:value-type="float">
            <text:p>322</text:p>
          </table:table-cell>
          <table:table-cell table:style-name="ce116" table:number-columns-repeated="4"/>
          <table:table-cell table:style-name="ce118" table:formula="of:=IF([.B324]=&quot;&quot;;&quot;&quot;;RANK([.AA324];[.$AA$3]:INDIRECT(CONCATENATE(&quot;AA&quot;&amp;(COUNTA([.B$1:.B$1048576])+1)));0))">
            <text:p/>
          </table:table-cell>
          <table:table-cell table:style-name="ce118" table:formula="of:=IF([.B324]=&quot;&quot;;&quot;&quot;;RANK([.AB32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4394231794796" calcext:value-type="float">
            <text:p>0,124394231794796</text:p>
          </table:table-cell>
          <table:table-cell table:style-name="ce153" office:value-type="float" office:value="0.943591628736558" calcext:value-type="float">
            <text:p>0,943591628736558</text:p>
          </table:table-cell>
          <table:table-cell table:number-columns-repeated="995"/>
        </table:table-row>
        <table:table-row table:style-name="ro5">
          <table:table-cell table:style-name="ce113" table:formula="of:=[.A324]+1" office:value-type="float" office:value="323" calcext:value-type="float">
            <text:p>323</text:p>
          </table:table-cell>
          <table:table-cell table:style-name="ce116" table:number-columns-repeated="4"/>
          <table:table-cell table:style-name="ce118" table:formula="of:=IF([.B325]=&quot;&quot;;&quot;&quot;;RANK([.AA325];[.$AA$3]:INDIRECT(CONCATENATE(&quot;AA&quot;&amp;(COUNTA([.B$1:.B$1048576])+1)));0))">
            <text:p/>
          </table:table-cell>
          <table:table-cell table:style-name="ce118" table:formula="of:=IF([.B325]=&quot;&quot;;&quot;&quot;;RANK([.AB32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6716577012042" calcext:value-type="float">
            <text:p>0,136716577012042</text:p>
          </table:table-cell>
          <table:table-cell table:style-name="ce153" office:value-type="float" office:value="0.522664521538326" calcext:value-type="float">
            <text:p>0,522664521538326</text:p>
          </table:table-cell>
          <table:table-cell table:number-columns-repeated="995"/>
        </table:table-row>
        <table:table-row table:style-name="ro5">
          <table:table-cell table:style-name="ce113" table:formula="of:=[.A325]+1" office:value-type="float" office:value="324" calcext:value-type="float">
            <text:p>324</text:p>
          </table:table-cell>
          <table:table-cell table:style-name="ce116" table:number-columns-repeated="4"/>
          <table:table-cell table:style-name="ce118" table:formula="of:=IF([.B326]=&quot;&quot;;&quot;&quot;;RANK([.AA326];[.$AA$3]:INDIRECT(CONCATENATE(&quot;AA&quot;&amp;(COUNTA([.B$1:.B$1048576])+1)));0))">
            <text:p/>
          </table:table-cell>
          <table:table-cell table:style-name="ce118" table:formula="of:=IF([.B326]=&quot;&quot;;&quot;&quot;;RANK([.AB32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3389502213689" calcext:value-type="float">
            <text:p>0,293389502213689</text:p>
          </table:table-cell>
          <table:table-cell table:style-name="ce153" office:value-type="float" office:value="0.190575527104631" calcext:value-type="float">
            <text:p>0,190575527104631</text:p>
          </table:table-cell>
          <table:table-cell table:number-columns-repeated="995"/>
        </table:table-row>
        <table:table-row table:style-name="ro5">
          <table:table-cell table:style-name="ce113" table:formula="of:=[.A326]+1" office:value-type="float" office:value="325" calcext:value-type="float">
            <text:p>325</text:p>
          </table:table-cell>
          <table:table-cell table:style-name="ce116" table:number-columns-repeated="4"/>
          <table:table-cell table:style-name="ce118" table:formula="of:=IF([.B327]=&quot;&quot;;&quot;&quot;;RANK([.AA327];[.$AA$3]:INDIRECT(CONCATENATE(&quot;AA&quot;&amp;(COUNTA([.B$1:.B$1048576])+1)));0))">
            <text:p/>
          </table:table-cell>
          <table:table-cell table:style-name="ce118" table:formula="of:=IF([.B327]=&quot;&quot;;&quot;&quot;;RANK([.AB32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76344196532739" calcext:value-type="float">
            <text:p>0,276344196532739</text:p>
          </table:table-cell>
          <table:table-cell table:style-name="ce153" office:value-type="float" office:value="0.465042023028858" calcext:value-type="float">
            <text:p>0,465042023028858</text:p>
          </table:table-cell>
          <table:table-cell table:number-columns-repeated="995"/>
        </table:table-row>
        <table:table-row table:style-name="ro5">
          <table:table-cell table:style-name="ce113" table:formula="of:=[.A327]+1" office:value-type="float" office:value="326" calcext:value-type="float">
            <text:p>326</text:p>
          </table:table-cell>
          <table:table-cell table:style-name="ce116" table:number-columns-repeated="4"/>
          <table:table-cell table:style-name="ce118" table:formula="of:=IF([.B328]=&quot;&quot;;&quot;&quot;;RANK([.AA328];[.$AA$3]:INDIRECT(CONCATENATE(&quot;AA&quot;&amp;(COUNTA([.B$1:.B$1048576])+1)));0))">
            <text:p/>
          </table:table-cell>
          <table:table-cell table:style-name="ce118" table:formula="of:=IF([.B328]=&quot;&quot;;&quot;&quot;;RANK([.AB32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0877642240325" calcext:value-type="float">
            <text:p>0,120877642240325</text:p>
          </table:table-cell>
          <table:table-cell table:style-name="ce153" office:value-type="float" office:value="0.473634901162334" calcext:value-type="float">
            <text:p>0,473634901162334</text:p>
          </table:table-cell>
          <table:table-cell table:number-columns-repeated="995"/>
        </table:table-row>
        <table:table-row table:style-name="ro5">
          <table:table-cell table:style-name="ce113" table:formula="of:=[.A328]+1" office:value-type="float" office:value="327" calcext:value-type="float">
            <text:p>327</text:p>
          </table:table-cell>
          <table:table-cell table:style-name="ce116" table:number-columns-repeated="4"/>
          <table:table-cell table:style-name="ce118" table:formula="of:=IF([.B329]=&quot;&quot;;&quot;&quot;;RANK([.AA329];[.$AA$3]:INDIRECT(CONCATENATE(&quot;AA&quot;&amp;(COUNTA([.B$1:.B$1048576])+1)));0))">
            <text:p/>
          </table:table-cell>
          <table:table-cell table:style-name="ce118" table:formula="of:=IF([.B329]=&quot;&quot;;&quot;&quot;;RANK([.AB32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0028366924414" calcext:value-type="float">
            <text:p>0,50028366924414</text:p>
          </table:table-cell>
          <table:table-cell table:style-name="ce153" office:value-type="float" office:value="0.449748724805169" calcext:value-type="float">
            <text:p>0,449748724805169</text:p>
          </table:table-cell>
          <table:table-cell table:number-columns-repeated="995"/>
        </table:table-row>
        <table:table-row table:style-name="ro5">
          <table:table-cell table:style-name="ce113" table:formula="of:=[.A329]+1" office:value-type="float" office:value="328" calcext:value-type="float">
            <text:p>328</text:p>
          </table:table-cell>
          <table:table-cell table:style-name="ce116" table:number-columns-repeated="4"/>
          <table:table-cell table:style-name="ce118" table:formula="of:=IF([.B330]=&quot;&quot;;&quot;&quot;;RANK([.AA330];[.$AA$3]:INDIRECT(CONCATENATE(&quot;AA&quot;&amp;(COUNTA([.B$1:.B$1048576])+1)));0))">
            <text:p/>
          </table:table-cell>
          <table:table-cell table:style-name="ce118" table:formula="of:=IF([.B330]=&quot;&quot;;&quot;&quot;;RANK([.AB33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2068274813611" calcext:value-type="float">
            <text:p>0,682068274813611</text:p>
          </table:table-cell>
          <table:table-cell table:style-name="ce153" office:value-type="float" office:value="0.943884245602238" calcext:value-type="float">
            <text:p>0,943884245602238</text:p>
          </table:table-cell>
          <table:table-cell table:number-columns-repeated="995"/>
        </table:table-row>
        <table:table-row table:style-name="ro5">
          <table:table-cell table:style-name="ce113" table:formula="of:=[.A330]+1" office:value-type="float" office:value="329" calcext:value-type="float">
            <text:p>329</text:p>
          </table:table-cell>
          <table:table-cell table:style-name="ce116" table:number-columns-repeated="4"/>
          <table:table-cell table:style-name="ce118" table:formula="of:=IF([.B331]=&quot;&quot;;&quot;&quot;;RANK([.AA331];[.$AA$3]:INDIRECT(CONCATENATE(&quot;AA&quot;&amp;(COUNTA([.B$1:.B$1048576])+1)));0))">
            <text:p/>
          </table:table-cell>
          <table:table-cell table:style-name="ce118" table:formula="of:=IF([.B331]=&quot;&quot;;&quot;&quot;;RANK([.AB33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1536635541296" calcext:value-type="float">
            <text:p>0,81536635541296</text:p>
          </table:table-cell>
          <table:table-cell table:style-name="ce153" office:value-type="float" office:value="0.0479178564096919" calcext:value-type="float">
            <text:p>0,047917856409692</text:p>
          </table:table-cell>
          <table:table-cell table:number-columns-repeated="995"/>
        </table:table-row>
        <table:table-row table:style-name="ro5">
          <table:table-cell table:style-name="ce113" table:formula="of:=[.A331]+1" office:value-type="float" office:value="330" calcext:value-type="float">
            <text:p>330</text:p>
          </table:table-cell>
          <table:table-cell table:style-name="ce116" table:number-columns-repeated="4"/>
          <table:table-cell table:style-name="ce118" table:formula="of:=IF([.B332]=&quot;&quot;;&quot;&quot;;RANK([.AA332];[.$AA$3]:INDIRECT(CONCATENATE(&quot;AA&quot;&amp;(COUNTA([.B$1:.B$1048576])+1)));0))">
            <text:p/>
          </table:table-cell>
          <table:table-cell table:style-name="ce118" table:formula="of:=IF([.B332]=&quot;&quot;;&quot;&quot;;RANK([.AB33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9078614167107" calcext:value-type="float">
            <text:p>0,189078614167107</text:p>
          </table:table-cell>
          <table:table-cell table:style-name="ce153" office:value-type="float" office:value="0.465757810070739" calcext:value-type="float">
            <text:p>0,465757810070739</text:p>
          </table:table-cell>
          <table:table-cell table:number-columns-repeated="995"/>
        </table:table-row>
        <table:table-row table:style-name="ro5">
          <table:table-cell table:style-name="ce113" table:formula="of:=[.A332]+1" office:value-type="float" office:value="331" calcext:value-type="float">
            <text:p>331</text:p>
          </table:table-cell>
          <table:table-cell table:style-name="ce116" table:number-columns-repeated="4"/>
          <table:table-cell table:style-name="ce118" table:formula="of:=IF([.B333]=&quot;&quot;;&quot;&quot;;RANK([.AA333];[.$AA$3]:INDIRECT(CONCATENATE(&quot;AA&quot;&amp;(COUNTA([.B$1:.B$1048576])+1)));0))">
            <text:p/>
          </table:table-cell>
          <table:table-cell table:style-name="ce118" table:formula="of:=IF([.B333]=&quot;&quot;;&quot;&quot;;RANK([.AB33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2535556129131" calcext:value-type="float">
            <text:p>0,72535556129131</text:p>
          </table:table-cell>
          <table:table-cell table:style-name="ce153" office:value-type="float" office:value="0.0752145748174899" calcext:value-type="float">
            <text:p>0,07521457481749</text:p>
          </table:table-cell>
          <table:table-cell table:number-columns-repeated="995"/>
        </table:table-row>
        <table:table-row table:style-name="ro5">
          <table:table-cell table:style-name="ce113" table:formula="of:=[.A333]+1" office:value-type="float" office:value="332" calcext:value-type="float">
            <text:p>332</text:p>
          </table:table-cell>
          <table:table-cell table:style-name="ce116" table:number-columns-repeated="4"/>
          <table:table-cell table:style-name="ce118" table:formula="of:=IF([.B334]=&quot;&quot;;&quot;&quot;;RANK([.AA334];[.$AA$3]:INDIRECT(CONCATENATE(&quot;AA&quot;&amp;(COUNTA([.B$1:.B$1048576])+1)));0))">
            <text:p/>
          </table:table-cell>
          <table:table-cell table:style-name="ce118" table:formula="of:=IF([.B334]=&quot;&quot;;&quot;&quot;;RANK([.AB33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17653149756804" calcext:value-type="float">
            <text:p>0,917653149756804</text:p>
          </table:table-cell>
          <table:table-cell table:style-name="ce153" office:value-type="float" office:value="0.798870490625878" calcext:value-type="float">
            <text:p>0,798870490625878</text:p>
          </table:table-cell>
          <table:table-cell table:number-columns-repeated="995"/>
        </table:table-row>
        <table:table-row table:style-name="ro5">
          <table:table-cell table:style-name="ce113" table:formula="of:=[.A334]+1" office:value-type="float" office:value="333" calcext:value-type="float">
            <text:p>333</text:p>
          </table:table-cell>
          <table:table-cell table:style-name="ce116" table:number-columns-repeated="4"/>
          <table:table-cell table:style-name="ce118" table:formula="of:=IF([.B335]=&quot;&quot;;&quot;&quot;;RANK([.AA335];[.$AA$3]:INDIRECT(CONCATENATE(&quot;AA&quot;&amp;(COUNTA([.B$1:.B$1048576])+1)));0))">
            <text:p/>
          </table:table-cell>
          <table:table-cell table:style-name="ce118" table:formula="of:=IF([.B335]=&quot;&quot;;&quot;&quot;;RANK([.AB33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87803495039937" calcext:value-type="float">
            <text:p>0,887803495039937</text:p>
          </table:table-cell>
          <table:table-cell table:style-name="ce153" office:value-type="float" office:value="0.823777341074804" calcext:value-type="float">
            <text:p>0,823777341074804</text:p>
          </table:table-cell>
          <table:table-cell table:number-columns-repeated="995"/>
        </table:table-row>
        <table:table-row table:style-name="ro5">
          <table:table-cell table:style-name="ce113" table:formula="of:=[.A335]+1" office:value-type="float" office:value="334" calcext:value-type="float">
            <text:p>334</text:p>
          </table:table-cell>
          <table:table-cell table:style-name="ce116" table:number-columns-repeated="4"/>
          <table:table-cell table:style-name="ce118" table:formula="of:=IF([.B336]=&quot;&quot;;&quot;&quot;;RANK([.AA336];[.$AA$3]:INDIRECT(CONCATENATE(&quot;AA&quot;&amp;(COUNTA([.B$1:.B$1048576])+1)));0))">
            <text:p/>
          </table:table-cell>
          <table:table-cell table:style-name="ce118" table:formula="of:=IF([.B336]=&quot;&quot;;&quot;&quot;;RANK([.AB33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58170306104" calcext:value-type="float">
            <text:p>0,8958170306104</text:p>
          </table:table-cell>
          <table:table-cell table:style-name="ce153" office:value-type="float" office:value="0.924271145446887" calcext:value-type="float">
            <text:p>0,924271145446887</text:p>
          </table:table-cell>
          <table:table-cell table:number-columns-repeated="995"/>
        </table:table-row>
        <table:table-row table:style-name="ro5">
          <table:table-cell table:style-name="ce113" table:formula="of:=[.A336]+1" office:value-type="float" office:value="335" calcext:value-type="float">
            <text:p>335</text:p>
          </table:table-cell>
          <table:table-cell table:style-name="ce116" table:number-columns-repeated="4"/>
          <table:table-cell table:style-name="ce118" table:formula="of:=IF([.B337]=&quot;&quot;;&quot;&quot;;RANK([.AA337];[.$AA$3]:INDIRECT(CONCATENATE(&quot;AA&quot;&amp;(COUNTA([.B$1:.B$1048576])+1)));0))">
            <text:p/>
          </table:table-cell>
          <table:table-cell table:style-name="ce118" table:formula="of:=IF([.B337]=&quot;&quot;;&quot;&quot;;RANK([.AB33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5525424246125" calcext:value-type="float">
            <text:p>0,15525424246125</text:p>
          </table:table-cell>
          <table:table-cell table:style-name="ce153" office:value-type="float" office:value="0.842833386153358" calcext:value-type="float">
            <text:p>0,842833386153358</text:p>
          </table:table-cell>
          <table:table-cell table:number-columns-repeated="995"/>
        </table:table-row>
        <table:table-row table:style-name="ro5">
          <table:table-cell table:style-name="ce113" table:formula="of:=[.A337]+1" office:value-type="float" office:value="336" calcext:value-type="float">
            <text:p>336</text:p>
          </table:table-cell>
          <table:table-cell table:style-name="ce116" table:number-columns-repeated="4"/>
          <table:table-cell table:style-name="ce118" table:formula="of:=IF([.B338]=&quot;&quot;;&quot;&quot;;RANK([.AA338];[.$AA$3]:INDIRECT(CONCATENATE(&quot;AA&quot;&amp;(COUNTA([.B$1:.B$1048576])+1)));0))">
            <text:p/>
          </table:table-cell>
          <table:table-cell table:style-name="ce118" table:formula="of:=IF([.B338]=&quot;&quot;;&quot;&quot;;RANK([.AB33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0421004130715" calcext:value-type="float">
            <text:p>0,20421004130715</text:p>
          </table:table-cell>
          <table:table-cell table:style-name="ce153" office:value-type="float" office:value="0.346432394249088" calcext:value-type="float">
            <text:p>0,346432394249088</text:p>
          </table:table-cell>
          <table:table-cell table:number-columns-repeated="995"/>
        </table:table-row>
        <table:table-row table:style-name="ro5">
          <table:table-cell table:style-name="ce113" table:formula="of:=[.A338]+1" office:value-type="float" office:value="337" calcext:value-type="float">
            <text:p>337</text:p>
          </table:table-cell>
          <table:table-cell table:style-name="ce116" table:number-columns-repeated="4"/>
          <table:table-cell table:style-name="ce118" table:formula="of:=IF([.B339]=&quot;&quot;;&quot;&quot;;RANK([.AA339];[.$AA$3]:INDIRECT(CONCATENATE(&quot;AA&quot;&amp;(COUNTA([.B$1:.B$1048576])+1)));0))">
            <text:p/>
          </table:table-cell>
          <table:table-cell table:style-name="ce118" table:formula="of:=IF([.B339]=&quot;&quot;;&quot;&quot;;RANK([.AB33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0807316958220014" calcext:value-type="float">
            <text:p>0,0080731695822</text:p>
          </table:table-cell>
          <table:table-cell table:style-name="ce153" office:value-type="float" office:value="0.30748148055381" calcext:value-type="float">
            <text:p>0,30748148055381</text:p>
          </table:table-cell>
          <table:table-cell table:number-columns-repeated="995"/>
        </table:table-row>
        <table:table-row table:style-name="ro5">
          <table:table-cell table:style-name="ce113" table:formula="of:=[.A339]+1" office:value-type="float" office:value="338" calcext:value-type="float">
            <text:p>338</text:p>
          </table:table-cell>
          <table:table-cell table:style-name="ce116" table:number-columns-repeated="4"/>
          <table:table-cell table:style-name="ce118" table:formula="of:=IF([.B340]=&quot;&quot;;&quot;&quot;;RANK([.AA340];[.$AA$3]:INDIRECT(CONCATENATE(&quot;AA&quot;&amp;(COUNTA([.B$1:.B$1048576])+1)));0))">
            <text:p/>
          </table:table-cell>
          <table:table-cell table:style-name="ce118" table:formula="of:=IF([.B340]=&quot;&quot;;&quot;&quot;;RANK([.AB34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2759139771377" calcext:value-type="float">
            <text:p>0,182759139771377</text:p>
          </table:table-cell>
          <table:table-cell table:style-name="ce153" office:value-type="float" office:value="0.193214475503842" calcext:value-type="float">
            <text:p>0,193214475503842</text:p>
          </table:table-cell>
          <table:table-cell table:number-columns-repeated="995"/>
        </table:table-row>
        <table:table-row table:style-name="ro5">
          <table:table-cell table:style-name="ce113" table:formula="of:=[.A340]+1" office:value-type="float" office:value="339" calcext:value-type="float">
            <text:p>339</text:p>
          </table:table-cell>
          <table:table-cell table:style-name="ce116" table:number-columns-repeated="4"/>
          <table:table-cell table:style-name="ce118" table:formula="of:=IF([.B341]=&quot;&quot;;&quot;&quot;;RANK([.AA341];[.$AA$3]:INDIRECT(CONCATENATE(&quot;AA&quot;&amp;(COUNTA([.B$1:.B$1048576])+1)));0))">
            <text:p/>
          </table:table-cell>
          <table:table-cell table:style-name="ce118" table:formula="of:=IF([.B341]=&quot;&quot;;&quot;&quot;;RANK([.AB34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65064681410557" calcext:value-type="float">
            <text:p>0,265064681410557</text:p>
          </table:table-cell>
          <table:table-cell table:style-name="ce153" office:value-type="float" office:value="0.0869981450152007" calcext:value-type="float">
            <text:p>0,086998145015201</text:p>
          </table:table-cell>
          <table:table-cell table:number-columns-repeated="995"/>
        </table:table-row>
        <table:table-row table:style-name="ro5">
          <table:table-cell table:style-name="ce113" table:formula="of:=[.A341]+1" office:value-type="float" office:value="340" calcext:value-type="float">
            <text:p>340</text:p>
          </table:table-cell>
          <table:table-cell table:style-name="ce116" table:number-columns-repeated="4"/>
          <table:table-cell table:style-name="ce118" table:formula="of:=IF([.B342]=&quot;&quot;;&quot;&quot;;RANK([.AA342];[.$AA$3]:INDIRECT(CONCATENATE(&quot;AA&quot;&amp;(COUNTA([.B$1:.B$1048576])+1)));0))">
            <text:p/>
          </table:table-cell>
          <table:table-cell table:style-name="ce118" table:formula="of:=IF([.B342]=&quot;&quot;;&quot;&quot;;RANK([.AB34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49566705234836" calcext:value-type="float">
            <text:p>0,949566705234836</text:p>
          </table:table-cell>
          <table:table-cell table:style-name="ce153" office:value-type="float" office:value="0.50510052070667" calcext:value-type="float">
            <text:p>0,50510052070667</text:p>
          </table:table-cell>
          <table:table-cell table:number-columns-repeated="995"/>
        </table:table-row>
        <table:table-row table:style-name="ro5">
          <table:table-cell table:style-name="ce113" table:formula="of:=[.A342]+1" office:value-type="float" office:value="341" calcext:value-type="float">
            <text:p>341</text:p>
          </table:table-cell>
          <table:table-cell table:style-name="ce116" table:number-columns-repeated="4"/>
          <table:table-cell table:style-name="ce118" table:formula="of:=IF([.B343]=&quot;&quot;;&quot;&quot;;RANK([.AA343];[.$AA$3]:INDIRECT(CONCATENATE(&quot;AA&quot;&amp;(COUNTA([.B$1:.B$1048576])+1)));0))">
            <text:p/>
          </table:table-cell>
          <table:table-cell table:style-name="ce118" table:formula="of:=IF([.B343]=&quot;&quot;;&quot;&quot;;RANK([.AB34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43775876801175" calcext:value-type="float">
            <text:p>0,343775876801175</text:p>
          </table:table-cell>
          <table:table-cell table:style-name="ce153" office:value-type="float" office:value="0.148074504218759" calcext:value-type="float">
            <text:p>0,148074504218759</text:p>
          </table:table-cell>
          <table:table-cell table:number-columns-repeated="995"/>
        </table:table-row>
        <table:table-row table:style-name="ro5">
          <table:table-cell table:style-name="ce113" table:formula="of:=[.A343]+1" office:value-type="float" office:value="342" calcext:value-type="float">
            <text:p>342</text:p>
          </table:table-cell>
          <table:table-cell table:style-name="ce116" table:number-columns-repeated="4"/>
          <table:table-cell table:style-name="ce118" table:formula="of:=IF([.B344]=&quot;&quot;;&quot;&quot;;RANK([.AA344];[.$AA$3]:INDIRECT(CONCATENATE(&quot;AA&quot;&amp;(COUNTA([.B$1:.B$1048576])+1)));0))">
            <text:p/>
          </table:table-cell>
          <table:table-cell table:style-name="ce118" table:formula="of:=IF([.B344]=&quot;&quot;;&quot;&quot;;RANK([.AB34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1822320828767" calcext:value-type="float">
            <text:p>0,861822320828767</text:p>
          </table:table-cell>
          <table:table-cell table:style-name="ce153" office:value-type="float" office:value="0.308125089650703" calcext:value-type="float">
            <text:p>0,308125089650703</text:p>
          </table:table-cell>
          <table:table-cell table:number-columns-repeated="995"/>
        </table:table-row>
        <table:table-row table:style-name="ro5">
          <table:table-cell table:style-name="ce113" table:formula="of:=[.A344]+1" office:value-type="float" office:value="343" calcext:value-type="float">
            <text:p>343</text:p>
          </table:table-cell>
          <table:table-cell table:style-name="ce116" table:number-columns-repeated="4"/>
          <table:table-cell table:style-name="ce118" table:formula="of:=IF([.B345]=&quot;&quot;;&quot;&quot;;RANK([.AA345];[.$AA$3]:INDIRECT(CONCATENATE(&quot;AA&quot;&amp;(COUNTA([.B$1:.B$1048576])+1)));0))">
            <text:p/>
          </table:table-cell>
          <table:table-cell table:style-name="ce118" table:formula="of:=IF([.B345]=&quot;&quot;;&quot;&quot;;RANK([.AB34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29701086325175" calcext:value-type="float">
            <text:p>0,729701086325175</text:p>
          </table:table-cell>
          <table:table-cell table:style-name="ce153" office:value-type="float" office:value="0.919340739027519" calcext:value-type="float">
            <text:p>0,919340739027519</text:p>
          </table:table-cell>
          <table:table-cell table:number-columns-repeated="995"/>
        </table:table-row>
        <table:table-row table:style-name="ro5">
          <table:table-cell table:style-name="ce113" table:formula="of:=[.A345]+1" office:value-type="float" office:value="344" calcext:value-type="float">
            <text:p>344</text:p>
          </table:table-cell>
          <table:table-cell table:style-name="ce116" table:number-columns-repeated="4"/>
          <table:table-cell table:style-name="ce118" table:formula="of:=IF([.B346]=&quot;&quot;;&quot;&quot;;RANK([.AA346];[.$AA$3]:INDIRECT(CONCATENATE(&quot;AA&quot;&amp;(COUNTA([.B$1:.B$1048576])+1)));0))">
            <text:p/>
          </table:table-cell>
          <table:table-cell table:style-name="ce118" table:formula="of:=IF([.B346]=&quot;&quot;;&quot;&quot;;RANK([.AB34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6963821141732" calcext:value-type="float">
            <text:p>0,226963821141732</text:p>
          </table:table-cell>
          <table:table-cell table:style-name="ce153" office:value-type="float" office:value="0.826268098253903" calcext:value-type="float">
            <text:p>0,826268098253903</text:p>
          </table:table-cell>
          <table:table-cell table:number-columns-repeated="995"/>
        </table:table-row>
        <table:table-row table:style-name="ro5">
          <table:table-cell table:style-name="ce113" table:formula="of:=[.A346]+1" office:value-type="float" office:value="345" calcext:value-type="float">
            <text:p>345</text:p>
          </table:table-cell>
          <table:table-cell table:style-name="ce116" table:number-columns-repeated="4"/>
          <table:table-cell table:style-name="ce118" table:formula="of:=IF([.B347]=&quot;&quot;;&quot;&quot;;RANK([.AA347];[.$AA$3]:INDIRECT(CONCATENATE(&quot;AA&quot;&amp;(COUNTA([.B$1:.B$1048576])+1)));0))">
            <text:p/>
          </table:table-cell>
          <table:table-cell table:style-name="ce118" table:formula="of:=IF([.B347]=&quot;&quot;;&quot;&quot;;RANK([.AB34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349558488300974" calcext:value-type="float">
            <text:p>0,034955848830097</text:p>
          </table:table-cell>
          <table:table-cell table:style-name="ce153" office:value-type="float" office:value="0.922991440044109" calcext:value-type="float">
            <text:p>0,922991440044109</text:p>
          </table:table-cell>
          <table:table-cell table:number-columns-repeated="995"/>
        </table:table-row>
        <table:table-row table:style-name="ro5">
          <table:table-cell table:style-name="ce113" table:formula="of:=[.A347]+1" office:value-type="float" office:value="346" calcext:value-type="float">
            <text:p>346</text:p>
          </table:table-cell>
          <table:table-cell table:style-name="ce116" table:number-columns-repeated="4"/>
          <table:table-cell table:style-name="ce118" table:formula="of:=IF([.B348]=&quot;&quot;;&quot;&quot;;RANK([.AA348];[.$AA$3]:INDIRECT(CONCATENATE(&quot;AA&quot;&amp;(COUNTA([.B$1:.B$1048576])+1)));0))">
            <text:p/>
          </table:table-cell>
          <table:table-cell table:style-name="ce118" table:formula="of:=IF([.B348]=&quot;&quot;;&quot;&quot;;RANK([.AB34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9258419084195" calcext:value-type="float">
            <text:p>0,899258419084195</text:p>
          </table:table-cell>
          <table:table-cell table:style-name="ce153" office:value-type="float" office:value="0.34363713274867" calcext:value-type="float">
            <text:p>0,34363713274867</text:p>
          </table:table-cell>
          <table:table-cell table:number-columns-repeated="995"/>
        </table:table-row>
        <table:table-row table:style-name="ro5">
          <table:table-cell table:style-name="ce113" table:formula="of:=[.A348]+1" office:value-type="float" office:value="347" calcext:value-type="float">
            <text:p>347</text:p>
          </table:table-cell>
          <table:table-cell table:style-name="ce116" table:number-columns-repeated="4"/>
          <table:table-cell table:style-name="ce118" table:formula="of:=IF([.B349]=&quot;&quot;;&quot;&quot;;RANK([.AA349];[.$AA$3]:INDIRECT(CONCATENATE(&quot;AA&quot;&amp;(COUNTA([.B$1:.B$1048576])+1)));0))">
            <text:p/>
          </table:table-cell>
          <table:table-cell table:style-name="ce118" table:formula="of:=IF([.B349]=&quot;&quot;;&quot;&quot;;RANK([.AB34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8652211438991" calcext:value-type="float">
            <text:p>0,898652211438991</text:p>
          </table:table-cell>
          <table:table-cell table:style-name="ce153" office:value-type="float" office:value="0.919416378620288" calcext:value-type="float">
            <text:p>0,919416378620288</text:p>
          </table:table-cell>
          <table:table-cell table:number-columns-repeated="995"/>
        </table:table-row>
        <table:table-row table:style-name="ro5">
          <table:table-cell table:style-name="ce113" table:formula="of:=[.A349]+1" office:value-type="float" office:value="348" calcext:value-type="float">
            <text:p>348</text:p>
          </table:table-cell>
          <table:table-cell table:style-name="ce116" table:number-columns-repeated="4"/>
          <table:table-cell table:style-name="ce118" table:formula="of:=IF([.B350]=&quot;&quot;;&quot;&quot;;RANK([.AA350];[.$AA$3]:INDIRECT(CONCATENATE(&quot;AA&quot;&amp;(COUNTA([.B$1:.B$1048576])+1)));0))">
            <text:p/>
          </table:table-cell>
          <table:table-cell table:style-name="ce118" table:formula="of:=IF([.B350]=&quot;&quot;;&quot;&quot;;RANK([.AB35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7934346482174" calcext:value-type="float">
            <text:p>0,67934346482174</text:p>
          </table:table-cell>
          <table:table-cell table:style-name="ce153" office:value-type="float" office:value="0.92579878561987" calcext:value-type="float">
            <text:p>0,92579878561987</text:p>
          </table:table-cell>
          <table:table-cell table:number-columns-repeated="995"/>
        </table:table-row>
        <table:table-row table:style-name="ro5">
          <table:table-cell table:style-name="ce113" table:formula="of:=[.A350]+1" office:value-type="float" office:value="349" calcext:value-type="float">
            <text:p>349</text:p>
          </table:table-cell>
          <table:table-cell table:style-name="ce116" table:number-columns-repeated="4"/>
          <table:table-cell table:style-name="ce118" table:formula="of:=IF([.B351]=&quot;&quot;;&quot;&quot;;RANK([.AA351];[.$AA$3]:INDIRECT(CONCATENATE(&quot;AA&quot;&amp;(COUNTA([.B$1:.B$1048576])+1)));0))">
            <text:p/>
          </table:table-cell>
          <table:table-cell table:style-name="ce118" table:formula="of:=IF([.B351]=&quot;&quot;;&quot;&quot;;RANK([.AB35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857062024659" calcext:value-type="float">
            <text:p>0,22857062024659</text:p>
          </table:table-cell>
          <table:table-cell table:style-name="ce153" office:value-type="float" office:value="0.7310183845946" calcext:value-type="float">
            <text:p>0,7310183845946</text:p>
          </table:table-cell>
          <table:table-cell table:number-columns-repeated="995"/>
        </table:table-row>
        <table:table-row table:style-name="ro5">
          <table:table-cell table:style-name="ce113" table:formula="of:=[.A351]+1" office:value-type="float" office:value="350" calcext:value-type="float">
            <text:p>350</text:p>
          </table:table-cell>
          <table:table-cell table:style-name="ce116" table:number-columns-repeated="4"/>
          <table:table-cell table:style-name="ce118" table:formula="of:=IF([.B352]=&quot;&quot;;&quot;&quot;;RANK([.AA352];[.$AA$3]:INDIRECT(CONCATENATE(&quot;AA&quot;&amp;(COUNTA([.B$1:.B$1048576])+1)));0))">
            <text:p/>
          </table:table-cell>
          <table:table-cell table:style-name="ce118" table:formula="of:=IF([.B352]=&quot;&quot;;&quot;&quot;;RANK([.AB35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7689607672228" calcext:value-type="float">
            <text:p>0,87689607672228</text:p>
          </table:table-cell>
          <table:table-cell table:style-name="ce153" office:value-type="float" office:value="0.2197067958568" calcext:value-type="float">
            <text:p>0,2197067958568</text:p>
          </table:table-cell>
          <table:table-cell table:number-columns-repeated="995"/>
        </table:table-row>
        <table:table-row table:style-name="ro5">
          <table:table-cell table:style-name="ce113" table:formula="of:=[.A352]+1" office:value-type="float" office:value="351" calcext:value-type="float">
            <text:p>351</text:p>
          </table:table-cell>
          <table:table-cell table:style-name="ce116" table:number-columns-repeated="4"/>
          <table:table-cell table:style-name="ce118" table:formula="of:=IF([.B353]=&quot;&quot;;&quot;&quot;;RANK([.AA353];[.$AA$3]:INDIRECT(CONCATENATE(&quot;AA&quot;&amp;(COUNTA([.B$1:.B$1048576])+1)));0))">
            <text:p/>
          </table:table-cell>
          <table:table-cell table:style-name="ce118" table:formula="of:=IF([.B353]=&quot;&quot;;&quot;&quot;;RANK([.AB35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05570777575302" calcext:value-type="float">
            <text:p>0,905570777575302</text:p>
          </table:table-cell>
          <table:table-cell table:style-name="ce153" office:value-type="float" office:value="0.218936045026538" calcext:value-type="float">
            <text:p>0,218936045026538</text:p>
          </table:table-cell>
          <table:table-cell table:number-columns-repeated="995"/>
        </table:table-row>
        <table:table-row table:style-name="ro5">
          <table:table-cell table:style-name="ce113" table:formula="of:=[.A353]+1" office:value-type="float" office:value="352" calcext:value-type="float">
            <text:p>352</text:p>
          </table:table-cell>
          <table:table-cell table:style-name="ce116" table:number-columns-repeated="4"/>
          <table:table-cell table:style-name="ce118" table:formula="of:=IF([.B354]=&quot;&quot;;&quot;&quot;;RANK([.AA354];[.$AA$3]:INDIRECT(CONCATENATE(&quot;AA&quot;&amp;(COUNTA([.B$1:.B$1048576])+1)));0))">
            <text:p/>
          </table:table-cell>
          <table:table-cell table:style-name="ce118" table:formula="of:=IF([.B354]=&quot;&quot;;&quot;&quot;;RANK([.AB35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72302573782213" calcext:value-type="float">
            <text:p>0,172302573782213</text:p>
          </table:table-cell>
          <table:table-cell table:style-name="ce153" office:value-type="float" office:value="0.782746065446137" calcext:value-type="float">
            <text:p>0,782746065446137</text:p>
          </table:table-cell>
          <table:table-cell table:number-columns-repeated="995"/>
        </table:table-row>
        <table:table-row table:style-name="ro5">
          <table:table-cell table:style-name="ce113" table:formula="of:=[.A354]+1" office:value-type="float" office:value="353" calcext:value-type="float">
            <text:p>353</text:p>
          </table:table-cell>
          <table:table-cell table:style-name="ce116" table:number-columns-repeated="4"/>
          <table:table-cell table:style-name="ce118" table:formula="of:=IF([.B355]=&quot;&quot;;&quot;&quot;;RANK([.AA355];[.$AA$3]:INDIRECT(CONCATENATE(&quot;AA&quot;&amp;(COUNTA([.B$1:.B$1048576])+1)));0))">
            <text:p/>
          </table:table-cell>
          <table:table-cell table:style-name="ce118" table:formula="of:=IF([.B355]=&quot;&quot;;&quot;&quot;;RANK([.AB35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42950007429048" calcext:value-type="float">
            <text:p>0,742950007429048</text:p>
          </table:table-cell>
          <table:table-cell table:style-name="ce153" office:value-type="float" office:value="0.591869964722325" calcext:value-type="float">
            <text:p>0,591869964722325</text:p>
          </table:table-cell>
          <table:table-cell table:number-columns-repeated="995"/>
        </table:table-row>
        <table:table-row table:style-name="ro5">
          <table:table-cell table:style-name="ce113" table:formula="of:=[.A355]+1" office:value-type="float" office:value="354" calcext:value-type="float">
            <text:p>354</text:p>
          </table:table-cell>
          <table:table-cell table:style-name="ce116" table:number-columns-repeated="4"/>
          <table:table-cell table:style-name="ce118" table:formula="of:=IF([.B356]=&quot;&quot;;&quot;&quot;;RANK([.AA356];[.$AA$3]:INDIRECT(CONCATENATE(&quot;AA&quot;&amp;(COUNTA([.B$1:.B$1048576])+1)));0))">
            <text:p/>
          </table:table-cell>
          <table:table-cell table:style-name="ce118" table:formula="of:=IF([.B356]=&quot;&quot;;&quot;&quot;;RANK([.AB35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18314203888796" calcext:value-type="float">
            <text:p>0,618314203888796</text:p>
          </table:table-cell>
          <table:table-cell table:style-name="ce153" office:value-type="float" office:value="0.770696266592031" calcext:value-type="float">
            <text:p>0,770696266592031</text:p>
          </table:table-cell>
          <table:table-cell table:number-columns-repeated="995"/>
        </table:table-row>
        <table:table-row table:style-name="ro5">
          <table:table-cell table:style-name="ce113" table:formula="of:=[.A356]+1" office:value-type="float" office:value="355" calcext:value-type="float">
            <text:p>355</text:p>
          </table:table-cell>
          <table:table-cell table:style-name="ce116" table:number-columns-repeated="4"/>
          <table:table-cell table:style-name="ce118" table:formula="of:=IF([.B357]=&quot;&quot;;&quot;&quot;;RANK([.AA357];[.$AA$3]:INDIRECT(CONCATENATE(&quot;AA&quot;&amp;(COUNTA([.B$1:.B$1048576])+1)));0))">
            <text:p/>
          </table:table-cell>
          <table:table-cell table:style-name="ce118" table:formula="of:=IF([.B357]=&quot;&quot;;&quot;&quot;;RANK([.AB35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71722869478919" calcext:value-type="float">
            <text:p>0,571722869478919</text:p>
          </table:table-cell>
          <table:table-cell table:style-name="ce153" office:value-type="float" office:value="0.0242343090286833" calcext:value-type="float">
            <text:p>0,024234309028683</text:p>
          </table:table-cell>
          <table:table-cell table:number-columns-repeated="995"/>
        </table:table-row>
        <table:table-row table:style-name="ro5">
          <table:table-cell table:style-name="ce113" table:formula="of:=[.A357]+1" office:value-type="float" office:value="356" calcext:value-type="float">
            <text:p>356</text:p>
          </table:table-cell>
          <table:table-cell table:style-name="ce116" table:number-columns-repeated="4"/>
          <table:table-cell table:style-name="ce118" table:formula="of:=IF([.B358]=&quot;&quot;;&quot;&quot;;RANK([.AA358];[.$AA$3]:INDIRECT(CONCATENATE(&quot;AA&quot;&amp;(COUNTA([.B$1:.B$1048576])+1)));0))">
            <text:p/>
          </table:table-cell>
          <table:table-cell table:style-name="ce118" table:formula="of:=IF([.B358]=&quot;&quot;;&quot;&quot;;RANK([.AB35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29676612268602" calcext:value-type="float">
            <text:p>0,529676612268602</text:p>
          </table:table-cell>
          <table:table-cell table:style-name="ce153" office:value-type="float" office:value="0.248930037227757" calcext:value-type="float">
            <text:p>0,248930037227757</text:p>
          </table:table-cell>
          <table:table-cell table:number-columns-repeated="995"/>
        </table:table-row>
        <table:table-row table:style-name="ro5">
          <table:table-cell table:style-name="ce113" table:formula="of:=[.A358]+1" office:value-type="float" office:value="357" calcext:value-type="float">
            <text:p>357</text:p>
          </table:table-cell>
          <table:table-cell table:style-name="ce116" table:number-columns-repeated="4"/>
          <table:table-cell table:style-name="ce118" table:formula="of:=IF([.B359]=&quot;&quot;;&quot;&quot;;RANK([.AA359];[.$AA$3]:INDIRECT(CONCATENATE(&quot;AA&quot;&amp;(COUNTA([.B$1:.B$1048576])+1)));0))">
            <text:p/>
          </table:table-cell>
          <table:table-cell table:style-name="ce118" table:formula="of:=IF([.B359]=&quot;&quot;;&quot;&quot;;RANK([.AB35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07422456021905" calcext:value-type="float">
            <text:p>0,607422456021905</text:p>
          </table:table-cell>
          <table:table-cell table:style-name="ce153" office:value-type="float" office:value="0.186341132956923" calcext:value-type="float">
            <text:p>0,186341132956923</text:p>
          </table:table-cell>
          <table:table-cell table:number-columns-repeated="995"/>
        </table:table-row>
        <table:table-row table:style-name="ro5">
          <table:table-cell table:style-name="ce113" table:formula="of:=[.A359]+1" office:value-type="float" office:value="358" calcext:value-type="float">
            <text:p>358</text:p>
          </table:table-cell>
          <table:table-cell table:style-name="ce116" table:number-columns-repeated="4"/>
          <table:table-cell table:style-name="ce118" table:formula="of:=IF([.B360]=&quot;&quot;;&quot;&quot;;RANK([.AA360];[.$AA$3]:INDIRECT(CONCATENATE(&quot;AA&quot;&amp;(COUNTA([.B$1:.B$1048576])+1)));0))">
            <text:p/>
          </table:table-cell>
          <table:table-cell table:style-name="ce118" table:formula="of:=IF([.B360]=&quot;&quot;;&quot;&quot;;RANK([.AB36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4618179597465" calcext:value-type="float">
            <text:p>0,84618179597465</text:p>
          </table:table-cell>
          <table:table-cell table:style-name="ce153" office:value-type="float" office:value="0.649633953938405" calcext:value-type="float">
            <text:p>0,649633953938405</text:p>
          </table:table-cell>
          <table:table-cell table:number-columns-repeated="995"/>
        </table:table-row>
        <table:table-row table:style-name="ro5">
          <table:table-cell table:style-name="ce113" table:formula="of:=[.A360]+1" office:value-type="float" office:value="359" calcext:value-type="float">
            <text:p>359</text:p>
          </table:table-cell>
          <table:table-cell table:style-name="ce116" table:number-columns-repeated="4"/>
          <table:table-cell table:style-name="ce118" table:formula="of:=IF([.B361]=&quot;&quot;;&quot;&quot;;RANK([.AA361];[.$AA$3]:INDIRECT(CONCATENATE(&quot;AA&quot;&amp;(COUNTA([.B$1:.B$1048576])+1)));0))">
            <text:p/>
          </table:table-cell>
          <table:table-cell table:style-name="ce118" table:formula="of:=IF([.B361]=&quot;&quot;;&quot;&quot;;RANK([.AB36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9712161932846" calcext:value-type="float">
            <text:p>0,199712161932846</text:p>
          </table:table-cell>
          <table:table-cell table:style-name="ce153" office:value-type="float" office:value="0.845592280991343" calcext:value-type="float">
            <text:p>0,845592280991343</text:p>
          </table:table-cell>
          <table:table-cell table:number-columns-repeated="995"/>
        </table:table-row>
        <table:table-row table:style-name="ro5">
          <table:table-cell table:style-name="ce113" table:formula="of:=[.A361]+1" office:value-type="float" office:value="360" calcext:value-type="float">
            <text:p>360</text:p>
          </table:table-cell>
          <table:table-cell table:style-name="ce116" table:number-columns-repeated="4"/>
          <table:table-cell table:style-name="ce118" table:formula="of:=IF([.B362]=&quot;&quot;;&quot;&quot;;RANK([.AA362];[.$AA$3]:INDIRECT(CONCATENATE(&quot;AA&quot;&amp;(COUNTA([.B$1:.B$1048576])+1)));0))">
            <text:p/>
          </table:table-cell>
          <table:table-cell table:style-name="ce118" table:formula="of:=IF([.B362]=&quot;&quot;;&quot;&quot;;RANK([.AB36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90247828817856" calcext:value-type="float">
            <text:p>0,690247828817856</text:p>
          </table:table-cell>
          <table:table-cell table:style-name="ce153" office:value-type="float" office:value="0.0435165304365116" calcext:value-type="float">
            <text:p>0,043516530436512</text:p>
          </table:table-cell>
          <table:table-cell table:number-columns-repeated="995"/>
        </table:table-row>
        <table:table-row table:style-name="ro5">
          <table:table-cell table:style-name="ce113" table:formula="of:=[.A362]+1" office:value-type="float" office:value="361" calcext:value-type="float">
            <text:p>361</text:p>
          </table:table-cell>
          <table:table-cell table:style-name="ce116" table:number-columns-repeated="4"/>
          <table:table-cell table:style-name="ce118" table:formula="of:=IF([.B363]=&quot;&quot;;&quot;&quot;;RANK([.AA363];[.$AA$3]:INDIRECT(CONCATENATE(&quot;AA&quot;&amp;(COUNTA([.B$1:.B$1048576])+1)));0))">
            <text:p/>
          </table:table-cell>
          <table:table-cell table:style-name="ce118" table:formula="of:=IF([.B363]=&quot;&quot;;&quot;&quot;;RANK([.AB36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15671739433844" calcext:value-type="float">
            <text:p>0,515671739433844</text:p>
          </table:table-cell>
          <table:table-cell table:style-name="ce153" office:value-type="float" office:value="0.393591383235601" calcext:value-type="float">
            <text:p>0,393591383235601</text:p>
          </table:table-cell>
          <table:table-cell table:number-columns-repeated="995"/>
        </table:table-row>
        <table:table-row table:style-name="ro5">
          <table:table-cell table:style-name="ce113" table:formula="of:=[.A363]+1" office:value-type="float" office:value="362" calcext:value-type="float">
            <text:p>362</text:p>
          </table:table-cell>
          <table:table-cell table:style-name="ce116" table:number-columns-repeated="4"/>
          <table:table-cell table:style-name="ce118" table:formula="of:=IF([.B364]=&quot;&quot;;&quot;&quot;;RANK([.AA364];[.$AA$3]:INDIRECT(CONCATENATE(&quot;AA&quot;&amp;(COUNTA([.B$1:.B$1048576])+1)));0))">
            <text:p/>
          </table:table-cell>
          <table:table-cell table:style-name="ce118" table:formula="of:=IF([.B364]=&quot;&quot;;&quot;&quot;;RANK([.AB36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7889965332346" calcext:value-type="float">
            <text:p>0,827889965332346</text:p>
          </table:table-cell>
          <table:table-cell table:style-name="ce153" office:value-type="float" office:value="0.00797645526420269" calcext:value-type="float">
            <text:p>0,007976455264203</text:p>
          </table:table-cell>
          <table:table-cell table:number-columns-repeated="995"/>
        </table:table-row>
        <table:table-row table:style-name="ro5">
          <table:table-cell table:style-name="ce113" table:formula="of:=[.A364]+1" office:value-type="float" office:value="363" calcext:value-type="float">
            <text:p>363</text:p>
          </table:table-cell>
          <table:table-cell table:style-name="ce116" table:number-columns-repeated="4"/>
          <table:table-cell table:style-name="ce118" table:formula="of:=IF([.B365]=&quot;&quot;;&quot;&quot;;RANK([.AA365];[.$AA$3]:INDIRECT(CONCATENATE(&quot;AA&quot;&amp;(COUNTA([.B$1:.B$1048576])+1)));0))">
            <text:p/>
          </table:table-cell>
          <table:table-cell table:style-name="ce118" table:formula="of:=IF([.B365]=&quot;&quot;;&quot;&quot;;RANK([.AB36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25000246465263" calcext:value-type="float">
            <text:p>0,425000246465263</text:p>
          </table:table-cell>
          <table:table-cell table:style-name="ce153" office:value-type="float" office:value="0.887808874524938" calcext:value-type="float">
            <text:p>0,887808874524938</text:p>
          </table:table-cell>
          <table:table-cell table:number-columns-repeated="995"/>
        </table:table-row>
        <table:table-row table:style-name="ro5">
          <table:table-cell table:style-name="ce113" table:formula="of:=[.A365]+1" office:value-type="float" office:value="364" calcext:value-type="float">
            <text:p>364</text:p>
          </table:table-cell>
          <table:table-cell table:style-name="ce116" table:number-columns-repeated="4"/>
          <table:table-cell table:style-name="ce118" table:formula="of:=IF([.B366]=&quot;&quot;;&quot;&quot;;RANK([.AA366];[.$AA$3]:INDIRECT(CONCATENATE(&quot;AA&quot;&amp;(COUNTA([.B$1:.B$1048576])+1)));0))">
            <text:p/>
          </table:table-cell>
          <table:table-cell table:style-name="ce118" table:formula="of:=IF([.B366]=&quot;&quot;;&quot;&quot;;RANK([.AB36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76066998391303" calcext:value-type="float">
            <text:p>0,976066998391303</text:p>
          </table:table-cell>
          <table:table-cell table:style-name="ce153" office:value-type="float" office:value="0.164052623225844" calcext:value-type="float">
            <text:p>0,164052623225844</text:p>
          </table:table-cell>
          <table:table-cell table:number-columns-repeated="995"/>
        </table:table-row>
        <table:table-row table:style-name="ro5">
          <table:table-cell table:style-name="ce113" table:formula="of:=[.A366]+1" office:value-type="float" office:value="365" calcext:value-type="float">
            <text:p>365</text:p>
          </table:table-cell>
          <table:table-cell table:style-name="ce116" table:number-columns-repeated="4"/>
          <table:table-cell table:style-name="ce118" table:formula="of:=IF([.B367]=&quot;&quot;;&quot;&quot;;RANK([.AA367];[.$AA$3]:INDIRECT(CONCATENATE(&quot;AA&quot;&amp;(COUNTA([.B$1:.B$1048576])+1)));0))">
            <text:p/>
          </table:table-cell>
          <table:table-cell table:style-name="ce118" table:formula="of:=IF([.B367]=&quot;&quot;;&quot;&quot;;RANK([.AB36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01864740645795" calcext:value-type="float">
            <text:p>0,101864740645795</text:p>
          </table:table-cell>
          <table:table-cell table:style-name="ce153" office:value-type="float" office:value="0.88561160183235" calcext:value-type="float">
            <text:p>0,88561160183235</text:p>
          </table:table-cell>
          <table:table-cell table:number-columns-repeated="995"/>
        </table:table-row>
        <table:table-row table:style-name="ro5">
          <table:table-cell table:style-name="ce113" table:formula="of:=[.A367]+1" office:value-type="float" office:value="366" calcext:value-type="float">
            <text:p>366</text:p>
          </table:table-cell>
          <table:table-cell table:style-name="ce116" table:number-columns-repeated="4"/>
          <table:table-cell table:style-name="ce118" table:formula="of:=IF([.B368]=&quot;&quot;;&quot;&quot;;RANK([.AA368];[.$AA$3]:INDIRECT(CONCATENATE(&quot;AA&quot;&amp;(COUNTA([.B$1:.B$1048576])+1)));0))">
            <text:p/>
          </table:table-cell>
          <table:table-cell table:style-name="ce118" table:formula="of:=IF([.B368]=&quot;&quot;;&quot;&quot;;RANK([.AB36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72615117574819" calcext:value-type="float">
            <text:p>0,272615117574819</text:p>
          </table:table-cell>
          <table:table-cell table:style-name="ce153" office:value-type="float" office:value="0.0778794684165497" calcext:value-type="float">
            <text:p>0,07787946841655</text:p>
          </table:table-cell>
          <table:table-cell table:number-columns-repeated="995"/>
        </table:table-row>
        <table:table-row table:style-name="ro5">
          <table:table-cell table:style-name="ce113" table:formula="of:=[.A368]+1" office:value-type="float" office:value="367" calcext:value-type="float">
            <text:p>367</text:p>
          </table:table-cell>
          <table:table-cell table:style-name="ce116" table:number-columns-repeated="4"/>
          <table:table-cell table:style-name="ce118" table:formula="of:=IF([.B369]=&quot;&quot;;&quot;&quot;;RANK([.AA369];[.$AA$3]:INDIRECT(CONCATENATE(&quot;AA&quot;&amp;(COUNTA([.B$1:.B$1048576])+1)));0))">
            <text:p/>
          </table:table-cell>
          <table:table-cell table:style-name="ce118" table:formula="of:=IF([.B369]=&quot;&quot;;&quot;&quot;;RANK([.AB36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68715772526379" calcext:value-type="float">
            <text:p>0,768715772526379</text:p>
          </table:table-cell>
          <table:table-cell table:style-name="ce153" office:value-type="float" office:value="0.982959718614704" calcext:value-type="float">
            <text:p>0,982959718614704</text:p>
          </table:table-cell>
          <table:table-cell table:number-columns-repeated="995"/>
        </table:table-row>
        <table:table-row table:style-name="ro5">
          <table:table-cell table:style-name="ce113" table:formula="of:=[.A369]+1" office:value-type="float" office:value="368" calcext:value-type="float">
            <text:p>368</text:p>
          </table:table-cell>
          <table:table-cell table:style-name="ce116" table:number-columns-repeated="4"/>
          <table:table-cell table:style-name="ce118" table:formula="of:=IF([.B370]=&quot;&quot;;&quot;&quot;;RANK([.AA370];[.$AA$3]:INDIRECT(CONCATENATE(&quot;AA&quot;&amp;(COUNTA([.B$1:.B$1048576])+1)));0))">
            <text:p/>
          </table:table-cell>
          <table:table-cell table:style-name="ce118" table:formula="of:=IF([.B370]=&quot;&quot;;&quot;&quot;;RANK([.AB37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20883439116284" calcext:value-type="float">
            <text:p>0,920883439116284</text:p>
          </table:table-cell>
          <table:table-cell table:style-name="ce153" office:value-type="float" office:value="0.742758371677338" calcext:value-type="float">
            <text:p>0,742758371677338</text:p>
          </table:table-cell>
          <table:table-cell table:number-columns-repeated="995"/>
        </table:table-row>
        <table:table-row table:style-name="ro5">
          <table:table-cell table:style-name="ce113" table:formula="of:=[.A370]+1" office:value-type="float" office:value="369" calcext:value-type="float">
            <text:p>369</text:p>
          </table:table-cell>
          <table:table-cell table:style-name="ce116" table:number-columns-repeated="4"/>
          <table:table-cell table:style-name="ce118" table:formula="of:=IF([.B371]=&quot;&quot;;&quot;&quot;;RANK([.AA371];[.$AA$3]:INDIRECT(CONCATENATE(&quot;AA&quot;&amp;(COUNTA([.B$1:.B$1048576])+1)));0))">
            <text:p/>
          </table:table-cell>
          <table:table-cell table:style-name="ce118" table:formula="of:=IF([.B371]=&quot;&quot;;&quot;&quot;;RANK([.AB37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8354830058045" calcext:value-type="float">
            <text:p>0,828354830058045</text:p>
          </table:table-cell>
          <table:table-cell table:style-name="ce153" office:value-type="float" office:value="0.888192325871677" calcext:value-type="float">
            <text:p>0,888192325871677</text:p>
          </table:table-cell>
          <table:table-cell table:number-columns-repeated="995"/>
        </table:table-row>
        <table:table-row table:style-name="ro5">
          <table:table-cell table:style-name="ce113" table:formula="of:=[.A371]+1" office:value-type="float" office:value="370" calcext:value-type="float">
            <text:p>370</text:p>
          </table:table-cell>
          <table:table-cell table:style-name="ce116" table:number-columns-repeated="4"/>
          <table:table-cell table:style-name="ce118" table:formula="of:=IF([.B372]=&quot;&quot;;&quot;&quot;;RANK([.AA372];[.$AA$3]:INDIRECT(CONCATENATE(&quot;AA&quot;&amp;(COUNTA([.B$1:.B$1048576])+1)));0))">
            <text:p/>
          </table:table-cell>
          <table:table-cell table:style-name="ce118" table:formula="of:=IF([.B372]=&quot;&quot;;&quot;&quot;;RANK([.AB37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1497414130086" calcext:value-type="float">
            <text:p>0,81497414130086</text:p>
          </table:table-cell>
          <table:table-cell table:style-name="ce153" office:value-type="float" office:value="0.139641362295619" calcext:value-type="float">
            <text:p>0,139641362295619</text:p>
          </table:table-cell>
          <table:table-cell table:number-columns-repeated="995"/>
        </table:table-row>
        <table:table-row table:style-name="ro5">
          <table:table-cell table:style-name="ce113" table:formula="of:=[.A372]+1" office:value-type="float" office:value="371" calcext:value-type="float">
            <text:p>371</text:p>
          </table:table-cell>
          <table:table-cell table:style-name="ce116" table:number-columns-repeated="4"/>
          <table:table-cell table:style-name="ce118" table:formula="of:=IF([.B373]=&quot;&quot;;&quot;&quot;;RANK([.AA373];[.$AA$3]:INDIRECT(CONCATENATE(&quot;AA&quot;&amp;(COUNTA([.B$1:.B$1048576])+1)));0))">
            <text:p/>
          </table:table-cell>
          <table:table-cell table:style-name="ce118" table:formula="of:=IF([.B373]=&quot;&quot;;&quot;&quot;;RANK([.AB37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02702497131318" calcext:value-type="float">
            <text:p>0,302702497131318</text:p>
          </table:table-cell>
          <table:table-cell table:style-name="ce153" office:value-type="float" office:value="0.0664134588866187" calcext:value-type="float">
            <text:p>0,066413458886619</text:p>
          </table:table-cell>
          <table:table-cell table:number-columns-repeated="995"/>
        </table:table-row>
        <table:table-row table:style-name="ro5">
          <table:table-cell table:style-name="ce113" table:formula="of:=[.A373]+1" office:value-type="float" office:value="372" calcext:value-type="float">
            <text:p>372</text:p>
          </table:table-cell>
          <table:table-cell table:style-name="ce116" table:number-columns-repeated="4"/>
          <table:table-cell table:style-name="ce118" table:formula="of:=IF([.B374]=&quot;&quot;;&quot;&quot;;RANK([.AA374];[.$AA$3]:INDIRECT(CONCATENATE(&quot;AA&quot;&amp;(COUNTA([.B$1:.B$1048576])+1)));0))">
            <text:p/>
          </table:table-cell>
          <table:table-cell table:style-name="ce118" table:formula="of:=IF([.B374]=&quot;&quot;;&quot;&quot;;RANK([.AB37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269106201238133" calcext:value-type="float">
            <text:p>0,026910620123813</text:p>
          </table:table-cell>
          <table:table-cell table:style-name="ce153" office:value-type="float" office:value="0.396089955987829" calcext:value-type="float">
            <text:p>0,396089955987829</text:p>
          </table:table-cell>
          <table:table-cell table:number-columns-repeated="995"/>
        </table:table-row>
        <table:table-row table:style-name="ro5">
          <table:table-cell table:style-name="ce113" table:formula="of:=[.A374]+1" office:value-type="float" office:value="373" calcext:value-type="float">
            <text:p>373</text:p>
          </table:table-cell>
          <table:table-cell table:style-name="ce116" table:number-columns-repeated="4"/>
          <table:table-cell table:style-name="ce118" table:formula="of:=IF([.B375]=&quot;&quot;;&quot;&quot;;RANK([.AA375];[.$AA$3]:INDIRECT(CONCATENATE(&quot;AA&quot;&amp;(COUNTA([.B$1:.B$1048576])+1)));0))">
            <text:p/>
          </table:table-cell>
          <table:table-cell table:style-name="ce118" table:formula="of:=IF([.B375]=&quot;&quot;;&quot;&quot;;RANK([.AB37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10063446100746" calcext:value-type="float">
            <text:p>0,410063446100746</text:p>
          </table:table-cell>
          <table:table-cell table:style-name="ce153" office:value-type="float" office:value="0.981404730728728" calcext:value-type="float">
            <text:p>0,981404730728728</text:p>
          </table:table-cell>
          <table:table-cell table:number-columns-repeated="995"/>
        </table:table-row>
        <table:table-row table:style-name="ro5">
          <table:table-cell table:style-name="ce113" table:formula="of:=[.A375]+1" office:value-type="float" office:value="374" calcext:value-type="float">
            <text:p>374</text:p>
          </table:table-cell>
          <table:table-cell table:style-name="ce116" table:number-columns-repeated="4"/>
          <table:table-cell table:style-name="ce118" table:formula="of:=IF([.B376]=&quot;&quot;;&quot;&quot;;RANK([.AA376];[.$AA$3]:INDIRECT(CONCATENATE(&quot;AA&quot;&amp;(COUNTA([.B$1:.B$1048576])+1)));0))">
            <text:p/>
          </table:table-cell>
          <table:table-cell table:style-name="ce118" table:formula="of:=IF([.B376]=&quot;&quot;;&quot;&quot;;RANK([.AB37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29219824894139" calcext:value-type="float">
            <text:p>0,929219824894139</text:p>
          </table:table-cell>
          <table:table-cell table:style-name="ce153" office:value-type="float" office:value="0.744629555288493" calcext:value-type="float">
            <text:p>0,744629555288493</text:p>
          </table:table-cell>
          <table:table-cell table:number-columns-repeated="995"/>
        </table:table-row>
        <table:table-row table:style-name="ro5">
          <table:table-cell table:style-name="ce113" table:formula="of:=[.A376]+1" office:value-type="float" office:value="375" calcext:value-type="float">
            <text:p>375</text:p>
          </table:table-cell>
          <table:table-cell table:style-name="ce116" table:number-columns-repeated="4"/>
          <table:table-cell table:style-name="ce118" table:formula="of:=IF([.B377]=&quot;&quot;;&quot;&quot;;RANK([.AA377];[.$AA$3]:INDIRECT(CONCATENATE(&quot;AA&quot;&amp;(COUNTA([.B$1:.B$1048576])+1)));0))">
            <text:p/>
          </table:table-cell>
          <table:table-cell table:style-name="ce118" table:formula="of:=IF([.B377]=&quot;&quot;;&quot;&quot;;RANK([.AB37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62121725321226" calcext:value-type="float">
            <text:p>0,462121725321226</text:p>
          </table:table-cell>
          <table:table-cell table:style-name="ce153" office:value-type="float" office:value="0.49675912653794" calcext:value-type="float">
            <text:p>0,49675912653794</text:p>
          </table:table-cell>
          <table:table-cell table:number-columns-repeated="995"/>
        </table:table-row>
        <table:table-row table:style-name="ro5">
          <table:table-cell table:style-name="ce113" table:formula="of:=[.A377]+1" office:value-type="float" office:value="376" calcext:value-type="float">
            <text:p>376</text:p>
          </table:table-cell>
          <table:table-cell table:style-name="ce116" table:number-columns-repeated="4"/>
          <table:table-cell table:style-name="ce118" table:formula="of:=IF([.B378]=&quot;&quot;;&quot;&quot;;RANK([.AA378];[.$AA$3]:INDIRECT(CONCATENATE(&quot;AA&quot;&amp;(COUNTA([.B$1:.B$1048576])+1)));0))">
            <text:p/>
          </table:table-cell>
          <table:table-cell table:style-name="ce118" table:formula="of:=IF([.B378]=&quot;&quot;;&quot;&quot;;RANK([.AB37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83020677673205" calcext:value-type="float">
            <text:p>0,583020677673205</text:p>
          </table:table-cell>
          <table:table-cell table:style-name="ce153" office:value-type="float" office:value="0.464213969396114" calcext:value-type="float">
            <text:p>0,464213969396114</text:p>
          </table:table-cell>
          <table:table-cell table:number-columns-repeated="995"/>
        </table:table-row>
        <table:table-row table:style-name="ro5">
          <table:table-cell table:style-name="ce113" table:formula="of:=[.A378]+1" office:value-type="float" office:value="377" calcext:value-type="float">
            <text:p>377</text:p>
          </table:table-cell>
          <table:table-cell table:style-name="ce116" table:number-columns-repeated="4"/>
          <table:table-cell table:style-name="ce118" table:formula="of:=IF([.B379]=&quot;&quot;;&quot;&quot;;RANK([.AA379];[.$AA$3]:INDIRECT(CONCATENATE(&quot;AA&quot;&amp;(COUNTA([.B$1:.B$1048576])+1)));0))">
            <text:p/>
          </table:table-cell>
          <table:table-cell table:style-name="ce118" table:formula="of:=IF([.B379]=&quot;&quot;;&quot;&quot;;RANK([.AB37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91159215505407" calcext:value-type="float">
            <text:p>0,391159215505407</text:p>
          </table:table-cell>
          <table:table-cell table:style-name="ce153" office:value-type="float" office:value="0.84504131883264" calcext:value-type="float">
            <text:p>0,84504131883264</text:p>
          </table:table-cell>
          <table:table-cell table:number-columns-repeated="995"/>
        </table:table-row>
        <table:table-row table:style-name="ro5">
          <table:table-cell table:style-name="ce113" table:formula="of:=[.A379]+1" office:value-type="float" office:value="378" calcext:value-type="float">
            <text:p>378</text:p>
          </table:table-cell>
          <table:table-cell table:style-name="ce116" table:number-columns-repeated="4"/>
          <table:table-cell table:style-name="ce118" table:formula="of:=IF([.B380]=&quot;&quot;;&quot;&quot;;RANK([.AA380];[.$AA$3]:INDIRECT(CONCATENATE(&quot;AA&quot;&amp;(COUNTA([.B$1:.B$1048576])+1)));0))">
            <text:p/>
          </table:table-cell>
          <table:table-cell table:style-name="ce118" table:formula="of:=IF([.B380]=&quot;&quot;;&quot;&quot;;RANK([.AB38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16254799784461" calcext:value-type="float">
            <text:p>0,516254799784461</text:p>
          </table:table-cell>
          <table:table-cell table:style-name="ce153" office:value-type="float" office:value="0.00870727514893719" calcext:value-type="float">
            <text:p>0,008707275148937</text:p>
          </table:table-cell>
          <table:table-cell table:number-columns-repeated="995"/>
        </table:table-row>
        <table:table-row table:style-name="ro5">
          <table:table-cell table:style-name="ce113" table:formula="of:=[.A380]+1" office:value-type="float" office:value="379" calcext:value-type="float">
            <text:p>379</text:p>
          </table:table-cell>
          <table:table-cell table:style-name="ce116" table:number-columns-repeated="4"/>
          <table:table-cell table:style-name="ce118" table:formula="of:=IF([.B381]=&quot;&quot;;&quot;&quot;;RANK([.AA381];[.$AA$3]:INDIRECT(CONCATENATE(&quot;AA&quot;&amp;(COUNTA([.B$1:.B$1048576])+1)));0))">
            <text:p/>
          </table:table-cell>
          <table:table-cell table:style-name="ce118" table:formula="of:=IF([.B381]=&quot;&quot;;&quot;&quot;;RANK([.AB38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30411477568485" calcext:value-type="float">
            <text:p>0,630411477568485</text:p>
          </table:table-cell>
          <table:table-cell table:style-name="ce153" office:value-type="float" office:value="0.315430615655182" calcext:value-type="float">
            <text:p>0,315430615655182</text:p>
          </table:table-cell>
          <table:table-cell table:number-columns-repeated="995"/>
        </table:table-row>
        <table:table-row table:style-name="ro5">
          <table:table-cell table:style-name="ce113" table:formula="of:=[.A381]+1" office:value-type="float" office:value="380" calcext:value-type="float">
            <text:p>380</text:p>
          </table:table-cell>
          <table:table-cell table:style-name="ce116" table:number-columns-repeated="4"/>
          <table:table-cell table:style-name="ce118" table:formula="of:=IF([.B382]=&quot;&quot;;&quot;&quot;;RANK([.AA382];[.$AA$3]:INDIRECT(CONCATENATE(&quot;AA&quot;&amp;(COUNTA([.B$1:.B$1048576])+1)));0))">
            <text:p/>
          </table:table-cell>
          <table:table-cell table:style-name="ce118" table:formula="of:=IF([.B382]=&quot;&quot;;&quot;&quot;;RANK([.AB38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16485959771763" calcext:value-type="float">
            <text:p>0,216485959771763</text:p>
          </table:table-cell>
          <table:table-cell table:style-name="ce153" office:value-type="float" office:value="0.47511416620042" calcext:value-type="float">
            <text:p>0,47511416620042</text:p>
          </table:table-cell>
          <table:table-cell table:number-columns-repeated="995"/>
        </table:table-row>
        <table:table-row table:style-name="ro5">
          <table:table-cell table:style-name="ce113" table:formula="of:=[.A382]+1" office:value-type="float" office:value="381" calcext:value-type="float">
            <text:p>381</text:p>
          </table:table-cell>
          <table:table-cell table:style-name="ce116" table:number-columns-repeated="4"/>
          <table:table-cell table:style-name="ce118" table:formula="of:=IF([.B383]=&quot;&quot;;&quot;&quot;;RANK([.AA383];[.$AA$3]:INDIRECT(CONCATENATE(&quot;AA&quot;&amp;(COUNTA([.B$1:.B$1048576])+1)));0))">
            <text:p/>
          </table:table-cell>
          <table:table-cell table:style-name="ce118" table:formula="of:=IF([.B383]=&quot;&quot;;&quot;&quot;;RANK([.AB38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39167380263652" calcext:value-type="float">
            <text:p>0,439167380263652</text:p>
          </table:table-cell>
          <table:table-cell table:style-name="ce153" office:value-type="float" office:value="0.933638581051596" calcext:value-type="float">
            <text:p>0,933638581051596</text:p>
          </table:table-cell>
          <table:table-cell table:number-columns-repeated="995"/>
        </table:table-row>
        <table:table-row table:style-name="ro5">
          <table:table-cell table:style-name="ce113" table:formula="of:=[.A383]+1" office:value-type="float" office:value="382" calcext:value-type="float">
            <text:p>382</text:p>
          </table:table-cell>
          <table:table-cell table:style-name="ce116" table:number-columns-repeated="4"/>
          <table:table-cell table:style-name="ce118" table:formula="of:=IF([.B384]=&quot;&quot;;&quot;&quot;;RANK([.AA384];[.$AA$3]:INDIRECT(CONCATENATE(&quot;AA&quot;&amp;(COUNTA([.B$1:.B$1048576])+1)));0))">
            <text:p/>
          </table:table-cell>
          <table:table-cell table:style-name="ce118" table:formula="of:=IF([.B384]=&quot;&quot;;&quot;&quot;;RANK([.AB38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20974893812967" calcext:value-type="float">
            <text:p>0,920974893812967</text:p>
          </table:table-cell>
          <table:table-cell table:style-name="ce153" office:value-type="float" office:value="0.676038702343758" calcext:value-type="float">
            <text:p>0,676038702343758</text:p>
          </table:table-cell>
          <table:table-cell table:number-columns-repeated="995"/>
        </table:table-row>
        <table:table-row table:style-name="ro5">
          <table:table-cell table:style-name="ce113" table:formula="of:=[.A384]+1" office:value-type="float" office:value="383" calcext:value-type="float">
            <text:p>383</text:p>
          </table:table-cell>
          <table:table-cell table:style-name="ce116" table:number-columns-repeated="4"/>
          <table:table-cell table:style-name="ce118" table:formula="of:=IF([.B385]=&quot;&quot;;&quot;&quot;;RANK([.AA385];[.$AA$3]:INDIRECT(CONCATENATE(&quot;AA&quot;&amp;(COUNTA([.B$1:.B$1048576])+1)));0))">
            <text:p/>
          </table:table-cell>
          <table:table-cell table:style-name="ce118" table:formula="of:=IF([.B385]=&quot;&quot;;&quot;&quot;;RANK([.AB38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80229399374221" calcext:value-type="float">
            <text:p>0,280229399374221</text:p>
          </table:table-cell>
          <table:table-cell table:style-name="ce153" office:value-type="float" office:value="0.381490932031195" calcext:value-type="float">
            <text:p>0,381490932031195</text:p>
          </table:table-cell>
          <table:table-cell table:number-columns-repeated="995"/>
        </table:table-row>
        <table:table-row table:style-name="ro5">
          <table:table-cell table:style-name="ce113" table:formula="of:=[.A385]+1" office:value-type="float" office:value="384" calcext:value-type="float">
            <text:p>384</text:p>
          </table:table-cell>
          <table:table-cell table:style-name="ce116" table:number-columns-repeated="4"/>
          <table:table-cell table:style-name="ce118" table:formula="of:=IF([.B386]=&quot;&quot;;&quot;&quot;;RANK([.AA386];[.$AA$3]:INDIRECT(CONCATENATE(&quot;AA&quot;&amp;(COUNTA([.B$1:.B$1048576])+1)));0))">
            <text:p/>
          </table:table-cell>
          <table:table-cell table:style-name="ce118" table:formula="of:=IF([.B386]=&quot;&quot;;&quot;&quot;;RANK([.AB38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6316615735156" calcext:value-type="float">
            <text:p>0,896316615735156</text:p>
          </table:table-cell>
          <table:table-cell table:style-name="ce153" office:value-type="float" office:value="0.321094681888952" calcext:value-type="float">
            <text:p>0,321094681888952</text:p>
          </table:table-cell>
          <table:table-cell table:number-columns-repeated="995"/>
        </table:table-row>
        <table:table-row table:style-name="ro5">
          <table:table-cell table:style-name="ce113" table:formula="of:=[.A386]+1" office:value-type="float" office:value="385" calcext:value-type="float">
            <text:p>385</text:p>
          </table:table-cell>
          <table:table-cell table:style-name="ce116" table:number-columns-repeated="4"/>
          <table:table-cell table:style-name="ce118" table:formula="of:=IF([.B387]=&quot;&quot;;&quot;&quot;;RANK([.AA387];[.$AA$3]:INDIRECT(CONCATENATE(&quot;AA&quot;&amp;(COUNTA([.B$1:.B$1048576])+1)));0))">
            <text:p/>
          </table:table-cell>
          <table:table-cell table:style-name="ce118" table:formula="of:=IF([.B387]=&quot;&quot;;&quot;&quot;;RANK([.AB38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05387717395655" calcext:value-type="float">
            <text:p>0,105387717395655</text:p>
          </table:table-cell>
          <table:table-cell table:style-name="ce153" office:value-type="float" office:value="0.201353666330675" calcext:value-type="float">
            <text:p>0,201353666330675</text:p>
          </table:table-cell>
          <table:table-cell table:number-columns-repeated="995"/>
        </table:table-row>
        <table:table-row table:style-name="ro5">
          <table:table-cell table:style-name="ce113" table:formula="of:=[.A387]+1" office:value-type="float" office:value="386" calcext:value-type="float">
            <text:p>386</text:p>
          </table:table-cell>
          <table:table-cell table:style-name="ce116" table:number-columns-repeated="4"/>
          <table:table-cell table:style-name="ce118" table:formula="of:=IF([.B388]=&quot;&quot;;&quot;&quot;;RANK([.AA388];[.$AA$3]:INDIRECT(CONCATENATE(&quot;AA&quot;&amp;(COUNTA([.B$1:.B$1048576])+1)));0))">
            <text:p/>
          </table:table-cell>
          <table:table-cell table:style-name="ce118" table:formula="of:=IF([.B388]=&quot;&quot;;&quot;&quot;;RANK([.AB38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1235111340737" calcext:value-type="float">
            <text:p>0,161235111340737</text:p>
          </table:table-cell>
          <table:table-cell table:style-name="ce153" office:value-type="float" office:value="0.626299532136432" calcext:value-type="float">
            <text:p>0,626299532136432</text:p>
          </table:table-cell>
          <table:table-cell table:number-columns-repeated="995"/>
        </table:table-row>
        <table:table-row table:style-name="ro5">
          <table:table-cell table:style-name="ce113" table:formula="of:=[.A388]+1" office:value-type="float" office:value="387" calcext:value-type="float">
            <text:p>387</text:p>
          </table:table-cell>
          <table:table-cell table:style-name="ce116" table:number-columns-repeated="4"/>
          <table:table-cell table:style-name="ce118" table:formula="of:=IF([.B389]=&quot;&quot;;&quot;&quot;;RANK([.AA389];[.$AA$3]:INDIRECT(CONCATENATE(&quot;AA&quot;&amp;(COUNTA([.B$1:.B$1048576])+1)));0))">
            <text:p/>
          </table:table-cell>
          <table:table-cell table:style-name="ce118" table:formula="of:=IF([.B389]=&quot;&quot;;&quot;&quot;;RANK([.AB38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19884149312337" calcext:value-type="float">
            <text:p>0,419884149312337</text:p>
          </table:table-cell>
          <table:table-cell table:style-name="ce153" office:value-type="float" office:value="0.240621714358064" calcext:value-type="float">
            <text:p>0,240621714358064</text:p>
          </table:table-cell>
          <table:table-cell table:number-columns-repeated="995"/>
        </table:table-row>
        <table:table-row table:style-name="ro5">
          <table:table-cell table:style-name="ce113" table:formula="of:=[.A389]+1" office:value-type="float" office:value="388" calcext:value-type="float">
            <text:p>388</text:p>
          </table:table-cell>
          <table:table-cell table:style-name="ce116" table:number-columns-repeated="4"/>
          <table:table-cell table:style-name="ce118" table:formula="of:=IF([.B390]=&quot;&quot;;&quot;&quot;;RANK([.AA390];[.$AA$3]:INDIRECT(CONCATENATE(&quot;AA&quot;&amp;(COUNTA([.B$1:.B$1048576])+1)));0))">
            <text:p/>
          </table:table-cell>
          <table:table-cell table:style-name="ce118" table:formula="of:=IF([.B390]=&quot;&quot;;&quot;&quot;;RANK([.AB39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40940396493212" calcext:value-type="float">
            <text:p>0,540940396493212</text:p>
          </table:table-cell>
          <table:table-cell table:style-name="ce153" office:value-type="float" office:value="0.642615492761118" calcext:value-type="float">
            <text:p>0,642615492761118</text:p>
          </table:table-cell>
          <table:table-cell table:number-columns-repeated="995"/>
        </table:table-row>
        <table:table-row table:style-name="ro5">
          <table:table-cell table:style-name="ce113" table:formula="of:=[.A390]+1" office:value-type="float" office:value="389" calcext:value-type="float">
            <text:p>389</text:p>
          </table:table-cell>
          <table:table-cell table:style-name="ce116" table:number-columns-repeated="4"/>
          <table:table-cell table:style-name="ce118" table:formula="of:=IF([.B391]=&quot;&quot;;&quot;&quot;;RANK([.AA391];[.$AA$3]:INDIRECT(CONCATENATE(&quot;AA&quot;&amp;(COUNTA([.B$1:.B$1048576])+1)));0))">
            <text:p/>
          </table:table-cell>
          <table:table-cell table:style-name="ce118" table:formula="of:=IF([.B391]=&quot;&quot;;&quot;&quot;;RANK([.AB39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3960075892247" calcext:value-type="float">
            <text:p>0,643960075892247</text:p>
          </table:table-cell>
          <table:table-cell table:style-name="ce153" office:value-type="float" office:value="0.423223851602414" calcext:value-type="float">
            <text:p>0,423223851602414</text:p>
          </table:table-cell>
          <table:table-cell table:number-columns-repeated="995"/>
        </table:table-row>
        <table:table-row table:style-name="ro5">
          <table:table-cell table:style-name="ce113" table:formula="of:=[.A391]+1" office:value-type="float" office:value="390" calcext:value-type="float">
            <text:p>390</text:p>
          </table:table-cell>
          <table:table-cell table:style-name="ce116" table:number-columns-repeated="4"/>
          <table:table-cell table:style-name="ce118" table:formula="of:=IF([.B392]=&quot;&quot;;&quot;&quot;;RANK([.AA392];[.$AA$3]:INDIRECT(CONCATENATE(&quot;AA&quot;&amp;(COUNTA([.B$1:.B$1048576])+1)));0))">
            <text:p/>
          </table:table-cell>
          <table:table-cell table:style-name="ce118" table:formula="of:=IF([.B392]=&quot;&quot;;&quot;&quot;;RANK([.AB39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82863350143546" calcext:value-type="float">
            <text:p>0,282863350143546</text:p>
          </table:table-cell>
          <table:table-cell table:style-name="ce153" office:value-type="float" office:value="0.959941527300392" calcext:value-type="float">
            <text:p>0,959941527300392</text:p>
          </table:table-cell>
          <table:table-cell table:number-columns-repeated="995"/>
        </table:table-row>
        <table:table-row table:style-name="ro5">
          <table:table-cell table:style-name="ce113" table:formula="of:=[.A392]+1" office:value-type="float" office:value="391" calcext:value-type="float">
            <text:p>391</text:p>
          </table:table-cell>
          <table:table-cell table:style-name="ce116" table:number-columns-repeated="4"/>
          <table:table-cell table:style-name="ce118" table:formula="of:=IF([.B393]=&quot;&quot;;&quot;&quot;;RANK([.AA393];[.$AA$3]:INDIRECT(CONCATENATE(&quot;AA&quot;&amp;(COUNTA([.B$1:.B$1048576])+1)));0))">
            <text:p/>
          </table:table-cell>
          <table:table-cell table:style-name="ce118" table:formula="of:=IF([.B393]=&quot;&quot;;&quot;&quot;;RANK([.AB39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5046166509203" calcext:value-type="float">
            <text:p>0,365046166509203</text:p>
          </table:table-cell>
          <table:table-cell table:style-name="ce153" office:value-type="float" office:value="0.596117027056138" calcext:value-type="float">
            <text:p>0,596117027056138</text:p>
          </table:table-cell>
          <table:table-cell table:number-columns-repeated="995"/>
        </table:table-row>
        <table:table-row table:style-name="ro5">
          <table:table-cell table:style-name="ce113" table:formula="of:=[.A393]+1" office:value-type="float" office:value="392" calcext:value-type="float">
            <text:p>392</text:p>
          </table:table-cell>
          <table:table-cell table:style-name="ce116" table:number-columns-repeated="4"/>
          <table:table-cell table:style-name="ce118" table:formula="of:=IF([.B394]=&quot;&quot;;&quot;&quot;;RANK([.AA394];[.$AA$3]:INDIRECT(CONCATENATE(&quot;AA&quot;&amp;(COUNTA([.B$1:.B$1048576])+1)));0))">
            <text:p/>
          </table:table-cell>
          <table:table-cell table:style-name="ce118" table:formula="of:=IF([.B394]=&quot;&quot;;&quot;&quot;;RANK([.AB39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13911425435532" calcext:value-type="float">
            <text:p>0,713911425435532</text:p>
          </table:table-cell>
          <table:table-cell table:style-name="ce153" office:value-type="float" office:value="0.180979855303209" calcext:value-type="float">
            <text:p>0,180979855303209</text:p>
          </table:table-cell>
          <table:table-cell table:number-columns-repeated="995"/>
        </table:table-row>
        <table:table-row table:style-name="ro5">
          <table:table-cell table:style-name="ce113" table:formula="of:=[.A394]+1" office:value-type="float" office:value="393" calcext:value-type="float">
            <text:p>393</text:p>
          </table:table-cell>
          <table:table-cell table:style-name="ce116" table:number-columns-repeated="4"/>
          <table:table-cell table:style-name="ce118" table:formula="of:=IF([.B395]=&quot;&quot;;&quot;&quot;;RANK([.AA395];[.$AA$3]:INDIRECT(CONCATENATE(&quot;AA&quot;&amp;(COUNTA([.B$1:.B$1048576])+1)));0))">
            <text:p/>
          </table:table-cell>
          <table:table-cell table:style-name="ce118" table:formula="of:=IF([.B395]=&quot;&quot;;&quot;&quot;;RANK([.AB39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08465232587077" calcext:value-type="float">
            <text:p>0,308465232587077</text:p>
          </table:table-cell>
          <table:table-cell table:style-name="ce153" office:value-type="float" office:value="0.801833932249756" calcext:value-type="float">
            <text:p>0,801833932249756</text:p>
          </table:table-cell>
          <table:table-cell table:number-columns-repeated="995"/>
        </table:table-row>
        <table:table-row table:style-name="ro5">
          <table:table-cell table:style-name="ce113" table:formula="of:=[.A395]+1" office:value-type="float" office:value="394" calcext:value-type="float">
            <text:p>394</text:p>
          </table:table-cell>
          <table:table-cell table:style-name="ce116" table:number-columns-repeated="4"/>
          <table:table-cell table:style-name="ce118" table:formula="of:=IF([.B396]=&quot;&quot;;&quot;&quot;;RANK([.AA396];[.$AA$3]:INDIRECT(CONCATENATE(&quot;AA&quot;&amp;(COUNTA([.B$1:.B$1048576])+1)));0))">
            <text:p/>
          </table:table-cell>
          <table:table-cell table:style-name="ce118" table:formula="of:=IF([.B396]=&quot;&quot;;&quot;&quot;;RANK([.AB39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9277020020109" calcext:value-type="float">
            <text:p>0,089277020020109</text:p>
          </table:table-cell>
          <table:table-cell table:style-name="ce153" office:value-type="float" office:value="0.341735785080622" calcext:value-type="float">
            <text:p>0,341735785080622</text:p>
          </table:table-cell>
          <table:table-cell table:number-columns-repeated="995"/>
        </table:table-row>
        <table:table-row table:style-name="ro5">
          <table:table-cell table:style-name="ce113" table:formula="of:=[.A396]+1" office:value-type="float" office:value="395" calcext:value-type="float">
            <text:p>395</text:p>
          </table:table-cell>
          <table:table-cell table:style-name="ce116" table:number-columns-repeated="4"/>
          <table:table-cell table:style-name="ce118" table:formula="of:=IF([.B397]=&quot;&quot;;&quot;&quot;;RANK([.AA397];[.$AA$3]:INDIRECT(CONCATENATE(&quot;AA&quot;&amp;(COUNTA([.B$1:.B$1048576])+1)));0))">
            <text:p/>
          </table:table-cell>
          <table:table-cell table:style-name="ce118" table:formula="of:=IF([.B397]=&quot;&quot;;&quot;&quot;;RANK([.AB39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7682236351959" calcext:value-type="float">
            <text:p>0,687682236351959</text:p>
          </table:table-cell>
          <table:table-cell table:style-name="ce153" office:value-type="float" office:value="0.579070244840248" calcext:value-type="float">
            <text:p>0,579070244840248</text:p>
          </table:table-cell>
          <table:table-cell table:number-columns-repeated="995"/>
        </table:table-row>
        <table:table-row table:style-name="ro5">
          <table:table-cell table:style-name="ce113" table:formula="of:=[.A397]+1" office:value-type="float" office:value="396" calcext:value-type="float">
            <text:p>396</text:p>
          </table:table-cell>
          <table:table-cell table:style-name="ce116" table:number-columns-repeated="4"/>
          <table:table-cell table:style-name="ce118" table:formula="of:=IF([.B398]=&quot;&quot;;&quot;&quot;;RANK([.AA398];[.$AA$3]:INDIRECT(CONCATENATE(&quot;AA&quot;&amp;(COUNTA([.B$1:.B$1048576])+1)));0))">
            <text:p/>
          </table:table-cell>
          <table:table-cell table:style-name="ce118" table:formula="of:=IF([.B398]=&quot;&quot;;&quot;&quot;;RANK([.AB39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8993988693591" calcext:value-type="float">
            <text:p>0,198993988693591</text:p>
          </table:table-cell>
          <table:table-cell table:style-name="ce153" office:value-type="float" office:value="0.665328897686157" calcext:value-type="float">
            <text:p>0,665328897686157</text:p>
          </table:table-cell>
          <table:table-cell table:number-columns-repeated="995"/>
        </table:table-row>
        <table:table-row table:style-name="ro5">
          <table:table-cell table:style-name="ce113" table:formula="of:=[.A398]+1" office:value-type="float" office:value="397" calcext:value-type="float">
            <text:p>397</text:p>
          </table:table-cell>
          <table:table-cell table:style-name="ce116" table:number-columns-repeated="4"/>
          <table:table-cell table:style-name="ce118" table:formula="of:=IF([.B399]=&quot;&quot;;&quot;&quot;;RANK([.AA399];[.$AA$3]:INDIRECT(CONCATENATE(&quot;AA&quot;&amp;(COUNTA([.B$1:.B$1048576])+1)));0))">
            <text:p/>
          </table:table-cell>
          <table:table-cell table:style-name="ce118" table:formula="of:=IF([.B399]=&quot;&quot;;&quot;&quot;;RANK([.AB39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55195827586313" calcext:value-type="float">
            <text:p>0,555195827586313</text:p>
          </table:table-cell>
          <table:table-cell table:style-name="ce153" office:value-type="float" office:value="0.455215034614098" calcext:value-type="float">
            <text:p>0,455215034614098</text:p>
          </table:table-cell>
          <table:table-cell table:number-columns-repeated="995"/>
        </table:table-row>
        <table:table-row table:style-name="ro5">
          <table:table-cell table:style-name="ce113" table:formula="of:=[.A399]+1" office:value-type="float" office:value="398" calcext:value-type="float">
            <text:p>398</text:p>
          </table:table-cell>
          <table:table-cell table:style-name="ce116" table:number-columns-repeated="4"/>
          <table:table-cell table:style-name="ce118" table:formula="of:=IF([.B400]=&quot;&quot;;&quot;&quot;;RANK([.AA400];[.$AA$3]:INDIRECT(CONCATENATE(&quot;AA&quot;&amp;(COUNTA([.B$1:.B$1048576])+1)));0))">
            <text:p/>
          </table:table-cell>
          <table:table-cell table:style-name="ce118" table:formula="of:=IF([.B400]=&quot;&quot;;&quot;&quot;;RANK([.AB40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76118473998407" calcext:value-type="float">
            <text:p>0,176118473998407</text:p>
          </table:table-cell>
          <table:table-cell table:style-name="ce153" office:value-type="float" office:value="0.695756187721701" calcext:value-type="float">
            <text:p>0,695756187721701</text:p>
          </table:table-cell>
          <table:table-cell table:number-columns-repeated="995"/>
        </table:table-row>
        <table:table-row table:style-name="ro5">
          <table:table-cell table:style-name="ce113" table:formula="of:=[.A400]+1" office:value-type="float" office:value="399" calcext:value-type="float">
            <text:p>399</text:p>
          </table:table-cell>
          <table:table-cell table:style-name="ce116" table:number-columns-repeated="4"/>
          <table:table-cell table:style-name="ce118" table:formula="of:=IF([.B401]=&quot;&quot;;&quot;&quot;;RANK([.AA401];[.$AA$3]:INDIRECT(CONCATENATE(&quot;AA&quot;&amp;(COUNTA([.B$1:.B$1048576])+1)));0))">
            <text:p/>
          </table:table-cell>
          <table:table-cell table:style-name="ce118" table:formula="of:=IF([.B401]=&quot;&quot;;&quot;&quot;;RANK([.AB40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09390778703775" calcext:value-type="float">
            <text:p>0,809390778703775</text:p>
          </table:table-cell>
          <table:table-cell table:style-name="ce153" office:value-type="float" office:value="0.00930997960764241" calcext:value-type="float">
            <text:p>0,009309979607642</text:p>
          </table:table-cell>
          <table:table-cell table:number-columns-repeated="995"/>
        </table:table-row>
        <table:table-row table:style-name="ro5">
          <table:table-cell table:style-name="ce113" table:formula="of:=[.A401]+1" office:value-type="float" office:value="400" calcext:value-type="float">
            <text:p>400</text:p>
          </table:table-cell>
          <table:table-cell table:style-name="ce116" table:number-columns-repeated="4"/>
          <table:table-cell table:style-name="ce118" table:formula="of:=IF([.B402]=&quot;&quot;;&quot;&quot;;RANK([.AA402];[.$AA$3]:INDIRECT(CONCATENATE(&quot;AA&quot;&amp;(COUNTA([.B$1:.B$1048576])+1)));0))">
            <text:p/>
          </table:table-cell>
          <table:table-cell table:style-name="ce118" table:formula="of:=IF([.B402]=&quot;&quot;;&quot;&quot;;RANK([.AB40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45594778977424" calcext:value-type="float">
            <text:p>0,245594778977424</text:p>
          </table:table-cell>
          <table:table-cell table:style-name="ce153" office:value-type="float" office:value="0.0665155006899797" calcext:value-type="float">
            <text:p>0,06651550068998</text:p>
          </table:table-cell>
          <table:table-cell table:number-columns-repeated="995"/>
        </table:table-row>
        <table:table-row table:style-name="ro5">
          <table:table-cell table:style-name="ce113" table:formula="of:=[.A402]+1" office:value-type="float" office:value="401" calcext:value-type="float">
            <text:p>401</text:p>
          </table:table-cell>
          <table:table-cell table:style-name="ce116" table:number-columns-repeated="4"/>
          <table:table-cell table:style-name="ce118" table:formula="of:=IF([.B403]=&quot;&quot;;&quot;&quot;;RANK([.AA403];[.$AA$3]:INDIRECT(CONCATENATE(&quot;AA&quot;&amp;(COUNTA([.B$1:.B$1048576])+1)));0))">
            <text:p/>
          </table:table-cell>
          <table:table-cell table:style-name="ce118" table:formula="of:=IF([.B403]=&quot;&quot;;&quot;&quot;;RANK([.AB40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5007935270632" calcext:value-type="float">
            <text:p>0,225007935270632</text:p>
          </table:table-cell>
          <table:table-cell table:style-name="ce153" office:value-type="float" office:value="0.600340859987497" calcext:value-type="float">
            <text:p>0,600340859987497</text:p>
          </table:table-cell>
          <table:table-cell table:number-columns-repeated="995"/>
        </table:table-row>
        <table:table-row table:style-name="ro5">
          <table:table-cell table:style-name="ce113" table:formula="of:=[.A403]+1" office:value-type="float" office:value="402" calcext:value-type="float">
            <text:p>402</text:p>
          </table:table-cell>
          <table:table-cell table:style-name="ce116" table:number-columns-repeated="4"/>
          <table:table-cell table:style-name="ce118" table:formula="of:=IF([.B404]=&quot;&quot;;&quot;&quot;;RANK([.AA404];[.$AA$3]:INDIRECT(CONCATENATE(&quot;AA&quot;&amp;(COUNTA([.B$1:.B$1048576])+1)));0))">
            <text:p/>
          </table:table-cell>
          <table:table-cell table:style-name="ce118" table:formula="of:=IF([.B404]=&quot;&quot;;&quot;&quot;;RANK([.AB40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59010953478944" calcext:value-type="float">
            <text:p>0,359010953478944</text:p>
          </table:table-cell>
          <table:table-cell table:style-name="ce153" office:value-type="float" office:value="0.777804130132671" calcext:value-type="float">
            <text:p>0,777804130132671</text:p>
          </table:table-cell>
          <table:table-cell table:number-columns-repeated="995"/>
        </table:table-row>
        <table:table-row table:style-name="ro5">
          <table:table-cell table:style-name="ce113" table:formula="of:=[.A404]+1" office:value-type="float" office:value="403" calcext:value-type="float">
            <text:p>403</text:p>
          </table:table-cell>
          <table:table-cell table:style-name="ce116" table:number-columns-repeated="4"/>
          <table:table-cell table:style-name="ce118" table:formula="of:=IF([.B405]=&quot;&quot;;&quot;&quot;;RANK([.AA405];[.$AA$3]:INDIRECT(CONCATENATE(&quot;AA&quot;&amp;(COUNTA([.B$1:.B$1048576])+1)));0))">
            <text:p/>
          </table:table-cell>
          <table:table-cell table:style-name="ce118" table:formula="of:=IF([.B405]=&quot;&quot;;&quot;&quot;;RANK([.AB40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51208387043334" calcext:value-type="float">
            <text:p>0,251208387043334</text:p>
          </table:table-cell>
          <table:table-cell table:style-name="ce153" office:value-type="float" office:value="0.227951690813763" calcext:value-type="float">
            <text:p>0,227951690813763</text:p>
          </table:table-cell>
          <table:table-cell table:number-columns-repeated="995"/>
        </table:table-row>
        <table:table-row table:style-name="ro5">
          <table:table-cell table:style-name="ce113" table:formula="of:=[.A405]+1" office:value-type="float" office:value="404" calcext:value-type="float">
            <text:p>404</text:p>
          </table:table-cell>
          <table:table-cell table:style-name="ce116" table:number-columns-repeated="4"/>
          <table:table-cell table:style-name="ce118" table:formula="of:=IF([.B406]=&quot;&quot;;&quot;&quot;;RANK([.AA406];[.$AA$3]:INDIRECT(CONCATENATE(&quot;AA&quot;&amp;(COUNTA([.B$1:.B$1048576])+1)));0))">
            <text:p/>
          </table:table-cell>
          <table:table-cell table:style-name="ce118" table:formula="of:=IF([.B406]=&quot;&quot;;&quot;&quot;;RANK([.AB40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28273771826584" calcext:value-type="float">
            <text:p>0,082827377182658</text:p>
          </table:table-cell>
          <table:table-cell table:style-name="ce153" office:value-type="float" office:value="0.97921699708314" calcext:value-type="float">
            <text:p>0,97921699708314</text:p>
          </table:table-cell>
          <table:table-cell table:number-columns-repeated="995"/>
        </table:table-row>
        <table:table-row table:style-name="ro5">
          <table:table-cell table:style-name="ce113" table:formula="of:=[.A406]+1" office:value-type="float" office:value="405" calcext:value-type="float">
            <text:p>405</text:p>
          </table:table-cell>
          <table:table-cell table:style-name="ce116" table:number-columns-repeated="4"/>
          <table:table-cell table:style-name="ce118" table:formula="of:=IF([.B407]=&quot;&quot;;&quot;&quot;;RANK([.AA407];[.$AA$3]:INDIRECT(CONCATENATE(&quot;AA&quot;&amp;(COUNTA([.B$1:.B$1048576])+1)));0))">
            <text:p/>
          </table:table-cell>
          <table:table-cell table:style-name="ce118" table:formula="of:=IF([.B407]=&quot;&quot;;&quot;&quot;;RANK([.AB40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28987226998387" calcext:value-type="float">
            <text:p>0,528987226998387</text:p>
          </table:table-cell>
          <table:table-cell table:style-name="ce153" office:value-type="float" office:value="0.653769314288654" calcext:value-type="float">
            <text:p>0,653769314288654</text:p>
          </table:table-cell>
          <table:table-cell table:number-columns-repeated="995"/>
        </table:table-row>
        <table:table-row table:style-name="ro5">
          <table:table-cell table:style-name="ce113" table:formula="of:=[.A407]+1" office:value-type="float" office:value="406" calcext:value-type="float">
            <text:p>406</text:p>
          </table:table-cell>
          <table:table-cell table:style-name="ce116" table:number-columns-repeated="4"/>
          <table:table-cell table:style-name="ce118" table:formula="of:=IF([.B408]=&quot;&quot;;&quot;&quot;;RANK([.AA408];[.$AA$3]:INDIRECT(CONCATENATE(&quot;AA&quot;&amp;(COUNTA([.B$1:.B$1048576])+1)));0))">
            <text:p/>
          </table:table-cell>
          <table:table-cell table:style-name="ce118" table:formula="of:=IF([.B408]=&quot;&quot;;&quot;&quot;;RANK([.AB40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4831675827565" calcext:value-type="float">
            <text:p>0,134831675827565</text:p>
          </table:table-cell>
          <table:table-cell table:style-name="ce153" office:value-type="float" office:value="0.276836953227537" calcext:value-type="float">
            <text:p>0,276836953227537</text:p>
          </table:table-cell>
          <table:table-cell table:number-columns-repeated="995"/>
        </table:table-row>
        <table:table-row table:style-name="ro5">
          <table:table-cell table:style-name="ce113" table:formula="of:=[.A408]+1" office:value-type="float" office:value="407" calcext:value-type="float">
            <text:p>407</text:p>
          </table:table-cell>
          <table:table-cell table:style-name="ce116" table:number-columns-repeated="4"/>
          <table:table-cell table:style-name="ce118" table:formula="of:=IF([.B409]=&quot;&quot;;&quot;&quot;;RANK([.AA409];[.$AA$3]:INDIRECT(CONCATENATE(&quot;AA&quot;&amp;(COUNTA([.B$1:.B$1048576])+1)));0))">
            <text:p/>
          </table:table-cell>
          <table:table-cell table:style-name="ce118" table:formula="of:=IF([.B409]=&quot;&quot;;&quot;&quot;;RANK([.AB40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71829850469575" calcext:value-type="float">
            <text:p>0,371829850469575</text:p>
          </table:table-cell>
          <table:table-cell table:style-name="ce153" office:value-type="float" office:value="0.701287269597464" calcext:value-type="float">
            <text:p>0,701287269597464</text:p>
          </table:table-cell>
          <table:table-cell table:number-columns-repeated="995"/>
        </table:table-row>
        <table:table-row table:style-name="ro5">
          <table:table-cell table:style-name="ce113" table:formula="of:=[.A409]+1" office:value-type="float" office:value="408" calcext:value-type="float">
            <text:p>408</text:p>
          </table:table-cell>
          <table:table-cell table:style-name="ce116" table:number-columns-repeated="4"/>
          <table:table-cell table:style-name="ce118" table:formula="of:=IF([.B410]=&quot;&quot;;&quot;&quot;;RANK([.AA410];[.$AA$3]:INDIRECT(CONCATENATE(&quot;AA&quot;&amp;(COUNTA([.B$1:.B$1048576])+1)));0))">
            <text:p/>
          </table:table-cell>
          <table:table-cell table:style-name="ce118" table:formula="of:=IF([.B410]=&quot;&quot;;&quot;&quot;;RANK([.AB41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2085092839112" calcext:value-type="float">
            <text:p>0,642085092839112</text:p>
          </table:table-cell>
          <table:table-cell table:style-name="ce153" office:value-type="float" office:value="0.689582256357612" calcext:value-type="float">
            <text:p>0,689582256357612</text:p>
          </table:table-cell>
          <table:table-cell table:number-columns-repeated="995"/>
        </table:table-row>
        <table:table-row table:style-name="ro5">
          <table:table-cell table:style-name="ce113" table:formula="of:=[.A410]+1" office:value-type="float" office:value="409" calcext:value-type="float">
            <text:p>409</text:p>
          </table:table-cell>
          <table:table-cell table:style-name="ce116" table:number-columns-repeated="4"/>
          <table:table-cell table:style-name="ce118" table:formula="of:=IF([.B411]=&quot;&quot;;&quot;&quot;;RANK([.AA411];[.$AA$3]:INDIRECT(CONCATENATE(&quot;AA&quot;&amp;(COUNTA([.B$1:.B$1048576])+1)));0))">
            <text:p/>
          </table:table-cell>
          <table:table-cell table:style-name="ce118" table:formula="of:=IF([.B411]=&quot;&quot;;&quot;&quot;;RANK([.AB41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5992282163609" calcext:value-type="float">
            <text:p>0,165992282163609</text:p>
          </table:table-cell>
          <table:table-cell table:style-name="ce153" office:value-type="float" office:value="0.856583628050249" calcext:value-type="float">
            <text:p>0,856583628050249</text:p>
          </table:table-cell>
          <table:table-cell table:number-columns-repeated="995"/>
        </table:table-row>
        <table:table-row table:style-name="ro5">
          <table:table-cell table:style-name="ce113" table:formula="of:=[.A411]+1" office:value-type="float" office:value="410" calcext:value-type="float">
            <text:p>410</text:p>
          </table:table-cell>
          <table:table-cell table:style-name="ce116" table:number-columns-repeated="4"/>
          <table:table-cell table:style-name="ce118" table:formula="of:=IF([.B412]=&quot;&quot;;&quot;&quot;;RANK([.AA412];[.$AA$3]:INDIRECT(CONCATENATE(&quot;AA&quot;&amp;(COUNTA([.B$1:.B$1048576])+1)));0))">
            <text:p/>
          </table:table-cell>
          <table:table-cell table:style-name="ce118" table:formula="of:=IF([.B412]=&quot;&quot;;&quot;&quot;;RANK([.AB41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73025251476927" calcext:value-type="float">
            <text:p>0,773025251476927</text:p>
          </table:table-cell>
          <table:table-cell table:style-name="ce153" office:value-type="float" office:value="0.824997715611443" calcext:value-type="float">
            <text:p>0,824997715611443</text:p>
          </table:table-cell>
          <table:table-cell table:number-columns-repeated="995"/>
        </table:table-row>
        <table:table-row table:style-name="ro5">
          <table:table-cell table:style-name="ce113" table:formula="of:=[.A412]+1" office:value-type="float" office:value="411" calcext:value-type="float">
            <text:p>411</text:p>
          </table:table-cell>
          <table:table-cell table:style-name="ce116" table:number-columns-repeated="4"/>
          <table:table-cell table:style-name="ce118" table:formula="of:=IF([.B413]=&quot;&quot;;&quot;&quot;;RANK([.AA413];[.$AA$3]:INDIRECT(CONCATENATE(&quot;AA&quot;&amp;(COUNTA([.B$1:.B$1048576])+1)));0))">
            <text:p/>
          </table:table-cell>
          <table:table-cell table:style-name="ce118" table:formula="of:=IF([.B413]=&quot;&quot;;&quot;&quot;;RANK([.AB41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3083511630514" calcext:value-type="float">
            <text:p>0,683083511630514</text:p>
          </table:table-cell>
          <table:table-cell table:style-name="ce153" office:value-type="float" office:value="0.0207936337763065" calcext:value-type="float">
            <text:p>0,020793633776307</text:p>
          </table:table-cell>
          <table:table-cell table:number-columns-repeated="995"/>
        </table:table-row>
        <table:table-row table:style-name="ro5">
          <table:table-cell table:style-name="ce113" table:formula="of:=[.A413]+1" office:value-type="float" office:value="412" calcext:value-type="float">
            <text:p>412</text:p>
          </table:table-cell>
          <table:table-cell table:style-name="ce116" table:number-columns-repeated="4"/>
          <table:table-cell table:style-name="ce118" table:formula="of:=IF([.B414]=&quot;&quot;;&quot;&quot;;RANK([.AA414];[.$AA$3]:INDIRECT(CONCATENATE(&quot;AA&quot;&amp;(COUNTA([.B$1:.B$1048576])+1)));0))">
            <text:p/>
          </table:table-cell>
          <table:table-cell table:style-name="ce118" table:formula="of:=IF([.B414]=&quot;&quot;;&quot;&quot;;RANK([.AB41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30485867593398" calcext:value-type="float">
            <text:p>0,430485867593398</text:p>
          </table:table-cell>
          <table:table-cell table:style-name="ce153" office:value-type="float" office:value="0.840747317617948" calcext:value-type="float">
            <text:p>0,840747317617948</text:p>
          </table:table-cell>
          <table:table-cell table:number-columns-repeated="995"/>
        </table:table-row>
        <table:table-row table:style-name="ro5">
          <table:table-cell table:style-name="ce113" table:formula="of:=[.A414]+1" office:value-type="float" office:value="413" calcext:value-type="float">
            <text:p>413</text:p>
          </table:table-cell>
          <table:table-cell table:style-name="ce116" table:number-columns-repeated="4"/>
          <table:table-cell table:style-name="ce118" table:formula="of:=IF([.B415]=&quot;&quot;;&quot;&quot;;RANK([.AA415];[.$AA$3]:INDIRECT(CONCATENATE(&quot;AA&quot;&amp;(COUNTA([.B$1:.B$1048576])+1)));0))">
            <text:p/>
          </table:table-cell>
          <table:table-cell table:style-name="ce118" table:formula="of:=IF([.B415]=&quot;&quot;;&quot;&quot;;RANK([.AB41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4070065381061" calcext:value-type="float">
            <text:p>0,324070065381061</text:p>
          </table:table-cell>
          <table:table-cell table:style-name="ce153" office:value-type="float" office:value="0.496815759750881" calcext:value-type="float">
            <text:p>0,496815759750881</text:p>
          </table:table-cell>
          <table:table-cell table:number-columns-repeated="995"/>
        </table:table-row>
        <table:table-row table:style-name="ro5">
          <table:table-cell table:style-name="ce113" table:formula="of:=[.A415]+1" office:value-type="float" office:value="414" calcext:value-type="float">
            <text:p>414</text:p>
          </table:table-cell>
          <table:table-cell table:style-name="ce116" table:number-columns-repeated="4"/>
          <table:table-cell table:style-name="ce118" table:formula="of:=IF([.B416]=&quot;&quot;;&quot;&quot;;RANK([.AA416];[.$AA$3]:INDIRECT(CONCATENATE(&quot;AA&quot;&amp;(COUNTA([.B$1:.B$1048576])+1)));0))">
            <text:p/>
          </table:table-cell>
          <table:table-cell table:style-name="ce118" table:formula="of:=IF([.B416]=&quot;&quot;;&quot;&quot;;RANK([.AB41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16965234233655" calcext:value-type="float">
            <text:p>0,816965234233655</text:p>
          </table:table-cell>
          <table:table-cell table:style-name="ce153" office:value-type="float" office:value="0.730752222041856" calcext:value-type="float">
            <text:p>0,730752222041856</text:p>
          </table:table-cell>
          <table:table-cell table:number-columns-repeated="995"/>
        </table:table-row>
        <table:table-row table:style-name="ro5">
          <table:table-cell table:style-name="ce113" table:formula="of:=[.A416]+1" office:value-type="float" office:value="415" calcext:value-type="float">
            <text:p>415</text:p>
          </table:table-cell>
          <table:table-cell table:style-name="ce116" table:number-columns-repeated="4"/>
          <table:table-cell table:style-name="ce118" table:formula="of:=IF([.B417]=&quot;&quot;;&quot;&quot;;RANK([.AA417];[.$AA$3]:INDIRECT(CONCATENATE(&quot;AA&quot;&amp;(COUNTA([.B$1:.B$1048576])+1)));0))">
            <text:p/>
          </table:table-cell>
          <table:table-cell table:style-name="ce118" table:formula="of:=IF([.B417]=&quot;&quot;;&quot;&quot;;RANK([.AB41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921955880134" calcext:value-type="float">
            <text:p>0,18921955880134</text:p>
          </table:table-cell>
          <table:table-cell table:style-name="ce153" office:value-type="float" office:value="0.358164863969199" calcext:value-type="float">
            <text:p>0,358164863969199</text:p>
          </table:table-cell>
          <table:table-cell table:number-columns-repeated="995"/>
        </table:table-row>
        <table:table-row table:style-name="ro5">
          <table:table-cell table:style-name="ce113" table:formula="of:=[.A417]+1" office:value-type="float" office:value="416" calcext:value-type="float">
            <text:p>416</text:p>
          </table:table-cell>
          <table:table-cell table:style-name="ce116" table:number-columns-repeated="4"/>
          <table:table-cell table:style-name="ce118" table:formula="of:=IF([.B418]=&quot;&quot;;&quot;&quot;;RANK([.AA418];[.$AA$3]:INDIRECT(CONCATENATE(&quot;AA&quot;&amp;(COUNTA([.B$1:.B$1048576])+1)));0))">
            <text:p/>
          </table:table-cell>
          <table:table-cell table:style-name="ce118" table:formula="of:=IF([.B418]=&quot;&quot;;&quot;&quot;;RANK([.AB41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6192759281867" calcext:value-type="float">
            <text:p>0,186192759281867</text:p>
          </table:table-cell>
          <table:table-cell table:style-name="ce153" office:value-type="float" office:value="0.204463447625242" calcext:value-type="float">
            <text:p>0,204463447625242</text:p>
          </table:table-cell>
          <table:table-cell table:number-columns-repeated="995"/>
        </table:table-row>
        <table:table-row table:style-name="ro5">
          <table:table-cell table:style-name="ce113" table:formula="of:=[.A418]+1" office:value-type="float" office:value="417" calcext:value-type="float">
            <text:p>417</text:p>
          </table:table-cell>
          <table:table-cell table:style-name="ce116" table:number-columns-repeated="4"/>
          <table:table-cell table:style-name="ce118" table:formula="of:=IF([.B419]=&quot;&quot;;&quot;&quot;;RANK([.AA419];[.$AA$3]:INDIRECT(CONCATENATE(&quot;AA&quot;&amp;(COUNTA([.B$1:.B$1048576])+1)));0))">
            <text:p/>
          </table:table-cell>
          <table:table-cell table:style-name="ce118" table:formula="of:=IF([.B419]=&quot;&quot;;&quot;&quot;;RANK([.AB41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12553047594478" calcext:value-type="float">
            <text:p>0,912553047594478</text:p>
          </table:table-cell>
          <table:table-cell table:style-name="ce153" office:value-type="float" office:value="0.385092201439138" calcext:value-type="float">
            <text:p>0,385092201439138</text:p>
          </table:table-cell>
          <table:table-cell table:number-columns-repeated="995"/>
        </table:table-row>
        <table:table-row table:style-name="ro5">
          <table:table-cell table:style-name="ce113" table:formula="of:=[.A419]+1" office:value-type="float" office:value="418" calcext:value-type="float">
            <text:p>418</text:p>
          </table:table-cell>
          <table:table-cell table:style-name="ce116" table:number-columns-repeated="4"/>
          <table:table-cell table:style-name="ce118" table:formula="of:=IF([.B420]=&quot;&quot;;&quot;&quot;;RANK([.AA420];[.$AA$3]:INDIRECT(CONCATENATE(&quot;AA&quot;&amp;(COUNTA([.B$1:.B$1048576])+1)));0))">
            <text:p/>
          </table:table-cell>
          <table:table-cell table:style-name="ce118" table:formula="of:=IF([.B420]=&quot;&quot;;&quot;&quot;;RANK([.AB42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7845800217157" calcext:value-type="float">
            <text:p>0,367845800217157</text:p>
          </table:table-cell>
          <table:table-cell table:style-name="ce153" office:value-type="float" office:value="0.273672553016997" calcext:value-type="float">
            <text:p>0,273672553016997</text:p>
          </table:table-cell>
          <table:table-cell table:number-columns-repeated="995"/>
        </table:table-row>
        <table:table-row table:style-name="ro5">
          <table:table-cell table:style-name="ce113" table:formula="of:=[.A420]+1" office:value-type="float" office:value="419" calcext:value-type="float">
            <text:p>419</text:p>
          </table:table-cell>
          <table:table-cell table:style-name="ce116" table:number-columns-repeated="4"/>
          <table:table-cell table:style-name="ce118" table:formula="of:=IF([.B421]=&quot;&quot;;&quot;&quot;;RANK([.AA421];[.$AA$3]:INDIRECT(CONCATENATE(&quot;AA&quot;&amp;(COUNTA([.B$1:.B$1048576])+1)));0))">
            <text:p/>
          </table:table-cell>
          <table:table-cell table:style-name="ce118" table:formula="of:=IF([.B421]=&quot;&quot;;&quot;&quot;;RANK([.AB42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31556556398477" calcext:value-type="float">
            <text:p>0,531556556398477</text:p>
          </table:table-cell>
          <table:table-cell table:style-name="ce153" office:value-type="float" office:value="0.085119601436731" calcext:value-type="float">
            <text:p>0,085119601436731</text:p>
          </table:table-cell>
          <table:table-cell table:number-columns-repeated="995"/>
        </table:table-row>
        <table:table-row table:style-name="ro5">
          <table:table-cell table:style-name="ce113" table:formula="of:=[.A421]+1" office:value-type="float" office:value="420" calcext:value-type="float">
            <text:p>420</text:p>
          </table:table-cell>
          <table:table-cell table:style-name="ce116" table:number-columns-repeated="4"/>
          <table:table-cell table:style-name="ce118" table:formula="of:=IF([.B422]=&quot;&quot;;&quot;&quot;;RANK([.AA422];[.$AA$3]:INDIRECT(CONCATENATE(&quot;AA&quot;&amp;(COUNTA([.B$1:.B$1048576])+1)));0))">
            <text:p/>
          </table:table-cell>
          <table:table-cell table:style-name="ce118" table:formula="of:=IF([.B422]=&quot;&quot;;&quot;&quot;;RANK([.AB42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72431849189242" calcext:value-type="float">
            <text:p>0,972431849189242</text:p>
          </table:table-cell>
          <table:table-cell table:style-name="ce153" office:value-type="float" office:value="0.863987848690332" calcext:value-type="float">
            <text:p>0,863987848690332</text:p>
          </table:table-cell>
          <table:table-cell table:number-columns-repeated="995"/>
        </table:table-row>
        <table:table-row table:style-name="ro5">
          <table:table-cell table:style-name="ce113" table:formula="of:=[.A422]+1" office:value-type="float" office:value="421" calcext:value-type="float">
            <text:p>421</text:p>
          </table:table-cell>
          <table:table-cell table:style-name="ce116" table:number-columns-repeated="4"/>
          <table:table-cell table:style-name="ce118" table:formula="of:=IF([.B423]=&quot;&quot;;&quot;&quot;;RANK([.AA423];[.$AA$3]:INDIRECT(CONCATENATE(&quot;AA&quot;&amp;(COUNTA([.B$1:.B$1048576])+1)));0))">
            <text:p/>
          </table:table-cell>
          <table:table-cell table:style-name="ce118" table:formula="of:=IF([.B423]=&quot;&quot;;&quot;&quot;;RANK([.AB42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51658807605678" calcext:value-type="float">
            <text:p>0,751658807605678</text:p>
          </table:table-cell>
          <table:table-cell table:style-name="ce153" office:value-type="float" office:value="0.309828569857596" calcext:value-type="float">
            <text:p>0,309828569857596</text:p>
          </table:table-cell>
          <table:table-cell table:number-columns-repeated="995"/>
        </table:table-row>
        <table:table-row table:style-name="ro5">
          <table:table-cell table:style-name="ce113" table:formula="of:=[.A423]+1" office:value-type="float" office:value="422" calcext:value-type="float">
            <text:p>422</text:p>
          </table:table-cell>
          <table:table-cell table:style-name="ce116" table:number-columns-repeated="4"/>
          <table:table-cell table:style-name="ce118" table:formula="of:=IF([.B424]=&quot;&quot;;&quot;&quot;;RANK([.AA424];[.$AA$3]:INDIRECT(CONCATENATE(&quot;AA&quot;&amp;(COUNTA([.B$1:.B$1048576])+1)));0))">
            <text:p/>
          </table:table-cell>
          <table:table-cell table:style-name="ce118" table:formula="of:=IF([.B424]=&quot;&quot;;&quot;&quot;;RANK([.AB42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6346805393847" calcext:value-type="float">
            <text:p>0,66346805393847</text:p>
          </table:table-cell>
          <table:table-cell table:style-name="ce153" office:value-type="float" office:value="0.830715284451522" calcext:value-type="float">
            <text:p>0,830715284451522</text:p>
          </table:table-cell>
          <table:table-cell table:number-columns-repeated="995"/>
        </table:table-row>
        <table:table-row table:style-name="ro5">
          <table:table-cell table:style-name="ce113" table:formula="of:=[.A424]+1" office:value-type="float" office:value="423" calcext:value-type="float">
            <text:p>423</text:p>
          </table:table-cell>
          <table:table-cell table:style-name="ce116" table:number-columns-repeated="4"/>
          <table:table-cell table:style-name="ce118" table:formula="of:=IF([.B425]=&quot;&quot;;&quot;&quot;;RANK([.AA425];[.$AA$3]:INDIRECT(CONCATENATE(&quot;AA&quot;&amp;(COUNTA([.B$1:.B$1048576])+1)));0))">
            <text:p/>
          </table:table-cell>
          <table:table-cell table:style-name="ce118" table:formula="of:=IF([.B425]=&quot;&quot;;&quot;&quot;;RANK([.AB42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55080288048036" calcext:value-type="float">
            <text:p>0,855080288048036</text:p>
          </table:table-cell>
          <table:table-cell table:style-name="ce153" office:value-type="float" office:value="0.38461531832208" calcext:value-type="float">
            <text:p>0,38461531832208</text:p>
          </table:table-cell>
          <table:table-cell table:number-columns-repeated="995"/>
        </table:table-row>
        <table:table-row table:style-name="ro5">
          <table:table-cell table:style-name="ce113" table:formula="of:=[.A425]+1" office:value-type="float" office:value="424" calcext:value-type="float">
            <text:p>424</text:p>
          </table:table-cell>
          <table:table-cell table:style-name="ce116" table:number-columns-repeated="4"/>
          <table:table-cell table:style-name="ce118" table:formula="of:=IF([.B426]=&quot;&quot;;&quot;&quot;;RANK([.AA426];[.$AA$3]:INDIRECT(CONCATENATE(&quot;AA&quot;&amp;(COUNTA([.B$1:.B$1048576])+1)));0))">
            <text:p/>
          </table:table-cell>
          <table:table-cell table:style-name="ce118" table:formula="of:=IF([.B426]=&quot;&quot;;&quot;&quot;;RANK([.AB42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6447032390943" calcext:value-type="float">
            <text:p>0,836447032390943</text:p>
          </table:table-cell>
          <table:table-cell table:style-name="ce153" office:value-type="float" office:value="0.648543067269523" calcext:value-type="float">
            <text:p>0,648543067269523</text:p>
          </table:table-cell>
          <table:table-cell table:number-columns-repeated="995"/>
        </table:table-row>
        <table:table-row table:style-name="ro5">
          <table:table-cell table:style-name="ce113" table:formula="of:=[.A426]+1" office:value-type="float" office:value="425" calcext:value-type="float">
            <text:p>425</text:p>
          </table:table-cell>
          <table:table-cell table:style-name="ce116" table:number-columns-repeated="4"/>
          <table:table-cell table:style-name="ce118" table:formula="of:=IF([.B427]=&quot;&quot;;&quot;&quot;;RANK([.AA427];[.$AA$3]:INDIRECT(CONCATENATE(&quot;AA&quot;&amp;(COUNTA([.B$1:.B$1048576])+1)));0))">
            <text:p/>
          </table:table-cell>
          <table:table-cell table:style-name="ce118" table:formula="of:=IF([.B427]=&quot;&quot;;&quot;&quot;;RANK([.AB42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568435065936848" calcext:value-type="float">
            <text:p>0,056843506593685</text:p>
          </table:table-cell>
          <table:table-cell table:style-name="ce153" office:value-type="float" office:value="0.882513067260912" calcext:value-type="float">
            <text:p>0,882513067260912</text:p>
          </table:table-cell>
          <table:table-cell table:number-columns-repeated="995"/>
        </table:table-row>
        <table:table-row table:style-name="ro5">
          <table:table-cell table:style-name="ce113" table:formula="of:=[.A427]+1" office:value-type="float" office:value="426" calcext:value-type="float">
            <text:p>426</text:p>
          </table:table-cell>
          <table:table-cell table:style-name="ce116" table:number-columns-repeated="4"/>
          <table:table-cell table:style-name="ce118" table:formula="of:=IF([.B428]=&quot;&quot;;&quot;&quot;;RANK([.AA428];[.$AA$3]:INDIRECT(CONCATENATE(&quot;AA&quot;&amp;(COUNTA([.B$1:.B$1048576])+1)));0))">
            <text:p/>
          </table:table-cell>
          <table:table-cell table:style-name="ce118" table:formula="of:=IF([.B428]=&quot;&quot;;&quot;&quot;;RANK([.AB42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8947370045475" calcext:value-type="float">
            <text:p>0,368947370045475</text:p>
          </table:table-cell>
          <table:table-cell table:style-name="ce153" office:value-type="float" office:value="0.694692618196127" calcext:value-type="float">
            <text:p>0,694692618196127</text:p>
          </table:table-cell>
          <table:table-cell table:number-columns-repeated="995"/>
        </table:table-row>
        <table:table-row table:style-name="ro5">
          <table:table-cell table:style-name="ce113" table:formula="of:=[.A428]+1" office:value-type="float" office:value="427" calcext:value-type="float">
            <text:p>427</text:p>
          </table:table-cell>
          <table:table-cell table:style-name="ce116" table:number-columns-repeated="4"/>
          <table:table-cell table:style-name="ce118" table:formula="of:=IF([.B429]=&quot;&quot;;&quot;&quot;;RANK([.AA429];[.$AA$3]:INDIRECT(CONCATENATE(&quot;AA&quot;&amp;(COUNTA([.B$1:.B$1048576])+1)));0))">
            <text:p/>
          </table:table-cell>
          <table:table-cell table:style-name="ce118" table:formula="of:=IF([.B429]=&quot;&quot;;&quot;&quot;;RANK([.AB42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7904412987917" calcext:value-type="float">
            <text:p>0,27904412987917</text:p>
          </table:table-cell>
          <table:table-cell table:style-name="ce153" office:value-type="float" office:value="0.748232980736466" calcext:value-type="float">
            <text:p>0,748232980736466</text:p>
          </table:table-cell>
          <table:table-cell table:number-columns-repeated="995"/>
        </table:table-row>
        <table:table-row table:style-name="ro5">
          <table:table-cell table:style-name="ce113" table:formula="of:=[.A429]+1" office:value-type="float" office:value="428" calcext:value-type="float">
            <text:p>428</text:p>
          </table:table-cell>
          <table:table-cell table:style-name="ce116" table:number-columns-repeated="4"/>
          <table:table-cell table:style-name="ce118" table:formula="of:=IF([.B430]=&quot;&quot;;&quot;&quot;;RANK([.AA430];[.$AA$3]:INDIRECT(CONCATENATE(&quot;AA&quot;&amp;(COUNTA([.B$1:.B$1048576])+1)));0))">
            <text:p/>
          </table:table-cell>
          <table:table-cell table:style-name="ce118" table:formula="of:=IF([.B430]=&quot;&quot;;&quot;&quot;;RANK([.AB43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5726084590256" calcext:value-type="float">
            <text:p>0,185726084590256</text:p>
          </table:table-cell>
          <table:table-cell table:style-name="ce153" office:value-type="float" office:value="0.925767998972588" calcext:value-type="float">
            <text:p>0,925767998972588</text:p>
          </table:table-cell>
          <table:table-cell table:number-columns-repeated="995"/>
        </table:table-row>
        <table:table-row table:style-name="ro5">
          <table:table-cell table:style-name="ce113" table:formula="of:=[.A430]+1" office:value-type="float" office:value="429" calcext:value-type="float">
            <text:p>429</text:p>
          </table:table-cell>
          <table:table-cell table:style-name="ce116" table:number-columns-repeated="4"/>
          <table:table-cell table:style-name="ce118" table:formula="of:=IF([.B431]=&quot;&quot;;&quot;&quot;;RANK([.AA431];[.$AA$3]:INDIRECT(CONCATENATE(&quot;AA&quot;&amp;(COUNTA([.B$1:.B$1048576])+1)));0))">
            <text:p/>
          </table:table-cell>
          <table:table-cell table:style-name="ce118" table:formula="of:=IF([.B431]=&quot;&quot;;&quot;&quot;;RANK([.AB43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99857970512186" calcext:value-type="float">
            <text:p>0,999857970512186</text:p>
          </table:table-cell>
          <table:table-cell table:style-name="ce153" office:value-type="float" office:value="0.860204327751882" calcext:value-type="float">
            <text:p>0,860204327751882</text:p>
          </table:table-cell>
          <table:table-cell table:number-columns-repeated="995"/>
        </table:table-row>
        <table:table-row table:style-name="ro5">
          <table:table-cell table:style-name="ce113" table:formula="of:=[.A431]+1" office:value-type="float" office:value="430" calcext:value-type="float">
            <text:p>430</text:p>
          </table:table-cell>
          <table:table-cell table:style-name="ce116" table:number-columns-repeated="4"/>
          <table:table-cell table:style-name="ce118" table:formula="of:=IF([.B432]=&quot;&quot;;&quot;&quot;;RANK([.AA432];[.$AA$3]:INDIRECT(CONCATENATE(&quot;AA&quot;&amp;(COUNTA([.B$1:.B$1048576])+1)));0))">
            <text:p/>
          </table:table-cell>
          <table:table-cell table:style-name="ce118" table:formula="of:=IF([.B432]=&quot;&quot;;&quot;&quot;;RANK([.AB43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64470786000156" calcext:value-type="float">
            <text:p>0,564470786000156</text:p>
          </table:table-cell>
          <table:table-cell table:style-name="ce153" office:value-type="float" office:value="0.336644192811577" calcext:value-type="float">
            <text:p>0,336644192811577</text:p>
          </table:table-cell>
          <table:table-cell table:number-columns-repeated="995"/>
        </table:table-row>
        <table:table-row table:style-name="ro5">
          <table:table-cell table:style-name="ce113" table:formula="of:=[.A432]+1" office:value-type="float" office:value="431" calcext:value-type="float">
            <text:p>431</text:p>
          </table:table-cell>
          <table:table-cell table:style-name="ce116" table:number-columns-repeated="4"/>
          <table:table-cell table:style-name="ce118" table:formula="of:=IF([.B433]=&quot;&quot;;&quot;&quot;;RANK([.AA433];[.$AA$3]:INDIRECT(CONCATENATE(&quot;AA&quot;&amp;(COUNTA([.B$1:.B$1048576])+1)));0))">
            <text:p/>
          </table:table-cell>
          <table:table-cell table:style-name="ce118" table:formula="of:=IF([.B433]=&quot;&quot;;&quot;&quot;;RANK([.AB43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10104633342195" calcext:value-type="float">
            <text:p>0,910104633342195</text:p>
          </table:table-cell>
          <table:table-cell table:style-name="ce153" office:value-type="float" office:value="0.807577299656265" calcext:value-type="float">
            <text:p>0,807577299656265</text:p>
          </table:table-cell>
          <table:table-cell table:number-columns-repeated="995"/>
        </table:table-row>
        <table:table-row table:style-name="ro5">
          <table:table-cell table:style-name="ce113" table:formula="of:=[.A433]+1" office:value-type="float" office:value="432" calcext:value-type="float">
            <text:p>432</text:p>
          </table:table-cell>
          <table:table-cell table:style-name="ce116" table:number-columns-repeated="4"/>
          <table:table-cell table:style-name="ce118" table:formula="of:=IF([.B434]=&quot;&quot;;&quot;&quot;;RANK([.AA434];[.$AA$3]:INDIRECT(CONCATENATE(&quot;AA&quot;&amp;(COUNTA([.B$1:.B$1048576])+1)));0))">
            <text:p/>
          </table:table-cell>
          <table:table-cell table:style-name="ce118" table:formula="of:=IF([.B434]=&quot;&quot;;&quot;&quot;;RANK([.AB43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84165707021509" calcext:value-type="float">
            <text:p>0,584165707021509</text:p>
          </table:table-cell>
          <table:table-cell table:style-name="ce153" office:value-type="float" office:value="0.887840950156061" calcext:value-type="float">
            <text:p>0,887840950156061</text:p>
          </table:table-cell>
          <table:table-cell table:number-columns-repeated="995"/>
        </table:table-row>
        <table:table-row table:style-name="ro5">
          <table:table-cell table:style-name="ce113" table:formula="of:=[.A434]+1" office:value-type="float" office:value="433" calcext:value-type="float">
            <text:p>433</text:p>
          </table:table-cell>
          <table:table-cell table:style-name="ce116" table:number-columns-repeated="4"/>
          <table:table-cell table:style-name="ce118" table:formula="of:=IF([.B435]=&quot;&quot;;&quot;&quot;;RANK([.AA435];[.$AA$3]:INDIRECT(CONCATENATE(&quot;AA&quot;&amp;(COUNTA([.B$1:.B$1048576])+1)));0))">
            <text:p/>
          </table:table-cell>
          <table:table-cell table:style-name="ce118" table:formula="of:=IF([.B435]=&quot;&quot;;&quot;&quot;;RANK([.AB43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89746571440604" calcext:value-type="float">
            <text:p>0,989746571440604</text:p>
          </table:table-cell>
          <table:table-cell table:style-name="ce153" office:value-type="float" office:value="0.171707138815627" calcext:value-type="float">
            <text:p>0,171707138815627</text:p>
          </table:table-cell>
          <table:table-cell table:number-columns-repeated="995"/>
        </table:table-row>
        <table:table-row table:style-name="ro5">
          <table:table-cell table:style-name="ce113" table:formula="of:=[.A435]+1" office:value-type="float" office:value="434" calcext:value-type="float">
            <text:p>434</text:p>
          </table:table-cell>
          <table:table-cell table:style-name="ce116" table:number-columns-repeated="4"/>
          <table:table-cell table:style-name="ce118" table:formula="of:=IF([.B436]=&quot;&quot;;&quot;&quot;;RANK([.AA436];[.$AA$3]:INDIRECT(CONCATENATE(&quot;AA&quot;&amp;(COUNTA([.B$1:.B$1048576])+1)));0))">
            <text:p/>
          </table:table-cell>
          <table:table-cell table:style-name="ce118" table:formula="of:=IF([.B436]=&quot;&quot;;&quot;&quot;;RANK([.AB43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42441695287195" calcext:value-type="float">
            <text:p>0,442441695287195</text:p>
          </table:table-cell>
          <table:table-cell table:style-name="ce153" office:value-type="float" office:value="0.999479498404526" calcext:value-type="float">
            <text:p>0,999479498404526</text:p>
          </table:table-cell>
          <table:table-cell table:number-columns-repeated="995"/>
        </table:table-row>
        <table:table-row table:style-name="ro5">
          <table:table-cell table:style-name="ce113" table:formula="of:=[.A436]+1" office:value-type="float" office:value="435" calcext:value-type="float">
            <text:p>435</text:p>
          </table:table-cell>
          <table:table-cell table:style-name="ce116" table:number-columns-repeated="4"/>
          <table:table-cell table:style-name="ce118" table:formula="of:=IF([.B437]=&quot;&quot;;&quot;&quot;;RANK([.AA437];[.$AA$3]:INDIRECT(CONCATENATE(&quot;AA&quot;&amp;(COUNTA([.B$1:.B$1048576])+1)));0))">
            <text:p/>
          </table:table-cell>
          <table:table-cell table:style-name="ce118" table:formula="of:=IF([.B437]=&quot;&quot;;&quot;&quot;;RANK([.AB43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71139256356863" calcext:value-type="float">
            <text:p>0,271139256356863</text:p>
          </table:table-cell>
          <table:table-cell table:style-name="ce153" office:value-type="float" office:value="0.075624773449732" calcext:value-type="float">
            <text:p>0,075624773449732</text:p>
          </table:table-cell>
          <table:table-cell table:number-columns-repeated="995"/>
        </table:table-row>
        <table:table-row table:style-name="ro5">
          <table:table-cell table:style-name="ce113" table:formula="of:=[.A437]+1" office:value-type="float" office:value="436" calcext:value-type="float">
            <text:p>436</text:p>
          </table:table-cell>
          <table:table-cell table:style-name="ce116" table:number-columns-repeated="4"/>
          <table:table-cell table:style-name="ce118" table:formula="of:=IF([.B438]=&quot;&quot;;&quot;&quot;;RANK([.AA438];[.$AA$3]:INDIRECT(CONCATENATE(&quot;AA&quot;&amp;(COUNTA([.B$1:.B$1048576])+1)));0))">
            <text:p/>
          </table:table-cell>
          <table:table-cell table:style-name="ce118" table:formula="of:=IF([.B438]=&quot;&quot;;&quot;&quot;;RANK([.AB43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6331442661799" calcext:value-type="float">
            <text:p>0,866331442661799</text:p>
          </table:table-cell>
          <table:table-cell table:style-name="ce153" office:value-type="float" office:value="0.405555368370122" calcext:value-type="float">
            <text:p>0,405555368370122</text:p>
          </table:table-cell>
          <table:table-cell table:number-columns-repeated="995"/>
        </table:table-row>
        <table:table-row table:style-name="ro5">
          <table:table-cell table:style-name="ce113" table:formula="of:=[.A438]+1" office:value-type="float" office:value="437" calcext:value-type="float">
            <text:p>437</text:p>
          </table:table-cell>
          <table:table-cell table:style-name="ce116" table:number-columns-repeated="4"/>
          <table:table-cell table:style-name="ce118" table:formula="of:=IF([.B439]=&quot;&quot;;&quot;&quot;;RANK([.AA439];[.$AA$3]:INDIRECT(CONCATENATE(&quot;AA&quot;&amp;(COUNTA([.B$1:.B$1048576])+1)));0))">
            <text:p/>
          </table:table-cell>
          <table:table-cell table:style-name="ce118" table:formula="of:=IF([.B439]=&quot;&quot;;&quot;&quot;;RANK([.AB43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69038727026386" calcext:value-type="float">
            <text:p>0,269038727026386</text:p>
          </table:table-cell>
          <table:table-cell table:style-name="ce153" office:value-type="float" office:value="0.177721168692492" calcext:value-type="float">
            <text:p>0,177721168692492</text:p>
          </table:table-cell>
          <table:table-cell table:number-columns-repeated="995"/>
        </table:table-row>
        <table:table-row table:style-name="ro5">
          <table:table-cell table:style-name="ce113" table:formula="of:=[.A439]+1" office:value-type="float" office:value="438" calcext:value-type="float">
            <text:p>438</text:p>
          </table:table-cell>
          <table:table-cell table:style-name="ce116" table:number-columns-repeated="4"/>
          <table:table-cell table:style-name="ce118" table:formula="of:=IF([.B440]=&quot;&quot;;&quot;&quot;;RANK([.AA440];[.$AA$3]:INDIRECT(CONCATENATE(&quot;AA&quot;&amp;(COUNTA([.B$1:.B$1048576])+1)));0))">
            <text:p/>
          </table:table-cell>
          <table:table-cell table:style-name="ce118" table:formula="of:=IF([.B440]=&quot;&quot;;&quot;&quot;;RANK([.AB44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13194511073498" calcext:value-type="float">
            <text:p>0,613194511073498</text:p>
          </table:table-cell>
          <table:table-cell table:style-name="ce153" office:value-type="float" office:value="0.423957872699052" calcext:value-type="float">
            <text:p>0,423957872699052</text:p>
          </table:table-cell>
          <table:table-cell table:number-columns-repeated="995"/>
        </table:table-row>
        <table:table-row table:style-name="ro5">
          <table:table-cell table:style-name="ce113" table:formula="of:=[.A440]+1" office:value-type="float" office:value="439" calcext:value-type="float">
            <text:p>439</text:p>
          </table:table-cell>
          <table:table-cell table:style-name="ce116" table:number-columns-repeated="4"/>
          <table:table-cell table:style-name="ce118" table:formula="of:=IF([.B441]=&quot;&quot;;&quot;&quot;;RANK([.AA441];[.$AA$3]:INDIRECT(CONCATENATE(&quot;AA&quot;&amp;(COUNTA([.B$1:.B$1048576])+1)));0))">
            <text:p/>
          </table:table-cell>
          <table:table-cell table:style-name="ce118" table:formula="of:=IF([.B441]=&quot;&quot;;&quot;&quot;;RANK([.AB44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2547233776935" calcext:value-type="float">
            <text:p>0,292547233776935</text:p>
          </table:table-cell>
          <table:table-cell table:style-name="ce153" office:value-type="float" office:value="0.590661328099714" calcext:value-type="float">
            <text:p>0,590661328099714</text:p>
          </table:table-cell>
          <table:table-cell table:number-columns-repeated="995"/>
        </table:table-row>
        <table:table-row table:style-name="ro5">
          <table:table-cell table:style-name="ce113" table:formula="of:=[.A441]+1" office:value-type="float" office:value="440" calcext:value-type="float">
            <text:p>440</text:p>
          </table:table-cell>
          <table:table-cell table:style-name="ce116" table:number-columns-repeated="4"/>
          <table:table-cell table:style-name="ce118" table:formula="of:=IF([.B442]=&quot;&quot;;&quot;&quot;;RANK([.AA442];[.$AA$3]:INDIRECT(CONCATENATE(&quot;AA&quot;&amp;(COUNTA([.B$1:.B$1048576])+1)));0))">
            <text:p/>
          </table:table-cell>
          <table:table-cell table:style-name="ce118" table:formula="of:=IF([.B442]=&quot;&quot;;&quot;&quot;;RANK([.AB44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56666901626653" calcext:value-type="float">
            <text:p>0,456666901626653</text:p>
          </table:table-cell>
          <table:table-cell table:style-name="ce153" office:value-type="float" office:value="0.23994274238888" calcext:value-type="float">
            <text:p>0,23994274238888</text:p>
          </table:table-cell>
          <table:table-cell table:number-columns-repeated="995"/>
        </table:table-row>
        <table:table-row table:style-name="ro5">
          <table:table-cell table:style-name="ce113" table:formula="of:=[.A442]+1" office:value-type="float" office:value="441" calcext:value-type="float">
            <text:p>441</text:p>
          </table:table-cell>
          <table:table-cell table:style-name="ce116" table:number-columns-repeated="4"/>
          <table:table-cell table:style-name="ce118" table:formula="of:=IF([.B443]=&quot;&quot;;&quot;&quot;;RANK([.AA443];[.$AA$3]:INDIRECT(CONCATENATE(&quot;AA&quot;&amp;(COUNTA([.B$1:.B$1048576])+1)));0))">
            <text:p/>
          </table:table-cell>
          <table:table-cell table:style-name="ce118" table:formula="of:=IF([.B443]=&quot;&quot;;&quot;&quot;;RANK([.AB44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55197622297399" calcext:value-type="float">
            <text:p>0,555197622297399</text:p>
          </table:table-cell>
          <table:table-cell table:style-name="ce153" office:value-type="float" office:value="0.832421216630253" calcext:value-type="float">
            <text:p>0,832421216630253</text:p>
          </table:table-cell>
          <table:table-cell table:number-columns-repeated="995"/>
        </table:table-row>
        <table:table-row table:style-name="ro5">
          <table:table-cell table:style-name="ce113" table:formula="of:=[.A443]+1" office:value-type="float" office:value="442" calcext:value-type="float">
            <text:p>442</text:p>
          </table:table-cell>
          <table:table-cell table:style-name="ce116" table:number-columns-repeated="4"/>
          <table:table-cell table:style-name="ce118" table:formula="of:=IF([.B444]=&quot;&quot;;&quot;&quot;;RANK([.AA444];[.$AA$3]:INDIRECT(CONCATENATE(&quot;AA&quot;&amp;(COUNTA([.B$1:.B$1048576])+1)));0))">
            <text:p/>
          </table:table-cell>
          <table:table-cell table:style-name="ce118" table:formula="of:=IF([.B444]=&quot;&quot;;&quot;&quot;;RANK([.AB44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7743883693035" calcext:value-type="float">
            <text:p>0,627743883693035</text:p>
          </table:table-cell>
          <table:table-cell table:style-name="ce153" office:value-type="float" office:value="0.983253757712232" calcext:value-type="float">
            <text:p>0,983253757712232</text:p>
          </table:table-cell>
          <table:table-cell table:number-columns-repeated="995"/>
        </table:table-row>
        <table:table-row table:style-name="ro5">
          <table:table-cell table:style-name="ce113" table:formula="of:=[.A444]+1" office:value-type="float" office:value="443" calcext:value-type="float">
            <text:p>443</text:p>
          </table:table-cell>
          <table:table-cell table:style-name="ce116" table:number-columns-repeated="4"/>
          <table:table-cell table:style-name="ce118" table:formula="of:=IF([.B445]=&quot;&quot;;&quot;&quot;;RANK([.AA445];[.$AA$3]:INDIRECT(CONCATENATE(&quot;AA&quot;&amp;(COUNTA([.B$1:.B$1048576])+1)));0))">
            <text:p/>
          </table:table-cell>
          <table:table-cell table:style-name="ce118" table:formula="of:=IF([.B445]=&quot;&quot;;&quot;&quot;;RANK([.AB44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3800551164936" calcext:value-type="float">
            <text:p>0,643800551164936</text:p>
          </table:table-cell>
          <table:table-cell table:style-name="ce153" office:value-type="float" office:value="0.206066587904578" calcext:value-type="float">
            <text:p>0,206066587904578</text:p>
          </table:table-cell>
          <table:table-cell table:number-columns-repeated="995"/>
        </table:table-row>
        <table:table-row table:style-name="ro5">
          <table:table-cell table:style-name="ce113" table:formula="of:=[.A445]+1" office:value-type="float" office:value="444" calcext:value-type="float">
            <text:p>444</text:p>
          </table:table-cell>
          <table:table-cell table:style-name="ce116" table:number-columns-repeated="4"/>
          <table:table-cell table:style-name="ce118" table:formula="of:=IF([.B446]=&quot;&quot;;&quot;&quot;;RANK([.AA446];[.$AA$3]:INDIRECT(CONCATENATE(&quot;AA&quot;&amp;(COUNTA([.B$1:.B$1048576])+1)));0))">
            <text:p/>
          </table:table-cell>
          <table:table-cell table:style-name="ce118" table:formula="of:=IF([.B446]=&quot;&quot;;&quot;&quot;;RANK([.AB44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11552521181767" calcext:value-type="float">
            <text:p>0,711552521181767</text:p>
          </table:table-cell>
          <table:table-cell table:style-name="ce153" office:value-type="float" office:value="0.972367594500909" calcext:value-type="float">
            <text:p>0,972367594500909</text:p>
          </table:table-cell>
          <table:table-cell table:number-columns-repeated="995"/>
        </table:table-row>
        <table:table-row table:style-name="ro5">
          <table:table-cell table:style-name="ce113" table:formula="of:=[.A446]+1" office:value-type="float" office:value="445" calcext:value-type="float">
            <text:p>445</text:p>
          </table:table-cell>
          <table:table-cell table:style-name="ce116" table:number-columns-repeated="4"/>
          <table:table-cell table:style-name="ce118" table:formula="of:=IF([.B447]=&quot;&quot;;&quot;&quot;;RANK([.AA447];[.$AA$3]:INDIRECT(CONCATENATE(&quot;AA&quot;&amp;(COUNTA([.B$1:.B$1048576])+1)));0))">
            <text:p/>
          </table:table-cell>
          <table:table-cell table:style-name="ce118" table:formula="of:=IF([.B447]=&quot;&quot;;&quot;&quot;;RANK([.AB44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5942192003049" calcext:value-type="float">
            <text:p>0,325942192003049</text:p>
          </table:table-cell>
          <table:table-cell table:style-name="ce153" office:value-type="float" office:value="0.0288048741322667" calcext:value-type="float">
            <text:p>0,028804874132267</text:p>
          </table:table-cell>
          <table:table-cell table:number-columns-repeated="995"/>
        </table:table-row>
        <table:table-row table:style-name="ro5">
          <table:table-cell table:style-name="ce113" table:formula="of:=[.A447]+1" office:value-type="float" office:value="446" calcext:value-type="float">
            <text:p>446</text:p>
          </table:table-cell>
          <table:table-cell table:style-name="ce116" table:number-columns-repeated="4"/>
          <table:table-cell table:style-name="ce118" table:formula="of:=IF([.B448]=&quot;&quot;;&quot;&quot;;RANK([.AA448];[.$AA$3]:INDIRECT(CONCATENATE(&quot;AA&quot;&amp;(COUNTA([.B$1:.B$1048576])+1)));0))">
            <text:p/>
          </table:table-cell>
          <table:table-cell table:style-name="ce118" table:formula="of:=IF([.B448]=&quot;&quot;;&quot;&quot;;RANK([.AB44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81266799768979" calcext:value-type="float">
            <text:p>0,781266799768979</text:p>
          </table:table-cell>
          <table:table-cell table:style-name="ce153" office:value-type="float" office:value="0.182206010090357" calcext:value-type="float">
            <text:p>0,182206010090357</text:p>
          </table:table-cell>
          <table:table-cell table:number-columns-repeated="995"/>
        </table:table-row>
        <table:table-row table:style-name="ro5">
          <table:table-cell table:style-name="ce113" table:formula="of:=[.A448]+1" office:value-type="float" office:value="447" calcext:value-type="float">
            <text:p>447</text:p>
          </table:table-cell>
          <table:table-cell table:style-name="ce116" table:number-columns-repeated="4"/>
          <table:table-cell table:style-name="ce118" table:formula="of:=IF([.B449]=&quot;&quot;;&quot;&quot;;RANK([.AA449];[.$AA$3]:INDIRECT(CONCATENATE(&quot;AA&quot;&amp;(COUNTA([.B$1:.B$1048576])+1)));0))">
            <text:p/>
          </table:table-cell>
          <table:table-cell table:style-name="ce118" table:formula="of:=IF([.B449]=&quot;&quot;;&quot;&quot;;RANK([.AB44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93740123245968" calcext:value-type="float">
            <text:p>0,693740123245968</text:p>
          </table:table-cell>
          <table:table-cell table:style-name="ce153" office:value-type="float" office:value="0.959205225696831" calcext:value-type="float">
            <text:p>0,959205225696831</text:p>
          </table:table-cell>
          <table:table-cell table:number-columns-repeated="995"/>
        </table:table-row>
        <table:table-row table:style-name="ro5">
          <table:table-cell table:style-name="ce113" table:formula="of:=[.A449]+1" office:value-type="float" office:value="448" calcext:value-type="float">
            <text:p>448</text:p>
          </table:table-cell>
          <table:table-cell table:style-name="ce116" table:number-columns-repeated="4"/>
          <table:table-cell table:style-name="ce118" table:formula="of:=IF([.B450]=&quot;&quot;;&quot;&quot;;RANK([.AA450];[.$AA$3]:INDIRECT(CONCATENATE(&quot;AA&quot;&amp;(COUNTA([.B$1:.B$1048576])+1)));0))">
            <text:p/>
          </table:table-cell>
          <table:table-cell table:style-name="ce118" table:formula="of:=IF([.B450]=&quot;&quot;;&quot;&quot;;RANK([.AB45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7381070457799" calcext:value-type="float">
            <text:p>0,827381070457799</text:p>
          </table:table-cell>
          <table:table-cell table:style-name="ce153" office:value-type="float" office:value="0.550278876253788" calcext:value-type="float">
            <text:p>0,550278876253788</text:p>
          </table:table-cell>
          <table:table-cell table:number-columns-repeated="995"/>
        </table:table-row>
        <table:table-row table:style-name="ro5">
          <table:table-cell table:style-name="ce113" table:formula="of:=[.A450]+1" office:value-type="float" office:value="449" calcext:value-type="float">
            <text:p>449</text:p>
          </table:table-cell>
          <table:table-cell table:style-name="ce116" table:number-columns-repeated="4"/>
          <table:table-cell table:style-name="ce118" table:formula="of:=IF([.B451]=&quot;&quot;;&quot;&quot;;RANK([.AA451];[.$AA$3]:INDIRECT(CONCATENATE(&quot;AA&quot;&amp;(COUNTA([.B$1:.B$1048576])+1)));0))">
            <text:p/>
          </table:table-cell>
          <table:table-cell table:style-name="ce118" table:formula="of:=IF([.B451]=&quot;&quot;;&quot;&quot;;RANK([.AB45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46960453617965" calcext:value-type="float">
            <text:p>0,846960453617965</text:p>
          </table:table-cell>
          <table:table-cell table:style-name="ce153" office:value-type="float" office:value="0.598484113205001" calcext:value-type="float">
            <text:p>0,598484113205001</text:p>
          </table:table-cell>
          <table:table-cell table:number-columns-repeated="995"/>
        </table:table-row>
        <table:table-row table:style-name="ro5">
          <table:table-cell table:style-name="ce113" table:formula="of:=[.A451]+1" office:value-type="float" office:value="450" calcext:value-type="float">
            <text:p>450</text:p>
          </table:table-cell>
          <table:table-cell table:style-name="ce116" table:number-columns-repeated="4"/>
          <table:table-cell table:style-name="ce118" table:formula="of:=IF([.B452]=&quot;&quot;;&quot;&quot;;RANK([.AA452];[.$AA$3]:INDIRECT(CONCATENATE(&quot;AA&quot;&amp;(COUNTA([.B$1:.B$1048576])+1)));0))">
            <text:p/>
          </table:table-cell>
          <table:table-cell table:style-name="ce118" table:formula="of:=IF([.B452]=&quot;&quot;;&quot;&quot;;RANK([.AB45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10324900217944" calcext:value-type="float">
            <text:p>0,510324900217944</text:p>
          </table:table-cell>
          <table:table-cell table:style-name="ce153" office:value-type="float" office:value="0.0342189423414684" calcext:value-type="float">
            <text:p>0,034218942341468</text:p>
          </table:table-cell>
          <table:table-cell table:number-columns-repeated="995"/>
        </table:table-row>
        <table:table-row table:style-name="ro5">
          <table:table-cell table:style-name="ce113" table:formula="of:=[.A452]+1" office:value-type="float" office:value="451" calcext:value-type="float">
            <text:p>451</text:p>
          </table:table-cell>
          <table:table-cell table:style-name="ce116" table:number-columns-repeated="4"/>
          <table:table-cell table:style-name="ce118" table:formula="of:=IF([.B453]=&quot;&quot;;&quot;&quot;;RANK([.AA453];[.$AA$3]:INDIRECT(CONCATENATE(&quot;AA&quot;&amp;(COUNTA([.B$1:.B$1048576])+1)));0))">
            <text:p/>
          </table:table-cell>
          <table:table-cell table:style-name="ce118" table:formula="of:=IF([.B453]=&quot;&quot;;&quot;&quot;;RANK([.AB45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25064018168794" calcext:value-type="float">
            <text:p>0,525064018168794</text:p>
          </table:table-cell>
          <table:table-cell table:style-name="ce153" office:value-type="float" office:value="0.751848815121195" calcext:value-type="float">
            <text:p>0,751848815121195</text:p>
          </table:table-cell>
          <table:table-cell table:number-columns-repeated="995"/>
        </table:table-row>
        <table:table-row table:style-name="ro5">
          <table:table-cell table:style-name="ce113" table:formula="of:=[.A453]+1" office:value-type="float" office:value="452" calcext:value-type="float">
            <text:p>452</text:p>
          </table:table-cell>
          <table:table-cell table:style-name="ce116" table:number-columns-repeated="4"/>
          <table:table-cell table:style-name="ce118" table:formula="of:=IF([.B454]=&quot;&quot;;&quot;&quot;;RANK([.AA454];[.$AA$3]:INDIRECT(CONCATENATE(&quot;AA&quot;&amp;(COUNTA([.B$1:.B$1048576])+1)));0))">
            <text:p/>
          </table:table-cell>
          <table:table-cell table:style-name="ce118" table:formula="of:=IF([.B454]=&quot;&quot;;&quot;&quot;;RANK([.AB45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79116845277415" calcext:value-type="float">
            <text:p>0,879116845277415</text:p>
          </table:table-cell>
          <table:table-cell table:style-name="ce153" office:value-type="float" office:value="0.27526069668386" calcext:value-type="float">
            <text:p>0,27526069668386</text:p>
          </table:table-cell>
          <table:table-cell table:number-columns-repeated="995"/>
        </table:table-row>
        <table:table-row table:style-name="ro5">
          <table:table-cell table:style-name="ce113" table:formula="of:=[.A454]+1" office:value-type="float" office:value="453" calcext:value-type="float">
            <text:p>453</text:p>
          </table:table-cell>
          <table:table-cell table:style-name="ce116" table:number-columns-repeated="4"/>
          <table:table-cell table:style-name="ce118" table:formula="of:=IF([.B455]=&quot;&quot;;&quot;&quot;;RANK([.AA455];[.$AA$3]:INDIRECT(CONCATENATE(&quot;AA&quot;&amp;(COUNTA([.B$1:.B$1048576])+1)));0))">
            <text:p/>
          </table:table-cell>
          <table:table-cell table:style-name="ce118" table:formula="of:=IF([.B455]=&quot;&quot;;&quot;&quot;;RANK([.AB45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700865811149349" calcext:value-type="float">
            <text:p>0,070086581114935</text:p>
          </table:table-cell>
          <table:table-cell table:style-name="ce153" office:value-type="float" office:value="0.831327555101476" calcext:value-type="float">
            <text:p>0,831327555101476</text:p>
          </table:table-cell>
          <table:table-cell table:number-columns-repeated="995"/>
        </table:table-row>
        <table:table-row table:style-name="ro5">
          <table:table-cell table:style-name="ce113" table:formula="of:=[.A455]+1" office:value-type="float" office:value="454" calcext:value-type="float">
            <text:p>454</text:p>
          </table:table-cell>
          <table:table-cell table:style-name="ce116" table:number-columns-repeated="4"/>
          <table:table-cell table:style-name="ce118" table:formula="of:=IF([.B456]=&quot;&quot;;&quot;&quot;;RANK([.AA456];[.$AA$3]:INDIRECT(CONCATENATE(&quot;AA&quot;&amp;(COUNTA([.B$1:.B$1048576])+1)));0))">
            <text:p/>
          </table:table-cell>
          <table:table-cell table:style-name="ce118" table:formula="of:=IF([.B456]=&quot;&quot;;&quot;&quot;;RANK([.AB45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12336309412165" calcext:value-type="float">
            <text:p>0,112336309412165</text:p>
          </table:table-cell>
          <table:table-cell table:style-name="ce153" office:value-type="float" office:value="0.861774572838546" calcext:value-type="float">
            <text:p>0,861774572838546</text:p>
          </table:table-cell>
          <table:table-cell table:number-columns-repeated="995"/>
        </table:table-row>
        <table:table-row table:style-name="ro5">
          <table:table-cell table:style-name="ce113" table:formula="of:=[.A456]+1" office:value-type="float" office:value="455" calcext:value-type="float">
            <text:p>455</text:p>
          </table:table-cell>
          <table:table-cell table:style-name="ce116" table:number-columns-repeated="4"/>
          <table:table-cell table:style-name="ce118" table:formula="of:=IF([.B457]=&quot;&quot;;&quot;&quot;;RANK([.AA457];[.$AA$3]:INDIRECT(CONCATENATE(&quot;AA&quot;&amp;(COUNTA([.B$1:.B$1048576])+1)));0))">
            <text:p/>
          </table:table-cell>
          <table:table-cell table:style-name="ce118" table:formula="of:=IF([.B457]=&quot;&quot;;&quot;&quot;;RANK([.AB45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1295755331604" calcext:value-type="float">
            <text:p>0,21295755331604</text:p>
          </table:table-cell>
          <table:table-cell table:style-name="ce153" office:value-type="float" office:value="0.756547619079146" calcext:value-type="float">
            <text:p>0,756547619079146</text:p>
          </table:table-cell>
          <table:table-cell table:number-columns-repeated="995"/>
        </table:table-row>
        <table:table-row table:style-name="ro5">
          <table:table-cell table:style-name="ce113" table:formula="of:=[.A457]+1" office:value-type="float" office:value="456" calcext:value-type="float">
            <text:p>456</text:p>
          </table:table-cell>
          <table:table-cell table:style-name="ce116" table:number-columns-repeated="4"/>
          <table:table-cell table:style-name="ce118" table:formula="of:=IF([.B458]=&quot;&quot;;&quot;&quot;;RANK([.AA458];[.$AA$3]:INDIRECT(CONCATENATE(&quot;AA&quot;&amp;(COUNTA([.B$1:.B$1048576])+1)));0))">
            <text:p/>
          </table:table-cell>
          <table:table-cell table:style-name="ce118" table:formula="of:=IF([.B458]=&quot;&quot;;&quot;&quot;;RANK([.AB45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0304205512728" calcext:value-type="float">
            <text:p>0,860304205512728</text:p>
          </table:table-cell>
          <table:table-cell table:style-name="ce153" office:value-type="float" office:value="0.466763078110892" calcext:value-type="float">
            <text:p>0,466763078110892</text:p>
          </table:table-cell>
          <table:table-cell table:number-columns-repeated="995"/>
        </table:table-row>
        <table:table-row table:style-name="ro5">
          <table:table-cell table:style-name="ce113" table:formula="of:=[.A458]+1" office:value-type="float" office:value="457" calcext:value-type="float">
            <text:p>457</text:p>
          </table:table-cell>
          <table:table-cell table:style-name="ce116" table:number-columns-repeated="4"/>
          <table:table-cell table:style-name="ce118" table:formula="of:=IF([.B459]=&quot;&quot;;&quot;&quot;;RANK([.AA459];[.$AA$3]:INDIRECT(CONCATENATE(&quot;AA&quot;&amp;(COUNTA([.B$1:.B$1048576])+1)));0))">
            <text:p/>
          </table:table-cell>
          <table:table-cell table:style-name="ce118" table:formula="of:=IF([.B459]=&quot;&quot;;&quot;&quot;;RANK([.AB45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17661474815731" calcext:value-type="float">
            <text:p>0,617661474815731</text:p>
          </table:table-cell>
          <table:table-cell table:style-name="ce153" office:value-type="float" office:value="0.786394282143354" calcext:value-type="float">
            <text:p>0,786394282143354</text:p>
          </table:table-cell>
          <table:table-cell table:number-columns-repeated="995"/>
        </table:table-row>
        <table:table-row table:style-name="ro5">
          <table:table-cell table:style-name="ce113" table:formula="of:=[.A459]+1" office:value-type="float" office:value="458" calcext:value-type="float">
            <text:p>458</text:p>
          </table:table-cell>
          <table:table-cell table:style-name="ce116" table:number-columns-repeated="4"/>
          <table:table-cell table:style-name="ce118" table:formula="of:=IF([.B460]=&quot;&quot;;&quot;&quot;;RANK([.AA460];[.$AA$3]:INDIRECT(CONCATENATE(&quot;AA&quot;&amp;(COUNTA([.B$1:.B$1048576])+1)));0))">
            <text:p/>
          </table:table-cell>
          <table:table-cell table:style-name="ce118" table:formula="of:=IF([.B460]=&quot;&quot;;&quot;&quot;;RANK([.AB46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5342373329257" calcext:value-type="float">
            <text:p>0,795342373329257</text:p>
          </table:table-cell>
          <table:table-cell table:style-name="ce153" office:value-type="float" office:value="0.0399449996655371" calcext:value-type="float">
            <text:p>0,039944999665537</text:p>
          </table:table-cell>
          <table:table-cell table:number-columns-repeated="995"/>
        </table:table-row>
        <table:table-row table:style-name="ro5">
          <table:table-cell table:style-name="ce113" table:formula="of:=[.A460]+1" office:value-type="float" office:value="459" calcext:value-type="float">
            <text:p>459</text:p>
          </table:table-cell>
          <table:table-cell table:style-name="ce116" table:number-columns-repeated="4"/>
          <table:table-cell table:style-name="ce118" table:formula="of:=IF([.B461]=&quot;&quot;;&quot;&quot;;RANK([.AA461];[.$AA$3]:INDIRECT(CONCATENATE(&quot;AA&quot;&amp;(COUNTA([.B$1:.B$1048576])+1)));0))">
            <text:p/>
          </table:table-cell>
          <table:table-cell table:style-name="ce118" table:formula="of:=IF([.B461]=&quot;&quot;;&quot;&quot;;RANK([.AB46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64232011035091" calcext:value-type="float">
            <text:p>0,764232011035091</text:p>
          </table:table-cell>
          <table:table-cell table:style-name="ce153" office:value-type="float" office:value="0.209680878212085" calcext:value-type="float">
            <text:p>0,209680878212085</text:p>
          </table:table-cell>
          <table:table-cell table:number-columns-repeated="995"/>
        </table:table-row>
        <table:table-row table:style-name="ro5">
          <table:table-cell table:style-name="ce113" table:formula="of:=[.A461]+1" office:value-type="float" office:value="460" calcext:value-type="float">
            <text:p>460</text:p>
          </table:table-cell>
          <table:table-cell table:style-name="ce116" table:number-columns-repeated="4"/>
          <table:table-cell table:style-name="ce118" table:formula="of:=IF([.B462]=&quot;&quot;;&quot;&quot;;RANK([.AA462];[.$AA$3]:INDIRECT(CONCATENATE(&quot;AA&quot;&amp;(COUNTA([.B$1:.B$1048576])+1)));0))">
            <text:p/>
          </table:table-cell>
          <table:table-cell table:style-name="ce118" table:formula="of:=IF([.B462]=&quot;&quot;;&quot;&quot;;RANK([.AB46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3835295510401" calcext:value-type="float">
            <text:p>0,63835295510401</text:p>
          </table:table-cell>
          <table:table-cell table:style-name="ce153" office:value-type="float" office:value="0.17679657123289" calcext:value-type="float">
            <text:p>0,17679657123289</text:p>
          </table:table-cell>
          <table:table-cell table:number-columns-repeated="995"/>
        </table:table-row>
        <table:table-row table:style-name="ro5">
          <table:table-cell table:style-name="ce113" table:formula="of:=[.A462]+1" office:value-type="float" office:value="461" calcext:value-type="float">
            <text:p>461</text:p>
          </table:table-cell>
          <table:table-cell table:style-name="ce116" table:number-columns-repeated="4"/>
          <table:table-cell table:style-name="ce118" table:formula="of:=IF([.B463]=&quot;&quot;;&quot;&quot;;RANK([.AA463];[.$AA$3]:INDIRECT(CONCATENATE(&quot;AA&quot;&amp;(COUNTA([.B$1:.B$1048576])+1)));0))">
            <text:p/>
          </table:table-cell>
          <table:table-cell table:style-name="ce118" table:formula="of:=IF([.B463]=&quot;&quot;;&quot;&quot;;RANK([.AB46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946497153001" calcext:value-type="float">
            <text:p>0,12946497153001</text:p>
          </table:table-cell>
          <table:table-cell table:style-name="ce153" office:value-type="float" office:value="0.0444261968642705" calcext:value-type="float">
            <text:p>0,044426196864271</text:p>
          </table:table-cell>
          <table:table-cell table:number-columns-repeated="995"/>
        </table:table-row>
        <table:table-row table:style-name="ro5">
          <table:table-cell table:style-name="ce113" table:formula="of:=[.A463]+1" office:value-type="float" office:value="462" calcext:value-type="float">
            <text:p>462</text:p>
          </table:table-cell>
          <table:table-cell table:style-name="ce116" table:number-columns-repeated="4"/>
          <table:table-cell table:style-name="ce118" table:formula="of:=IF([.B464]=&quot;&quot;;&quot;&quot;;RANK([.AA464];[.$AA$3]:INDIRECT(CONCATENATE(&quot;AA&quot;&amp;(COUNTA([.B$1:.B$1048576])+1)));0))">
            <text:p/>
          </table:table-cell>
          <table:table-cell table:style-name="ce118" table:formula="of:=IF([.B464]=&quot;&quot;;&quot;&quot;;RANK([.AB46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07342574415986" calcext:value-type="float">
            <text:p>0,907342574415986</text:p>
          </table:table-cell>
          <table:table-cell table:style-name="ce153" office:value-type="float" office:value="0.858507566166706" calcext:value-type="float">
            <text:p>0,858507566166706</text:p>
          </table:table-cell>
          <table:table-cell table:number-columns-repeated="995"/>
        </table:table-row>
        <table:table-row table:style-name="ro5">
          <table:table-cell table:style-name="ce113" table:formula="of:=[.A464]+1" office:value-type="float" office:value="463" calcext:value-type="float">
            <text:p>463</text:p>
          </table:table-cell>
          <table:table-cell table:style-name="ce116" table:number-columns-repeated="4"/>
          <table:table-cell table:style-name="ce118" table:formula="of:=IF([.B465]=&quot;&quot;;&quot;&quot;;RANK([.AA465];[.$AA$3]:INDIRECT(CONCATENATE(&quot;AA&quot;&amp;(COUNTA([.B$1:.B$1048576])+1)));0))">
            <text:p/>
          </table:table-cell>
          <table:table-cell table:style-name="ce118" table:formula="of:=IF([.B465]=&quot;&quot;;&quot;&quot;;RANK([.AB46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56010343586963" calcext:value-type="float">
            <text:p>0,856010343586963</text:p>
          </table:table-cell>
          <table:table-cell table:style-name="ce153" office:value-type="float" office:value="0.190756521633051" calcext:value-type="float">
            <text:p>0,190756521633051</text:p>
          </table:table-cell>
          <table:table-cell table:number-columns-repeated="995"/>
        </table:table-row>
        <table:table-row table:style-name="ro5">
          <table:table-cell table:style-name="ce113" table:formula="of:=[.A465]+1" office:value-type="float" office:value="464" calcext:value-type="float">
            <text:p>464</text:p>
          </table:table-cell>
          <table:table-cell table:style-name="ce116" table:number-columns-repeated="4"/>
          <table:table-cell table:style-name="ce118" table:formula="of:=IF([.B466]=&quot;&quot;;&quot;&quot;;RANK([.AA466];[.$AA$3]:INDIRECT(CONCATENATE(&quot;AA&quot;&amp;(COUNTA([.B$1:.B$1048576])+1)));0))">
            <text:p/>
          </table:table-cell>
          <table:table-cell table:style-name="ce118" table:formula="of:=IF([.B466]=&quot;&quot;;&quot;&quot;;RANK([.AB46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14722770714036" calcext:value-type="float">
            <text:p>0,814722770714036</text:p>
          </table:table-cell>
          <table:table-cell table:style-name="ce153" office:value-type="float" office:value="0.189746097173555" calcext:value-type="float">
            <text:p>0,189746097173555</text:p>
          </table:table-cell>
          <table:table-cell table:number-columns-repeated="995"/>
        </table:table-row>
        <table:table-row table:style-name="ro5">
          <table:table-cell table:style-name="ce113" table:formula="of:=[.A466]+1" office:value-type="float" office:value="465" calcext:value-type="float">
            <text:p>465</text:p>
          </table:table-cell>
          <table:table-cell table:style-name="ce116" table:number-columns-repeated="4"/>
          <table:table-cell table:style-name="ce118" table:formula="of:=IF([.B467]=&quot;&quot;;&quot;&quot;;RANK([.AA467];[.$AA$3]:INDIRECT(CONCATENATE(&quot;AA&quot;&amp;(COUNTA([.B$1:.B$1048576])+1)));0))">
            <text:p/>
          </table:table-cell>
          <table:table-cell table:style-name="ce118" table:formula="of:=IF([.B467]=&quot;&quot;;&quot;&quot;;RANK([.AB46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40981325327363" calcext:value-type="float">
            <text:p>0,840981325327363</text:p>
          </table:table-cell>
          <table:table-cell table:style-name="ce153" office:value-type="float" office:value="0.146971298524815" calcext:value-type="float">
            <text:p>0,146971298524815</text:p>
          </table:table-cell>
          <table:table-cell table:number-columns-repeated="995"/>
        </table:table-row>
        <table:table-row table:style-name="ro5">
          <table:table-cell table:style-name="ce113" table:formula="of:=[.A467]+1" office:value-type="float" office:value="466" calcext:value-type="float">
            <text:p>466</text:p>
          </table:table-cell>
          <table:table-cell table:style-name="ce116" table:number-columns-repeated="4"/>
          <table:table-cell table:style-name="ce118" table:formula="of:=IF([.B468]=&quot;&quot;;&quot;&quot;;RANK([.AA468];[.$AA$3]:INDIRECT(CONCATENATE(&quot;AA&quot;&amp;(COUNTA([.B$1:.B$1048576])+1)));0))">
            <text:p/>
          </table:table-cell>
          <table:table-cell table:style-name="ce118" table:formula="of:=IF([.B468]=&quot;&quot;;&quot;&quot;;RANK([.AB46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633979867051" calcext:value-type="float">
            <text:p>0,12633979867051</text:p>
          </table:table-cell>
          <table:table-cell table:style-name="ce153" office:value-type="float" office:value="0.315425795117384" calcext:value-type="float">
            <text:p>0,315425795117384</text:p>
          </table:table-cell>
          <table:table-cell table:number-columns-repeated="995"/>
        </table:table-row>
        <table:table-row table:style-name="ro5">
          <table:table-cell table:style-name="ce113" table:formula="of:=[.A468]+1" office:value-type="float" office:value="467" calcext:value-type="float">
            <text:p>467</text:p>
          </table:table-cell>
          <table:table-cell table:style-name="ce116" table:number-columns-repeated="4"/>
          <table:table-cell table:style-name="ce118" table:formula="of:=IF([.B469]=&quot;&quot;;&quot;&quot;;RANK([.AA469];[.$AA$3]:INDIRECT(CONCATENATE(&quot;AA&quot;&amp;(COUNTA([.B$1:.B$1048576])+1)));0))">
            <text:p/>
          </table:table-cell>
          <table:table-cell table:style-name="ce118" table:formula="of:=IF([.B469]=&quot;&quot;;&quot;&quot;;RANK([.AB46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6823268176974" calcext:value-type="float">
            <text:p>0,196823268176974</text:p>
          </table:table-cell>
          <table:table-cell table:style-name="ce153" office:value-type="float" office:value="0.213476840078416" calcext:value-type="float">
            <text:p>0,213476840078416</text:p>
          </table:table-cell>
          <table:table-cell table:number-columns-repeated="995"/>
        </table:table-row>
        <table:table-row table:style-name="ro5">
          <table:table-cell table:style-name="ce113" table:formula="of:=[.A469]+1" office:value-type="float" office:value="468" calcext:value-type="float">
            <text:p>468</text:p>
          </table:table-cell>
          <table:table-cell table:style-name="ce116" table:number-columns-repeated="4"/>
          <table:table-cell table:style-name="ce118" table:formula="of:=IF([.B470]=&quot;&quot;;&quot;&quot;;RANK([.AA470];[.$AA$3]:INDIRECT(CONCATENATE(&quot;AA&quot;&amp;(COUNTA([.B$1:.B$1048576])+1)));0))">
            <text:p/>
          </table:table-cell>
          <table:table-cell table:style-name="ce118" table:formula="of:=IF([.B470]=&quot;&quot;;&quot;&quot;;RANK([.AB47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55498095108661" calcext:value-type="float">
            <text:p>0,655498095108661</text:p>
          </table:table-cell>
          <table:table-cell table:style-name="ce153" office:value-type="float" office:value="0.696295226702608" calcext:value-type="float">
            <text:p>0,696295226702608</text:p>
          </table:table-cell>
          <table:table-cell table:number-columns-repeated="995"/>
        </table:table-row>
        <table:table-row table:style-name="ro5">
          <table:table-cell table:style-name="ce113" table:formula="of:=[.A470]+1" office:value-type="float" office:value="469" calcext:value-type="float">
            <text:p>469</text:p>
          </table:table-cell>
          <table:table-cell table:style-name="ce116" table:number-columns-repeated="4"/>
          <table:table-cell table:style-name="ce118" table:formula="of:=IF([.B471]=&quot;&quot;;&quot;&quot;;RANK([.AA471];[.$AA$3]:INDIRECT(CONCATENATE(&quot;AA&quot;&amp;(COUNTA([.B$1:.B$1048576])+1)));0))">
            <text:p/>
          </table:table-cell>
          <table:table-cell table:style-name="ce118" table:formula="of:=IF([.B471]=&quot;&quot;;&quot;&quot;;RANK([.AB47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63111554381904" calcext:value-type="float">
            <text:p>0,263111554381904</text:p>
          </table:table-cell>
          <table:table-cell table:style-name="ce153" office:value-type="float" office:value="0.466335037765437" calcext:value-type="float">
            <text:p>0,466335037765437</text:p>
          </table:table-cell>
          <table:table-cell table:number-columns-repeated="995"/>
        </table:table-row>
        <table:table-row table:style-name="ro5">
          <table:table-cell table:style-name="ce113" table:formula="of:=[.A471]+1" office:value-type="float" office:value="470" calcext:value-type="float">
            <text:p>470</text:p>
          </table:table-cell>
          <table:table-cell table:style-name="ce116" table:number-columns-repeated="4"/>
          <table:table-cell table:style-name="ce118" table:formula="of:=IF([.B472]=&quot;&quot;;&quot;&quot;;RANK([.AA472];[.$AA$3]:INDIRECT(CONCATENATE(&quot;AA&quot;&amp;(COUNTA([.B$1:.B$1048576])+1)));0))">
            <text:p/>
          </table:table-cell>
          <table:table-cell table:style-name="ce118" table:formula="of:=IF([.B472]=&quot;&quot;;&quot;&quot;;RANK([.AB47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50917065666418" calcext:value-type="float">
            <text:p>0,550917065666418</text:p>
          </table:table-cell>
          <table:table-cell table:style-name="ce153" office:value-type="float" office:value="0.057005347054355" calcext:value-type="float">
            <text:p>0,057005347054355</text:p>
          </table:table-cell>
          <table:table-cell table:number-columns-repeated="995"/>
        </table:table-row>
        <table:table-row table:style-name="ro5">
          <table:table-cell table:style-name="ce113" table:formula="of:=[.A472]+1" office:value-type="float" office:value="471" calcext:value-type="float">
            <text:p>471</text:p>
          </table:table-cell>
          <table:table-cell table:style-name="ce116" table:number-columns-repeated="4"/>
          <table:table-cell table:style-name="ce118" table:formula="of:=IF([.B473]=&quot;&quot;;&quot;&quot;;RANK([.AA473];[.$AA$3]:INDIRECT(CONCATENATE(&quot;AA&quot;&amp;(COUNTA([.B$1:.B$1048576])+1)));0))">
            <text:p/>
          </table:table-cell>
          <table:table-cell table:style-name="ce118" table:formula="of:=IF([.B473]=&quot;&quot;;&quot;&quot;;RANK([.AB47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47052443293564" calcext:value-type="float">
            <text:p>0,747052443293564</text:p>
          </table:table-cell>
          <table:table-cell table:style-name="ce153" office:value-type="float" office:value="0.0523412723652743" calcext:value-type="float">
            <text:p>0,052341272365274</text:p>
          </table:table-cell>
          <table:table-cell table:number-columns-repeated="995"/>
        </table:table-row>
        <table:table-row table:style-name="ro5">
          <table:table-cell table:style-name="ce113" table:formula="of:=[.A473]+1" office:value-type="float" office:value="472" calcext:value-type="float">
            <text:p>472</text:p>
          </table:table-cell>
          <table:table-cell table:style-name="ce116" table:number-columns-repeated="4"/>
          <table:table-cell table:style-name="ce118" table:formula="of:=IF([.B474]=&quot;&quot;;&quot;&quot;;RANK([.AA474];[.$AA$3]:INDIRECT(CONCATENATE(&quot;AA&quot;&amp;(COUNTA([.B$1:.B$1048576])+1)));0))">
            <text:p/>
          </table:table-cell>
          <table:table-cell table:style-name="ce118" table:formula="of:=IF([.B474]=&quot;&quot;;&quot;&quot;;RANK([.AB47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139028143120216" calcext:value-type="float">
            <text:p>0,013902814312022</text:p>
          </table:table-cell>
          <table:table-cell table:style-name="ce153" office:value-type="float" office:value="0.166858510909409" calcext:value-type="float">
            <text:p>0,166858510909409</text:p>
          </table:table-cell>
          <table:table-cell table:number-columns-repeated="995"/>
        </table:table-row>
        <table:table-row table:style-name="ro5">
          <table:table-cell table:style-name="ce113" table:formula="of:=[.A474]+1" office:value-type="float" office:value="473" calcext:value-type="float">
            <text:p>473</text:p>
          </table:table-cell>
          <table:table-cell table:style-name="ce116" table:number-columns-repeated="4"/>
          <table:table-cell table:style-name="ce118" table:formula="of:=IF([.B475]=&quot;&quot;;&quot;&quot;;RANK([.AA475];[.$AA$3]:INDIRECT(CONCATENATE(&quot;AA&quot;&amp;(COUNTA([.B$1:.B$1048576])+1)));0))">
            <text:p/>
          </table:table-cell>
          <table:table-cell table:style-name="ce118" table:formula="of:=IF([.B475]=&quot;&quot;;&quot;&quot;;RANK([.AB47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5896213469934" calcext:value-type="float">
            <text:p>0,825896213469934</text:p>
          </table:table-cell>
          <table:table-cell table:style-name="ce153" office:value-type="float" office:value="0.412418503862699" calcext:value-type="float">
            <text:p>0,412418503862699</text:p>
          </table:table-cell>
          <table:table-cell table:number-columns-repeated="995"/>
        </table:table-row>
        <table:table-row table:style-name="ro5">
          <table:table-cell table:style-name="ce113" table:formula="of:=[.A475]+1" office:value-type="float" office:value="474" calcext:value-type="float">
            <text:p>474</text:p>
          </table:table-cell>
          <table:table-cell table:style-name="ce116" table:number-columns-repeated="4"/>
          <table:table-cell table:style-name="ce118" table:formula="of:=IF([.B476]=&quot;&quot;;&quot;&quot;;RANK([.AA476];[.$AA$3]:INDIRECT(CONCATENATE(&quot;AA&quot;&amp;(COUNTA([.B$1:.B$1048576])+1)));0))">
            <text:p/>
          </table:table-cell>
          <table:table-cell table:style-name="ce118" table:formula="of:=IF([.B476]=&quot;&quot;;&quot;&quot;;RANK([.AB47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1843179567196" calcext:value-type="float">
            <text:p>0,321843179567196</text:p>
          </table:table-cell>
          <table:table-cell table:style-name="ce153" office:value-type="float" office:value="0.0650782610444698" calcext:value-type="float">
            <text:p>0,06507826104447</text:p>
          </table:table-cell>
          <table:table-cell table:number-columns-repeated="995"/>
        </table:table-row>
        <table:table-row table:style-name="ro5">
          <table:table-cell table:style-name="ce113" table:formula="of:=[.A476]+1" office:value-type="float" office:value="475" calcext:value-type="float">
            <text:p>475</text:p>
          </table:table-cell>
          <table:table-cell table:style-name="ce116" table:number-columns-repeated="4"/>
          <table:table-cell table:style-name="ce118" table:formula="of:=IF([.B477]=&quot;&quot;;&quot;&quot;;RANK([.AA477];[.$AA$3]:INDIRECT(CONCATENATE(&quot;AA&quot;&amp;(COUNTA([.B$1:.B$1048576])+1)));0))">
            <text:p/>
          </table:table-cell>
          <table:table-cell table:style-name="ce118" table:formula="of:=IF([.B477]=&quot;&quot;;&quot;&quot;;RANK([.AB47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78489985971726" calcext:value-type="float">
            <text:p>0,578489985971726</text:p>
          </table:table-cell>
          <table:table-cell table:style-name="ce153" office:value-type="float" office:value="0.592453547327405" calcext:value-type="float">
            <text:p>0,592453547327405</text:p>
          </table:table-cell>
          <table:table-cell table:number-columns-repeated="995"/>
        </table:table-row>
        <table:table-row table:style-name="ro5">
          <table:table-cell table:style-name="ce113" table:formula="of:=[.A477]+1" office:value-type="float" office:value="476" calcext:value-type="float">
            <text:p>476</text:p>
          </table:table-cell>
          <table:table-cell table:style-name="ce116" table:number-columns-repeated="4"/>
          <table:table-cell table:style-name="ce118" table:formula="of:=IF([.B478]=&quot;&quot;;&quot;&quot;;RANK([.AA478];[.$AA$3]:INDIRECT(CONCATENATE(&quot;AA&quot;&amp;(COUNTA([.B$1:.B$1048576])+1)));0))">
            <text:p/>
          </table:table-cell>
          <table:table-cell table:style-name="ce118" table:formula="of:=IF([.B478]=&quot;&quot;;&quot;&quot;;RANK([.AB47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30326053769462" calcext:value-type="float">
            <text:p>0,730326053769462</text:p>
          </table:table-cell>
          <table:table-cell table:style-name="ce153" office:value-type="float" office:value="0.479068864860977" calcext:value-type="float">
            <text:p>0,479068864860977</text:p>
          </table:table-cell>
          <table:table-cell table:number-columns-repeated="995"/>
        </table:table-row>
        <table:table-row table:style-name="ro5">
          <table:table-cell table:style-name="ce113" table:formula="of:=[.A478]+1" office:value-type="float" office:value="477" calcext:value-type="float">
            <text:p>477</text:p>
          </table:table-cell>
          <table:table-cell table:style-name="ce116" table:number-columns-repeated="4"/>
          <table:table-cell table:style-name="ce118" table:formula="of:=IF([.B479]=&quot;&quot;;&quot;&quot;;RANK([.AA479];[.$AA$3]:INDIRECT(CONCATENATE(&quot;AA&quot;&amp;(COUNTA([.B$1:.B$1048576])+1)));0))">
            <text:p/>
          </table:table-cell>
          <table:table-cell table:style-name="ce118" table:formula="of:=IF([.B479]=&quot;&quot;;&quot;&quot;;RANK([.AB47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54340059507252" calcext:value-type="float">
            <text:p>0,154340059507252</text:p>
          </table:table-cell>
          <table:table-cell table:style-name="ce153" office:value-type="float" office:value="0.00117949766105295" calcext:value-type="float">
            <text:p>0,001179497661053</text:p>
          </table:table-cell>
          <table:table-cell table:number-columns-repeated="995"/>
        </table:table-row>
        <table:table-row table:style-name="ro5">
          <table:table-cell table:style-name="ce113" table:formula="of:=[.A479]+1" office:value-type="float" office:value="478" calcext:value-type="float">
            <text:p>478</text:p>
          </table:table-cell>
          <table:table-cell table:style-name="ce116" table:number-columns-repeated="4"/>
          <table:table-cell table:style-name="ce118" table:formula="of:=IF([.B480]=&quot;&quot;;&quot;&quot;;RANK([.AA480];[.$AA$3]:INDIRECT(CONCATENATE(&quot;AA&quot;&amp;(COUNTA([.B$1:.B$1048576])+1)));0))">
            <text:p/>
          </table:table-cell>
          <table:table-cell table:style-name="ce118" table:formula="of:=IF([.B480]=&quot;&quot;;&quot;&quot;;RANK([.AB48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4810885756622" calcext:value-type="float">
            <text:p>0,794810885756622</text:p>
          </table:table-cell>
          <table:table-cell table:style-name="ce153" office:value-type="float" office:value="0.0606862344832119" calcext:value-type="float">
            <text:p>0,060686234483212</text:p>
          </table:table-cell>
          <table:table-cell table:number-columns-repeated="995"/>
        </table:table-row>
        <table:table-row table:style-name="ro5">
          <table:table-cell table:style-name="ce113" table:formula="of:=[.A480]+1" office:value-type="float" office:value="479" calcext:value-type="float">
            <text:p>479</text:p>
          </table:table-cell>
          <table:table-cell table:style-name="ce116" table:number-columns-repeated="4"/>
          <table:table-cell table:style-name="ce118" table:formula="of:=IF([.B481]=&quot;&quot;;&quot;&quot;;RANK([.AA481];[.$AA$3]:INDIRECT(CONCATENATE(&quot;AA&quot;&amp;(COUNTA([.B$1:.B$1048576])+1)));0))">
            <text:p/>
          </table:table-cell>
          <table:table-cell table:style-name="ce118" table:formula="of:=IF([.B481]=&quot;&quot;;&quot;&quot;;RANK([.AB48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31850562672769" calcext:value-type="float">
            <text:p>0,631850562672769</text:p>
          </table:table-cell>
          <table:table-cell table:style-name="ce153" office:value-type="float" office:value="0.311060547301084" calcext:value-type="float">
            <text:p>0,311060547301084</text:p>
          </table:table-cell>
          <table:table-cell table:number-columns-repeated="995"/>
        </table:table-row>
        <table:table-row table:style-name="ro5">
          <table:table-cell table:style-name="ce113" table:formula="of:=[.A481]+1" office:value-type="float" office:value="480" calcext:value-type="float">
            <text:p>480</text:p>
          </table:table-cell>
          <table:table-cell table:style-name="ce116" table:number-columns-repeated="4"/>
          <table:table-cell table:style-name="ce118" table:formula="of:=IF([.B482]=&quot;&quot;;&quot;&quot;;RANK([.AA482];[.$AA$3]:INDIRECT(CONCATENATE(&quot;AA&quot;&amp;(COUNTA([.B$1:.B$1048576])+1)));0))">
            <text:p/>
          </table:table-cell>
          <table:table-cell table:style-name="ce118" table:formula="of:=IF([.B482]=&quot;&quot;;&quot;&quot;;RANK([.AB48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65524261559534" calcext:value-type="float">
            <text:p>0,065524261559534</text:p>
          </table:table-cell>
          <table:table-cell table:style-name="ce153" office:value-type="float" office:value="0.473256150363621" calcext:value-type="float">
            <text:p>0,473256150363621</text:p>
          </table:table-cell>
          <table:table-cell table:number-columns-repeated="995"/>
        </table:table-row>
        <table:table-row table:style-name="ro5">
          <table:table-cell table:style-name="ce113" table:formula="of:=[.A482]+1" office:value-type="float" office:value="481" calcext:value-type="float">
            <text:p>481</text:p>
          </table:table-cell>
          <table:table-cell table:style-name="ce116" table:number-columns-repeated="4"/>
          <table:table-cell table:style-name="ce118" table:formula="of:=IF([.B483]=&quot;&quot;;&quot;&quot;;RANK([.AA483];[.$AA$3]:INDIRECT(CONCATENATE(&quot;AA&quot;&amp;(COUNTA([.B$1:.B$1048576])+1)));0))">
            <text:p/>
          </table:table-cell>
          <table:table-cell table:style-name="ce118" table:formula="of:=IF([.B483]=&quot;&quot;;&quot;&quot;;RANK([.AB48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0644870985193726" calcext:value-type="float">
            <text:p>0,006448709851937</text:p>
          </table:table-cell>
          <table:table-cell table:style-name="ce153" office:value-type="float" office:value="0.577266693395234" calcext:value-type="float">
            <text:p>0,577266693395234</text:p>
          </table:table-cell>
          <table:table-cell table:number-columns-repeated="995"/>
        </table:table-row>
        <table:table-row table:style-name="ro5">
          <table:table-cell table:style-name="ce113" table:formula="of:=[.A483]+1" office:value-type="float" office:value="482" calcext:value-type="float">
            <text:p>482</text:p>
          </table:table-cell>
          <table:table-cell table:style-name="ce116" table:number-columns-repeated="4"/>
          <table:table-cell table:style-name="ce118" table:formula="of:=IF([.B484]=&quot;&quot;;&quot;&quot;;RANK([.AA484];[.$AA$3]:INDIRECT(CONCATENATE(&quot;AA&quot;&amp;(COUNTA([.B$1:.B$1048576])+1)));0))">
            <text:p/>
          </table:table-cell>
          <table:table-cell table:style-name="ce118" table:formula="of:=IF([.B484]=&quot;&quot;;&quot;&quot;;RANK([.AB48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10961742347132" calcext:value-type="float">
            <text:p>0,110961742347132</text:p>
          </table:table-cell>
          <table:table-cell table:style-name="ce153" office:value-type="float" office:value="0.223739369867907" calcext:value-type="float">
            <text:p>0,223739369867907</text:p>
          </table:table-cell>
          <table:table-cell table:number-columns-repeated="995"/>
        </table:table-row>
        <table:table-row table:style-name="ro5">
          <table:table-cell table:style-name="ce113" table:formula="of:=[.A484]+1" office:value-type="float" office:value="483" calcext:value-type="float">
            <text:p>483</text:p>
          </table:table-cell>
          <table:table-cell table:style-name="ce116" table:number-columns-repeated="4"/>
          <table:table-cell table:style-name="ce118" table:formula="of:=IF([.B485]=&quot;&quot;;&quot;&quot;;RANK([.AA485];[.$AA$3]:INDIRECT(CONCATENATE(&quot;AA&quot;&amp;(COUNTA([.B$1:.B$1048576])+1)));0))">
            <text:p/>
          </table:table-cell>
          <table:table-cell table:style-name="ce118" table:formula="of:=IF([.B485]=&quot;&quot;;&quot;&quot;;RANK([.AB48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43721533256396" calcext:value-type="float">
            <text:p>0,543721533256396</text:p>
          </table:table-cell>
          <table:table-cell table:style-name="ce153" office:value-type="float" office:value="0.532816459986799" calcext:value-type="float">
            <text:p>0,532816459986799</text:p>
          </table:table-cell>
          <table:table-cell table:number-columns-repeated="995"/>
        </table:table-row>
        <table:table-row table:style-name="ro5">
          <table:table-cell table:style-name="ce113" table:formula="of:=[.A485]+1" office:value-type="float" office:value="484" calcext:value-type="float">
            <text:p>484</text:p>
          </table:table-cell>
          <table:table-cell table:style-name="ce116" table:number-columns-repeated="4"/>
          <table:table-cell table:style-name="ce118" table:formula="of:=IF([.B486]=&quot;&quot;;&quot;&quot;;RANK([.AA486];[.$AA$3]:INDIRECT(CONCATENATE(&quot;AA&quot;&amp;(COUNTA([.B$1:.B$1048576])+1)));0))">
            <text:p/>
          </table:table-cell>
          <table:table-cell table:style-name="ce118" table:formula="of:=IF([.B486]=&quot;&quot;;&quot;&quot;;RANK([.AB48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50491288395813" calcext:value-type="float">
            <text:p>0,950491288395813</text:p>
          </table:table-cell>
          <table:table-cell table:style-name="ce153" office:value-type="float" office:value="0.153556725156457" calcext:value-type="float">
            <text:p>0,153556725156457</text:p>
          </table:table-cell>
          <table:table-cell table:number-columns-repeated="995"/>
        </table:table-row>
        <table:table-row table:style-name="ro5">
          <table:table-cell table:style-name="ce113" table:formula="of:=[.A486]+1" office:value-type="float" office:value="485" calcext:value-type="float">
            <text:p>485</text:p>
          </table:table-cell>
          <table:table-cell table:style-name="ce116" table:number-columns-repeated="4"/>
          <table:table-cell table:style-name="ce118" table:formula="of:=IF([.B487]=&quot;&quot;;&quot;&quot;;RANK([.AA487];[.$AA$3]:INDIRECT(CONCATENATE(&quot;AA&quot;&amp;(COUNTA([.B$1:.B$1048576])+1)));0))">
            <text:p/>
          </table:table-cell>
          <table:table-cell table:style-name="ce118" table:formula="of:=IF([.B487]=&quot;&quot;;&quot;&quot;;RANK([.AB48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41497272855849" calcext:value-type="float">
            <text:p>0,541497272855849</text:p>
          </table:table-cell>
          <table:table-cell table:style-name="ce153" office:value-type="float" office:value="0.191580060451999" calcext:value-type="float">
            <text:p>0,191580060451999</text:p>
          </table:table-cell>
          <table:table-cell table:number-columns-repeated="995"/>
        </table:table-row>
        <table:table-row table:style-name="ro5">
          <table:table-cell table:style-name="ce113" table:formula="of:=[.A487]+1" office:value-type="float" office:value="486" calcext:value-type="float">
            <text:p>486</text:p>
          </table:table-cell>
          <table:table-cell table:style-name="ce116" table:number-columns-repeated="4"/>
          <table:table-cell table:style-name="ce118" table:formula="of:=IF([.B488]=&quot;&quot;;&quot;&quot;;RANK([.AA488];[.$AA$3]:INDIRECT(CONCATENATE(&quot;AA&quot;&amp;(COUNTA([.B$1:.B$1048576])+1)));0))">
            <text:p/>
          </table:table-cell>
          <table:table-cell table:style-name="ce118" table:formula="of:=IF([.B488]=&quot;&quot;;&quot;&quot;;RANK([.AB48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76252197811164" calcext:value-type="float">
            <text:p>0,676252197811164</text:p>
          </table:table-cell>
          <table:table-cell table:style-name="ce153" office:value-type="float" office:value="0.0611721538417978" calcext:value-type="float">
            <text:p>0,061172153841798</text:p>
          </table:table-cell>
          <table:table-cell table:number-columns-repeated="995"/>
        </table:table-row>
        <table:table-row table:style-name="ro5">
          <table:table-cell table:style-name="ce113" table:formula="of:=[.A488]+1" office:value-type="float" office:value="487" calcext:value-type="float">
            <text:p>487</text:p>
          </table:table-cell>
          <table:table-cell table:style-name="ce116" table:number-columns-repeated="4"/>
          <table:table-cell table:style-name="ce118" table:formula="of:=IF([.B489]=&quot;&quot;;&quot;&quot;;RANK([.AA489];[.$AA$3]:INDIRECT(CONCATENATE(&quot;AA&quot;&amp;(COUNTA([.B$1:.B$1048576])+1)));0))">
            <text:p/>
          </table:table-cell>
          <table:table-cell table:style-name="ce118" table:formula="of:=IF([.B489]=&quot;&quot;;&quot;&quot;;RANK([.AB48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5675814350272" calcext:value-type="float">
            <text:p>0,645675814350272</text:p>
          </table:table-cell>
          <table:table-cell table:style-name="ce153" office:value-type="float" office:value="0.732146014136039" calcext:value-type="float">
            <text:p>0,732146014136039</text:p>
          </table:table-cell>
          <table:table-cell table:number-columns-repeated="995"/>
        </table:table-row>
        <table:table-row table:style-name="ro5">
          <table:table-cell table:style-name="ce113" table:formula="of:=[.A489]+1" office:value-type="float" office:value="488" calcext:value-type="float">
            <text:p>488</text:p>
          </table:table-cell>
          <table:table-cell table:style-name="ce116" table:number-columns-repeated="4"/>
          <table:table-cell table:style-name="ce118" table:formula="of:=IF([.B490]=&quot;&quot;;&quot;&quot;;RANK([.AA490];[.$AA$3]:INDIRECT(CONCATENATE(&quot;AA&quot;&amp;(COUNTA([.B$1:.B$1048576])+1)));0))">
            <text:p/>
          </table:table-cell>
          <table:table-cell table:style-name="ce118" table:formula="of:=IF([.B490]=&quot;&quot;;&quot;&quot;;RANK([.AB49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3874364491968" calcext:value-type="float">
            <text:p>0,293874364491968</text:p>
          </table:table-cell>
          <table:table-cell table:style-name="ce153" office:value-type="float" office:value="0.743571281420951" calcext:value-type="float">
            <text:p>0,743571281420951</text:p>
          </table:table-cell>
          <table:table-cell table:number-columns-repeated="995"/>
        </table:table-row>
        <table:table-row table:style-name="ro5">
          <table:table-cell table:style-name="ce113" table:formula="of:=[.A490]+1" office:value-type="float" office:value="489" calcext:value-type="float">
            <text:p>489</text:p>
          </table:table-cell>
          <table:table-cell table:style-name="ce116" table:number-columns-repeated="4"/>
          <table:table-cell table:style-name="ce118" table:formula="of:=IF([.B491]=&quot;&quot;;&quot;&quot;;RANK([.AA491];[.$AA$3]:INDIRECT(CONCATENATE(&quot;AA&quot;&amp;(COUNTA([.B$1:.B$1048576])+1)));0))">
            <text:p/>
          </table:table-cell>
          <table:table-cell table:style-name="ce118" table:formula="of:=IF([.B491]=&quot;&quot;;&quot;&quot;;RANK([.AB49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82388542001131" calcext:value-type="float">
            <text:p>0,382388542001131</text:p>
          </table:table-cell>
          <table:table-cell table:style-name="ce153" office:value-type="float" office:value="0.687051590229472" calcext:value-type="float">
            <text:p>0,687051590229472</text:p>
          </table:table-cell>
          <table:table-cell table:number-columns-repeated="995"/>
        </table:table-row>
        <table:table-row table:style-name="ro5">
          <table:table-cell table:style-name="ce113" table:formula="of:=[.A491]+1" office:value-type="float" office:value="490" calcext:value-type="float">
            <text:p>490</text:p>
          </table:table-cell>
          <table:table-cell table:style-name="ce116" table:number-columns-repeated="4"/>
          <table:table-cell table:style-name="ce118" table:formula="of:=IF([.B492]=&quot;&quot;;&quot;&quot;;RANK([.AA492];[.$AA$3]:INDIRECT(CONCATENATE(&quot;AA&quot;&amp;(COUNTA([.B$1:.B$1048576])+1)));0))">
            <text:p/>
          </table:table-cell>
          <table:table-cell table:style-name="ce118" table:formula="of:=IF([.B492]=&quot;&quot;;&quot;&quot;;RANK([.AB49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5551460699593" calcext:value-type="float">
            <text:p>0,125551460699593</text:p>
          </table:table-cell>
          <table:table-cell table:style-name="ce153" office:value-type="float" office:value="0.364121788036393" calcext:value-type="float">
            <text:p>0,364121788036393</text:p>
          </table:table-cell>
          <table:table-cell table:number-columns-repeated="995"/>
        </table:table-row>
        <table:table-row table:style-name="ro5">
          <table:table-cell table:style-name="ce113" table:formula="of:=[.A492]+1" office:value-type="float" office:value="491" calcext:value-type="float">
            <text:p>491</text:p>
          </table:table-cell>
          <table:table-cell table:style-name="ce116" table:number-columns-repeated="4"/>
          <table:table-cell table:style-name="ce118" table:formula="of:=IF([.B493]=&quot;&quot;;&quot;&quot;;RANK([.AA493];[.$AA$3]:INDIRECT(CONCATENATE(&quot;AA&quot;&amp;(COUNTA([.B$1:.B$1048576])+1)));0))">
            <text:p/>
          </table:table-cell>
          <table:table-cell table:style-name="ce118" table:formula="of:=IF([.B493]=&quot;&quot;;&quot;&quot;;RANK([.AB49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81344466914416" calcext:value-type="float">
            <text:p>0,381344466914416</text:p>
          </table:table-cell>
          <table:table-cell table:style-name="ce153" office:value-type="float" office:value="0.210422737914132" calcext:value-type="float">
            <text:p>0,210422737914132</text:p>
          </table:table-cell>
          <table:table-cell table:number-columns-repeated="995"/>
        </table:table-row>
        <table:table-row table:style-name="ro5">
          <table:table-cell table:style-name="ce113" table:formula="of:=[.A493]+1" office:value-type="float" office:value="492" calcext:value-type="float">
            <text:p>492</text:p>
          </table:table-cell>
          <table:table-cell table:style-name="ce116" table:number-columns-repeated="4"/>
          <table:table-cell table:style-name="ce118" table:formula="of:=IF([.B494]=&quot;&quot;;&quot;&quot;;RANK([.AA494];[.$AA$3]:INDIRECT(CONCATENATE(&quot;AA&quot;&amp;(COUNTA([.B$1:.B$1048576])+1)));0))">
            <text:p/>
          </table:table-cell>
          <table:table-cell table:style-name="ce118" table:formula="of:=IF([.B494]=&quot;&quot;;&quot;&quot;;RANK([.AB49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42573158600761" calcext:value-type="float">
            <text:p>0,342573158600761</text:p>
          </table:table-cell>
          <table:table-cell table:style-name="ce153" office:value-type="float" office:value="0.388935261803604" calcext:value-type="float">
            <text:p>0,388935261803604</text:p>
          </table:table-cell>
          <table:table-cell table:number-columns-repeated="995"/>
        </table:table-row>
        <table:table-row table:style-name="ro5">
          <table:table-cell table:style-name="ce113" table:formula="of:=[.A494]+1" office:value-type="float" office:value="493" calcext:value-type="float">
            <text:p>493</text:p>
          </table:table-cell>
          <table:table-cell table:style-name="ce116" table:number-columns-repeated="4"/>
          <table:table-cell table:style-name="ce118" table:formula="of:=IF([.B495]=&quot;&quot;;&quot;&quot;;RANK([.AA495];[.$AA$3]:INDIRECT(CONCATENATE(&quot;AA&quot;&amp;(COUNTA([.B$1:.B$1048576])+1)));0))">
            <text:p/>
          </table:table-cell>
          <table:table-cell table:style-name="ce118" table:formula="of:=IF([.B495]=&quot;&quot;;&quot;&quot;;RANK([.AB49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64486027331853" calcext:value-type="float">
            <text:p>0,764486027331853</text:p>
          </table:table-cell>
          <table:table-cell table:style-name="ce153" office:value-type="float" office:value="0.564415063028263" calcext:value-type="float">
            <text:p>0,564415063028263</text:p>
          </table:table-cell>
          <table:table-cell table:number-columns-repeated="995"/>
        </table:table-row>
        <table:table-row table:style-name="ro5">
          <table:table-cell table:style-name="ce113" table:formula="of:=[.A495]+1" office:value-type="float" office:value="494" calcext:value-type="float">
            <text:p>494</text:p>
          </table:table-cell>
          <table:table-cell table:style-name="ce116" table:number-columns-repeated="4"/>
          <table:table-cell table:style-name="ce118" table:formula="of:=IF([.B496]=&quot;&quot;;&quot;&quot;;RANK([.AA496];[.$AA$3]:INDIRECT(CONCATENATE(&quot;AA&quot;&amp;(COUNTA([.B$1:.B$1048576])+1)));0))">
            <text:p/>
          </table:table-cell>
          <table:table-cell table:style-name="ce118" table:formula="of:=IF([.B496]=&quot;&quot;;&quot;&quot;;RANK([.AB49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31430639632061" calcext:value-type="float">
            <text:p>0,631430639632061</text:p>
          </table:table-cell>
          <table:table-cell table:style-name="ce153" office:value-type="float" office:value="0.79372783623129" calcext:value-type="float">
            <text:p>0,79372783623129</text:p>
          </table:table-cell>
          <table:table-cell table:number-columns-repeated="995"/>
        </table:table-row>
        <table:table-row table:style-name="ro5">
          <table:table-cell table:style-name="ce113" table:formula="of:=[.A496]+1" office:value-type="float" office:value="495" calcext:value-type="float">
            <text:p>495</text:p>
          </table:table-cell>
          <table:table-cell table:style-name="ce116" table:number-columns-repeated="4"/>
          <table:table-cell table:style-name="ce118" table:formula="of:=IF([.B497]=&quot;&quot;;&quot;&quot;;RANK([.AA497];[.$AA$3]:INDIRECT(CONCATENATE(&quot;AA&quot;&amp;(COUNTA([.B$1:.B$1048576])+1)));0))">
            <text:p/>
          </table:table-cell>
          <table:table-cell table:style-name="ce118" table:formula="of:=IF([.B497]=&quot;&quot;;&quot;&quot;;RANK([.AB49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2497948595564" calcext:value-type="float">
            <text:p>0,832497948595564</text:p>
          </table:table-cell>
          <table:table-cell table:style-name="ce153" office:value-type="float" office:value="0.333911280767388" calcext:value-type="float">
            <text:p>0,333911280767388</text:p>
          </table:table-cell>
          <table:table-cell table:number-columns-repeated="995"/>
        </table:table-row>
        <table:table-row table:style-name="ro5">
          <table:table-cell table:style-name="ce113" table:formula="of:=[.A497]+1" office:value-type="float" office:value="496" calcext:value-type="float">
            <text:p>496</text:p>
          </table:table-cell>
          <table:table-cell table:style-name="ce116" table:number-columns-repeated="4"/>
          <table:table-cell table:style-name="ce118" table:formula="of:=IF([.B498]=&quot;&quot;;&quot;&quot;;RANK([.AA498];[.$AA$3]:INDIRECT(CONCATENATE(&quot;AA&quot;&amp;(COUNTA([.B$1:.B$1048576])+1)));0))">
            <text:p/>
          </table:table-cell>
          <table:table-cell table:style-name="ce118" table:formula="of:=IF([.B498]=&quot;&quot;;&quot;&quot;;RANK([.AB49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61146694429167" calcext:value-type="float">
            <text:p>0,461146694429167</text:p>
          </table:table-cell>
          <table:table-cell table:style-name="ce153" office:value-type="float" office:value="0.852090365434828" calcext:value-type="float">
            <text:p>0,852090365434828</text:p>
          </table:table-cell>
          <table:table-cell table:number-columns-repeated="995"/>
        </table:table-row>
        <table:table-row table:style-name="ro5">
          <table:table-cell table:style-name="ce113" table:formula="of:=[.A498]+1" office:value-type="float" office:value="497" calcext:value-type="float">
            <text:p>497</text:p>
          </table:table-cell>
          <table:table-cell table:style-name="ce116" table:number-columns-repeated="4"/>
          <table:table-cell table:style-name="ce118" table:formula="of:=IF([.B499]=&quot;&quot;;&quot;&quot;;RANK([.AA499];[.$AA$3]:INDIRECT(CONCATENATE(&quot;AA&quot;&amp;(COUNTA([.B$1:.B$1048576])+1)));0))">
            <text:p/>
          </table:table-cell>
          <table:table-cell table:style-name="ce118" table:formula="of:=IF([.B499]=&quot;&quot;;&quot;&quot;;RANK([.AB499];[.$AB$3]:INDIRECT(CONCATENATE(&quot;AB&quot;&amp;(COUNTA([.B$1:.B$1048576])+1)));0))">
            <text:p/>
          </table:table-cell>
          <table:table-cell table:style-name="ce121" table:number-columns-repeated="18"/>
          <table:table-cell/>
          <table:table-cell table:style-name="ce154" office:value-type="float" office:value="0.667223258197516" calcext:value-type="float">
            <text:p>0,667223258197516</text:p>
          </table:table-cell>
          <table:table-cell table:style-name="ce154" office:value-type="float" office:value="0.307354861955435" calcext:value-type="float">
            <text:p>0,307354861955435</text:p>
          </table:table-cell>
          <table:table-cell table:style-name="ce121" table:number-columns-repeated="36"/>
          <table:table-cell table:style-name="ce128" table:number-columns-repeated="959"/>
        </table:table-row>
        <table:table-row table:style-name="ro5">
          <table:table-cell table:style-name="ce113" table:formula="of:=[.A499]+1" office:value-type="float" office:value="498" calcext:value-type="float">
            <text:p>498</text:p>
          </table:table-cell>
          <table:table-cell table:style-name="ce116" table:number-columns-repeated="4"/>
          <table:table-cell table:style-name="ce118" table:formula="of:=IF([.B500]=&quot;&quot;;&quot;&quot;;RANK([.AA500];[.$AA$3]:INDIRECT(CONCATENATE(&quot;AA&quot;&amp;(COUNTA([.B$1:.B$1048576])+1)));0))">
            <text:p/>
          </table:table-cell>
          <table:table-cell table:style-name="ce118" table:formula="of:=IF([.B500]=&quot;&quot;;&quot;&quot;;RANK([.AB50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4215149608923" calcext:value-type="float">
            <text:p>0,824215149608923</text:p>
          </table:table-cell>
          <table:table-cell table:style-name="ce153" office:value-type="float" office:value="0.0041867817409064" calcext:value-type="float">
            <text:p>0,004186781740906</text:p>
          </table:table-cell>
          <table:table-cell table:number-columns-repeated="995"/>
        </table:table-row>
        <table:table-row table:style-name="ro5">
          <table:table-cell table:style-name="ce113" table:formula="of:=[.A500]+1" office:value-type="float" office:value="499" calcext:value-type="float">
            <text:p>499</text:p>
          </table:table-cell>
          <table:table-cell table:style-name="ce116" table:number-columns-repeated="4"/>
          <table:table-cell table:style-name="ce118" table:formula="of:=IF([.B501]=&quot;&quot;;&quot;&quot;;RANK([.AA501];[.$AA$3]:INDIRECT(CONCATENATE(&quot;AA&quot;&amp;(COUNTA([.B$1:.B$1048576])+1)));0))">
            <text:p/>
          </table:table-cell>
          <table:table-cell table:style-name="ce118" table:formula="of:=IF([.B501]=&quot;&quot;;&quot;&quot;;RANK([.AB501];[.$AB$3]:INDIRECT(CONCATENATE(&quot;AB&quot;&amp;(COUNTA([.B$1:.B$1048576])+1)));0))">
            <text:p/>
          </table:table-cell>
          <table:table-cell table:style-name="ce121" table:number-columns-repeated="18"/>
          <table:table-cell/>
          <table:table-cell table:style-name="ce154" office:value-type="float" office:value="0.079978973874625" calcext:value-type="float">
            <text:p>0,079978973874625</text:p>
          </table:table-cell>
          <table:table-cell table:style-name="ce154" office:value-type="float" office:value="0.623830918651348" calcext:value-type="float">
            <text:p>0,623830918651348</text:p>
          </table:table-cell>
          <table:table-cell table:style-name="ce121" table:number-columns-repeated="36"/>
          <table:table-cell table:style-name="ce128" table:number-columns-repeated="959"/>
        </table:table-row>
        <table:table-row table:style-name="ro5">
          <table:table-cell table:style-name="ce113" table:formula="of:=[.A501]+1" office:value-type="float" office:value="500" calcext:value-type="float">
            <text:p>500</text:p>
          </table:table-cell>
          <table:table-cell table:style-name="ce116" table:number-columns-repeated="4"/>
          <table:table-cell table:style-name="ce118" table:formula="of:=IF([.B502]=&quot;&quot;;&quot;&quot;;RANK([.AA502];[.$AA$3]:INDIRECT(CONCATENATE(&quot;AA&quot;&amp;(COUNTA([.B$1:.B$1048576])+1)));0))">
            <text:p/>
          </table:table-cell>
          <table:table-cell table:style-name="ce118" table:formula="of:=IF([.B502]=&quot;&quot;;&quot;&quot;;RANK([.AB50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00528221546616" calcext:value-type="float">
            <text:p>0,100528221546616</text:p>
          </table:table-cell>
          <table:table-cell table:style-name="ce153" office:value-type="float" office:value="0.44301507303944" calcext:value-type="float">
            <text:p>0,44301507303944</text:p>
          </table:table-cell>
          <table:table-cell table:number-columns-repeated="995"/>
        </table:table-row>
        <table:table-row table:style-name="ro5" table:number-rows-repeated="1048073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Données.A3:Données.G502">
            <calcext:condition calcext:apply-style-name="WHITE" calcext:value="formula-is(MOD(ROW([.AA3]);2)=1)" calcext:base-cell-address="Données.A3"/>
            <calcext:condition calcext:apply-style-name="GRAY" calcext:value="formula-is(MOD(ROW([.AA3]);2)=0)" calcext:base-cell-address="Données.A3"/>
          </calcext:conditional-format>
        </calcext:conditional-formats>
      </table:table>
      <table:table table:name="Synthèse" table:style-name="ta3" table:protected="true" table:protection-key="ZqhB1sCgzsRPB8wCIFMZPw0PpTA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7" table:default-cell-style-name="ce166"/>
        <table:table-column table:style-name="co18" table:default-cell-style-name="ce166"/>
        <table:table-column table:style-name="co19" table:default-cell-style-name="ce166"/>
        <table:table-column table:style-name="co20" table:default-cell-style-name="ce166"/>
        <table:table-column table:style-name="co21" table:default-cell-style-name="ce166"/>
        <table:table-column table:style-name="co22" table:default-cell-style-name="ce166"/>
        <table:table-column table:style-name="co1" table:number-columns-repeated="58" table:default-cell-style-name="ce166"/>
        <table:table-row table:style-name="ro3">
          <table:table-cell table:style-name="ce16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162" table:formula="of:=IF([.$G$1];&quot;Notes&quot;;&quot;&quot;)" office:value-type="string" office:string-value="Notes" calcext:value-type="string">
            <text:p>Notes</text:p>
          </table:table-cell>
          <table:table-cell table:style-name="ce16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16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145"/>
          <table:table-cell table:style-name="ce150" table:formula="of:=IF([.A11]=[.B97];1;0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130" table:formula="of:=IF([.$G$1];&quot;1&quot;;&quot;&quot;)" office:value-type="string" office:string-value="1" calcext:value-type="string">
            <text:p>1</text:p>
          </table:table-cell>
          <table:table-cell table:style-name="ce130" office:value-type="string" calcext:value-type="string">
            <text:p>Français en Anglais</text:p>
          </table:table-cell>
          <table:table-cell table:style-name="ce137" table:formula="of:=IF([.$G$1];[$'Français en Anglais'.L6];&quot;&quot;)">
            <text:p/>
          </table:table-cell>
          <table:covered-table-cell table:number-columns-repeated="2" table:style-name="ce142"/>
          <table:table-cell table:style-name="ce145"/>
          <table:table-cell table:number-columns-repeated="58"/>
        </table:table-row>
        <table:table-row table:style-name="ro3">
          <table:table-cell table:style-name="ce131" table:formula="of:=IF([.$G$1];&quot;2&quot;;&quot;&quot;)" office:value-type="string" office:string-value="2" calcext:value-type="string">
            <text:p>2</text:p>
          </table:table-cell>
          <table:table-cell table:style-name="ce131" office:value-type="string" calcext:value-type="string">
            <text:p>Anglais en Français</text:p>
          </table:table-cell>
          <table:table-cell table:style-name="ce138" table:formula="of:=IF([.$G$1];[$'Anglais en Français'.F6];&quot;&quot;)">
            <text:p/>
          </table:table-cell>
          <table:table-cell table:style-name="ce143" table:formula="of:=IF([.$G$1];ROUND(2*AVERAGE([.$C$2:.C3]);0)/2;&quot;&quot;)" office:value-type="string" office:string-value="" calcext:value-type="error">
            <text:p>#DIV/0 !</text:p>
          </table:table-cell>
          <table:table-cell table:style-name="ce131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59"/>
        </table:table-row>
        <table:table-row table:style-name="ro3">
          <table:table-cell table:style-name="ce132" table:number-columns-repeated="2"/>
          <table:table-cell table:style-name="ce139"/>
          <table:table-cell table:style-name="ce144"/>
          <table:table-cell table:style-name="ce132"/>
          <table:table-cell table:style-name="ce146"/>
          <table:table-cell table:number-columns-repeated="58"/>
        </table:table-row>
        <table:table-row table:style-name="ro3">
          <table:table-cell table:style-name="ce132" table:number-columns-repeated="2"/>
          <table:table-cell table:style-name="ce139"/>
          <table:table-cell table:style-name="ce144"/>
          <table:table-cell table:style-name="ce132"/>
          <table:table-cell table:style-name="ce147"/>
          <table:table-cell table:style-name="ce149" table:number-columns-repeated="58"/>
        </table:table-row>
        <table:table-row table:style-name="ro3">
          <table:table-cell table:style-name="ce132" table:number-columns-repeated="2"/>
          <table:table-cell table:style-name="ce139"/>
          <table:table-cell table:style-name="ce144"/>
          <table:table-cell table:style-name="ce132"/>
          <table:table-cell table:style-name="ce148"/>
          <table:table-cell table:style-name="ce149" table:number-columns-repeated="58"/>
        </table:table-row>
        <table:table-row table:style-name="ro3">
          <table:table-cell table:style-name="ce132" table:number-columns-repeated="2"/>
          <table:table-cell table:style-name="ce140"/>
          <table:table-cell table:style-name="ce144"/>
          <table:table-cell table:style-name="ce132"/>
          <table:table-cell table:style-name="ce148"/>
          <table:table-cell table:style-name="ce149" table:number-columns-repeated="58"/>
        </table:table-row>
        <table:table-row table:style-name="ro3" table:number-rows-repeated="2">
          <table:table-cell table:style-name="ce132" table:number-columns-repeated="2"/>
          <table:table-cell table:style-name="ce139"/>
          <table:table-cell table:style-name="ce144"/>
          <table:table-cell table:style-name="ce132"/>
          <table:table-cell table:style-name="ce149"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34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3">
          <table:covered-table-cell table:number-columns-repeated="5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41"/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3">
          <table:table-cell table:style-name="ce135" table:number-columns-repeated="2"/>
          <table:table-cell table:number-columns-repeated="62"/>
        </table:table-row>
        <table:table-row table:style-name="ro3" table:number-rows-repeated="80">
          <table:table-cell table:number-columns-repeated="64"/>
        </table:table-row>
        <table:table-row table:style-name="ro3">
          <table:table-cell table:style-name="ce136" office:value-type="string" calcext:value-type="string">
            <text:p>MDP :</text:p>
          </table:table-cell>
          <table:table-cell table:style-name="ce136" office:value-type="string" calcext:value-type="string">
            <text:p>KELLER Stéphane</text:p>
          </table:table-cell>
          <table:table-cell table:number-columns-repeated="62"/>
        </table:table-row>
        <table:table-row table:style-name="ro3" table:number-rows-repeated="104847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3" table:target-range-address="Données.B3:Données.E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5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6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6P0"/>
    </number:currency-style>
    <number:number-style style:name="N127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8">
      <number:number number:decimal-places="9" loext:min-decimal-places="0" number:min-integer-digits="1" number:decimal-replacement="" number:grouping="true"/>
    </number:number-style>
    <number:number-style style:name="N129">
      <number:number number:decimal-places="2" loext:min-decimal-places="0" number:min-integer-digits="0" number:decimal-replacement="" number:grouping="true"/>
    </number:number-style>
    <number:number-style style:name="N130">
      <number:number number:decimal-places="2" loext:min-decimal-places="0" number:min-integer-digits="1" number:decimal-replacement="" number:grouping="true"/>
    </number:number-style>
    <number:number-style style:name="N131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2">
      <number:number number:decimal-places="3" loext:min-decimal-places="0" number:min-integer-digits="0" number:decimal-replacement="" number:grouping="true"/>
    </number:number-style>
    <number:number-style style:name="N133">
      <number:number number:decimal-places="3" loext:min-decimal-places="0" number:min-integer-digits="1" number:decimal-replacement=""/>
    </number:number-style>
    <number:number-style style:name="N134">
      <number:number number:decimal-places="3" loext:min-decimal-places="0" number:min-integer-digits="1" number:decimal-replacement="" number:grouping="true"/>
    </number:number-style>
    <number:number-style style:name="N135">
      <number:number number:decimal-places="9" loext:min-decimal-places="0" number:min-integer-digits="4" number:decimal-replacement="" number:grouping="true"/>
    </number:number-style>
    <number:number-style style:name="N136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7">
      <number:number number:decimal-places="12" loext:min-decimal-places="0" number:min-integer-digits="1" number:decimal-replacement=""/>
    </number:number-style>
    <number:number-style style:name="N138">
      <number:number number:decimal-places="12" loext:min-decimal-places="12" number:min-integer-digits="1" number:grouping="true"/>
    </number:number-style>
    <number:currency-style style:name="N140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fo:color="#ff0000" style:font-name="Times New Roman" fo:font-family="'Times New Roman'" style:font-style-name="Normal" style:font-family-generic="roman" style:font-pitch="variable" fo:font-size="28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able-cell-properties style:diagonal-bl-tr="none" style:diagonal-tl-br="none"/>
      <style:text-properties fo:color="#00a933" style:font-name="Times New Roman" fo:font-family="'Times New Roman'" style:font-style-name="Normal" style:font-family-generic="roman" style:font-pitch="variable" fo:font-size="28pt"/>
    </style:style>
    <style:style style:name="FAUX" style:family="table-cell" style:parent-style-name="Default">
      <style:table-cell-properties style:diagonal-bl-tr="none" style:diagonal-tl-br="none"/>
    </style:style>
    <style:style style:name="WHITE" style:family="table-cell" style:parent-style-name="Default">
      <style:table-cell-properties fo:background-color="transparent"/>
      <style:text-properties fo:color="#000000" fo:font-size="12pt"/>
    </style:style>
    <style:style style:name="GRAY" style:family="table-cell" style:parent-style-name="Default">
      <style:table-cell-properties fo:background-color="#b2b2b2" style:diagonal-bl-tr="none" style:diagonal-tl-br="none"/>
      <style:text-properties fo:color="#000000" fo:font-size="12pt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8:15:59.1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03-22T18:16:59.265000000</dc:date>
    <meta:editing-duration>P2DT19H52M3S</meta:editing-duration>
    <meta:editing-cycles>426</meta:editing-cycles>
    <meta:generator>LibreOffice/6.3.5.2$Windows_X86_64 LibreOffice_project/dd0751754f11728f69b42ee2af66670068624673</meta:generator>
    <meta:document-statistic meta:table-count="5" meta:cell-count="3349" meta:object-count="14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RAZ niveau 1
	Feuille = thisComponent.Sheets.getByName("Français en Anglais") 'Accès dans ce classeur à une feuille par son nom
	Plage = Feuille.getCellRangeByName("C3:E32") 'Accès dans cette feuille à une plage par son nom
	Plage.clearContents(5) 'Efface plage avec format nombre + texte

	rem RAZ niveau 2
	Feuille = thisComponent.Sheets.getByName("Anglais en Français") 'Accès dans ce classeur à une feuille par son nom
	Plage = Feuille.getCellRangeByName("C3:C32") 'Accès dans cette feuille à une plage par son nom
	Plage.clearContents(5) 'Efface plage avec format nombre + texte
End Sub

Sub RAZ_Niveau1()
	Dim Feuille as Object, Plage as Object
	Feuille = thisComponent.Sheets.getByName("Français en Anglais") 'Accès dans ce classeur à une feuille par son nom
	Plage = Feuille.getCellRangeByName("C3:E32") 'Accès dans cette feuille à une plage par son nom
	Plage.clearContents(5) 'Efface plage avec format nombre + texte
End Sub

Sub RAZ_Niveau2()
	Dim Feuille as Object, Plage as Object
	Feuille = thisComponent.Sheets.getByName("Anglais en Français") 'Accès dans ce classeur à une feuille par son nom
	Plage = Feuille.getCellRangeByName("C3:C32") 'Accès dans cette feuille à une plage par son nom
	Plage.clearContents(5) 'Efface plage avec format nombre + texte
End Sub

rem génération nombres aléatoires
Sub Zone_Alea_Niveaux()
	Dim Feuille as Object
	Feuille = thisComponent.Sheets.getByName("Données")
	For i = 3 to 502
		Feuille.GetCellRangeByName("AA" &amp; i).value = RND()
		Feuille.GetCellRangeByName("AB" &amp; i).value = RND()
	Next i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